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fo:language="id" fo:country="ID" officeooo:rsid="0054f5c9" officeooo:paragraph-rsid="0054f5c9"/>
    </style:style>
    <style:style style:name="P3" style:family="paragraph" style:parent-style-name="Footnote">
      <style:text-properties fo:language="id" fo:country="ID" officeooo:rsid="005b1fab" officeooo:paragraph-rsid="005b1fab"/>
    </style:style>
    <style:style style:name="P4" style:family="paragraph" style:parent-style-name="Footnote">
      <style:text-properties fo:language="id" fo:country="ID" officeooo:rsid="005b1fab" officeooo:paragraph-rsid="0112ba0b"/>
    </style:style>
    <style:style style:name="P5" style:family="paragraph" style:parent-style-name="Footnote">
      <style:text-properties fo:language="id" fo:country="ID" officeooo:rsid="0119e7b0" officeooo:paragraph-rsid="0119e7b0"/>
    </style:style>
    <style:style style:name="P6" style:family="paragraph" style:parent-style-name="Footnote">
      <style:text-properties fo:language="id" fo:country="ID" officeooo:rsid="012e6f05" officeooo:paragraph-rsid="012e6f05"/>
    </style:style>
    <style:style style:name="P7" style:family="paragraph" style:parent-style-name="Footnote">
      <style:text-properties fo:language="id" fo:country="ID" officeooo:rsid="0137c9ae" officeooo:paragraph-rsid="013848f8"/>
    </style:style>
    <style:style style:name="P8" style:family="paragraph" style:parent-style-name="Footnote">
      <style:text-properties fo:language="id" fo:country="ID" officeooo:rsid="013e1dcc" officeooo:paragraph-rsid="013e1dcc"/>
    </style:style>
    <style:style style:name="P9" style:family="paragraph" style:parent-style-name="Footnote">
      <style:text-properties fo:language="id" fo:country="ID" officeooo:rsid="013e1dcc" officeooo:paragraph-rsid="0159827c"/>
    </style:style>
    <style:style style:name="P10" style:family="paragraph" style:parent-style-name="Footnote">
      <style:text-properties fo:language="id" fo:country="ID" officeooo:rsid="013e1dcc" officeooo:paragraph-rsid="01604ec7"/>
    </style:style>
    <style:style style:name="P11" style:family="paragraph" style:parent-style-name="Footnote">
      <style:text-properties fo:language="id" fo:country="ID" officeooo:rsid="013e1dcc" officeooo:paragraph-rsid="016df360"/>
    </style:style>
    <style:style style:name="P12" style:family="paragraph" style:parent-style-name="Footnote">
      <style:text-properties fo:language="id" fo:country="ID" officeooo:rsid="013e1dcc" officeooo:paragraph-rsid="0180d993"/>
    </style:style>
    <style:style style:name="P13" style:family="paragraph" style:parent-style-name="Footnote">
      <style:text-properties fo:language="id" fo:country="ID" officeooo:rsid="013e1dcc" officeooo:paragraph-rsid="01a8eb01"/>
    </style:style>
    <style:style style:name="P14" style:family="paragraph" style:parent-style-name="Footnote">
      <style:text-properties fo:language="id" fo:country="ID" officeooo:rsid="013e1dcc" officeooo:paragraph-rsid="01c40379"/>
    </style:style>
    <style:style style:name="P15" style:family="paragraph" style:parent-style-name="Footnote">
      <style:text-properties fo:language="id" fo:country="ID" officeooo:rsid="013e1dcc" officeooo:paragraph-rsid="01d364eb"/>
    </style:style>
    <style:style style:name="P16" style:family="paragraph" style:parent-style-name="Footnote">
      <style:text-properties fo:language="id" fo:country="ID" officeooo:rsid="013e1dcc" officeooo:paragraph-rsid="03991236"/>
    </style:style>
    <style:style style:name="P17" style:family="paragraph" style:parent-style-name="Footnote">
      <style:text-properties fo:language="id" fo:country="ID" officeooo:rsid="01596f14" officeooo:paragraph-rsid="01596f14"/>
    </style:style>
    <style:style style:name="P18" style:family="paragraph" style:parent-style-name="Standard">
      <style:paragraph-properties fo:line-height="150%"/>
      <style:text-properties fo:language="id" fo:country="ID" fo:font-style="normal" fo:font-weight="normal" officeooo:rsid="0023862f" officeooo:paragraph-rsid="039d358d" style:font-style-asian="normal" style:font-weight-asian="normal" style:font-style-complex="normal" style:font-weight-complex="normal"/>
    </style:style>
    <style:style style:name="P19" style:family="paragraph" style:parent-style-name="Standard">
      <style:paragraph-properties fo:line-height="150%"/>
      <style:text-properties fo:language="id" fo:country="ID" fo:font-style="normal" fo:font-weight="normal" officeooo:rsid="0023862f" officeooo:paragraph-rsid="0290385a" style:font-style-asian="normal" style:font-weight-asian="normal" style:font-style-complex="normal" style:font-weight-complex="normal"/>
    </style:style>
    <style:style style:name="P20" style:family="paragraph" style:parent-style-name="Standard">
      <style:paragraph-properties fo:line-height="150%"/>
      <style:text-properties fo:language="id" fo:country="ID" fo:font-style="normal" fo:font-weight="normal" officeooo:rsid="0023862f" officeooo:paragraph-rsid="029cc447" style:font-style-asian="normal" style:font-weight-asian="normal" style:font-style-complex="normal" style:font-weight-complex="normal"/>
    </style:style>
    <style:style style:name="P21" style:family="paragraph" style:parent-style-name="Standard">
      <style:paragraph-properties fo:line-height="150%"/>
      <style:text-properties fo:language="id" fo:country="ID" fo:font-style="normal" fo:font-weight="normal" officeooo:rsid="0023862f" officeooo:paragraph-rsid="030c094c" style:font-style-asian="normal" style:font-weight-asian="normal" style:font-style-complex="normal" style:font-weight-complex="normal"/>
    </style:style>
    <style:style style:name="P22" style:family="paragraph" style:parent-style-name="Standard">
      <style:paragraph-properties fo:line-height="150%"/>
      <style:text-properties fo:language="id" fo:country="ID" fo:font-style="normal" fo:font-weight="normal" officeooo:rsid="0023862f" officeooo:paragraph-rsid="01af429a" style:font-style-asian="normal" style:font-weight-asian="normal" style:font-style-complex="normal" style:font-weight-complex="normal"/>
    </style:style>
    <style:style style:name="P23" style:family="paragraph" style:parent-style-name="Standard">
      <style:paragraph-properties fo:line-height="150%"/>
      <style:text-properties fo:language="id" fo:country="ID" fo:font-style="normal" fo:font-weight="normal" officeooo:rsid="00a20f22" officeooo:paragraph-rsid="045fb379" style:font-style-asian="normal" style:font-weight-asian="normal" style:font-style-complex="normal" style:font-weight-complex="normal"/>
    </style:style>
    <style:style style:name="P24" style:family="paragraph" style:parent-style-name="Standard">
      <style:paragraph-properties fo:line-height="150%"/>
      <style:text-properties fo:language="id" fo:country="ID" fo:font-style="normal" fo:font-weight="normal" officeooo:rsid="00753865" officeooo:paragraph-rsid="045fb379" style:font-style-asian="normal" style:font-weight-asian="normal" style:font-style-complex="normal" style:font-weight-complex="normal"/>
    </style:style>
    <style:style style:name="P25" style:family="paragraph" style:parent-style-name="Standard">
      <style:paragraph-properties fo:line-height="150%"/>
      <style:text-properties fo:language="id" fo:country="ID" fo:font-style="normal" fo:font-weight="normal" officeooo:rsid="002247a7" officeooo:paragraph-rsid="045fb379" style:font-style-asian="normal" style:font-weight-asian="normal" style:font-style-complex="normal" style:font-weight-complex="normal"/>
    </style:style>
    <style:style style:name="P26" style:family="paragraph" style:parent-style-name="Standard">
      <style:paragraph-properties fo:line-height="150%"/>
      <style:text-properties fo:language="id" fo:country="ID" fo:font-style="normal" fo:font-weight="normal" officeooo:rsid="0187a9e8" officeooo:paragraph-rsid="045fb379" style:font-style-asian="normal" style:font-weight-asian="normal" style:font-style-complex="normal" style:font-weight-complex="normal"/>
    </style:style>
    <style:style style:name="P27" style:family="paragraph" style:parent-style-name="Standard">
      <style:paragraph-properties fo:line-height="150%"/>
      <style:text-properties fo:language="id" fo:country="ID" fo:font-style="normal" fo:font-weight="normal" officeooo:rsid="0233afbc" officeooo:paragraph-rsid="045fb379" style:font-style-asian="normal" style:font-weight-asian="normal" style:font-style-complex="normal" style:font-weight-complex="normal"/>
    </style:style>
    <style:style style:name="P28" style:family="paragraph" style:parent-style-name="Standard">
      <style:paragraph-properties fo:line-height="150%"/>
      <style:text-properties fo:language="id" fo:country="ID" fo:font-style="normal" fo:font-weight="normal" officeooo:rsid="0237dfe8" officeooo:paragraph-rsid="045fb379" style:font-style-asian="normal" style:font-weight-asian="normal" style:font-style-complex="normal" style:font-weight-complex="normal"/>
    </style:style>
    <style:style style:name="P29" style:family="paragraph" style:parent-style-name="Standard">
      <style:paragraph-properties fo:line-height="150%"/>
      <style:text-properties fo:language="id" fo:country="ID" fo:font-style="normal" fo:font-weight="normal" officeooo:rsid="0401ae37" officeooo:paragraph-rsid="045fb379" style:font-style-asian="normal" style:font-weight-asian="normal" style:font-style-complex="normal" style:font-weight-complex="normal"/>
    </style:style>
    <style:style style:name="P30" style:family="paragraph" style:parent-style-name="Standard">
      <style:paragraph-properties fo:line-height="150%"/>
      <style:text-properties fo:language="id" fo:country="ID" fo:font-style="normal" fo:font-weight="normal" officeooo:rsid="04093d31" officeooo:paragraph-rsid="045fb379" style:font-style-asian="normal" style:font-weight-asian="normal" style:font-style-complex="normal" style:font-weight-complex="normal"/>
    </style:style>
    <style:style style:name="P31" style:family="paragraph" style:parent-style-name="Standard">
      <style:paragraph-properties fo:line-height="150%"/>
      <style:text-properties fo:language="id" fo:country="ID" fo:font-style="normal" fo:font-weight="normal" officeooo:rsid="005b4418" officeooo:paragraph-rsid="004c1759" style:font-style-asian="normal" style:font-weight-asian="normal" style:font-style-complex="normal" style:font-weight-complex="normal"/>
    </style:style>
    <style:style style:name="P32"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style="normal" fo:font-weight="normal" officeooo:rsid="020ddf7f" officeooo:paragraph-rsid="020ddf7f" style:font-style-asian="normal" style:font-weight-asian="normal" style:font-style-complex="normal" style:font-weight-complex="normal"/>
    </style:style>
    <style:style style:name="P33"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fo:language="id" fo:country="ID" fo:font-style="normal" fo:font-weight="normal" officeooo:rsid="022559ab" officeooo:paragraph-rsid="043f10d2" style:font-style-asian="normal" style:font-weight-asian="normal" style:font-style-complex="normal" style:font-weight-complex="normal"/>
    </style:style>
    <style:style style:name="P34" style:family="paragraph" style:parent-style-name="Standard">
      <loext:graphic-properties draw:fill="none"/>
      <style:paragraph-properties fo:margin-left="0cm" fo:margin-right="0cm" fo:line-height="150%" fo:text-indent="0cm" style:auto-text-indent="false" fo:background-color="transparent"/>
      <style:text-properties fo:language="id" fo:country="ID" fo:font-style="normal" fo:font-weight="normal" officeooo:rsid="022559ab" officeooo:paragraph-rsid="043f10d2" style:font-style-asian="normal" style:font-weight-asian="normal" style:font-style-complex="normal" style:font-weight-complex="normal"/>
    </style:style>
    <style:style style:name="P35" style:family="paragraph" style:parent-style-name="Standard">
      <loext:graphic-properties draw:fill="none"/>
      <style:paragraph-properties fo:margin-left="0cm" fo:margin-right="0cm" fo:line-height="150%" fo:text-indent="0cm" style:auto-text-indent="false" fo:background-color="transparent"/>
      <style:text-properties fo:language="id" fo:country="ID" fo:font-style="normal" fo:font-weight="normal" officeooo:rsid="022559ab" officeooo:paragraph-rsid="025ffea0" style:font-style-asian="normal" style:font-weight-asian="normal" style:font-style-complex="normal" style:font-weight-complex="normal"/>
    </style:style>
    <style:style style:name="P36" style:family="paragraph" style:parent-style-name="Standard">
      <style:paragraph-properties fo:line-height="150%"/>
      <style:text-properties fo:language="id" fo:country="ID" fo:font-style="normal" fo:font-weight="normal" officeooo:rsid="03369280" officeooo:paragraph-rsid="03383800" style:font-style-asian="normal" style:font-weight-asian="normal" style:font-style-complex="normal" style:font-weight-complex="normal"/>
    </style:style>
    <style:style style:name="P37" style:family="paragraph" style:parent-style-name="Standard">
      <loext:graphic-properties draw:fill="none"/>
      <style:paragraph-properties fo:margin-left="0.635cm" fo:margin-right="0cm" fo:line-height="100%" fo:text-indent="0cm" style:auto-text-indent="false" fo:background-color="transparent"/>
      <style:text-properties fo:language="id" fo:country="ID" fo:font-style="normal" fo:font-weight="normal" officeooo:rsid="036aabbe" officeooo:paragraph-rsid="036aabbe" style:font-style-asian="normal" style:font-weight-asian="normal" style:font-style-complex="normal" style:font-weight-complex="normal"/>
    </style:style>
    <style:style style:name="P38"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style="normal" fo:font-weight="normal" officeooo:rsid="036aabbe" officeooo:paragraph-rsid="036aabbe" style:font-style-asian="normal" style:font-weight-asian="normal" style:font-style-complex="normal" style:font-weight-complex="normal"/>
    </style:style>
    <style:style style:name="P39" style:family="paragraph" style:parent-style-name="Standard">
      <style:paragraph-properties fo:line-height="150%"/>
      <style:text-properties fo:language="id" fo:country="ID" fo:font-style="normal" fo:font-weight="normal" officeooo:rsid="037988d8" officeooo:paragraph-rsid="037988d8" style:font-style-asian="normal" style:font-weight-asian="normal" style:font-style-complex="normal" style:font-weight-complex="normal"/>
    </style:style>
    <style:style style:name="P40" style:family="paragraph" style:parent-style-name="Standard">
      <style:paragraph-properties fo:line-height="150%"/>
      <style:text-properties fo:language="id" fo:country="ID" fo:font-style="normal" fo:font-weight="normal" officeooo:rsid="038e61a3" officeooo:paragraph-rsid="038e61a3" style:font-style-asian="normal" style:font-weight-asian="normal" style:font-style-complex="normal" style:font-weight-complex="normal"/>
    </style:style>
    <style:style style:name="P41" style:family="paragraph" style:parent-style-name="Standard">
      <style:paragraph-properties fo:line-height="150%"/>
      <style:text-properties fo:language="id" fo:country="ID" fo:font-style="normal" fo:font-weight="normal" officeooo:rsid="038e61a3" officeooo:paragraph-rsid="03ca8d85" style:font-style-asian="normal" style:font-weight-asian="normal" style:font-style-complex="normal" style:font-weight-complex="normal"/>
    </style:style>
    <style:style style:name="P42" style:family="paragraph" style:parent-style-name="Standard">
      <style:paragraph-properties fo:line-height="150%"/>
      <style:text-properties fo:language="id" fo:country="ID" fo:font-style="normal" fo:font-weight="normal" officeooo:rsid="038e61a3" officeooo:paragraph-rsid="03cbe7d8" style:font-style-asian="normal" style:font-weight-asian="normal" style:font-style-complex="normal" style:font-weight-complex="normal"/>
    </style:style>
    <style:style style:name="P43" style:family="paragraph" style:parent-style-name="Standard">
      <style:paragraph-properties fo:line-height="150%"/>
      <style:text-properties fo:language="id" fo:country="ID" fo:font-style="normal" fo:font-weight="normal" officeooo:rsid="03e444f0" officeooo:paragraph-rsid="03e444f0" style:font-style-asian="normal" style:font-weight-asian="normal" style:font-style-complex="normal" style:font-weight-complex="normal"/>
    </style:style>
    <style:style style:name="P44" style:family="paragraph" style:parent-style-name="Standard">
      <style:paragraph-properties fo:line-height="150%"/>
      <style:text-properties fo:language="id" fo:country="ID" fo:font-style="normal" fo:font-weight="normal" officeooo:rsid="008704db" officeooo:paragraph-rsid="03e444f0" style:font-style-asian="normal" style:font-weight-asian="normal" style:font-style-complex="normal" style:font-weight-complex="normal"/>
    </style:style>
    <style:style style:name="P45" style:family="paragraph" style:parent-style-name="Standard">
      <style:paragraph-properties fo:line-height="150%"/>
      <style:text-properties fo:language="id" fo:country="ID" fo:font-style="normal" fo:font-weight="normal" officeooo:rsid="041f44d0" officeooo:paragraph-rsid="041f44d0" style:font-style-asian="normal" style:font-weight-asian="normal" style:font-style-complex="normal" style:font-weight-complex="normal"/>
    </style:style>
    <style:style style:name="P46" style:family="paragraph" style:parent-style-name="Standard">
      <style:paragraph-properties fo:line-height="150%"/>
      <style:text-properties fo:language="id" fo:country="ID" fo:font-style="normal" fo:font-weight="normal" officeooo:rsid="04359aad" officeooo:paragraph-rsid="04359aad" style:font-style-asian="normal" style:font-weight-asian="normal" style:font-style-complex="normal" style:font-weight-complex="normal"/>
    </style:style>
    <style:style style:name="P47" style:family="paragraph" style:parent-style-name="Standard">
      <style:paragraph-properties fo:line-height="150%"/>
      <style:text-properties fo:language="id" fo:country="ID" fo:font-style="normal" fo:font-weight="bold" officeooo:rsid="0069f829" officeooo:paragraph-rsid="045fb379" style:font-style-asian="normal" style:font-weight-asian="bold" style:font-style-complex="normal" style:font-weight-complex="bold"/>
    </style:style>
    <style:style style:name="P48" style:family="paragraph" style:parent-style-name="Standard">
      <style:paragraph-properties fo:line-height="150%"/>
      <style:text-properties fo:language="id" fo:country="ID" fo:font-style="normal" fo:font-weight="bold" officeooo:rsid="038e61a3" officeooo:paragraph-rsid="038e61a3" style:font-style-asian="normal" style:font-weight-asian="bold" style:font-style-complex="normal" style:font-weight-complex="bold"/>
    </style:style>
    <style:style style:name="P49" style:family="paragraph" style:parent-style-name="Standard">
      <style:paragraph-properties fo:line-height="150%"/>
      <style:text-properties fo:language="id" fo:country="ID" fo:font-style="normal" fo:font-weight="bold" officeooo:rsid="041fa74a" officeooo:paragraph-rsid="041fa74a" style:font-style-asian="normal" style:font-weight-asian="bold" style:font-style-complex="normal" style:font-weight-complex="bold"/>
    </style:style>
    <style:style style:name="P50" style:family="paragraph" style:parent-style-name="Standard">
      <style:paragraph-properties fo:line-height="150%"/>
      <style:text-properties fo:language="id" fo:country="ID" fo:font-style="normal" fo:font-weight="bold" officeooo:rsid="0463d66a" officeooo:paragraph-rsid="0463d66a" style:font-style-asian="normal" style:font-weight-asian="bold" style:font-style-complex="normal" style:font-weight-complex="bold"/>
    </style:style>
    <style:style style:name="P51" style:family="paragraph" style:parent-style-name="Standard">
      <style:paragraph-properties fo:line-height="150%"/>
      <style:text-properties fo:language="id" fo:country="ID" fo:font-style="normal" fo:font-weight="bold" officeooo:rsid="0464ebdc" officeooo:paragraph-rsid="0464ebdc" style:font-style-asian="normal" style:font-weight-asian="bold" style:font-style-complex="normal" style:font-weight-complex="bold"/>
    </style:style>
    <style:style style:name="P52" style:family="paragraph" style:parent-style-name="Standard">
      <style:paragraph-properties fo:line-height="150%"/>
      <style:text-properties fo:language="id" fo:country="ID" fo:font-weight="bold" officeooo:rsid="0018b4ab" officeooo:paragraph-rsid="0017660c" style:font-weight-asian="bold" style:font-weight-complex="bold"/>
    </style:style>
    <style:style style:name="P53" style:family="paragraph" style:parent-style-name="Standard">
      <style:paragraph-properties fo:line-height="150%"/>
      <style:text-properties fo:language="id" fo:country="ID" fo:font-weight="bold" officeooo:rsid="0018b4ab" officeooo:paragraph-rsid="0018b4ab" style:font-weight-asian="bold" style:font-weight-complex="bold"/>
    </style:style>
    <style:style style:name="P54" style:family="paragraph" style:parent-style-name="Standard">
      <style:paragraph-properties fo:line-height="150%"/>
      <style:text-properties fo:language="id" fo:country="ID" fo:font-weight="bold" officeooo:rsid="0018b4ab" officeooo:paragraph-rsid="01542c8c" style:font-weight-asian="bold" style:font-weight-complex="bold"/>
    </style:style>
    <style:style style:name="P55" style:family="paragraph" style:parent-style-name="Standard">
      <loext:graphic-properties draw:fill="none"/>
      <style:paragraph-properties fo:margin-left="0cm" fo:margin-right="0cm" fo:line-height="150%" fo:text-indent="0cm" style:auto-text-indent="false" fo:background-color="transparent"/>
      <style:text-properties fo:language="id" fo:country="ID" fo:font-weight="bold" officeooo:rsid="0018b4ab" officeooo:paragraph-rsid="025ffea0" style:font-weight-asian="bold" style:font-weight-complex="bold"/>
    </style:style>
    <style:style style:name="P56" style:family="paragraph" style:parent-style-name="Standard">
      <style:paragraph-properties fo:line-height="150%"/>
      <style:text-properties fo:language="id" fo:country="ID" fo:font-weight="bold" officeooo:rsid="0018b4ab" officeooo:paragraph-rsid="02886218" style:font-weight-asian="bold" style:font-weight-complex="bold"/>
    </style:style>
    <style:style style:name="P57" style:family="paragraph" style:parent-style-name="Standard">
      <style:paragraph-properties fo:line-height="150%"/>
      <style:text-properties fo:language="id" fo:country="ID" fo:font-weight="bold" officeooo:rsid="0018b4ab" officeooo:paragraph-rsid="02b2bc59" style:font-weight-asian="bold" style:font-weight-complex="bold"/>
    </style:style>
    <style:style style:name="P58" style:family="paragraph" style:parent-style-name="Standard">
      <style:paragraph-properties fo:line-height="150%"/>
      <style:text-properties fo:language="id" fo:country="ID" fo:font-weight="bold" officeooo:rsid="0006e7c6" officeooo:paragraph-rsid="045fb379" style:font-weight-asian="bold" style:font-weight-complex="bold"/>
    </style:style>
    <style:style style:name="P59" style:family="paragraph" style:parent-style-name="Standard">
      <style:paragraph-properties fo:line-height="150%"/>
      <style:text-properties fo:language="id" fo:country="ID" fo:font-weight="bold" officeooo:rsid="0176b340" officeooo:paragraph-rsid="045fb379" style:font-weight-asian="bold" style:font-weight-complex="bold"/>
    </style:style>
    <style:style style:name="P60" style:family="paragraph" style:parent-style-name="Standard">
      <style:paragraph-properties fo:line-height="150%"/>
      <style:text-properties fo:language="id" fo:country="ID" fo:font-weight="bold" officeooo:rsid="001c0dd4" officeooo:paragraph-rsid="045fb379" style:font-weight-asian="bold" style:font-weight-complex="bold"/>
    </style:style>
    <style:style style:name="P61" style:family="paragraph" style:parent-style-name="Standard">
      <style:paragraph-properties fo:line-height="150%"/>
      <style:text-properties fo:language="id" fo:country="ID" fo:font-weight="bold" officeooo:rsid="001fbad0" officeooo:paragraph-rsid="045fb379" style:font-weight-asian="bold" style:font-weight-complex="bold"/>
    </style:style>
    <style:style style:name="P62" style:family="paragraph" style:parent-style-name="Standard">
      <style:paragraph-properties fo:line-height="150%"/>
      <style:text-properties fo:language="id" fo:country="ID" fo:font-weight="bold" officeooo:rsid="01c40b2f" officeooo:paragraph-rsid="045fb379" style:font-weight-asian="bold" style:font-weight-complex="bold"/>
    </style:style>
    <style:style style:name="P63" style:family="paragraph" style:parent-style-name="Standard">
      <style:paragraph-properties fo:line-height="150%"/>
      <style:text-properties fo:language="id" fo:country="ID" fo:font-weight="bold" officeooo:rsid="01edaa5c" officeooo:paragraph-rsid="045fb379" style:font-weight-asian="bold" style:font-weight-complex="bold"/>
    </style:style>
    <style:style style:name="P64" style:family="paragraph" style:parent-style-name="Standard">
      <style:paragraph-properties fo:line-height="150%"/>
      <style:text-properties fo:language="id" fo:country="ID" fo:font-weight="bold" officeooo:rsid="0017660c" officeooo:paragraph-rsid="0017660c" style:font-weight-asian="bold" style:font-weight-complex="bold"/>
    </style:style>
    <style:style style:name="P65" style:family="paragraph" style:parent-style-name="Standard">
      <style:paragraph-properties fo:line-height="150%"/>
      <style:text-properties fo:language="id" fo:country="ID" fo:font-weight="bold" officeooo:rsid="006edb2d" officeooo:paragraph-rsid="02c0affe" style:font-weight-asian="bold" style:font-weight-complex="bold"/>
    </style:style>
    <style:style style:name="P66" style:family="paragraph" style:parent-style-name="Standard">
      <style:paragraph-properties fo:line-height="150%"/>
      <style:text-properties fo:language="id" fo:country="ID" fo:font-weight="bold" officeooo:rsid="006edb2d" officeooo:paragraph-rsid="02d1f349" style:font-weight-asian="bold" style:font-weight-complex="bold"/>
    </style:style>
    <style:style style:name="P67" style:family="paragraph" style:parent-style-name="Standard">
      <style:paragraph-properties fo:line-height="150%"/>
      <style:text-properties fo:language="id" fo:country="ID" fo:font-weight="bold" officeooo:rsid="006edb2d" officeooo:paragraph-rsid="02eadc87" style:font-weight-asian="bold" style:font-weight-complex="bold"/>
    </style:style>
    <style:style style:name="P68" style:family="paragraph" style:parent-style-name="Standard">
      <style:paragraph-properties fo:line-height="150%"/>
      <style:text-properties fo:language="id" fo:country="ID" fo:font-weight="bold" officeooo:rsid="006edb2d" officeooo:paragraph-rsid="0328ed73" style:font-weight-asian="bold" style:font-weight-complex="bold"/>
    </style:style>
    <style:style style:name="P69" style:family="paragraph" style:parent-style-name="Standard">
      <style:paragraph-properties fo:line-height="150%"/>
      <style:text-properties fo:language="id" fo:country="ID" fo:font-weight="bold" officeooo:rsid="006edb2d" officeooo:paragraph-rsid="03383800" style:font-weight-asian="bold" style:font-weight-complex="bold"/>
    </style:style>
    <style:style style:name="P70" style:family="paragraph" style:parent-style-name="Standard">
      <style:paragraph-properties fo:line-height="150%"/>
      <style:text-properties fo:language="id" fo:country="ID" fo:font-weight="normal" officeooo:rsid="0006e7c6" officeooo:paragraph-rsid="045fb379" style:font-weight-asian="normal" style:font-weight-complex="normal"/>
    </style:style>
    <style:style style:name="P71" style:family="paragraph" style:parent-style-name="Standard">
      <style:paragraph-properties fo:line-height="150%"/>
      <style:text-properties fo:language="id" fo:country="ID" fo:font-weight="normal" officeooo:rsid="00eb11d2" officeooo:paragraph-rsid="045fb379" style:font-weight-asian="normal" style:font-weight-complex="normal"/>
    </style:style>
    <style:style style:name="P72" style:family="paragraph" style:parent-style-name="Standard">
      <style:paragraph-properties fo:line-height="150%"/>
      <style:text-properties fo:language="id" fo:country="ID" fo:font-weight="normal" officeooo:rsid="007aed60" officeooo:paragraph-rsid="045fb379" style:font-weight-asian="normal" style:font-weight-complex="normal"/>
    </style:style>
    <style:style style:name="P73"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weight="normal" officeooo:rsid="007aed60" officeooo:paragraph-rsid="045fb379" style:font-weight-asian="normal" style:font-weight-complex="normal"/>
    </style:style>
    <style:style style:name="P74" style:family="paragraph" style:parent-style-name="Standard">
      <style:paragraph-properties fo:line-height="150%"/>
      <style:text-properties fo:language="id" fo:country="ID" fo:font-weight="normal" officeooo:rsid="0239adf3" officeooo:paragraph-rsid="045fb379" style:font-weight-asian="normal" style:font-weight-complex="normal"/>
    </style:style>
    <style:style style:name="P75" style:family="paragraph" style:parent-style-name="Standard">
      <style:paragraph-properties fo:line-height="150%"/>
      <style:text-properties fo:language="id" fo:country="ID" fo:font-weight="normal" officeooo:rsid="0303bc14" officeooo:paragraph-rsid="045fb379" style:font-weight-asian="normal" style:font-weight-complex="normal"/>
    </style:style>
    <style:style style:name="P76"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weight="normal" officeooo:rsid="040352d1" officeooo:paragraph-rsid="045fb379" style:font-weight-asian="normal" style:font-weight-complex="normal"/>
    </style:style>
    <style:style style:name="P77" style:family="paragraph" style:parent-style-name="Standard">
      <style:paragraph-properties fo:line-height="150%"/>
      <style:text-properties fo:language="id" fo:country="ID" fo:font-weight="normal" officeooo:rsid="040a65ba" officeooo:paragraph-rsid="045fb379" style:font-weight-asian="normal" style:font-weight-complex="normal"/>
    </style:style>
    <style:style style:name="P78" style:family="paragraph" style:parent-style-name="Standard">
      <style:paragraph-properties fo:line-height="150%"/>
      <style:text-properties fo:language="id" fo:country="ID" fo:font-weight="normal" officeooo:rsid="004c1759" officeooo:paragraph-rsid="004c1759" style:font-weight-asian="normal" style:font-weight-complex="normal"/>
    </style:style>
    <style:style style:name="P79" style:family="paragraph" style:parent-style-name="Standard">
      <style:paragraph-properties fo:line-height="150%"/>
      <style:text-properties fo:language="id" fo:country="ID" fo:font-weight="normal" officeooo:rsid="004c1759" officeooo:paragraph-rsid="04061835" style:font-weight-asian="normal" style:font-weight-complex="normal"/>
    </style:style>
    <style:style style:name="P80" style:family="paragraph" style:parent-style-name="Footnote">
      <style:text-properties officeooo:rsid="0175a681" officeooo:paragraph-rsid="0175a681"/>
    </style:style>
    <style:style style:name="P81" style:family="paragraph" style:parent-style-name="Footnote">
      <style:text-properties officeooo:rsid="0175a681" officeooo:paragraph-rsid="04061835"/>
    </style:style>
    <style:style style:name="P82" style:family="paragraph" style:parent-style-name="Footnote">
      <style:text-properties officeooo:rsid="01786fbf" officeooo:paragraph-rsid="01786fbf"/>
    </style:style>
    <style:style style:name="P83" style:family="paragraph" style:parent-style-name="Footnote">
      <style:text-properties officeooo:rsid="01a273c1" officeooo:paragraph-rsid="01a273c1"/>
    </style:style>
    <style:style style:name="P84" style:family="paragraph" style:parent-style-name="Footnote">
      <style:text-properties officeooo:rsid="01db5461" officeooo:paragraph-rsid="01db5461"/>
    </style:style>
    <style:style style:name="P85" style:family="paragraph" style:parent-style-name="Footnote">
      <style:text-properties officeooo:rsid="01db5461" officeooo:paragraph-rsid="01e29df9"/>
    </style:style>
    <style:style style:name="P86" style:family="paragraph" style:parent-style-name="Footnote">
      <style:text-properties officeooo:rsid="01db5461" officeooo:paragraph-rsid="023a2571"/>
    </style:style>
    <style:style style:name="P87" style:family="paragraph" style:parent-style-name="Footnote">
      <style:text-properties officeooo:rsid="01db5461" officeooo:paragraph-rsid="024469ca"/>
    </style:style>
    <style:style style:name="P88" style:family="paragraph" style:parent-style-name="Footnote">
      <style:text-properties officeooo:rsid="01db5461" officeooo:paragraph-rsid="024e9226"/>
    </style:style>
    <style:style style:name="P89" style:family="paragraph" style:parent-style-name="Footnote">
      <style:text-properties officeooo:rsid="01db5461" officeooo:paragraph-rsid="027b774e"/>
    </style:style>
    <style:style style:name="P90" style:family="paragraph" style:parent-style-name="Footnote">
      <style:text-properties officeooo:rsid="01db5461" officeooo:paragraph-rsid="0288d0ff"/>
    </style:style>
    <style:style style:name="P91" style:family="paragraph" style:parent-style-name="Footnote">
      <style:text-properties officeooo:rsid="01db5461" officeooo:paragraph-rsid="01dcfc61"/>
    </style:style>
    <style:style style:name="P92" style:family="paragraph" style:parent-style-name="Footnote">
      <style:text-properties officeooo:rsid="01db5461" officeooo:paragraph-rsid="02e546d2"/>
    </style:style>
    <style:style style:name="P93" style:family="paragraph" style:parent-style-name="Footnote">
      <style:text-properties officeooo:rsid="01db5461" officeooo:paragraph-rsid="03092461"/>
    </style:style>
    <style:style style:name="P94" style:family="paragraph" style:parent-style-name="Footnote">
      <style:text-properties officeooo:rsid="01db5461" officeooo:paragraph-rsid="03c47d25"/>
    </style:style>
    <style:style style:name="P95" style:family="paragraph" style:parent-style-name="Footnote">
      <style:text-properties officeooo:rsid="01db5461" officeooo:paragraph-rsid="03da39be"/>
    </style:style>
    <style:style style:name="P96" style:family="paragraph" style:parent-style-name="Footnote">
      <style:text-properties officeooo:rsid="01db5461" officeooo:paragraph-rsid="03da4442"/>
    </style:style>
    <style:style style:name="P97" style:family="paragraph" style:parent-style-name="Footnote">
      <style:text-properties officeooo:rsid="01db5461" officeooo:paragraph-rsid="03eff22f"/>
    </style:style>
    <style:style style:name="P98" style:family="paragraph" style:parent-style-name="Footnote">
      <style:text-properties officeooo:rsid="01db5461" officeooo:paragraph-rsid="03f5649a"/>
    </style:style>
    <style:style style:name="P99" style:family="paragraph" style:parent-style-name="Footnote">
      <style:text-properties officeooo:rsid="01db5461" officeooo:paragraph-rsid="03f834b8"/>
    </style:style>
    <style:style style:name="P100" style:family="paragraph" style:parent-style-name="Footnote">
      <style:text-properties officeooo:rsid="01db5461" officeooo:paragraph-rsid="0430ad27"/>
    </style:style>
    <style:style style:name="P101" style:family="paragraph" style:parent-style-name="Footnote">
      <style:text-properties officeooo:rsid="01e8f1df" officeooo:paragraph-rsid="01e8f1df"/>
    </style:style>
    <style:style style:name="P102" style:family="paragraph" style:parent-style-name="Footnote">
      <style:text-properties officeooo:rsid="01fae8b0" officeooo:paragraph-rsid="01fae8b0"/>
    </style:style>
    <style:style style:name="P103" style:family="paragraph" style:parent-style-name="Footnote">
      <style:text-properties officeooo:rsid="02083381" officeooo:paragraph-rsid="02083381"/>
    </style:style>
    <style:style style:name="P104" style:family="paragraph" style:parent-style-name="Footnote">
      <style:text-properties officeooo:rsid="02083381" officeooo:paragraph-rsid="02205ffa"/>
    </style:style>
    <style:style style:name="P105" style:family="paragraph" style:parent-style-name="Footnote">
      <style:text-properties officeooo:rsid="0261cbba" officeooo:paragraph-rsid="0261cbba"/>
    </style:style>
    <style:style style:name="P106" style:family="paragraph" style:parent-style-name="Footnote">
      <style:text-properties officeooo:rsid="02708324" officeooo:paragraph-rsid="02708324"/>
    </style:style>
    <style:style style:name="P107" style:family="paragraph" style:parent-style-name="Footnote">
      <style:text-properties officeooo:rsid="0276f7b3" officeooo:paragraph-rsid="0276f7b3"/>
    </style:style>
    <style:style style:name="P108" style:family="paragraph" style:parent-style-name="Footnote">
      <style:text-properties officeooo:rsid="0282cce9" officeooo:paragraph-rsid="0282cce9"/>
    </style:style>
    <style:style style:name="P109" style:family="paragraph" style:parent-style-name="Footnote">
      <style:text-properties officeooo:rsid="028326d8" officeooo:paragraph-rsid="028326d8"/>
    </style:style>
    <style:style style:name="P110" style:family="paragraph" style:parent-style-name="Footnote">
      <style:text-properties officeooo:rsid="0289679f" officeooo:paragraph-rsid="0289679f"/>
    </style:style>
    <style:style style:name="P111" style:family="paragraph" style:parent-style-name="Footnote">
      <style:text-properties officeooo:rsid="028f4c0f" officeooo:paragraph-rsid="028f4c0f"/>
    </style:style>
    <style:style style:name="P112" style:family="paragraph" style:parent-style-name="Footnote">
      <style:text-properties officeooo:rsid="02be6546" officeooo:paragraph-rsid="02be6546"/>
    </style:style>
    <style:style style:name="P113" style:family="paragraph" style:parent-style-name="Footnote">
      <style:text-properties officeooo:rsid="02c247bd" officeooo:paragraph-rsid="02c247bd"/>
    </style:style>
    <style:style style:name="P114" style:family="paragraph" style:parent-style-name="Footnote">
      <style:text-properties officeooo:rsid="02d3be9d" officeooo:paragraph-rsid="02d3be9d"/>
    </style:style>
    <style:style style:name="P115" style:family="paragraph" style:parent-style-name="Footnote">
      <style:text-properties officeooo:rsid="02ef652a" officeooo:paragraph-rsid="02f22f00"/>
    </style:style>
    <style:style style:name="P116" style:family="paragraph" style:parent-style-name="Footnote">
      <style:text-properties officeooo:rsid="05717e42" officeooo:paragraph-rsid="02f5fdf2"/>
    </style:style>
    <style:style style:name="P117" style:family="paragraph" style:parent-style-name="Footnote">
      <style:text-properties officeooo:rsid="029fc4cf" officeooo:paragraph-rsid="029fc4cf"/>
    </style:style>
    <style:style style:name="P118" style:family="paragraph" style:parent-style-name="Footnote">
      <style:text-properties officeooo:rsid="0310b711" officeooo:paragraph-rsid="0310b711"/>
    </style:style>
    <style:style style:name="P119" style:family="paragraph" style:parent-style-name="Footnote">
      <style:text-properties officeooo:rsid="0323c326" officeooo:paragraph-rsid="0323c326"/>
    </style:style>
    <style:style style:name="P120" style:family="paragraph" style:parent-style-name="Footnote">
      <style:text-properties officeooo:rsid="0323c326" officeooo:paragraph-rsid="0375e2cd"/>
    </style:style>
    <style:style style:name="P121" style:family="paragraph" style:parent-style-name="Footnote">
      <style:text-properties officeooo:rsid="03266d81" officeooo:paragraph-rsid="03266d81"/>
    </style:style>
    <style:style style:name="P122" style:family="paragraph" style:parent-style-name="Footnote">
      <style:text-properties officeooo:rsid="0328ed73" officeooo:paragraph-rsid="0328ed73"/>
    </style:style>
    <style:style style:name="P123" style:family="paragraph" style:parent-style-name="Footnote">
      <style:text-properties officeooo:rsid="03480173" officeooo:paragraph-rsid="03480173"/>
    </style:style>
    <style:style style:name="P124" style:family="paragraph" style:parent-style-name="Footnote">
      <style:text-properties officeooo:rsid="03501907" officeooo:paragraph-rsid="03501907"/>
    </style:style>
    <style:style style:name="P125" style:family="paragraph" style:parent-style-name="Footnote">
      <style:text-properties officeooo:rsid="0358bde1" officeooo:paragraph-rsid="0358bde1"/>
    </style:style>
    <style:style style:name="P126" style:family="paragraph" style:parent-style-name="Footnote">
      <style:text-properties officeooo:rsid="0389a9ca" officeooo:paragraph-rsid="0389a9ca"/>
    </style:style>
    <style:style style:name="P127" style:family="paragraph" style:parent-style-name="Footnote">
      <style:text-properties officeooo:rsid="038a38b2" officeooo:paragraph-rsid="038a38b2"/>
    </style:style>
    <style:style style:name="P128" style:family="paragraph" style:parent-style-name="Footnote">
      <style:text-properties officeooo:rsid="038dce33" officeooo:paragraph-rsid="038dce33"/>
    </style:style>
    <style:style style:name="P129" style:family="paragraph" style:parent-style-name="Footnote">
      <style:text-properties officeooo:rsid="03a261c3" officeooo:paragraph-rsid="03a261c3"/>
    </style:style>
    <style:style style:name="P130" style:family="paragraph" style:parent-style-name="Footnote">
      <style:text-properties officeooo:rsid="03b35b3a" officeooo:paragraph-rsid="03b35b3a"/>
    </style:style>
    <style:style style:name="P131" style:family="paragraph" style:parent-style-name="Footnote">
      <style:text-properties officeooo:rsid="0440a8ef" officeooo:paragraph-rsid="0440a8ef"/>
    </style:style>
    <style:style style:name="P132" style:family="paragraph" style:parent-style-name="Footnote">
      <style:text-properties officeooo:rsid="023d97f5" officeooo:paragraph-rsid="023d97f5"/>
    </style:style>
    <style:style style:name="P133" style:family="paragraph" style:parent-style-name="Footnote">
      <style:text-properties officeooo:rsid="006ecf67" officeooo:paragraph-rsid="0070403b"/>
    </style:style>
    <style:style style:name="P134" style:family="paragraph" style:parent-style-name="Footnote">
      <style:text-properties officeooo:rsid="00737a7d" officeooo:paragraph-rsid="00737a7d"/>
    </style:style>
    <style:style style:name="P135" style:family="paragraph" style:parent-style-name="Footnote">
      <style:text-properties officeooo:rsid="007bfc53" officeooo:paragraph-rsid="007bfc53"/>
    </style:style>
    <style:style style:name="P136" style:family="paragraph" style:parent-style-name="Footnote">
      <style:text-properties officeooo:rsid="007bfc53" officeooo:paragraph-rsid="00880f99"/>
    </style:style>
    <style:style style:name="P137" style:family="paragraph" style:parent-style-name="Footnote">
      <style:text-properties officeooo:rsid="007bfc53" officeooo:paragraph-rsid="00921b94"/>
    </style:style>
    <style:style style:name="P138" style:family="paragraph" style:parent-style-name="Footnote">
      <style:text-properties officeooo:rsid="007bfc53" officeooo:paragraph-rsid="0098870b"/>
    </style:style>
    <style:style style:name="P139" style:family="paragraph" style:parent-style-name="Footnote">
      <style:text-properties officeooo:rsid="007bfc53" officeooo:paragraph-rsid="009ca4ad"/>
    </style:style>
    <style:style style:name="P140" style:family="paragraph" style:parent-style-name="Footnote">
      <style:text-properties officeooo:rsid="007bfc53" officeooo:paragraph-rsid="00b13496"/>
    </style:style>
    <style:style style:name="P141" style:family="paragraph" style:parent-style-name="Footnote">
      <style:text-properties officeooo:rsid="007bfc53" officeooo:paragraph-rsid="00bb6339"/>
    </style:style>
    <style:style style:name="P142" style:family="paragraph" style:parent-style-name="Footnote">
      <style:text-properties officeooo:rsid="007bfc53" officeooo:paragraph-rsid="00cd2896"/>
    </style:style>
    <style:style style:name="P143" style:family="paragraph" style:parent-style-name="Footnote">
      <style:text-properties officeooo:rsid="0084ee4c" officeooo:paragraph-rsid="00861bd3"/>
    </style:style>
    <style:style style:name="P144" style:family="paragraph" style:parent-style-name="Footnote">
      <style:text-properties officeooo:rsid="008d84f4" officeooo:paragraph-rsid="008da202"/>
    </style:style>
    <style:style style:name="P145" style:family="paragraph" style:parent-style-name="Footnote">
      <style:text-properties officeooo:rsid="0111aa3d" officeooo:paragraph-rsid="0111aa3d"/>
    </style:style>
    <style:style style:name="P146" style:family="paragraph" style:parent-style-name="Footnote">
      <style:text-properties officeooo:rsid="028690fb" officeooo:paragraph-rsid="028690fb"/>
    </style:style>
    <style:style style:name="P147" style:family="paragraph" style:parent-style-name="Footnote">
      <style:text-properties officeooo:rsid="00cde80c" officeooo:paragraph-rsid="00cde80c"/>
    </style:style>
    <style:style style:name="P148" style:family="paragraph" style:parent-style-name="Footnote">
      <style:text-properties officeooo:rsid="00dbb458" officeooo:paragraph-rsid="00e1ce96"/>
    </style:style>
    <style:style style:name="P149" style:family="paragraph" style:parent-style-name="Footnote">
      <style:text-properties officeooo:rsid="00e6170f" officeooo:paragraph-rsid="00e6170f"/>
    </style:style>
    <style:style style:name="P150" style:family="paragraph" style:parent-style-name="Footnote">
      <style:text-properties officeooo:rsid="01217719" officeooo:paragraph-rsid="01217719"/>
    </style:style>
    <style:style style:name="P151" style:family="paragraph" style:parent-style-name="Footnote">
      <style:text-properties officeooo:rsid="01217719" officeooo:paragraph-rsid="012cf7b0"/>
    </style:style>
    <style:style style:name="P152" style:family="paragraph" style:parent-style-name="Footnote">
      <style:text-properties officeooo:rsid="0245642a" officeooo:paragraph-rsid="0245642a"/>
    </style:style>
    <style:style style:name="P153" style:family="paragraph" style:parent-style-name="Footnote">
      <style:text-properties officeooo:rsid="0161fd65" officeooo:paragraph-rsid="0161fd65"/>
    </style:style>
    <style:style style:name="P154" style:family="paragraph" style:parent-style-name="Footnote">
      <style:text-properties officeooo:rsid="0165eb0d" officeooo:paragraph-rsid="0165eb0d"/>
    </style:style>
    <style:style style:name="P155" style:family="paragraph" style:parent-style-name="Footnote">
      <style:text-properties officeooo:rsid="013606fb" officeooo:paragraph-rsid="013606fb"/>
    </style:style>
    <style:style style:name="P156" style:family="paragraph" style:parent-style-name="Footnote">
      <style:text-properties officeooo:rsid="0139dc76" officeooo:paragraph-rsid="0139dc76"/>
    </style:style>
    <style:style style:name="P157" style:family="paragraph" style:parent-style-name="Footnote">
      <style:text-properties officeooo:rsid="0139dc76" officeooo:paragraph-rsid="013b275c"/>
    </style:style>
    <style:style style:name="P158" style:family="paragraph" style:parent-style-name="Footnote">
      <style:text-properties officeooo:rsid="014175f9" officeooo:paragraph-rsid="014175f9"/>
    </style:style>
    <style:style style:name="P159" style:family="paragraph" style:parent-style-name="Footnote">
      <style:text-properties officeooo:rsid="0276fe93" officeooo:paragraph-rsid="0276fe93"/>
    </style:style>
    <style:style style:name="P160" style:family="paragraph" style:parent-style-name="Footnote">
      <style:text-properties officeooo:rsid="02811d8e" officeooo:paragraph-rsid="02811d8e"/>
    </style:style>
    <style:style style:name="P161" style:family="paragraph" style:parent-style-name="Footnote">
      <style:text-properties officeooo:rsid="0170c791" officeooo:paragraph-rsid="0170c791"/>
    </style:style>
    <style:style style:name="P162" style:family="paragraph" style:parent-style-name="Footnote">
      <style:text-properties officeooo:rsid="01714a57" officeooo:paragraph-rsid="01714a57"/>
    </style:style>
    <style:style style:name="P163" style:family="paragraph" style:parent-style-name="Footnote">
      <style:text-properties officeooo:rsid="01714a57" officeooo:paragraph-rsid="018e0174"/>
    </style:style>
    <style:style style:name="P164" style:family="paragraph" style:parent-style-name="Footnote">
      <style:text-properties officeooo:rsid="01714a57" officeooo:paragraph-rsid="01a96f16"/>
    </style:style>
    <style:style style:name="P165" style:family="paragraph" style:parent-style-name="Footnote">
      <style:text-properties officeooo:rsid="019db79b" officeooo:paragraph-rsid="019db79b"/>
    </style:style>
    <style:style style:name="P166" style:family="paragraph" style:parent-style-name="Footnote">
      <style:text-properties officeooo:rsid="01db320d" officeooo:paragraph-rsid="01dd5dc5"/>
    </style:style>
    <style:style style:name="P167" style:family="paragraph" style:parent-style-name="Footnote">
      <style:text-properties officeooo:rsid="01db320d" officeooo:paragraph-rsid="01ec1420"/>
    </style:style>
    <style:style style:name="P168" style:family="paragraph" style:parent-style-name="Footnote">
      <style:text-properties officeooo:rsid="01db320d" officeooo:paragraph-rsid="01f24c1e"/>
    </style:style>
    <style:style style:name="P169" style:family="paragraph" style:parent-style-name="Footnote">
      <style:text-properties officeooo:rsid="01db320d" officeooo:paragraph-rsid="01f8fff7"/>
    </style:style>
    <style:style style:name="P170" style:family="paragraph" style:parent-style-name="Footnote">
      <style:text-properties officeooo:rsid="01db320d" officeooo:paragraph-rsid="021a5c71"/>
    </style:style>
    <style:style style:name="P171" style:family="paragraph" style:parent-style-name="Footnote">
      <style:text-properties officeooo:rsid="024bf881" officeooo:paragraph-rsid="024bf881"/>
    </style:style>
    <style:style style:name="P172" style:family="paragraph" style:parent-style-name="Footnote">
      <style:text-properties officeooo:rsid="021bf052" officeooo:paragraph-rsid="021da732"/>
    </style:style>
    <style:style style:name="P173" style:family="paragraph" style:parent-style-name="Footnote">
      <style:text-properties officeooo:rsid="0237dfe8" officeooo:paragraph-rsid="0237dfe8"/>
    </style:style>
    <style:style style:name="P174" style:family="paragraph" style:parent-style-name="Footnote">
      <style:text-properties officeooo:rsid="0237dfe8" officeooo:paragraph-rsid="02557f93"/>
    </style:style>
    <style:style style:name="P175" style:family="paragraph" style:parent-style-name="Footnote">
      <style:text-properties officeooo:rsid="0237dfe8" officeooo:paragraph-rsid="02667970"/>
    </style:style>
    <style:style style:name="P176" style:family="paragraph" style:parent-style-name="Footnote">
      <style:text-properties officeooo:rsid="02667970" officeooo:paragraph-rsid="02667970"/>
    </style:style>
    <style:style style:name="P177" style:family="paragraph" style:parent-style-name="Footnote">
      <style:text-properties officeooo:rsid="02849663" officeooo:paragraph-rsid="02849663"/>
    </style:style>
    <style:style style:name="P178" style:family="paragraph" style:parent-style-name="Footnote">
      <style:text-properties officeooo:rsid="02debfec" officeooo:paragraph-rsid="02debfec"/>
    </style:style>
    <style:style style:name="P179" style:family="paragraph" style:parent-style-name="Footnote">
      <style:text-properties officeooo:rsid="0345eac5" officeooo:paragraph-rsid="0345eac5"/>
    </style:style>
    <style:style style:name="P180" style:family="paragraph" style:parent-style-name="Footnote">
      <style:text-properties officeooo:rsid="035b2196" officeooo:paragraph-rsid="035b2196"/>
    </style:style>
    <style:style style:name="P181" style:family="paragraph" style:parent-style-name="Footnote">
      <style:text-properties officeooo:rsid="035b2196" officeooo:paragraph-rsid="035cf30b"/>
    </style:style>
    <style:style style:name="P182" style:family="paragraph" style:parent-style-name="Footnote">
      <style:text-properties officeooo:rsid="035b2196" officeooo:paragraph-rsid="03606983"/>
    </style:style>
    <style:style style:name="P183" style:family="paragraph" style:parent-style-name="Footnote">
      <style:text-properties officeooo:rsid="035b2196" officeooo:paragraph-rsid="0382c1fc"/>
    </style:style>
    <style:style style:name="P184" style:family="paragraph" style:parent-style-name="Footnote">
      <style:text-properties officeooo:rsid="035b2196" officeooo:paragraph-rsid="03783d78"/>
    </style:style>
    <style:style style:name="P185" style:family="paragraph" style:parent-style-name="Footnote">
      <style:text-properties officeooo:rsid="035b2196" officeooo:paragraph-rsid="039710c7"/>
    </style:style>
    <style:style style:name="P186" style:family="paragraph" style:parent-style-name="Footnote">
      <style:text-properties officeooo:rsid="035b2196" officeooo:paragraph-rsid="039c41c8"/>
    </style:style>
    <style:style style:name="P187" style:family="paragraph" style:parent-style-name="Footnote">
      <style:text-properties officeooo:rsid="035b2196" officeooo:paragraph-rsid="03a2f7f3"/>
    </style:style>
    <style:style style:name="P188" style:family="paragraph" style:parent-style-name="Footnote">
      <style:text-properties officeooo:rsid="035b2196" officeooo:paragraph-rsid="03a7ab71"/>
    </style:style>
    <style:style style:name="P189" style:family="paragraph" style:parent-style-name="Footnote">
      <style:text-properties officeooo:rsid="035b2196" officeooo:paragraph-rsid="03ce82c3"/>
    </style:style>
    <style:style style:name="P190" style:family="paragraph" style:parent-style-name="Footnote">
      <style:text-properties officeooo:rsid="035b2196" officeooo:paragraph-rsid="03d0469b"/>
    </style:style>
    <style:style style:name="P191" style:family="paragraph" style:parent-style-name="Footnote">
      <style:text-properties officeooo:rsid="035b2196" officeooo:paragraph-rsid="03d3d66e"/>
    </style:style>
    <style:style style:name="P192" style:family="paragraph" style:parent-style-name="Footnote">
      <style:text-properties officeooo:rsid="035b2196" officeooo:paragraph-rsid="03e35b43"/>
    </style:style>
    <style:style style:name="P193" style:family="paragraph" style:parent-style-name="Footnote">
      <style:text-properties officeooo:rsid="035b2196" officeooo:paragraph-rsid="03ec8fbb"/>
    </style:style>
    <style:style style:name="P194" style:family="paragraph" style:parent-style-name="Footnote">
      <style:text-properties officeooo:rsid="035b2196" officeooo:paragraph-rsid="03f297f6"/>
    </style:style>
    <style:style style:name="P195" style:family="paragraph" style:parent-style-name="Footnote">
      <style:text-properties officeooo:rsid="035b2196" officeooo:paragraph-rsid="040072f7"/>
    </style:style>
    <style:style style:name="P196" style:family="paragraph" style:parent-style-name="Footnote">
      <style:text-properties officeooo:rsid="035b2196" officeooo:paragraph-rsid="040940cd"/>
    </style:style>
    <style:style style:name="P197" style:family="paragraph" style:parent-style-name="Footnote">
      <style:text-properties officeooo:rsid="035b2196" officeooo:paragraph-rsid="044c6a51"/>
    </style:style>
    <style:style style:name="P198" style:family="paragraph" style:parent-style-name="Footnote">
      <style:text-properties officeooo:rsid="03d7d2ea" officeooo:paragraph-rsid="03d7d2ea"/>
    </style:style>
    <style:style style:name="P199" style:family="paragraph" style:parent-style-name="Footnote">
      <style:text-properties officeooo:rsid="03f81d83" officeooo:paragraph-rsid="03f81d83"/>
    </style:style>
    <style:style style:name="P200" style:family="paragraph" style:parent-style-name="Footnote">
      <style:text-properties officeooo:rsid="04260c9d" officeooo:paragraph-rsid="04260c9d"/>
    </style:style>
    <style:style style:name="P201" style:family="paragraph" style:parent-style-name="Footnote">
      <style:text-properties officeooo:rsid="04418fea" officeooo:paragraph-rsid="04418fea"/>
    </style:style>
    <style:style style:name="P202" style:family="paragraph" style:parent-style-name="Footnote">
      <style:text-properties officeooo:rsid="04418fea" officeooo:paragraph-rsid="044b1893"/>
    </style:style>
    <style:style style:name="P203" style:family="paragraph" style:parent-style-name="Standard">
      <style:paragraph-properties fo:line-height="150%"/>
      <style:text-properties style:font-name="Linux Libertine O" fo:language="id" fo:country="ID" fo:font-style="normal" fo:font-weight="normal" officeooo:rsid="0116577c" officeooo:paragraph-rsid="02ffdcf5" style:font-style-asian="normal" style:font-weight-asian="normal" style:font-style-complex="normal" style:font-weight-complex="normal"/>
    </style:style>
    <style:style style:name="P204" style:family="paragraph" style:parent-style-name="Standard">
      <style:paragraph-properties fo:line-height="150%"/>
      <style:text-properties style:font-name="Linux Libertine O" fo:language="id" fo:country="ID" fo:font-style="normal" fo:font-weight="normal" officeooo:rsid="0208567b" officeooo:paragraph-rsid="01af429a" style:font-style-asian="normal" style:font-weight-asian="normal" style:font-style-complex="normal" style:font-weight-complex="normal"/>
    </style:style>
    <style:style style:name="P205" style:family="paragraph" style:parent-style-name="Standard">
      <loext:graphic-properties draw:fill="none"/>
      <style:paragraph-properties fo:margin-left="0.635cm" fo:margin-right="0cm" fo:line-height="150%" fo:text-indent="0cm" style:auto-text-indent="false" fo:background-color="transparent"/>
      <style:text-properties style:font-name="Linux Libertine O" fo:language="id" fo:country="ID" fo:font-style="normal" fo:font-weight="normal" officeooo:rsid="021c1e1e" officeooo:paragraph-rsid="020ddf7f" style:font-style-asian="normal" style:font-weight-asian="normal" style:font-style-complex="normal" style:font-weight-complex="normal"/>
    </style:style>
    <style:style style:name="P206" style:family="paragraph" style:parent-style-name="Standard">
      <style:paragraph-properties fo:line-height="150%"/>
      <style:text-properties officeooo:rsid="001a0e4b" officeooo:paragraph-rsid="045fb379"/>
    </style:style>
    <style:style style:name="T1" style:family="text">
      <style:text-properties officeooo:rsid="001a0e4b"/>
    </style:style>
    <style:style style:name="T2" style:family="text">
      <style:text-properties officeooo:rsid="001a3901"/>
    </style:style>
    <style:style style:name="T3" style:family="text">
      <style:text-properties officeooo:rsid="001c0dd4"/>
    </style:style>
    <style:style style:name="T4" style:family="text">
      <style:text-properties fo:font-style="normal" style:font-style-asian="normal" style:font-style-complex="normal"/>
    </style:style>
    <style:style style:name="T5" style:family="text">
      <style:text-properties fo:font-style="normal" officeooo:rsid="004e0faa" style:font-style-asian="normal" style:font-style-complex="normal"/>
    </style:style>
    <style:style style:name="T6" style:family="text">
      <style:text-properties fo:font-style="normal" officeooo:rsid="004f8e29" style:font-style-asian="normal" style:font-style-complex="normal"/>
    </style:style>
    <style:style style:name="T7" style:family="text">
      <style:text-properties fo:font-style="normal" officeooo:rsid="005076b1" style:font-style-asian="normal" style:font-style-complex="normal"/>
    </style:style>
    <style:style style:name="T8" style:family="text">
      <style:text-properties fo:font-style="normal" officeooo:rsid="00514046" style:font-style-asian="normal" style:font-style-complex="normal"/>
    </style:style>
    <style:style style:name="T9" style:family="text">
      <style:text-properties fo:font-style="normal" officeooo:rsid="005171e4" style:font-style-asian="normal" style:font-style-complex="normal"/>
    </style:style>
    <style:style style:name="T10" style:family="text">
      <style:text-properties fo:font-style="normal" officeooo:rsid="0052fa54" style:font-style-asian="normal" style:font-style-complex="normal"/>
    </style:style>
    <style:style style:name="T11" style:family="text">
      <style:text-properties fo:font-style="normal" officeooo:rsid="00543c24" style:font-style-asian="normal" style:font-style-complex="normal"/>
    </style:style>
    <style:style style:name="T12" style:family="text">
      <style:text-properties fo:font-style="normal" officeooo:rsid="0054f5c9" style:font-style-asian="normal" style:font-style-complex="normal"/>
    </style:style>
    <style:style style:name="T13" style:family="text">
      <style:text-properties fo:font-style="normal" officeooo:rsid="00556de8" style:font-style-asian="normal" style:font-style-complex="normal"/>
    </style:style>
    <style:style style:name="T14" style:family="text">
      <style:text-properties fo:font-style="normal" officeooo:rsid="00561d62" style:font-style-asian="normal" style:font-style-complex="normal"/>
    </style:style>
    <style:style style:name="T15" style:family="text">
      <style:text-properties fo:font-style="normal" officeooo:rsid="0057d666" style:font-style-asian="normal" style:font-style-complex="normal"/>
    </style:style>
    <style:style style:name="T16" style:family="text">
      <style:text-properties fo:font-style="normal" officeooo:rsid="005891d9" style:font-style-asian="normal" style:font-style-complex="normal"/>
    </style:style>
    <style:style style:name="T17" style:family="text">
      <style:text-properties fo:font-style="normal" officeooo:rsid="005a44ca" style:font-style-asian="normal" style:font-style-complex="normal"/>
    </style:style>
    <style:style style:name="T18" style:family="text">
      <style:text-properties fo:font-style="normal" officeooo:rsid="005b1fab" style:font-style-asian="normal" style:font-style-complex="normal"/>
    </style:style>
    <style:style style:name="T19" style:family="text">
      <style:text-properties fo:font-style="normal" officeooo:rsid="005b4418" style:font-style-asian="normal" style:font-style-complex="normal"/>
    </style:style>
    <style:style style:name="T20" style:family="text">
      <style:text-properties fo:font-style="normal" officeooo:rsid="006db137" style:font-style-asian="normal" style:font-style-complex="normal"/>
    </style:style>
    <style:style style:name="T21" style:family="text">
      <style:text-properties fo:font-style="normal" officeooo:rsid="0111cb69" style:font-style-asian="normal" style:font-style-complex="normal"/>
    </style:style>
    <style:style style:name="T22" style:family="text">
      <style:text-properties fo:font-style="normal" officeooo:rsid="01124999" style:font-style-asian="normal" style:font-style-complex="normal"/>
    </style:style>
    <style:style style:name="T23" style:family="text">
      <style:text-properties fo:font-style="normal" officeooo:rsid="0112ba0b" style:font-style-asian="normal" style:font-style-complex="normal"/>
    </style:style>
    <style:style style:name="T24" style:family="text">
      <style:text-properties fo:font-style="normal" officeooo:rsid="0114139a" style:font-style-asian="normal" style:font-style-complex="normal"/>
    </style:style>
    <style:style style:name="T25" style:family="text">
      <style:text-properties fo:font-style="normal" officeooo:rsid="01179a59" style:font-style-asian="normal" style:font-style-complex="normal"/>
    </style:style>
    <style:style style:name="T26" style:family="text">
      <style:text-properties fo:font-style="normal" officeooo:rsid="011976f0" style:font-style-asian="normal" style:font-style-complex="normal"/>
    </style:style>
    <style:style style:name="T27" style:family="text">
      <style:text-properties fo:font-style="normal" officeooo:rsid="0119e7b0" style:font-style-asian="normal" style:font-style-complex="normal"/>
    </style:style>
    <style:style style:name="T28" style:family="text">
      <style:text-properties fo:font-style="normal" officeooo:rsid="011bad88" style:font-style-asian="normal" style:font-style-complex="normal"/>
    </style:style>
    <style:style style:name="T29" style:family="text">
      <style:text-properties fo:font-style="normal" officeooo:rsid="011d6396" style:font-style-asian="normal" style:font-style-complex="normal"/>
    </style:style>
    <style:style style:name="T30" style:family="text">
      <style:text-properties fo:font-style="normal" officeooo:rsid="0122c4c0" style:font-style-asian="normal" style:font-style-complex="normal"/>
    </style:style>
    <style:style style:name="T31" style:family="text">
      <style:text-properties fo:font-style="normal" officeooo:rsid="01258f83" style:font-style-asian="normal" style:font-style-complex="normal"/>
    </style:style>
    <style:style style:name="T32" style:family="text">
      <style:text-properties fo:font-style="normal" officeooo:rsid="0126f27e" style:font-style-asian="normal" style:font-style-complex="normal"/>
    </style:style>
    <style:style style:name="T33" style:family="text">
      <style:text-properties fo:font-style="normal" officeooo:rsid="0128bcaa" style:font-style-asian="normal" style:font-style-complex="normal"/>
    </style:style>
    <style:style style:name="T34" style:family="text">
      <style:text-properties fo:font-style="normal" officeooo:rsid="01297047" style:font-style-asian="normal" style:font-style-complex="normal"/>
    </style:style>
    <style:style style:name="T35" style:family="text">
      <style:text-properties fo:font-style="normal" officeooo:rsid="0129e8b5" style:font-style-asian="normal" style:font-style-complex="normal"/>
    </style:style>
    <style:style style:name="T36" style:family="text">
      <style:text-properties fo:font-style="normal" officeooo:rsid="012ae71f" style:font-style-asian="normal" style:font-style-complex="normal"/>
    </style:style>
    <style:style style:name="T37" style:family="text">
      <style:text-properties fo:font-style="normal" officeooo:rsid="012b0846" style:font-style-asian="normal" style:font-style-complex="normal"/>
    </style:style>
    <style:style style:name="T38" style:family="text">
      <style:text-properties fo:font-style="normal" officeooo:rsid="03a9a53a" style:font-style-asian="normal" style:font-style-complex="normal"/>
    </style:style>
    <style:style style:name="T39" style:family="text">
      <style:text-properties fo:font-style="normal" officeooo:rsid="016df360" style:font-style-asian="normal" style:font-style-complex="normal"/>
    </style:style>
    <style:style style:name="T40" style:family="text">
      <style:text-properties fo:font-style="normal" officeooo:rsid="0176815c" style:font-style-asian="normal" style:font-style-complex="normal"/>
    </style:style>
    <style:style style:name="T41" style:family="text">
      <style:text-properties fo:font-style="normal" officeooo:rsid="01a8eb01" style:font-style-asian="normal" style:font-style-complex="normal"/>
    </style:style>
    <style:style style:name="T42" style:family="text">
      <style:text-properties fo:font-style="normal" officeooo:rsid="01af429a" style:font-style-asian="normal" style:font-style-complex="normal"/>
    </style:style>
    <style:style style:name="T43" style:family="text">
      <style:text-properties fo:font-style="normal" officeooo:rsid="01b10ad8" style:font-style-asian="normal" style:font-style-complex="normal"/>
    </style:style>
    <style:style style:name="T44" style:family="text">
      <style:text-properties fo:font-style="normal" officeooo:rsid="02083381" style:font-style-asian="normal" style:font-style-complex="normal"/>
    </style:style>
    <style:style style:name="T45" style:family="text">
      <style:text-properties fo:font-style="normal" officeooo:rsid="02205ffa" style:font-style-asian="normal" style:font-style-complex="normal"/>
    </style:style>
    <style:style style:name="T46" style:family="text">
      <style:text-properties fo:font-style="normal" officeooo:rsid="027097f2" style:font-style-asian="normal" style:font-style-complex="normal"/>
    </style:style>
    <style:style style:name="T47" style:family="text">
      <style:text-properties fo:font-style="normal" officeooo:rsid="02781822" style:font-style-asian="normal" style:font-style-complex="normal"/>
    </style:style>
    <style:style style:name="T48" style:family="text">
      <style:text-properties fo:font-style="normal" officeooo:rsid="028adee1" style:font-style-asian="normal" style:font-style-complex="normal"/>
    </style:style>
    <style:style style:name="T49" style:family="text">
      <style:text-properties fo:font-style="normal" officeooo:rsid="028b92bb" style:font-style-asian="normal" style:font-style-complex="normal"/>
    </style:style>
    <style:style style:name="T50" style:family="text">
      <style:text-properties fo:font-style="normal" officeooo:rsid="02983e7d" style:font-style-asian="normal" style:font-style-complex="normal"/>
    </style:style>
    <style:style style:name="T51" style:family="text">
      <style:text-properties fo:font-style="normal" officeooo:rsid="02a9fb03" style:font-style-asian="normal" style:font-style-complex="normal"/>
    </style:style>
    <style:style style:name="T52" style:family="text">
      <style:text-properties fo:font-style="normal" officeooo:rsid="02c33805" style:font-style-asian="normal" style:font-style-complex="normal"/>
    </style:style>
    <style:style style:name="T53" style:family="text">
      <style:text-properties fo:font-style="normal" officeooo:rsid="02f22f00" style:font-style-asian="normal" style:font-style-complex="normal"/>
    </style:style>
    <style:style style:name="T54" style:family="text">
      <style:text-properties fo:font-style="normal" officeooo:rsid="0028eb24" style:font-style-asian="normal" style:font-style-complex="normal"/>
    </style:style>
    <style:style style:name="T55" style:family="text">
      <style:text-properties fo:font-style="normal" officeooo:rsid="02fe8a34" style:font-style-asian="normal" style:font-style-complex="normal"/>
    </style:style>
    <style:style style:name="T56" style:family="text">
      <style:text-properties fo:font-style="normal" officeooo:rsid="02feac07" style:font-style-asian="normal" style:font-style-complex="normal"/>
    </style:style>
    <style:style style:name="T57" style:family="text">
      <style:text-properties fo:font-style="normal" officeooo:rsid="03491e8e" style:font-style-asian="normal" style:font-style-complex="normal"/>
    </style:style>
    <style:style style:name="T58" style:family="text">
      <style:text-properties fo:font-style="normal" officeooo:rsid="034934c6" style:font-style-asian="normal" style:font-style-complex="normal"/>
    </style:style>
    <style:style style:name="T59" style:family="text">
      <style:text-properties fo:font-style="normal" officeooo:rsid="035bf9c0" style:font-style-asian="normal" style:font-style-complex="normal"/>
    </style:style>
    <style:style style:name="T60" style:family="text">
      <style:text-properties fo:font-style="normal" officeooo:rsid="0375e2cd" style:font-style-asian="normal" style:font-style-complex="normal"/>
    </style:style>
    <style:style style:name="T61" style:family="text">
      <style:text-properties fo:font-style="normal" officeooo:rsid="038e61a3" style:font-style-asian="normal" style:font-style-complex="normal"/>
    </style:style>
    <style:style style:name="T62" style:family="text">
      <style:text-properties fo:font-style="normal" officeooo:rsid="0394c208" style:font-style-asian="normal" style:font-style-complex="normal"/>
    </style:style>
    <style:style style:name="T63" style:family="text">
      <style:text-properties fo:font-style="normal" officeooo:rsid="03a4c9dc" style:font-style-asian="normal" style:font-style-complex="normal"/>
    </style:style>
    <style:style style:name="T64" style:family="text">
      <style:text-properties fo:font-style="normal" officeooo:rsid="040392f1" style:font-style-asian="normal" style:font-style-complex="normal"/>
    </style:style>
    <style:style style:name="T65" style:family="text">
      <style:text-properties fo:font-style="normal" officeooo:rsid="0404fa7a" style:font-style-asian="normal" style:font-style-complex="normal"/>
    </style:style>
    <style:style style:name="T66" style:family="text">
      <style:text-properties fo:font-style="normal" officeooo:rsid="04061835" style:font-style-asian="normal" style:font-style-complex="normal"/>
    </style:style>
    <style:style style:name="T67" style:family="text">
      <style:text-properties fo:font-style="normal" officeooo:rsid="04080547" style:font-style-asian="normal" style:font-style-complex="normal"/>
    </style:style>
    <style:style style:name="T68" style:family="text">
      <style:text-properties fo:font-style="normal" officeooo:rsid="0436d707" style:font-style-asian="normal" style:font-style-complex="normal"/>
    </style:style>
    <style:style style:name="T69" style:family="text">
      <style:text-properties fo:font-style="normal" officeooo:rsid="0438e3f5" style:font-style-asian="normal" style:font-style-complex="normal"/>
    </style:style>
    <style:style style:name="T70" style:family="text">
      <style:text-properties fo:font-style="normal" officeooo:rsid="043a3218" style:font-style-asian="normal" style:font-style-complex="normal"/>
    </style:style>
    <style:style style:name="T71" style:family="text">
      <style:text-properties fo:font-style="normal" officeooo:rsid="043a5c1c" style:font-style-asian="normal" style:font-style-complex="normal"/>
    </style:style>
    <style:style style:name="T72" style:family="text">
      <style:text-properties fo:font-style="normal" officeooo:rsid="0070403b" style:font-style-asian="normal" style:font-style-complex="normal"/>
    </style:style>
    <style:style style:name="T73" style:family="text">
      <style:text-properties fo:font-style="normal" officeooo:rsid="00753865" style:font-style-asian="normal" style:font-style-complex="normal"/>
    </style:style>
    <style:style style:name="T74" style:family="text">
      <style:text-properties fo:font-style="normal" officeooo:rsid="023f842b" style:font-style-asian="normal" style:font-style-complex="normal"/>
    </style:style>
    <style:style style:name="T75" style:family="text">
      <style:text-properties fo:font-style="normal" officeooo:rsid="0240abf8" style:font-style-asian="normal" style:font-style-complex="normal"/>
    </style:style>
    <style:style style:name="T76" style:family="text">
      <style:text-properties fo:font-style="normal" officeooo:rsid="00829c4a" style:font-style-asian="normal" style:font-style-complex="normal"/>
    </style:style>
    <style:style style:name="T77" style:family="text">
      <style:text-properties fo:font-style="normal" officeooo:rsid="0083a7bf" style:font-style-asian="normal" style:font-style-complex="normal"/>
    </style:style>
    <style:style style:name="T78" style:family="text">
      <style:text-properties fo:font-style="normal" officeooo:rsid="0084ee4c" style:font-style-asian="normal" style:font-style-complex="normal"/>
    </style:style>
    <style:style style:name="T79" style:family="text">
      <style:text-properties fo:font-style="normal" officeooo:rsid="00861bd3" style:font-style-asian="normal" style:font-style-complex="normal"/>
    </style:style>
    <style:style style:name="T80" style:family="text">
      <style:text-properties fo:font-style="normal" officeooo:rsid="0089680c" style:font-style-asian="normal" style:font-style-complex="normal"/>
    </style:style>
    <style:style style:name="T81" style:family="text">
      <style:text-properties fo:font-style="normal" officeooo:rsid="0207a13d" style:font-style-asian="normal" style:font-style-complex="normal"/>
    </style:style>
    <style:style style:name="T82" style:family="text">
      <style:text-properties fo:font-style="normal" officeooo:rsid="00880f99" style:font-style-asian="normal" style:font-style-complex="normal"/>
    </style:style>
    <style:style style:name="T83" style:family="text">
      <style:text-properties fo:font-style="normal" officeooo:rsid="008d84f4" style:font-style-asian="normal" style:font-style-complex="normal"/>
    </style:style>
    <style:style style:name="T84" style:family="text">
      <style:text-properties fo:font-style="normal" officeooo:rsid="008da202" style:font-style-asian="normal" style:font-style-complex="normal"/>
    </style:style>
    <style:style style:name="T85" style:family="text">
      <style:text-properties fo:font-style="normal" officeooo:rsid="00921b94" style:font-style-asian="normal" style:font-style-complex="normal"/>
    </style:style>
    <style:style style:name="T86" style:family="text">
      <style:text-properties fo:font-style="normal" officeooo:rsid="02708616" style:font-style-asian="normal" style:font-style-complex="normal"/>
    </style:style>
    <style:style style:name="T87" style:family="text">
      <style:text-properties fo:font-style="normal" officeooo:rsid="02caac79" style:font-style-asian="normal" style:font-style-complex="normal"/>
    </style:style>
    <style:style style:name="T88" style:family="text">
      <style:text-properties fo:font-style="normal" officeooo:rsid="0271f8ed" style:font-style-asian="normal" style:font-style-complex="normal"/>
    </style:style>
    <style:style style:name="T89" style:family="text">
      <style:text-properties fo:font-style="normal" officeooo:rsid="027335d9" style:font-style-asian="normal" style:font-style-complex="normal"/>
    </style:style>
    <style:style style:name="T90" style:family="text">
      <style:text-properties fo:font-style="normal" officeooo:rsid="02732653" style:font-style-asian="normal" style:font-style-complex="normal"/>
    </style:style>
    <style:style style:name="T91" style:family="text">
      <style:text-properties fo:font-style="normal" officeooo:rsid="009701c7" style:font-style-asian="normal" style:font-style-complex="normal"/>
    </style:style>
    <style:style style:name="T92" style:family="text">
      <style:text-properties fo:font-style="normal" officeooo:rsid="00929dbf" style:font-style-asian="normal" style:font-style-complex="normal"/>
    </style:style>
    <style:style style:name="T93" style:family="text">
      <style:text-properties fo:font-style="normal" officeooo:rsid="00948da1" style:font-style-asian="normal" style:font-style-complex="normal"/>
    </style:style>
    <style:style style:name="T94" style:family="text">
      <style:text-properties fo:font-style="normal" officeooo:rsid="00971e1a" style:font-style-asian="normal" style:font-style-complex="normal"/>
    </style:style>
    <style:style style:name="T95" style:family="text">
      <style:text-properties fo:font-style="normal" officeooo:rsid="010e8873" style:font-style-asian="normal" style:font-style-complex="normal"/>
    </style:style>
    <style:style style:name="T96" style:family="text">
      <style:text-properties fo:font-style="normal" officeooo:rsid="024246d3" style:font-style-asian="normal" style:font-style-complex="normal"/>
    </style:style>
    <style:style style:name="T97" style:family="text">
      <style:text-properties fo:font-style="normal" officeooo:rsid="0098870b" style:font-style-asian="normal" style:font-style-complex="normal"/>
    </style:style>
    <style:style style:name="T98" style:family="text">
      <style:text-properties fo:font-style="normal" officeooo:rsid="00950314" style:font-style-asian="normal" style:font-style-complex="normal"/>
    </style:style>
    <style:style style:name="T99" style:family="text">
      <style:text-properties fo:font-style="normal" officeooo:rsid="00990067" style:font-style-asian="normal" style:font-style-complex="normal"/>
    </style:style>
    <style:style style:name="T100" style:family="text">
      <style:text-properties fo:font-style="normal" officeooo:rsid="0099e4df" style:font-style-asian="normal" style:font-style-complex="normal"/>
    </style:style>
    <style:style style:name="T101" style:family="text">
      <style:text-properties fo:font-style="normal" officeooo:rsid="009abe18" style:font-style-asian="normal" style:font-style-complex="normal"/>
    </style:style>
    <style:style style:name="T102" style:family="text">
      <style:text-properties fo:font-style="normal" officeooo:rsid="009c6f26" style:font-style-asian="normal" style:font-style-complex="normal"/>
    </style:style>
    <style:style style:name="T103" style:family="text">
      <style:text-properties fo:font-style="normal" officeooo:rsid="009ca4ad" style:font-style-asian="normal" style:font-style-complex="normal"/>
    </style:style>
    <style:style style:name="T104" style:family="text">
      <style:text-properties fo:font-style="normal" officeooo:rsid="01107089" style:font-style-asian="normal" style:font-style-complex="normal"/>
    </style:style>
    <style:style style:name="T105" style:family="text">
      <style:text-properties fo:font-style="normal" officeooo:rsid="009df7a4" style:font-style-asian="normal" style:font-style-complex="normal"/>
    </style:style>
    <style:style style:name="T106" style:family="text">
      <style:text-properties fo:font-style="normal" officeooo:rsid="00bd58d8" style:font-style-asian="normal" style:font-style-complex="normal"/>
    </style:style>
    <style:style style:name="T107" style:family="text">
      <style:text-properties fo:font-style="normal" officeooo:rsid="02434cdc" style:font-style-asian="normal" style:font-style-complex="normal"/>
    </style:style>
    <style:style style:name="T108" style:family="text">
      <style:text-properties fo:font-style="normal" officeooo:rsid="009ff6a4" style:font-style-asian="normal" style:font-style-complex="normal"/>
    </style:style>
    <style:style style:name="T109" style:family="text">
      <style:text-properties fo:font-style="normal" officeooo:rsid="00a08348" style:font-style-asian="normal" style:font-style-complex="normal"/>
    </style:style>
    <style:style style:name="T110" style:family="text">
      <style:text-properties fo:font-style="normal" officeooo:rsid="00a1d604" style:font-style-asian="normal" style:font-style-complex="normal"/>
    </style:style>
    <style:style style:name="T111" style:family="text">
      <style:text-properties fo:font-style="normal" officeooo:rsid="00a378e5" style:font-style-asian="normal" style:font-style-complex="normal"/>
    </style:style>
    <style:style style:name="T112" style:family="text">
      <style:text-properties fo:font-style="normal" officeooo:rsid="01797536" style:font-style-asian="normal" style:font-style-complex="normal"/>
    </style:style>
    <style:style style:name="T113" style:family="text">
      <style:text-properties fo:font-style="normal" officeooo:rsid="00b13496" style:font-style-asian="normal" style:font-style-complex="normal"/>
    </style:style>
    <style:style style:name="T114" style:family="text">
      <style:text-properties fo:font-style="normal" officeooo:rsid="00bb6339" style:font-style-asian="normal" style:font-style-complex="normal"/>
    </style:style>
    <style:style style:name="T115" style:family="text">
      <style:text-properties fo:font-style="normal" officeooo:rsid="00cd2896" style:font-style-asian="normal" style:font-style-complex="normal"/>
    </style:style>
    <style:style style:name="T116" style:family="text">
      <style:text-properties fo:font-style="normal" officeooo:rsid="00d65db0" style:font-style-asian="normal" style:font-style-complex="normal"/>
    </style:style>
    <style:style style:name="T117" style:family="text">
      <style:text-properties fo:font-style="normal" officeooo:rsid="00ded41f" style:font-style-asian="normal" style:font-style-complex="normal"/>
    </style:style>
    <style:style style:name="T118" style:family="text">
      <style:text-properties fo:font-style="normal" officeooo:rsid="00e1ce96" style:font-style-asian="normal" style:font-style-complex="normal"/>
    </style:style>
    <style:style style:name="T119" style:family="text">
      <style:text-properties fo:font-style="normal" officeooo:rsid="00e033e0" style:font-style-asian="normal" style:font-style-complex="normal"/>
    </style:style>
    <style:style style:name="T120" style:family="text">
      <style:text-properties fo:font-style="normal" officeooo:rsid="011a1839" style:font-style-asian="normal" style:font-style-complex="normal"/>
    </style:style>
    <style:style style:name="T121" style:family="text">
      <style:text-properties fo:font-style="normal" officeooo:rsid="011a5fa2" style:font-style-asian="normal" style:font-style-complex="normal"/>
    </style:style>
    <style:style style:name="T122" style:family="text">
      <style:text-properties fo:font-style="normal" officeooo:rsid="011c2382" style:font-style-asian="normal" style:font-style-complex="normal"/>
    </style:style>
    <style:style style:name="T123" style:family="text">
      <style:text-properties fo:font-style="normal" officeooo:rsid="0243fb55" style:font-style-asian="normal" style:font-style-complex="normal"/>
    </style:style>
    <style:style style:name="T124" style:family="text">
      <style:text-properties fo:font-style="normal" officeooo:rsid="011d5145" style:font-style-asian="normal" style:font-style-complex="normal"/>
    </style:style>
    <style:style style:name="T125" style:family="text">
      <style:text-properties fo:font-style="normal" officeooo:rsid="011df3c0" style:font-style-asian="normal" style:font-style-complex="normal"/>
    </style:style>
    <style:style style:name="T126" style:family="text">
      <style:text-properties fo:font-style="normal" officeooo:rsid="011f99e2" style:font-style-asian="normal" style:font-style-complex="normal"/>
    </style:style>
    <style:style style:name="T127" style:family="text">
      <style:text-properties fo:font-style="normal" officeooo:rsid="01217719" style:font-style-asian="normal" style:font-style-complex="normal"/>
    </style:style>
    <style:style style:name="T128" style:family="text">
      <style:text-properties fo:font-style="normal" officeooo:rsid="0122a865" style:font-style-asian="normal" style:font-style-complex="normal"/>
    </style:style>
    <style:style style:name="T129" style:family="text">
      <style:text-properties fo:font-style="normal" officeooo:rsid="020e7353" style:font-style-asian="normal" style:font-style-complex="normal"/>
    </style:style>
    <style:style style:name="T130" style:family="text">
      <style:text-properties fo:font-style="normal" officeooo:rsid="01239bac" style:font-style-asian="normal" style:font-style-complex="normal"/>
    </style:style>
    <style:style style:name="T131" style:family="text">
      <style:text-properties fo:font-style="normal" officeooo:rsid="01243ed4" style:font-style-asian="normal" style:font-style-complex="normal"/>
    </style:style>
    <style:style style:name="T132" style:family="text">
      <style:text-properties fo:font-style="normal" officeooo:rsid="01258507" style:font-style-asian="normal" style:font-style-complex="normal"/>
    </style:style>
    <style:style style:name="T133" style:family="text">
      <style:text-properties fo:font-style="normal" officeooo:rsid="0125f228" style:font-style-asian="normal" style:font-style-complex="normal"/>
    </style:style>
    <style:style style:name="T134" style:family="text">
      <style:text-properties fo:font-style="normal" officeooo:rsid="01272e86" style:font-style-asian="normal" style:font-style-complex="normal"/>
    </style:style>
    <style:style style:name="T135" style:family="text">
      <style:text-properties fo:font-style="normal" officeooo:rsid="0127b575" style:font-style-asian="normal" style:font-style-complex="normal"/>
    </style:style>
    <style:style style:name="T136" style:family="text">
      <style:text-properties fo:font-style="normal" officeooo:rsid="01288ea3" style:font-style-asian="normal" style:font-style-complex="normal"/>
    </style:style>
    <style:style style:name="T137" style:family="text">
      <style:text-properties fo:font-style="normal" officeooo:rsid="012a89ff" style:font-style-asian="normal" style:font-style-complex="normal"/>
    </style:style>
    <style:style style:name="T138" style:family="text">
      <style:text-properties fo:font-style="normal" officeooo:rsid="012be4de" style:font-style-asian="normal" style:font-style-complex="normal"/>
    </style:style>
    <style:style style:name="T139" style:family="text">
      <style:text-properties fo:font-style="normal" officeooo:rsid="012cf7b0" style:font-style-asian="normal" style:font-style-complex="normal"/>
    </style:style>
    <style:style style:name="T140" style:family="text">
      <style:text-properties fo:font-style="normal" officeooo:rsid="012e6d62" style:font-style-asian="normal" style:font-style-complex="normal"/>
    </style:style>
    <style:style style:name="T141" style:family="text">
      <style:text-properties fo:font-style="normal" officeooo:rsid="01627792" style:font-style-asian="normal" style:font-style-complex="normal"/>
    </style:style>
    <style:style style:name="T142" style:family="text">
      <style:text-properties fo:font-style="normal" officeooo:rsid="013b275c" style:font-style-asian="normal" style:font-style-complex="normal"/>
    </style:style>
    <style:style style:name="T143" style:family="text">
      <style:text-properties fo:font-style="normal" officeooo:rsid="014175f9" style:font-style-asian="normal" style:font-style-complex="normal"/>
    </style:style>
    <style:style style:name="T144" style:family="text">
      <style:text-properties fo:font-style="normal" officeooo:rsid="018e0174" style:font-style-asian="normal" style:font-style-complex="normal"/>
    </style:style>
    <style:style style:name="T145" style:family="text">
      <style:text-properties fo:font-style="normal" officeooo:rsid="01714a57" style:font-style-asian="normal" style:font-style-complex="normal"/>
    </style:style>
    <style:style style:name="T146" style:family="text">
      <style:text-properties fo:font-style="normal" officeooo:rsid="01a96f16" style:font-style-asian="normal" style:font-style-complex="normal"/>
    </style:style>
    <style:style style:name="T147" style:family="text">
      <style:text-properties fo:font-style="normal" officeooo:rsid="01ac28aa" style:font-style-asian="normal" style:font-style-complex="normal"/>
    </style:style>
    <style:style style:name="T148" style:family="text">
      <style:text-properties fo:font-style="normal" officeooo:rsid="024f2c71" style:font-style-asian="normal" style:font-style-complex="normal"/>
    </style:style>
    <style:style style:name="T149" style:family="text">
      <style:text-properties fo:font-style="normal" officeooo:rsid="02cee70d" style:font-style-asian="normal" style:font-style-complex="normal"/>
    </style:style>
    <style:style style:name="T150" style:family="text">
      <style:text-properties fo:font-style="normal" officeooo:rsid="024f82a8" style:font-style-asian="normal" style:font-style-complex="normal"/>
    </style:style>
    <style:style style:name="T151" style:family="text">
      <style:text-properties fo:font-style="normal" officeooo:rsid="02d03292" style:font-style-asian="normal" style:font-style-complex="normal"/>
    </style:style>
    <style:style style:name="T152" style:family="text">
      <style:text-properties fo:font-style="normal" officeooo:rsid="02508bb9" style:font-style-asian="normal" style:font-style-complex="normal"/>
    </style:style>
    <style:style style:name="T153" style:family="text">
      <style:text-properties fo:font-style="normal" officeooo:rsid="021fafef" style:font-style-asian="normal" style:font-style-complex="normal"/>
    </style:style>
    <style:style style:name="T154" style:family="text">
      <style:text-properties fo:font-style="normal" officeooo:rsid="03c15882" style:font-style-asian="normal" style:font-style-complex="normal"/>
    </style:style>
    <style:style style:name="T155" style:family="text">
      <style:text-properties fo:font-style="normal" officeooo:rsid="02202127" style:font-style-asian="normal" style:font-style-complex="normal"/>
    </style:style>
    <style:style style:name="T156" style:family="text">
      <style:text-properties fo:font-style="normal" officeooo:rsid="02211f28" style:font-style-asian="normal" style:font-style-complex="normal"/>
    </style:style>
    <style:style style:name="T157" style:family="text">
      <style:text-properties fo:font-style="normal" officeooo:rsid="0221f176" style:font-style-asian="normal" style:font-style-complex="normal"/>
    </style:style>
    <style:style style:name="T158" style:family="text">
      <style:text-properties fo:font-style="normal" officeooo:rsid="02212721" style:font-style-asian="normal" style:font-style-complex="normal"/>
    </style:style>
    <style:style style:name="T159" style:family="text">
      <style:text-properties fo:font-style="normal" officeooo:rsid="0223200b" style:font-style-asian="normal" style:font-style-complex="normal"/>
    </style:style>
    <style:style style:name="T160" style:family="text">
      <style:text-properties fo:font-style="normal" officeooo:rsid="02251962" style:font-style-asian="normal" style:font-style-complex="normal"/>
    </style:style>
    <style:style style:name="T161" style:family="text">
      <style:text-properties fo:font-style="normal" officeooo:rsid="02260817" style:font-style-asian="normal" style:font-style-complex="normal"/>
    </style:style>
    <style:style style:name="T162" style:family="text">
      <style:text-properties fo:font-style="normal" officeooo:rsid="022772b3" style:font-style-asian="normal" style:font-style-complex="normal"/>
    </style:style>
    <style:style style:name="T163" style:family="text">
      <style:text-properties fo:font-style="normal" officeooo:rsid="022ab48d" style:font-style-asian="normal" style:font-style-complex="normal"/>
    </style:style>
    <style:style style:name="T164" style:family="text">
      <style:text-properties fo:font-style="normal" officeooo:rsid="02277f5b" style:font-style-asian="normal" style:font-style-complex="normal"/>
    </style:style>
    <style:style style:name="T165" style:family="text">
      <style:text-properties fo:font-style="normal" officeooo:rsid="02288b1b" style:font-style-asian="normal" style:font-style-complex="normal"/>
    </style:style>
    <style:style style:name="T166" style:family="text">
      <style:text-properties fo:font-style="normal" officeooo:rsid="022a1433" style:font-style-asian="normal" style:font-style-complex="normal"/>
    </style:style>
    <style:style style:name="T167" style:family="text">
      <style:text-properties fo:font-style="normal" officeooo:rsid="022c635a" style:font-style-asian="normal" style:font-style-complex="normal"/>
    </style:style>
    <style:style style:name="T168" style:family="text">
      <style:text-properties fo:font-style="normal" officeooo:rsid="022d1b95" style:font-style-asian="normal" style:font-style-complex="normal"/>
    </style:style>
    <style:style style:name="T169" style:family="text">
      <style:text-properties fo:font-style="normal" officeooo:rsid="022ef873" style:font-style-asian="normal" style:font-style-complex="normal"/>
    </style:style>
    <style:style style:name="T170" style:family="text">
      <style:text-properties fo:font-style="normal" officeooo:rsid="022f8333" style:font-style-asian="normal" style:font-style-complex="normal"/>
    </style:style>
    <style:style style:name="T171" style:family="text">
      <style:text-properties fo:font-style="normal" officeooo:rsid="023018a0" style:font-style-asian="normal" style:font-style-complex="normal"/>
    </style:style>
    <style:style style:name="T172" style:family="text">
      <style:text-properties fo:font-style="normal" officeooo:rsid="0231e8d7" style:font-style-asian="normal" style:font-style-complex="normal"/>
    </style:style>
    <style:style style:name="T173" style:family="text">
      <style:text-properties fo:font-style="normal" officeooo:rsid="0233afbc" style:font-style-asian="normal" style:font-style-complex="normal"/>
    </style:style>
    <style:style style:name="T174" style:family="text">
      <style:text-properties fo:font-style="normal" officeooo:rsid="0237597b" style:font-style-asian="normal" style:font-style-complex="normal"/>
    </style:style>
    <style:style style:name="T175" style:family="text">
      <style:text-properties fo:font-style="normal" officeooo:rsid="023507b9" style:font-style-asian="normal" style:font-style-complex="normal"/>
    </style:style>
    <style:style style:name="T176" style:family="text">
      <style:text-properties fo:font-style="normal" officeooo:rsid="023611f5" style:font-style-asian="normal" style:font-style-complex="normal"/>
    </style:style>
    <style:style style:name="T177" style:family="text">
      <style:text-properties fo:font-style="normal" officeooo:rsid="02d0d194" style:font-style-asian="normal" style:font-style-complex="normal"/>
    </style:style>
    <style:style style:name="T178" style:family="text">
      <style:text-properties fo:font-style="normal" officeooo:rsid="02368bb3" style:font-style-asian="normal" style:font-style-complex="normal"/>
    </style:style>
    <style:style style:name="T179" style:family="text">
      <style:text-properties fo:font-style="normal" officeooo:rsid="0237dfe8" style:font-style-asian="normal" style:font-style-complex="normal"/>
    </style:style>
    <style:style style:name="T180" style:family="text">
      <style:text-properties fo:font-style="normal" officeooo:rsid="023a1490" style:font-style-asian="normal" style:font-style-complex="normal"/>
    </style:style>
    <style:style style:name="T181" style:family="text">
      <style:text-properties fo:font-style="normal" officeooo:rsid="02531a36" style:font-style-asian="normal" style:font-style-complex="normal"/>
    </style:style>
    <style:style style:name="T182" style:family="text">
      <style:text-properties fo:font-style="normal" officeooo:rsid="027f24da" style:font-style-asian="normal" style:font-style-complex="normal"/>
    </style:style>
    <style:style style:name="T183" style:family="text">
      <style:text-properties fo:font-style="normal" officeooo:rsid="027f3321" style:font-style-asian="normal" style:font-style-complex="normal"/>
    </style:style>
    <style:style style:name="T184" style:family="text">
      <style:text-properties fo:font-style="normal" officeooo:rsid="025505ec" style:font-style-asian="normal" style:font-style-complex="normal"/>
    </style:style>
    <style:style style:name="T185" style:family="text">
      <style:text-properties fo:font-style="normal" officeooo:rsid="045a9c58" style:font-style-asian="normal" style:font-style-complex="normal"/>
    </style:style>
    <style:style style:name="T186" style:family="text">
      <style:text-properties fo:font-style="normal" officeooo:rsid="02557f93" style:font-style-asian="normal" style:font-style-complex="normal"/>
    </style:style>
    <style:style style:name="T187" style:family="text">
      <style:text-properties fo:font-style="normal" officeooo:rsid="03c2f50c" style:font-style-asian="normal" style:font-style-complex="normal"/>
    </style:style>
    <style:style style:name="T188" style:family="text">
      <style:text-properties fo:font-style="normal" officeooo:rsid="0256dfaf" style:font-style-asian="normal" style:font-style-complex="normal"/>
    </style:style>
    <style:style style:name="T189" style:family="text">
      <style:text-properties fo:font-style="normal" officeooo:rsid="0258c676" style:font-style-asian="normal" style:font-style-complex="normal"/>
    </style:style>
    <style:style style:name="T190" style:family="text">
      <style:text-properties fo:font-style="normal" officeooo:rsid="02598bd8" style:font-style-asian="normal" style:font-style-complex="normal"/>
    </style:style>
    <style:style style:name="T191" style:family="text">
      <style:text-properties fo:font-style="normal" officeooo:rsid="025a3f85" style:font-style-asian="normal" style:font-style-complex="normal"/>
    </style:style>
    <style:style style:name="T192" style:family="text">
      <style:text-properties fo:font-style="normal" officeooo:rsid="025ea3c1" style:font-style-asian="normal" style:font-style-complex="normal"/>
    </style:style>
    <style:style style:name="T193" style:family="text">
      <style:text-properties fo:font-style="normal" officeooo:rsid="025d53a8" style:font-style-asian="normal" style:font-style-complex="normal"/>
    </style:style>
    <style:style style:name="T194" style:family="text">
      <style:text-properties fo:font-style="normal" officeooo:rsid="02667970" style:font-style-asian="normal" style:font-style-complex="normal"/>
    </style:style>
    <style:style style:name="T195" style:family="text">
      <style:text-properties fo:font-style="normal" officeooo:rsid="026289f4" style:font-style-asian="normal" style:font-style-complex="normal"/>
    </style:style>
    <style:style style:name="T196" style:family="text">
      <style:text-properties fo:font-style="normal" officeooo:rsid="02665e7b" style:font-style-asian="normal" style:font-style-complex="normal"/>
    </style:style>
    <style:style style:name="T197" style:family="text">
      <style:text-properties fo:font-style="normal" officeooo:rsid="02673f52" style:font-style-asian="normal" style:font-style-complex="normal"/>
    </style:style>
    <style:style style:name="T198" style:family="text">
      <style:text-properties fo:font-style="normal" officeooo:rsid="02691493" style:font-style-asian="normal" style:font-style-complex="normal"/>
    </style:style>
    <style:style style:name="T199" style:family="text">
      <style:text-properties fo:font-style="normal" officeooo:rsid="02811d8e" style:font-style-asian="normal" style:font-style-complex="normal"/>
    </style:style>
    <style:style style:name="T200" style:family="text">
      <style:text-properties fo:font-style="normal" officeooo:rsid="0282b6d4" style:font-style-asian="normal" style:font-style-complex="normal"/>
    </style:style>
    <style:style style:name="T201" style:family="text">
      <style:text-properties fo:font-style="normal" officeooo:rsid="026adf5e" style:font-style-asian="normal" style:font-style-complex="normal"/>
    </style:style>
    <style:style style:name="T202" style:family="text">
      <style:text-properties fo:font-style="normal" officeooo:rsid="026cc5fd" style:font-style-asian="normal" style:font-style-complex="normal"/>
    </style:style>
    <style:style style:name="T203" style:family="text">
      <style:text-properties fo:font-style="normal" officeooo:rsid="02d557e3" style:font-style-asian="normal" style:font-style-complex="normal"/>
    </style:style>
    <style:style style:name="T204" style:family="text">
      <style:text-properties fo:font-style="normal" officeooo:rsid="02d74fd5" style:font-style-asian="normal" style:font-style-complex="normal"/>
    </style:style>
    <style:style style:name="T205" style:family="text">
      <style:text-properties fo:font-style="normal" officeooo:rsid="02d781a6" style:font-style-asian="normal" style:font-style-complex="normal"/>
    </style:style>
    <style:style style:name="T206" style:family="text">
      <style:text-properties fo:font-style="normal" officeooo:rsid="02da631a" style:font-style-asian="normal" style:font-style-complex="normal"/>
    </style:style>
    <style:style style:name="T207" style:family="text">
      <style:text-properties fo:font-style="normal" officeooo:rsid="02dbfada" style:font-style-asian="normal" style:font-style-complex="normal"/>
    </style:style>
    <style:style style:name="T208" style:family="text">
      <style:text-properties fo:font-style="normal" officeooo:rsid="02dcdfd0" style:font-style-asian="normal" style:font-style-complex="normal"/>
    </style:style>
    <style:style style:name="T209" style:family="text">
      <style:text-properties fo:font-style="normal" officeooo:rsid="02dd7ec6" style:font-style-asian="normal" style:font-style-complex="normal"/>
    </style:style>
    <style:style style:name="T210" style:family="text">
      <style:text-properties fo:font-style="normal" officeooo:rsid="0348db02" style:font-style-asian="normal" style:font-style-complex="normal"/>
    </style:style>
    <style:style style:name="T211" style:family="text">
      <style:text-properties fo:font-style="normal" officeooo:rsid="03478bf8" style:font-style-asian="normal" style:font-style-complex="normal"/>
    </style:style>
    <style:style style:name="T212" style:family="text">
      <style:text-properties fo:font-style="normal" officeooo:rsid="03481429" style:font-style-asian="normal" style:font-style-complex="normal"/>
    </style:style>
    <style:style style:name="T213" style:family="text">
      <style:text-properties fo:font-style="normal" officeooo:rsid="035de7e7" style:font-style-asian="normal" style:font-style-complex="normal"/>
    </style:style>
    <style:style style:name="T214" style:family="text">
      <style:text-properties fo:font-style="normal" officeooo:rsid="035cf30b" style:font-style-asian="normal" style:font-style-complex="normal"/>
    </style:style>
    <style:style style:name="T215" style:family="text">
      <style:text-properties fo:font-style="normal" officeooo:rsid="035fb633" style:font-style-asian="normal" style:font-style-complex="normal"/>
    </style:style>
    <style:style style:name="T216" style:family="text">
      <style:text-properties fo:font-style="normal" officeooo:rsid="0382c1fc" style:font-style-asian="normal" style:font-style-complex="normal"/>
    </style:style>
    <style:style style:name="T217" style:family="text">
      <style:text-properties fo:font-style="normal" officeooo:rsid="038b10e8" style:font-style-asian="normal" style:font-style-complex="normal"/>
    </style:style>
    <style:style style:name="T218" style:family="text">
      <style:text-properties fo:font-style="normal" officeooo:rsid="03783d78" style:font-style-asian="normal" style:font-style-complex="normal"/>
    </style:style>
    <style:style style:name="T219" style:family="text">
      <style:text-properties fo:font-style="normal" officeooo:rsid="037a0759" style:font-style-asian="normal" style:font-style-complex="normal"/>
    </style:style>
    <style:style style:name="T220" style:family="text">
      <style:text-properties fo:font-style="normal" officeooo:rsid="039710c7" style:font-style-asian="normal" style:font-style-complex="normal"/>
    </style:style>
    <style:style style:name="T221" style:family="text">
      <style:text-properties fo:font-style="normal" officeooo:rsid="039c41c8" style:font-style-asian="normal" style:font-style-complex="normal"/>
    </style:style>
    <style:style style:name="T222" style:family="text">
      <style:text-properties fo:font-style="normal" officeooo:rsid="03a2f7f3" style:font-style-asian="normal" style:font-style-complex="normal"/>
    </style:style>
    <style:style style:name="T223" style:family="text">
      <style:text-properties fo:font-style="normal" officeooo:rsid="03a7ab71" style:font-style-asian="normal" style:font-style-complex="normal"/>
    </style:style>
    <style:style style:name="T224" style:family="text">
      <style:text-properties fo:font-style="normal" officeooo:rsid="03ce82c3" style:font-style-asian="normal" style:font-style-complex="normal"/>
    </style:style>
    <style:style style:name="T225" style:family="text">
      <style:text-properties fo:font-style="normal" officeooo:rsid="03d0469b" style:font-style-asian="normal" style:font-style-complex="normal"/>
    </style:style>
    <style:style style:name="T226" style:family="text">
      <style:text-properties fo:font-style="normal" officeooo:rsid="03d3d66e" style:font-style-asian="normal" style:font-style-complex="normal"/>
    </style:style>
    <style:style style:name="T227" style:family="text">
      <style:text-properties fo:font-style="normal" officeooo:rsid="03d9587a" style:font-style-asian="normal" style:font-style-complex="normal"/>
    </style:style>
    <style:style style:name="T228" style:family="text">
      <style:text-properties fo:font-style="normal" officeooo:rsid="03e35b43" style:font-style-asian="normal" style:font-style-complex="normal"/>
    </style:style>
    <style:style style:name="T229" style:family="text">
      <style:text-properties fo:font-style="normal" officeooo:rsid="03e36cbd" style:font-style-asian="normal" style:font-style-complex="normal"/>
    </style:style>
    <style:style style:name="T230" style:family="text">
      <style:text-properties fo:font-style="normal" officeooo:rsid="03e66558" style:font-style-asian="normal" style:font-style-complex="normal"/>
    </style:style>
    <style:style style:name="T231" style:family="text">
      <style:text-properties fo:font-style="normal" officeooo:rsid="03e68019" style:font-style-asian="normal" style:font-style-complex="normal"/>
    </style:style>
    <style:style style:name="T232" style:family="text">
      <style:text-properties fo:font-style="normal" officeooo:rsid="03e7ce40" style:font-style-asian="normal" style:font-style-complex="normal"/>
    </style:style>
    <style:style style:name="T233" style:family="text">
      <style:text-properties fo:font-style="normal" officeooo:rsid="03e80ab8" style:font-style-asian="normal" style:font-style-complex="normal"/>
    </style:style>
    <style:style style:name="T234" style:family="text">
      <style:text-properties fo:font-style="normal" officeooo:rsid="043f5f2d" style:font-style-asian="normal" style:font-style-complex="normal"/>
    </style:style>
    <style:style style:name="T235" style:family="text">
      <style:text-properties fo:font-style="normal" officeooo:rsid="03e86bcd" style:font-style-asian="normal" style:font-style-complex="normal"/>
    </style:style>
    <style:style style:name="T236" style:family="text">
      <style:text-properties fo:font-style="normal" officeooo:rsid="03e9544d" style:font-style-asian="normal" style:font-style-complex="normal"/>
    </style:style>
    <style:style style:name="T237" style:family="text">
      <style:text-properties fo:font-style="normal" officeooo:rsid="03ea5062" style:font-style-asian="normal" style:font-style-complex="normal"/>
    </style:style>
    <style:style style:name="T238" style:family="text">
      <style:text-properties fo:font-style="normal" officeooo:rsid="03eb343a" style:font-style-asian="normal" style:font-style-complex="normal"/>
    </style:style>
    <style:style style:name="T239" style:family="text">
      <style:text-properties fo:font-style="normal" officeooo:rsid="03ec8fbb" style:font-style-asian="normal" style:font-style-complex="normal"/>
    </style:style>
    <style:style style:name="T240" style:family="text">
      <style:text-properties fo:font-style="normal" officeooo:rsid="03f40307" style:font-style-asian="normal" style:font-style-complex="normal"/>
    </style:style>
    <style:style style:name="T241" style:family="text">
      <style:text-properties fo:font-style="normal" officeooo:rsid="0419cd0a" style:font-style-asian="normal" style:font-style-complex="normal"/>
    </style:style>
    <style:style style:name="T242" style:family="text">
      <style:text-properties fo:font-style="normal" officeooo:rsid="041b2552" style:font-style-asian="normal" style:font-style-complex="normal"/>
    </style:style>
    <style:style style:name="T243" style:family="text">
      <style:text-properties fo:font-style="normal" officeooo:rsid="041c4d79" style:font-style-asian="normal" style:font-style-complex="normal"/>
    </style:style>
    <style:style style:name="T244" style:family="text">
      <style:text-properties fo:font-style="normal" officeooo:rsid="041c497c" style:font-style-asian="normal" style:font-style-complex="normal"/>
    </style:style>
    <style:style style:name="T245" style:family="text">
      <style:text-properties fo:font-style="normal" officeooo:rsid="03fce8b8" style:font-style-asian="normal" style:font-style-complex="normal"/>
    </style:style>
    <style:style style:name="T246" style:family="text">
      <style:text-properties fo:font-style="normal" officeooo:rsid="03fd4873" style:font-style-asian="normal" style:font-style-complex="normal"/>
    </style:style>
    <style:style style:name="T247" style:family="text">
      <style:text-properties fo:font-style="normal" officeooo:rsid="03ff3358" style:font-style-asian="normal" style:font-style-complex="normal"/>
    </style:style>
    <style:style style:name="T248" style:family="text">
      <style:text-properties fo:font-style="normal" officeooo:rsid="040072f7" style:font-style-asian="normal" style:font-style-complex="normal"/>
    </style:style>
    <style:style style:name="T249" style:family="text">
      <style:text-properties fo:font-style="normal" officeooo:rsid="0401ae37" style:font-style-asian="normal" style:font-style-complex="normal"/>
    </style:style>
    <style:style style:name="T250" style:family="text">
      <style:text-properties fo:font-style="normal" officeooo:rsid="0405429b" style:font-style-asian="normal" style:font-style-complex="normal"/>
    </style:style>
    <style:style style:name="T251" style:family="text">
      <style:text-properties fo:font-style="normal" officeooo:rsid="04104640" style:font-style-asian="normal" style:font-style-complex="normal"/>
    </style:style>
    <style:style style:name="T252" style:family="text">
      <style:text-properties fo:font-style="normal" officeooo:rsid="0405634e" style:font-style-asian="normal" style:font-style-complex="normal"/>
    </style:style>
    <style:style style:name="T253" style:family="text">
      <style:text-properties fo:font-style="normal" officeooo:rsid="0407d2a8" style:font-style-asian="normal" style:font-style-complex="normal"/>
    </style:style>
    <style:style style:name="T254" style:family="text">
      <style:text-properties fo:font-style="normal" officeooo:rsid="04093d31" style:font-style-asian="normal" style:font-style-complex="normal"/>
    </style:style>
    <style:style style:name="T255" style:family="text">
      <style:text-properties fo:font-style="normal" officeooo:rsid="040940cd" style:font-style-asian="normal" style:font-style-complex="normal"/>
    </style:style>
    <style:style style:name="T256" style:family="text">
      <style:text-properties fo:font-style="normal" officeooo:rsid="040e4f4f" style:font-style-asian="normal" style:font-style-complex="normal"/>
    </style:style>
    <style:style style:name="T257" style:family="text">
      <style:text-properties fo:font-style="normal" officeooo:rsid="040acb1a" style:font-style-asian="normal" style:font-style-complex="normal"/>
    </style:style>
    <style:style style:name="T258" style:family="text">
      <style:text-properties fo:font-style="normal" officeooo:rsid="040f31d7" style:font-style-asian="normal" style:font-style-complex="normal"/>
    </style:style>
    <style:style style:name="T259" style:family="text">
      <style:text-properties fo:font-style="normal" officeooo:rsid="04107fc5" style:font-style-asian="normal" style:font-style-complex="normal"/>
    </style:style>
    <style:style style:name="T260" style:family="text">
      <style:text-properties fo:font-style="normal" officeooo:rsid="041d0d0a" style:font-style-asian="normal" style:font-style-complex="normal"/>
    </style:style>
    <style:style style:name="T261" style:family="text">
      <style:text-properties fo:font-style="normal" officeooo:rsid="041d7ce4" style:font-style-asian="normal" style:font-style-complex="normal"/>
    </style:style>
    <style:style style:name="T262" style:family="text">
      <style:text-properties fo:font-style="normal" officeooo:rsid="041f0946" style:font-style-asian="normal" style:font-style-complex="normal"/>
    </style:style>
    <style:style style:name="T263" style:family="text">
      <style:text-properties fo:font-style="normal" officeooo:rsid="041f439c" style:font-style-asian="normal" style:font-style-complex="normal"/>
    </style:style>
    <style:style style:name="T264" style:family="text">
      <style:text-properties fo:font-style="normal" officeooo:rsid="04222796" style:font-style-asian="normal" style:font-style-complex="normal"/>
    </style:style>
    <style:style style:name="T265" style:family="text">
      <style:text-properties fo:font-style="normal" officeooo:rsid="0425231c" style:font-style-asian="normal" style:font-style-complex="normal"/>
    </style:style>
    <style:style style:name="T266" style:family="text">
      <style:text-properties fo:font-style="normal" officeooo:rsid="04255b25" style:font-style-asian="normal" style:font-style-complex="normal"/>
    </style:style>
    <style:style style:name="T267" style:family="text">
      <style:text-properties fo:font-style="normal" officeooo:rsid="0425bcad" style:font-style-asian="normal" style:font-style-complex="normal"/>
    </style:style>
    <style:style style:name="T268" style:family="text">
      <style:text-properties fo:font-style="normal" officeooo:rsid="04260c9d" style:font-style-asian="normal" style:font-style-complex="normal"/>
    </style:style>
    <style:style style:name="T269" style:family="text">
      <style:text-properties fo:font-style="normal" officeooo:rsid="043fa828" style:font-style-asian="normal" style:font-style-complex="normal"/>
    </style:style>
    <style:style style:name="T270" style:family="text">
      <style:text-properties fo:font-style="normal" officeooo:rsid="04418fea" style:font-style-asian="normal" style:font-style-complex="normal"/>
    </style:style>
    <style:style style:name="T271" style:family="text">
      <style:text-properties fo:font-style="normal" officeooo:rsid="044b1893" style:font-style-asian="normal" style:font-style-complex="normal"/>
    </style:style>
    <style:style style:name="T272" style:family="text">
      <style:text-properties fo:font-style="normal" officeooo:rsid="044447ae" style:font-style-asian="normal" style:font-style-complex="normal"/>
    </style:style>
    <style:style style:name="T273" style:family="text">
      <style:text-properties fo:font-style="normal" officeooo:rsid="0445cfef" style:font-style-asian="normal" style:font-style-complex="normal"/>
    </style:style>
    <style:style style:name="T274" style:family="text">
      <style:text-properties fo:font-style="normal" officeooo:rsid="0445e775" style:font-style-asian="normal" style:font-style-complex="normal"/>
    </style:style>
    <style:style style:name="T275" style:family="text">
      <style:text-properties fo:font-style="normal" officeooo:rsid="04463ee2" style:font-style-asian="normal" style:font-style-complex="normal"/>
    </style:style>
    <style:style style:name="T276" style:family="text">
      <style:text-properties fo:font-style="normal" officeooo:rsid="0448fcc8" style:font-style-asian="normal" style:font-style-complex="normal"/>
    </style:style>
    <style:style style:name="T277" style:family="text">
      <style:text-properties fo:font-style="normal" officeooo:rsid="044a458c" style:font-style-asian="normal" style:font-style-complex="normal"/>
    </style:style>
    <style:style style:name="T278" style:family="text">
      <style:text-properties fo:font-style="normal" officeooo:rsid="044bd895" style:font-style-asian="normal" style:font-style-complex="normal"/>
    </style:style>
    <style:style style:name="T279" style:family="text">
      <style:text-properties fo:font-style="normal" officeooo:rsid="044bf795" style:font-style-asian="normal" style:font-style-complex="normal"/>
    </style:style>
    <style:style style:name="T280" style:family="text">
      <style:text-properties fo:font-style="normal" officeooo:rsid="044c6a51" style:font-style-asian="normal" style:font-style-complex="normal"/>
    </style:style>
    <style:style style:name="T281" style:family="text">
      <style:text-properties fo:font-style="normal" officeooo:rsid="044dea26" style:font-style-asian="normal" style:font-style-complex="normal"/>
    </style:style>
    <style:style style:name="T282" style:family="text">
      <style:text-properties fo:font-style="normal" officeooo:rsid="046c9751" style:font-style-asian="normal" style:font-style-complex="normal"/>
    </style:style>
    <style:style style:name="T283" style:family="text">
      <style:text-properties fo:font-style="normal" officeooo:rsid="0476463f" style:font-style-asian="normal" style:font-style-complex="normal"/>
    </style:style>
    <style:style style:name="T284" style:family="text">
      <style:text-properties fo:font-style="normal" officeooo:rsid="047a6d69" style:font-style-asian="normal" style:font-style-complex="normal"/>
    </style:style>
    <style:style style:name="T285" style:family="text">
      <style:text-properties fo:font-style="normal" officeooo:rsid="047c24b2" style:font-style-asian="normal" style:font-style-complex="normal"/>
    </style:style>
    <style:style style:name="T286" style:family="text">
      <style:text-properties fo:font-style="normal" fo:font-weight="normal" style:font-style-asian="normal" style:font-weight-asian="normal" style:font-style-complex="normal" style:font-weight-complex="normal"/>
    </style:style>
    <style:style style:name="T287" style:family="text">
      <style:text-properties fo:font-style="normal" fo:font-weight="normal" officeooo:rsid="00462531" style:font-style-asian="normal" style:font-weight-asian="normal" style:font-style-complex="normal" style:font-weight-complex="normal"/>
    </style:style>
    <style:style style:name="T288" style:family="text">
      <style:text-properties fo:font-style="normal" fo:font-weight="normal" officeooo:rsid="004731df" style:font-style-asian="normal" style:font-weight-asian="normal" style:font-style-complex="normal" style:font-weight-complex="normal"/>
    </style:style>
    <style:style style:name="T289" style:family="text">
      <style:text-properties fo:font-style="normal" fo:font-weight="normal" officeooo:rsid="0048e714" style:font-style-asian="normal" style:font-weight-asian="normal" style:font-style-complex="normal" style:font-weight-complex="normal"/>
    </style:style>
    <style:style style:name="T290" style:family="text">
      <style:text-properties fo:font-style="normal" fo:font-weight="normal" officeooo:rsid="004c1759" style:font-style-asian="normal" style:font-weight-asian="normal" style:font-style-complex="normal" style:font-weight-complex="normal"/>
    </style:style>
    <style:style style:name="T291" style:family="text">
      <style:text-properties fo:font-style="normal" fo:font-weight="normal" officeooo:rsid="00c18189" style:font-style-asian="normal" style:font-weight-asian="normal" style:font-style-complex="normal" style:font-weight-complex="normal"/>
    </style:style>
    <style:style style:name="T292" style:family="text">
      <style:text-properties fo:font-style="normal" fo:font-weight="normal" officeooo:rsid="00354de5" style:font-style-asian="normal" style:font-weight-asian="normal" style:font-style-complex="normal" style:font-weight-complex="normal"/>
    </style:style>
    <style:style style:name="T293" style:family="text">
      <style:text-properties fo:font-style="normal" fo:font-weight="normal" officeooo:rsid="013848f8" style:font-style-asian="normal" style:font-weight-asian="normal" style:font-style-complex="normal" style:font-weight-complex="normal"/>
    </style:style>
    <style:style style:name="T294" style:family="text">
      <style:text-properties fo:font-style="normal" fo:font-weight="normal" officeooo:rsid="02888675" style:font-style-asian="normal" style:font-weight-asian="normal" style:font-style-complex="normal" style:font-weight-complex="normal"/>
    </style:style>
    <style:style style:name="T295" style:family="text">
      <style:text-properties fo:font-style="normal" fo:font-weight="normal" officeooo:rsid="0289679f" style:font-style-asian="normal" style:font-weight-asian="normal" style:font-style-complex="normal" style:font-weight-complex="normal"/>
    </style:style>
    <style:style style:name="T296" style:family="text">
      <style:text-properties fo:font-style="normal" fo:font-weight="normal" officeooo:rsid="02b171bd" style:font-style-asian="normal" style:font-weight-asian="normal" style:font-style-complex="normal" style:font-weight-complex="normal"/>
    </style:style>
    <style:style style:name="T297" style:family="text">
      <style:text-properties fo:font-style="normal" fo:font-weight="normal" officeooo:rsid="02b2bc59" style:font-style-asian="normal" style:font-weight-asian="normal" style:font-style-complex="normal" style:font-weight-complex="normal"/>
    </style:style>
    <style:style style:name="T298" style:family="text">
      <style:text-properties fo:font-style="normal" fo:font-weight="normal" officeooo:rsid="02b3230e" style:font-style-asian="normal" style:font-weight-asian="normal" style:font-style-complex="normal" style:font-weight-complex="normal"/>
    </style:style>
    <style:style style:name="T299" style:family="text">
      <style:text-properties fo:font-style="normal" fo:font-weight="normal" officeooo:rsid="02b368c0" style:font-style-asian="normal" style:font-weight-asian="normal" style:font-style-complex="normal" style:font-weight-complex="normal"/>
    </style:style>
    <style:style style:name="T300" style:family="text">
      <style:text-properties fo:font-style="normal" fo:font-weight="normal" officeooo:rsid="02b39219" style:font-style-asian="normal" style:font-weight-asian="normal" style:font-style-complex="normal" style:font-weight-complex="normal"/>
    </style:style>
    <style:style style:name="T301" style:family="text">
      <style:text-properties fo:font-style="normal" fo:font-weight="normal" officeooo:rsid="02b51241" style:font-style-asian="normal" style:font-weight-asian="normal" style:font-style-complex="normal" style:font-weight-complex="normal"/>
    </style:style>
    <style:style style:name="T302" style:family="text">
      <style:text-properties fo:font-style="normal" fo:font-weight="normal" officeooo:rsid="02b683b0" style:font-style-asian="normal" style:font-weight-asian="normal" style:font-style-complex="normal" style:font-weight-complex="normal"/>
    </style:style>
    <style:style style:name="T303" style:family="text">
      <style:text-properties fo:font-style="normal" fo:font-weight="normal" officeooo:rsid="02b942b5" style:font-style-asian="normal" style:font-weight-asian="normal" style:font-style-complex="normal" style:font-weight-complex="normal"/>
    </style:style>
    <style:style style:name="T304" style:family="text">
      <style:text-properties fo:font-style="normal" fo:font-weight="normal" officeooo:rsid="02bab474" style:font-style-asian="normal" style:font-weight-asian="normal" style:font-style-complex="normal" style:font-weight-complex="normal"/>
    </style:style>
    <style:style style:name="T305" style:family="text">
      <style:text-properties fo:font-style="normal" fo:font-weight="normal" officeooo:rsid="02bba264" style:font-style-asian="normal" style:font-weight-asian="normal" style:font-style-complex="normal" style:font-weight-complex="normal"/>
    </style:style>
    <style:style style:name="T306" style:family="text">
      <style:text-properties fo:font-style="normal" fo:font-weight="normal" officeooo:rsid="02bc484b" style:font-style-asian="normal" style:font-weight-asian="normal" style:font-style-complex="normal" style:font-weight-complex="normal"/>
    </style:style>
    <style:style style:name="T307" style:family="text">
      <style:text-properties fo:font-style="normal" fo:font-weight="normal" officeooo:rsid="02bdcac4" style:font-style-asian="normal" style:font-weight-asian="normal" style:font-style-complex="normal" style:font-weight-complex="normal"/>
    </style:style>
    <style:style style:name="T308" style:family="text">
      <style:text-properties fo:font-style="normal" fo:font-weight="normal" officeooo:rsid="02be6546" style:font-style-asian="normal" style:font-weight-asian="normal" style:font-style-complex="normal" style:font-weight-complex="normal"/>
    </style:style>
    <style:style style:name="T309" style:family="text">
      <style:text-properties fo:font-style="normal" fo:font-weight="normal" officeooo:rsid="02bf14fe" style:font-style-asian="normal" style:font-weight-asian="normal" style:font-style-complex="normal" style:font-weight-complex="normal"/>
    </style:style>
    <style:style style:name="T310" style:family="text">
      <style:text-properties fo:font-style="normal" fo:font-weight="normal" officeooo:rsid="02bf50bd" style:font-style-asian="normal" style:font-weight-asian="normal" style:font-style-complex="normal" style:font-weight-complex="normal"/>
    </style:style>
    <style:style style:name="T311" style:family="text">
      <style:text-properties fo:font-style="normal" fo:font-weight="normal" officeooo:rsid="02c0affe" style:font-style-asian="normal" style:font-weight-asian="normal" style:font-style-complex="normal" style:font-weight-complex="normal"/>
    </style:style>
    <style:style style:name="T312" style:family="text">
      <style:text-properties fo:font-style="normal" fo:font-weight="normal" officeooo:rsid="02c247bd" style:font-style-asian="normal" style:font-weight-asian="normal" style:font-style-complex="normal" style:font-weight-complex="normal"/>
    </style:style>
    <style:style style:name="T313" style:family="text">
      <style:text-properties fo:font-style="normal" fo:font-weight="normal" officeooo:rsid="02c33805" style:font-style-asian="normal" style:font-weight-asian="normal" style:font-style-complex="normal" style:font-weight-complex="normal"/>
    </style:style>
    <style:style style:name="T314" style:family="text">
      <style:text-properties fo:font-style="normal" fo:font-weight="normal" officeooo:rsid="02c352d8" style:font-style-asian="normal" style:font-weight-asian="normal" style:font-style-complex="normal" style:font-weight-complex="normal"/>
    </style:style>
    <style:style style:name="T315" style:family="text">
      <style:text-properties fo:font-style="normal" fo:font-weight="normal" officeooo:rsid="02c5392d" style:font-style-asian="normal" style:font-weight-asian="normal" style:font-style-complex="normal" style:font-weight-complex="normal"/>
    </style:style>
    <style:style style:name="T316" style:family="text">
      <style:text-properties fo:font-style="normal" fo:font-weight="normal" officeooo:rsid="02c68fe8" style:font-style-asian="normal" style:font-weight-asian="normal" style:font-style-complex="normal" style:font-weight-complex="normal"/>
    </style:style>
    <style:style style:name="T317" style:family="text">
      <style:text-properties fo:font-style="normal" fo:font-weight="normal" officeooo:rsid="02c7738a" style:font-style-asian="normal" style:font-weight-asian="normal" style:font-style-complex="normal" style:font-weight-complex="normal"/>
    </style:style>
    <style:style style:name="T318" style:family="text">
      <style:text-properties fo:font-style="normal" fo:font-weight="normal" officeooo:rsid="02c92665" style:font-style-asian="normal" style:font-weight-asian="normal" style:font-style-complex="normal" style:font-weight-complex="normal"/>
    </style:style>
    <style:style style:name="T319" style:family="text">
      <style:text-properties fo:font-style="normal" fo:font-weight="normal" officeooo:rsid="02c9e40f" style:font-style-asian="normal" style:font-weight-asian="normal" style:font-style-complex="normal" style:font-weight-complex="normal"/>
    </style:style>
    <style:style style:name="T320" style:family="text">
      <style:text-properties fo:font-style="normal" fo:font-weight="normal" officeooo:rsid="02cb2b16" style:font-style-asian="normal" style:font-weight-asian="normal" style:font-style-complex="normal" style:font-weight-complex="normal"/>
    </style:style>
    <style:style style:name="T321" style:family="text">
      <style:text-properties fo:font-style="normal" fo:font-weight="normal" officeooo:rsid="02cd21e6" style:font-style-asian="normal" style:font-weight-asian="normal" style:font-style-complex="normal" style:font-weight-complex="normal"/>
    </style:style>
    <style:style style:name="T322" style:family="text">
      <style:text-properties fo:font-style="normal" fo:font-weight="normal" officeooo:rsid="02cdc436" style:font-style-asian="normal" style:font-weight-asian="normal" style:font-style-complex="normal" style:font-weight-complex="normal"/>
    </style:style>
    <style:style style:name="T323" style:family="text">
      <style:text-properties fo:font-style="normal" fo:font-weight="normal" officeooo:rsid="02d74f39" style:font-style-asian="normal" style:font-weight-asian="normal" style:font-style-complex="normal" style:font-weight-complex="normal"/>
    </style:style>
    <style:style style:name="T324" style:family="text">
      <style:text-properties fo:font-style="normal" fo:font-weight="normal" officeooo:rsid="02d8aba8" style:font-style-asian="normal" style:font-weight-asian="normal" style:font-style-complex="normal" style:font-weight-complex="normal"/>
    </style:style>
    <style:style style:name="T325" style:family="text">
      <style:text-properties fo:font-style="normal" fo:font-weight="normal" officeooo:rsid="02d9bffb" style:font-style-asian="normal" style:font-weight-asian="normal" style:font-style-complex="normal" style:font-weight-complex="normal"/>
    </style:style>
    <style:style style:name="T326" style:family="text">
      <style:text-properties fo:font-style="normal" fo:font-weight="normal" officeooo:rsid="02dd4206" style:font-style-asian="normal" style:font-weight-asian="normal" style:font-style-complex="normal" style:font-weight-complex="normal"/>
    </style:style>
    <style:style style:name="T327" style:family="text">
      <style:text-properties fo:font-style="normal" fo:font-weight="normal" officeooo:rsid="02de95dc" style:font-style-asian="normal" style:font-weight-asian="normal" style:font-style-complex="normal" style:font-weight-complex="normal"/>
    </style:style>
    <style:style style:name="T328" style:family="text">
      <style:text-properties fo:font-style="normal" fo:font-weight="normal" officeooo:rsid="02deaea6" style:font-style-asian="normal" style:font-weight-asian="normal" style:font-style-complex="normal" style:font-weight-complex="normal"/>
    </style:style>
    <style:style style:name="T329" style:family="text">
      <style:text-properties fo:font-style="normal" fo:font-weight="normal" officeooo:rsid="02e09be6" style:font-style-asian="normal" style:font-weight-asian="normal" style:font-style-complex="normal" style:font-weight-complex="normal"/>
    </style:style>
    <style:style style:name="T330" style:family="text">
      <style:text-properties fo:font-style="normal" fo:font-weight="normal" officeooo:rsid="02e163ef" style:font-style-asian="normal" style:font-weight-asian="normal" style:font-style-complex="normal" style:font-weight-complex="normal"/>
    </style:style>
    <style:style style:name="T331" style:family="text">
      <style:text-properties fo:font-style="normal" fo:font-weight="normal" officeooo:rsid="02e18374" style:font-style-asian="normal" style:font-weight-asian="normal" style:font-style-complex="normal" style:font-weight-complex="normal"/>
    </style:style>
    <style:style style:name="T332" style:family="text">
      <style:text-properties fo:font-style="normal" fo:font-weight="normal" officeooo:rsid="02e40df6" style:font-style-asian="normal" style:font-weight-asian="normal" style:font-style-complex="normal" style:font-weight-complex="normal"/>
    </style:style>
    <style:style style:name="T333" style:family="text">
      <style:text-properties fo:font-style="normal" fo:font-weight="normal" officeooo:rsid="02e546d2" style:font-style-asian="normal" style:font-weight-asian="normal" style:font-style-complex="normal" style:font-weight-complex="normal"/>
    </style:style>
    <style:style style:name="T334" style:family="text">
      <style:text-properties fo:font-style="normal" fo:font-weight="normal" officeooo:rsid="02e6b2af" style:font-style-asian="normal" style:font-weight-asian="normal" style:font-style-complex="normal" style:font-weight-complex="normal"/>
    </style:style>
    <style:style style:name="T335" style:family="text">
      <style:text-properties fo:font-style="normal" fo:font-weight="normal" officeooo:rsid="02eadc87" style:font-style-asian="normal" style:font-weight-asian="normal" style:font-style-complex="normal" style:font-weight-complex="normal"/>
    </style:style>
    <style:style style:name="T336" style:family="text">
      <style:text-properties fo:font-style="normal" fo:font-weight="normal" officeooo:rsid="02eb99aa" style:font-style-asian="normal" style:font-weight-asian="normal" style:font-style-complex="normal" style:font-weight-complex="normal"/>
    </style:style>
    <style:style style:name="T337" style:family="text">
      <style:text-properties fo:font-style="normal" fo:font-weight="normal" officeooo:rsid="02ed12bd" style:font-style-asian="normal" style:font-weight-asian="normal" style:font-style-complex="normal" style:font-weight-complex="normal"/>
    </style:style>
    <style:style style:name="T338" style:family="text">
      <style:text-properties fo:font-style="normal" fo:font-weight="normal" officeooo:rsid="02ed6159" style:font-style-asian="normal" style:font-weight-asian="normal" style:font-style-complex="normal" style:font-weight-complex="normal"/>
    </style:style>
    <style:style style:name="T339" style:family="text">
      <style:text-properties fo:font-style="normal" fo:font-weight="normal" officeooo:rsid="02ee1a4a" style:font-style-asian="normal" style:font-weight-asian="normal" style:font-style-complex="normal" style:font-weight-complex="normal"/>
    </style:style>
    <style:style style:name="T340" style:family="text">
      <style:text-properties fo:font-style="normal" fo:font-weight="normal" officeooo:rsid="02f39a78" style:font-style-asian="normal" style:font-weight-asian="normal" style:font-style-complex="normal" style:font-weight-complex="normal"/>
    </style:style>
    <style:style style:name="T341" style:family="text">
      <style:text-properties fo:font-style="normal" fo:font-weight="normal" officeooo:rsid="02f48936" style:font-style-asian="normal" style:font-weight-asian="normal" style:font-style-complex="normal" style:font-weight-complex="normal"/>
    </style:style>
    <style:style style:name="T342" style:family="text">
      <style:text-properties fo:font-style="normal" fo:font-weight="normal" officeooo:rsid="02f5fdf2" style:font-style-asian="normal" style:font-weight-asian="normal" style:font-style-complex="normal" style:font-weight-complex="normal"/>
    </style:style>
    <style:style style:name="T343" style:family="text">
      <style:text-properties fo:font-style="normal" fo:font-weight="normal" officeooo:rsid="02f6f1eb" style:font-style-asian="normal" style:font-weight-asian="normal" style:font-style-complex="normal" style:font-weight-complex="normal"/>
    </style:style>
    <style:style style:name="T344" style:family="text">
      <style:text-properties fo:font-style="normal" fo:font-weight="normal" officeooo:rsid="02f78572" style:font-style-asian="normal" style:font-weight-asian="normal" style:font-style-complex="normal" style:font-weight-complex="normal"/>
    </style:style>
    <style:style style:name="T345" style:family="text">
      <style:text-properties fo:font-style="normal" fo:font-weight="normal" officeooo:rsid="02f83f8c" style:font-style-asian="normal" style:font-weight-asian="normal" style:font-style-complex="normal" style:font-weight-complex="normal"/>
    </style:style>
    <style:style style:name="T346" style:family="text">
      <style:text-properties fo:font-style="normal" fo:font-weight="normal" officeooo:rsid="032010f0" style:font-style-asian="normal" style:font-weight-asian="normal" style:font-style-complex="normal" style:font-weight-complex="normal"/>
    </style:style>
    <style:style style:name="T347" style:family="text">
      <style:text-properties fo:font-style="normal" fo:font-weight="normal" officeooo:rsid="03204223" style:font-style-asian="normal" style:font-weight-asian="normal" style:font-style-complex="normal" style:font-weight-complex="normal"/>
    </style:style>
    <style:style style:name="T348" style:family="text">
      <style:text-properties fo:font-style="normal" fo:font-weight="normal" officeooo:rsid="03227593" style:font-style-asian="normal" style:font-weight-asian="normal" style:font-style-complex="normal" style:font-weight-complex="normal"/>
    </style:style>
    <style:style style:name="T349" style:family="text">
      <style:text-properties fo:font-style="normal" fo:font-weight="normal" officeooo:rsid="0323c326" style:font-style-asian="normal" style:font-weight-asian="normal" style:font-style-complex="normal" style:font-weight-complex="normal"/>
    </style:style>
    <style:style style:name="T350" style:family="text">
      <style:text-properties fo:font-style="normal" fo:font-weight="normal" officeooo:rsid="03259397" style:font-style-asian="normal" style:font-weight-asian="normal" style:font-style-complex="normal" style:font-weight-complex="normal"/>
    </style:style>
    <style:style style:name="T351" style:family="text">
      <style:text-properties fo:font-style="normal" fo:font-weight="normal" officeooo:rsid="0327f9c4" style:font-style-asian="normal" style:font-weight-asian="normal" style:font-style-complex="normal" style:font-weight-complex="normal"/>
    </style:style>
    <style:style style:name="T352" style:family="text">
      <style:text-properties fo:font-style="normal" fo:font-weight="normal" officeooo:rsid="03282718" style:font-style-asian="normal" style:font-weight-asian="normal" style:font-style-complex="normal" style:font-weight-complex="normal"/>
    </style:style>
    <style:style style:name="T353" style:family="text">
      <style:text-properties fo:font-style="normal" fo:font-weight="normal" officeooo:rsid="0328ed73" style:font-style-asian="normal" style:font-weight-asian="normal" style:font-style-complex="normal" style:font-weight-complex="normal"/>
    </style:style>
    <style:style style:name="T354" style:family="text">
      <style:text-properties fo:font-style="normal" fo:font-weight="normal" officeooo:rsid="0334ec3a" style:font-style-asian="normal" style:font-weight-asian="normal" style:font-style-complex="normal" style:font-weight-complex="normal"/>
    </style:style>
    <style:style style:name="T355" style:family="text">
      <style:text-properties fo:font-style="normal" fo:font-weight="normal" officeooo:rsid="03369280" style:font-style-asian="normal" style:font-weight-asian="normal" style:font-style-complex="normal" style:font-weight-complex="normal"/>
    </style:style>
    <style:style style:name="T356" style:family="text">
      <style:text-properties fo:font-style="normal" fo:font-weight="normal" officeooo:rsid="03383800" style:font-style-asian="normal" style:font-weight-asian="normal" style:font-style-complex="normal" style:font-weight-complex="normal"/>
    </style:style>
    <style:style style:name="T357" style:family="text">
      <style:text-properties fo:font-style="normal" fo:font-weight="normal" officeooo:rsid="03385654" style:font-style-asian="normal" style:font-weight-asian="normal" style:font-style-complex="normal" style:font-weight-complex="normal"/>
    </style:style>
    <style:style style:name="T358" style:family="text">
      <style:text-properties fo:font-style="normal" fo:font-weight="normal" officeooo:rsid="0338c207" style:font-style-asian="normal" style:font-weight-asian="normal" style:font-style-complex="normal" style:font-weight-complex="normal"/>
    </style:style>
    <style:style style:name="T359" style:family="text">
      <style:text-properties fo:font-style="normal" fo:font-weight="normal" officeooo:rsid="033abfe8" style:font-style-asian="normal" style:font-weight-asian="normal" style:font-style-complex="normal" style:font-weight-complex="normal"/>
    </style:style>
    <style:style style:name="T360" style:family="text">
      <style:text-properties fo:font-style="normal" fo:font-weight="normal" officeooo:rsid="033b7cb6" style:font-style-asian="normal" style:font-weight-asian="normal" style:font-style-complex="normal" style:font-weight-complex="normal"/>
    </style:style>
    <style:style style:name="T361" style:family="text">
      <style:text-properties fo:font-style="normal" fo:font-weight="normal" officeooo:rsid="033d6ade" style:font-style-asian="normal" style:font-weight-asian="normal" style:font-style-complex="normal" style:font-weight-complex="normal"/>
    </style:style>
    <style:style style:name="T362" style:family="text">
      <style:text-properties fo:font-style="normal" fo:font-weight="normal" officeooo:rsid="0340fd25" style:font-style-asian="normal" style:font-weight-asian="normal" style:font-style-complex="normal" style:font-weight-complex="normal"/>
    </style:style>
    <style:style style:name="T363" style:family="text">
      <style:text-properties fo:font-style="normal" fo:font-weight="normal" officeooo:rsid="0342b4f8" style:font-style-asian="normal" style:font-weight-asian="normal" style:font-style-complex="normal" style:font-weight-complex="normal"/>
    </style:style>
    <style:style style:name="T364" style:family="text">
      <style:text-properties fo:font-style="normal" fo:font-weight="normal" officeooo:rsid="0342f82f" style:font-style-asian="normal" style:font-weight-asian="normal" style:font-style-complex="normal" style:font-weight-complex="normal"/>
    </style:style>
    <style:style style:name="T365" style:family="text">
      <style:text-properties fo:font-style="normal" fo:font-weight="normal" officeooo:rsid="0346782b" style:font-style-asian="normal" style:font-weight-asian="normal" style:font-style-complex="normal" style:font-weight-complex="normal"/>
    </style:style>
    <style:style style:name="T366" style:family="text">
      <style:text-properties fo:font-style="normal" fo:font-weight="normal" officeooo:rsid="0346dfda" style:font-style-asian="normal" style:font-weight-asian="normal" style:font-style-complex="normal" style:font-weight-complex="normal"/>
    </style:style>
    <style:style style:name="T367" style:family="text">
      <style:text-properties fo:font-style="normal" fo:font-weight="normal" officeooo:rsid="03480173" style:font-style-asian="normal" style:font-weight-asian="normal" style:font-style-complex="normal" style:font-weight-complex="normal"/>
    </style:style>
    <style:style style:name="T368" style:family="text">
      <style:text-properties fo:font-style="normal" fo:font-weight="normal" officeooo:rsid="034b8617" style:font-style-asian="normal" style:font-weight-asian="normal" style:font-style-complex="normal" style:font-weight-complex="normal"/>
    </style:style>
    <style:style style:name="T369" style:family="text">
      <style:text-properties fo:font-style="normal" fo:font-weight="normal" officeooo:rsid="034cdabf" style:font-style-asian="normal" style:font-weight-asian="normal" style:font-style-complex="normal" style:font-weight-complex="normal"/>
    </style:style>
    <style:style style:name="T370" style:family="text">
      <style:text-properties fo:font-style="normal" fo:font-weight="normal" officeooo:rsid="034d0e4e" style:font-style-asian="normal" style:font-weight-asian="normal" style:font-style-complex="normal" style:font-weight-complex="normal"/>
    </style:style>
    <style:style style:name="T371" style:family="text">
      <style:text-properties fo:font-style="normal" fo:font-weight="normal" officeooo:rsid="034d609b" style:font-style-asian="normal" style:font-weight-asian="normal" style:font-style-complex="normal" style:font-weight-complex="normal"/>
    </style:style>
    <style:style style:name="T372" style:family="text">
      <style:text-properties fo:font-style="normal" fo:font-weight="normal" officeooo:rsid="035e35ca" style:font-style-asian="normal" style:font-weight-asian="normal" style:font-style-complex="normal" style:font-weight-complex="normal"/>
    </style:style>
    <style:style style:name="T373" style:family="text">
      <style:text-properties fo:font-style="normal" fo:font-weight="normal" officeooo:rsid="0360c92a" style:font-style-asian="normal" style:font-weight-asian="normal" style:font-style-complex="normal" style:font-weight-complex="normal"/>
    </style:style>
    <style:style style:name="T374" style:family="text">
      <style:text-properties fo:font-style="normal" fo:font-weight="normal" officeooo:rsid="036496b6" style:font-style-asian="normal" style:font-weight-asian="normal" style:font-style-complex="normal" style:font-weight-complex="normal"/>
    </style:style>
    <style:style style:name="T375" style:family="text">
      <style:text-properties fo:font-style="normal" fo:font-weight="normal" officeooo:rsid="0364c937" style:font-style-asian="normal" style:font-weight-asian="normal" style:font-style-complex="normal" style:font-weight-complex="normal"/>
    </style:style>
    <style:style style:name="T376" style:family="text">
      <style:text-properties fo:font-style="normal" fo:font-weight="normal" officeooo:rsid="03a78aed" style:font-style-asian="normal" style:font-weight-asian="normal" style:font-style-complex="normal" style:font-weight-complex="normal"/>
    </style:style>
    <style:style style:name="T377" style:family="text">
      <style:text-properties fo:font-style="normal" fo:font-weight="normal" officeooo:rsid="03a96b2a" style:font-style-asian="normal" style:font-weight-asian="normal" style:font-style-complex="normal" style:font-weight-complex="normal"/>
    </style:style>
    <style:style style:name="T378" style:family="text">
      <style:text-properties fo:font-style="normal" fo:font-weight="normal" officeooo:rsid="03ab59a5" style:font-style-asian="normal" style:font-weight-asian="normal" style:font-style-complex="normal" style:font-weight-complex="normal"/>
    </style:style>
    <style:style style:name="T379" style:family="text">
      <style:text-properties fo:font-style="normal" fo:font-weight="normal" officeooo:rsid="041bd08d" style:font-style-asian="normal" style:font-weight-asian="normal" style:font-style-complex="normal" style:font-weight-complex="normal"/>
    </style:style>
    <style:style style:name="T380" style:family="text">
      <style:text-properties fo:font-style="normal" fo:font-weight="normal" officeooo:rsid="041cb6e0" style:font-style-asian="normal" style:font-weight-asian="normal" style:font-style-complex="normal" style:font-weight-complex="normal"/>
    </style:style>
    <style:style style:name="T381" style:family="text">
      <style:text-properties fo:font-style="normal" fo:font-weight="normal" officeooo:rsid="0440a8ef" style:font-style-asian="normal" style:font-weight-asian="normal" style:font-style-complex="normal" style:font-weight-complex="normal"/>
    </style:style>
    <style:style style:name="T382" style:family="text">
      <style:text-properties fo:font-style="normal" fo:font-weight="normal" officeooo:rsid="04473360" style:font-style-asian="normal" style:font-weight-asian="normal" style:font-style-complex="normal" style:font-weight-complex="normal"/>
    </style:style>
    <style:style style:name="T383" style:family="text">
      <style:text-properties fo:font-style="normal" fo:font-weight="normal" officeooo:rsid="04562ce9" style:font-style-asian="normal" style:font-weight-asian="normal" style:font-style-complex="normal" style:font-weight-complex="normal"/>
    </style:style>
    <style:style style:name="T384" style:family="text">
      <style:text-properties fo:font-style="normal" fo:font-weight="normal" officeooo:rsid="0459e342" style:font-style-asian="normal" style:font-weight-asian="normal" style:font-style-complex="normal" style:font-weight-complex="normal"/>
    </style:style>
    <style:style style:name="T385" style:family="text">
      <style:text-properties fo:font-style="normal" fo:font-weight="normal" officeooo:rsid="045a71b2" style:font-style-asian="normal" style:font-weight-asian="normal" style:font-style-complex="normal" style:font-weight-complex="normal"/>
    </style:style>
    <style:style style:name="T386" style:family="text">
      <style:text-properties fo:font-style="normal" fo:font-weight="normal" officeooo:rsid="045aaf4f" style:font-style-asian="normal" style:font-weight-asian="normal" style:font-style-complex="normal" style:font-weight-complex="normal"/>
    </style:style>
    <style:style style:name="T387" style:family="text">
      <style:text-properties fo:font-style="normal" fo:font-weight="normal" officeooo:rsid="045bf99d" style:font-style-asian="normal" style:font-weight-asian="normal" style:font-style-complex="normal" style:font-weight-complex="normal"/>
    </style:style>
    <style:style style:name="T388" style:family="text">
      <style:text-properties fo:font-style="normal" fo:font-weight="normal" officeooo:rsid="045c0be4" style:font-style-asian="normal" style:font-weight-asian="normal" style:font-style-complex="normal" style:font-weight-complex="normal"/>
    </style:style>
    <style:style style:name="T389" style:family="text">
      <style:text-properties fo:font-style="normal" fo:font-weight="normal" officeooo:rsid="045c83c8" style:font-style-asian="normal" style:font-weight-asian="normal" style:font-style-complex="normal" style:font-weight-complex="normal"/>
    </style:style>
    <style:style style:name="T390" style:family="text">
      <style:text-properties fo:font-style="normal" fo:font-weight="normal" officeooo:rsid="010e38ca" style:font-style-asian="normal" style:font-weight-asian="normal" style:font-style-complex="normal" style:font-weight-complex="normal"/>
    </style:style>
    <style:style style:name="T391" style:family="text">
      <style:text-properties fo:font-style="normal" fo:font-weight="normal" officeooo:rsid="0176b340" style:font-style-asian="normal" style:font-weight-asian="normal" style:font-style-complex="normal" style:font-weight-complex="normal"/>
    </style:style>
    <style:style style:name="T392" style:family="text">
      <style:text-properties fo:font-style="normal" fo:font-weight="normal" officeooo:rsid="023d97f5" style:font-style-asian="normal" style:font-weight-asian="normal" style:font-style-complex="normal" style:font-weight-complex="normal"/>
    </style:style>
    <style:style style:name="T393" style:family="text">
      <style:text-properties fo:font-style="normal" fo:font-weight="normal" officeooo:rsid="0007fb5c" style:font-style-asian="normal" style:font-weight-asian="normal" style:font-style-complex="normal" style:font-weight-complex="normal"/>
    </style:style>
    <style:style style:name="T394" style:family="text">
      <style:text-properties fo:font-style="normal" fo:font-weight="normal" officeooo:rsid="00562a38" style:font-style-asian="normal" style:font-weight-asian="normal" style:font-style-complex="normal" style:font-weight-complex="normal"/>
    </style:style>
    <style:style style:name="T395" style:family="text">
      <style:text-properties fo:font-style="normal" fo:font-weight="normal" officeooo:rsid="006e2554" style:font-style-asian="normal" style:font-weight-asian="normal" style:font-style-complex="normal" style:font-weight-complex="normal"/>
    </style:style>
    <style:style style:name="T396" style:family="text">
      <style:text-properties fo:font-style="normal" fo:font-weight="normal" officeooo:rsid="006d55c4" style:font-style-asian="normal" style:font-weight-asian="normal" style:font-style-complex="normal" style:font-weight-complex="normal"/>
    </style:style>
    <style:style style:name="T397" style:family="text">
      <style:text-properties fo:font-style="normal" fo:font-weight="normal" officeooo:rsid="0074a192" style:font-style-asian="normal" style:font-weight-asian="normal" style:font-style-complex="normal" style:font-weight-complex="normal"/>
    </style:style>
    <style:style style:name="T398" style:family="text">
      <style:text-properties fo:font-style="normal" fo:font-weight="normal" officeooo:rsid="00753865" style:font-style-asian="normal" style:font-weight-asian="normal" style:font-style-complex="normal" style:font-weight-complex="normal"/>
    </style:style>
    <style:style style:name="T399" style:family="text">
      <style:text-properties fo:font-style="normal" fo:font-weight="normal" officeooo:rsid="04535770" style:font-style-asian="normal" style:font-weight-asian="normal" style:font-style-complex="normal" style:font-weight-complex="normal"/>
    </style:style>
    <style:style style:name="T400" style:family="text">
      <style:text-properties fo:font-style="normal" fo:font-weight="normal" officeooo:rsid="04542971" style:font-style-asian="normal" style:font-weight-asian="normal" style:font-style-complex="normal" style:font-weight-complex="normal"/>
    </style:style>
    <style:style style:name="T401" style:family="text">
      <style:text-properties fo:font-style="normal" fo:font-weight="normal" officeooo:rsid="04519ffb" style:font-style-asian="normal" style:font-weight-asian="normal" style:font-style-complex="normal" style:font-weight-complex="normal"/>
    </style:style>
    <style:style style:name="T402" style:family="text">
      <style:text-properties fo:font-style="normal" fo:font-weight="normal" officeooo:rsid="0454a781" style:font-style-asian="normal" style:font-weight-asian="normal" style:font-style-complex="normal" style:font-weight-complex="normal"/>
    </style:style>
    <style:style style:name="T403" style:family="text">
      <style:text-properties fo:font-style="normal" fo:font-weight="normal" officeooo:rsid="007672e6" style:font-style-asian="normal" style:font-weight-asian="normal" style:font-style-complex="normal" style:font-weight-complex="normal"/>
    </style:style>
    <style:style style:name="T404" style:family="text">
      <style:text-properties fo:font-style="normal" fo:font-weight="normal" officeooo:rsid="007857a8" style:font-style-asian="normal" style:font-weight-asian="normal" style:font-style-complex="normal" style:font-weight-complex="normal"/>
    </style:style>
    <style:style style:name="T405" style:family="text">
      <style:text-properties fo:font-style="normal" fo:font-weight="normal" officeooo:rsid="007b1951" style:font-style-asian="normal" style:font-weight-asian="normal" style:font-style-complex="normal" style:font-weight-complex="normal"/>
    </style:style>
    <style:style style:name="T406" style:family="text">
      <style:text-properties fo:font-style="normal" fo:font-weight="normal" officeooo:rsid="00797a3e" style:font-style-asian="normal" style:font-weight-asian="normal" style:font-style-complex="normal" style:font-weight-complex="normal"/>
    </style:style>
    <style:style style:name="T407" style:family="text">
      <style:text-properties fo:font-style="normal" fo:font-weight="normal" officeooo:rsid="02070b59" style:font-style-asian="normal" style:font-weight-asian="normal" style:font-style-complex="normal" style:font-weight-complex="normal"/>
    </style:style>
    <style:style style:name="T408" style:family="text">
      <style:text-properties fo:font-style="normal" fo:font-weight="normal" officeooo:rsid="02bf127a" style:font-style-asian="normal" style:font-weight-asian="normal" style:font-style-complex="normal" style:font-weight-complex="normal"/>
    </style:style>
    <style:style style:name="T409" style:family="text">
      <style:text-properties fo:font-style="normal" fo:font-weight="normal" officeooo:rsid="01787ed2" style:font-style-asian="normal" style:font-weight-asian="normal" style:font-style-complex="normal" style:font-weight-complex="normal"/>
    </style:style>
    <style:style style:name="T410" style:family="text">
      <style:text-properties fo:font-style="normal" fo:font-weight="normal" officeooo:rsid="007bfc53" style:font-style-asian="normal" style:font-weight-asian="normal" style:font-style-complex="normal" style:font-weight-complex="normal"/>
    </style:style>
    <style:style style:name="T411" style:family="text">
      <style:text-properties fo:font-style="normal" fo:font-weight="normal" officeooo:rsid="00c89e4b" style:font-style-asian="normal" style:font-weight-asian="normal" style:font-style-complex="normal" style:font-weight-complex="normal"/>
    </style:style>
    <style:style style:name="T412" style:family="text">
      <style:text-properties fo:font-style="normal" fo:font-weight="normal" officeooo:rsid="00ca4e38" style:font-style-asian="normal" style:font-weight-asian="normal" style:font-style-complex="normal" style:font-weight-complex="normal"/>
    </style:style>
    <style:style style:name="T413" style:family="text">
      <style:text-properties fo:font-style="normal" fo:font-weight="normal" officeooo:rsid="00cadd26" style:font-style-asian="normal" style:font-weight-asian="normal" style:font-style-complex="normal" style:font-weight-complex="normal"/>
    </style:style>
    <style:style style:name="T414" style:family="text">
      <style:text-properties fo:font-style="normal" fo:font-weight="normal" officeooo:rsid="00cb4878" style:font-style-asian="normal" style:font-weight-asian="normal" style:font-style-complex="normal" style:font-weight-complex="normal"/>
    </style:style>
    <style:style style:name="T415" style:family="text">
      <style:text-properties fo:font-style="normal" fo:font-weight="normal" officeooo:rsid="02434cdc" style:font-style-asian="normal" style:font-weight-asian="normal" style:font-style-complex="normal" style:font-weight-complex="normal"/>
    </style:style>
    <style:style style:name="T416" style:family="text">
      <style:text-properties fo:font-style="normal" fo:font-weight="normal" officeooo:rsid="00cb6a87" style:font-style-asian="normal" style:font-weight-asian="normal" style:font-style-complex="normal" style:font-weight-complex="normal"/>
    </style:style>
    <style:style style:name="T417" style:family="text">
      <style:text-properties fo:font-style="normal" fo:font-weight="normal" officeooo:rsid="00ced939" style:font-style-asian="normal" style:font-weight-asian="normal" style:font-style-complex="normal" style:font-weight-complex="normal"/>
    </style:style>
    <style:style style:name="T418" style:family="text">
      <style:text-properties fo:font-style="normal" fo:font-weight="normal" officeooo:rsid="00cd2896" style:font-style-asian="normal" style:font-weight-asian="normal" style:font-style-complex="normal" style:font-weight-complex="normal"/>
    </style:style>
    <style:style style:name="T419" style:family="text">
      <style:text-properties fo:font-style="normal" fo:font-weight="normal" officeooo:rsid="03bcb9c3" style:font-style-asian="normal" style:font-weight-asian="normal" style:font-style-complex="normal" style:font-weight-complex="normal"/>
    </style:style>
    <style:style style:name="T420" style:family="text">
      <style:text-properties fo:font-style="normal" fo:font-weight="normal" officeooo:rsid="00d1e785" style:font-style-asian="normal" style:font-weight-asian="normal" style:font-style-complex="normal" style:font-weight-complex="normal"/>
    </style:style>
    <style:style style:name="T421" style:family="text">
      <style:text-properties fo:font-style="normal" fo:font-weight="normal" officeooo:rsid="00d2f5dc" style:font-style-asian="normal" style:font-weight-asian="normal" style:font-style-complex="normal" style:font-weight-complex="normal"/>
    </style:style>
    <style:style style:name="T422" style:family="text">
      <style:text-properties fo:font-style="normal" fo:font-weight="normal" officeooo:rsid="00d4d8f8" style:font-style-asian="normal" style:font-weight-asian="normal" style:font-style-complex="normal" style:font-weight-complex="normal"/>
    </style:style>
    <style:style style:name="T423" style:family="text">
      <style:text-properties fo:font-style="normal" fo:font-weight="normal" officeooo:rsid="020ad48d" style:font-style-asian="normal" style:font-weight-asian="normal" style:font-style-complex="normal" style:font-weight-complex="normal"/>
    </style:style>
    <style:style style:name="T424" style:family="text">
      <style:text-properties fo:font-style="normal" fo:font-weight="normal" officeooo:rsid="00d5bb4e" style:font-style-asian="normal" style:font-weight-asian="normal" style:font-style-complex="normal" style:font-weight-complex="normal"/>
    </style:style>
    <style:style style:name="T425" style:family="text">
      <style:text-properties fo:font-style="normal" fo:font-weight="normal" officeooo:rsid="00d65db0" style:font-style-asian="normal" style:font-weight-asian="normal" style:font-style-complex="normal" style:font-weight-complex="normal"/>
    </style:style>
    <style:style style:name="T426" style:family="text">
      <style:text-properties fo:font-style="normal" fo:font-weight="normal" officeooo:rsid="0113f45a" style:font-style-asian="normal" style:font-weight-asian="normal" style:font-style-complex="normal" style:font-weight-complex="normal"/>
    </style:style>
    <style:style style:name="T427" style:family="text">
      <style:text-properties fo:font-style="normal" fo:font-weight="normal" officeooo:rsid="00d8195d" style:font-style-asian="normal" style:font-weight-asian="normal" style:font-style-complex="normal" style:font-weight-complex="normal"/>
    </style:style>
    <style:style style:name="T428" style:family="text">
      <style:text-properties fo:font-style="normal" fo:font-weight="normal" officeooo:rsid="00d9f105" style:font-style-asian="normal" style:font-weight-asian="normal" style:font-style-complex="normal" style:font-weight-complex="normal"/>
    </style:style>
    <style:style style:name="T429" style:family="text">
      <style:text-properties fo:font-style="normal" fo:font-weight="normal" officeooo:rsid="00e3298d" style:font-style-asian="normal" style:font-weight-asian="normal" style:font-style-complex="normal" style:font-weight-complex="normal"/>
    </style:style>
    <style:style style:name="T430" style:family="text">
      <style:text-properties fo:font-style="normal" fo:font-weight="normal" officeooo:rsid="00e79a31" style:font-style-asian="normal" style:font-weight-asian="normal" style:font-style-complex="normal" style:font-weight-complex="normal"/>
    </style:style>
    <style:style style:name="T431" style:family="text">
      <style:text-properties fo:font-style="normal" fo:font-weight="normal" officeooo:rsid="00e5b85b" style:font-style-asian="normal" style:font-weight-asian="normal" style:font-style-complex="normal" style:font-weight-complex="normal"/>
    </style:style>
    <style:style style:name="T432" style:family="text">
      <style:text-properties fo:font-style="normal" fo:font-weight="normal" officeooo:rsid="02cc8419" style:font-style-asian="normal" style:font-weight-asian="normal" style:font-style-complex="normal" style:font-weight-complex="normal"/>
    </style:style>
    <style:style style:name="T433" style:family="text">
      <style:text-properties fo:font-style="normal" fo:font-weight="normal" officeooo:rsid="00e6170f" style:font-style-asian="normal" style:font-weight-asian="normal" style:font-style-complex="normal" style:font-weight-complex="normal"/>
    </style:style>
    <style:style style:name="T434" style:family="text">
      <style:text-properties fo:font-style="normal" fo:font-weight="normal" officeooo:rsid="00e7e3c7" style:font-style-asian="normal" style:font-weight-asian="normal" style:font-style-complex="normal" style:font-weight-complex="normal"/>
    </style:style>
    <style:style style:name="T435" style:family="text">
      <style:text-properties fo:font-style="normal" fo:font-weight="normal" officeooo:rsid="020daf74" style:font-style-asian="normal" style:font-weight-asian="normal" style:font-style-complex="normal" style:font-weight-complex="normal"/>
    </style:style>
    <style:style style:name="T436" style:family="text">
      <style:text-properties fo:font-style="normal" fo:font-weight="normal" officeooo:rsid="00e8a08c" style:font-style-asian="normal" style:font-weight-asian="normal" style:font-style-complex="normal" style:font-weight-complex="normal"/>
    </style:style>
    <style:style style:name="T437" style:family="text">
      <style:text-properties fo:font-style="normal" fo:font-weight="normal" officeooo:rsid="00ea1b11" style:font-style-asian="normal" style:font-weight-asian="normal" style:font-style-complex="normal" style:font-weight-complex="normal"/>
    </style:style>
    <style:style style:name="T438" style:family="text">
      <style:text-properties fo:font-style="normal" fo:font-weight="normal" officeooo:rsid="00ea208c" style:font-style-asian="normal" style:font-weight-asian="normal" style:font-style-complex="normal" style:font-weight-complex="normal"/>
    </style:style>
    <style:style style:name="T439" style:family="text">
      <style:text-properties fo:font-style="normal" fo:font-weight="normal" officeooo:rsid="0131fa26" style:font-style-asian="normal" style:font-weight-asian="normal" style:font-style-complex="normal" style:font-weight-complex="normal"/>
    </style:style>
    <style:style style:name="T440" style:family="text">
      <style:text-properties fo:font-style="normal" fo:font-weight="normal" officeooo:rsid="01323453" style:font-style-asian="normal" style:font-weight-asian="normal" style:font-style-complex="normal" style:font-weight-complex="normal"/>
    </style:style>
    <style:style style:name="T441" style:family="text">
      <style:text-properties fo:font-style="normal" fo:font-weight="normal" officeooo:rsid="020f337a" style:font-style-asian="normal" style:font-weight-asian="normal" style:font-style-complex="normal" style:font-weight-complex="normal"/>
    </style:style>
    <style:style style:name="T442" style:family="text">
      <style:text-properties fo:font-style="normal" fo:font-weight="normal" officeooo:rsid="01341f03" style:font-style-asian="normal" style:font-weight-asian="normal" style:font-style-complex="normal" style:font-weight-complex="normal"/>
    </style:style>
    <style:style style:name="T443" style:family="text">
      <style:text-properties fo:font-style="normal" fo:font-weight="normal" officeooo:rsid="01602cc1" style:font-style-asian="normal" style:font-weight-asian="normal" style:font-style-complex="normal" style:font-weight-complex="normal"/>
    </style:style>
    <style:style style:name="T444" style:family="text">
      <style:text-properties fo:font-style="normal" fo:font-weight="normal" officeooo:rsid="01627792" style:font-style-asian="normal" style:font-weight-asian="normal" style:font-style-complex="normal" style:font-weight-complex="normal"/>
    </style:style>
    <style:style style:name="T445" style:family="text">
      <style:text-properties fo:font-style="normal" fo:font-weight="normal" officeooo:rsid="01649cee" style:font-style-asian="normal" style:font-weight-asian="normal" style:font-style-complex="normal" style:font-weight-complex="normal"/>
    </style:style>
    <style:style style:name="T446" style:family="text">
      <style:text-properties fo:font-style="normal" fo:font-weight="normal" officeooo:rsid="0167bbd3" style:font-style-asian="normal" style:font-weight-asian="normal" style:font-style-complex="normal" style:font-weight-complex="normal"/>
    </style:style>
    <style:style style:name="T447" style:family="text">
      <style:text-properties fo:font-style="normal" fo:font-weight="normal" officeooo:rsid="01681651" style:font-style-asian="normal" style:font-weight-asian="normal" style:font-style-complex="normal" style:font-weight-complex="normal"/>
    </style:style>
    <style:style style:name="T448" style:family="text">
      <style:text-properties fo:font-style="normal" fo:font-weight="normal" officeooo:rsid="013606fb" style:font-style-asian="normal" style:font-weight-asian="normal" style:font-style-complex="normal" style:font-weight-complex="normal"/>
    </style:style>
    <style:style style:name="T449" style:family="text">
      <style:text-properties fo:font-style="normal" fo:font-weight="normal" officeooo:rsid="0137b6f2" style:font-style-asian="normal" style:font-weight-asian="normal" style:font-style-complex="normal" style:font-weight-complex="normal"/>
    </style:style>
    <style:style style:name="T450" style:family="text">
      <style:text-properties fo:font-style="normal" fo:font-weight="normal" officeooo:rsid="01381047" style:font-style-asian="normal" style:font-weight-asian="normal" style:font-style-complex="normal" style:font-weight-complex="normal"/>
    </style:style>
    <style:style style:name="T451" style:family="text">
      <style:text-properties fo:font-style="normal" fo:font-weight="normal" officeooo:rsid="013b275c" style:font-style-asian="normal" style:font-weight-asian="normal" style:font-style-complex="normal" style:font-weight-complex="normal"/>
    </style:style>
    <style:style style:name="T452" style:family="text">
      <style:text-properties fo:font-style="normal" fo:font-weight="normal" officeooo:rsid="017ebc7c" style:font-style-asian="normal" style:font-weight-asian="normal" style:font-style-complex="normal" style:font-weight-complex="normal"/>
    </style:style>
    <style:style style:name="T453" style:family="text">
      <style:text-properties fo:font-style="normal" fo:font-weight="normal" officeooo:rsid="0139dc76" style:font-style-asian="normal" style:font-weight-asian="normal" style:font-style-complex="normal" style:font-weight-complex="normal"/>
    </style:style>
    <style:style style:name="T454" style:family="text">
      <style:text-properties fo:font-style="normal" fo:font-weight="normal" officeooo:rsid="013c307e" style:font-style-asian="normal" style:font-weight-asian="normal" style:font-style-complex="normal" style:font-weight-complex="normal"/>
    </style:style>
    <style:style style:name="T455" style:family="text">
      <style:text-properties fo:font-style="normal" fo:font-weight="normal" officeooo:rsid="0459a276" style:font-style-asian="normal" style:font-weight-asian="normal" style:font-style-complex="normal" style:font-weight-complex="normal"/>
    </style:style>
    <style:style style:name="T456" style:family="text">
      <style:text-properties fo:font-style="normal" fo:font-weight="normal" officeooo:rsid="013e0286" style:font-style-asian="normal" style:font-weight-asian="normal" style:font-style-complex="normal" style:font-weight-complex="normal"/>
    </style:style>
    <style:style style:name="T457" style:family="text">
      <style:text-properties fo:font-style="normal" fo:font-weight="normal" officeooo:rsid="013fab9a" style:font-style-asian="normal" style:font-weight-asian="normal" style:font-style-complex="normal" style:font-weight-complex="normal"/>
    </style:style>
    <style:style style:name="T458" style:family="text">
      <style:text-properties fo:font-style="normal" fo:font-weight="normal" officeooo:rsid="014175f9" style:font-style-asian="normal" style:font-weight-asian="normal" style:font-style-complex="normal" style:font-weight-complex="normal"/>
    </style:style>
    <style:style style:name="T459" style:family="text">
      <style:text-properties fo:font-style="normal" fo:font-weight="normal" officeooo:rsid="01435642" style:font-style-asian="normal" style:font-weight-asian="normal" style:font-style-complex="normal" style:font-weight-complex="normal"/>
    </style:style>
    <style:style style:name="T460" style:family="text">
      <style:text-properties fo:font-style="normal" fo:font-weight="normal" officeooo:rsid="01437f70" style:font-style-asian="normal" style:font-weight-asian="normal" style:font-style-complex="normal" style:font-weight-complex="normal"/>
    </style:style>
    <style:style style:name="T461" style:family="text">
      <style:text-properties fo:font-style="normal" fo:font-weight="normal" officeooo:rsid="014505b5" style:font-style-asian="normal" style:font-weight-asian="normal" style:font-style-complex="normal" style:font-weight-complex="normal"/>
    </style:style>
    <style:style style:name="T462" style:family="text">
      <style:text-properties fo:font-style="normal" fo:font-weight="normal" officeooo:rsid="0146f843" style:font-style-asian="normal" style:font-weight-asian="normal" style:font-style-complex="normal" style:font-weight-complex="normal"/>
    </style:style>
    <style:style style:name="T463" style:family="text">
      <style:text-properties fo:font-style="normal" fo:font-weight="normal" officeooo:rsid="0147ab3a" style:font-style-asian="normal" style:font-weight-asian="normal" style:font-style-complex="normal" style:font-weight-complex="normal"/>
    </style:style>
    <style:style style:name="T464" style:family="text">
      <style:text-properties fo:font-style="normal" fo:font-weight="normal" officeooo:rsid="01481075" style:font-style-asian="normal" style:font-weight-asian="normal" style:font-style-complex="normal" style:font-weight-complex="normal"/>
    </style:style>
    <style:style style:name="T465" style:family="text">
      <style:text-properties fo:font-style="normal" fo:font-weight="normal" officeooo:rsid="02cea4d4" style:font-style-asian="normal" style:font-weight-asian="normal" style:font-style-complex="normal" style:font-weight-complex="normal"/>
    </style:style>
    <style:style style:name="T466" style:family="text">
      <style:text-properties fo:font-style="normal" fo:font-weight="normal" officeooo:rsid="01484d37" style:font-style-asian="normal" style:font-weight-asian="normal" style:font-style-complex="normal" style:font-weight-complex="normal"/>
    </style:style>
    <style:style style:name="T467" style:family="text">
      <style:text-properties fo:font-style="normal" fo:font-weight="normal" officeooo:rsid="014971de" style:font-style-asian="normal" style:font-weight-asian="normal" style:font-style-complex="normal" style:font-weight-complex="normal"/>
    </style:style>
    <style:style style:name="T468" style:family="text">
      <style:text-properties fo:font-style="normal" fo:font-weight="normal" officeooo:rsid="0149c811" style:font-style-asian="normal" style:font-weight-asian="normal" style:font-style-complex="normal" style:font-weight-complex="normal"/>
    </style:style>
    <style:style style:name="T469" style:family="text">
      <style:text-properties fo:font-style="normal" fo:font-weight="normal" officeooo:rsid="0180b36a" style:font-style-asian="normal" style:font-weight-asian="normal" style:font-style-complex="normal" style:font-weight-complex="normal"/>
    </style:style>
    <style:style style:name="T470" style:family="text">
      <style:text-properties fo:font-style="normal" fo:font-weight="normal" officeooo:rsid="014b7572" style:font-style-asian="normal" style:font-weight-asian="normal" style:font-style-complex="normal" style:font-weight-complex="normal"/>
    </style:style>
    <style:style style:name="T471" style:family="text">
      <style:text-properties fo:font-style="normal" fo:font-weight="normal" officeooo:rsid="014cbc7d" style:font-style-asian="normal" style:font-weight-asian="normal" style:font-style-complex="normal" style:font-weight-complex="normal"/>
    </style:style>
    <style:style style:name="T472" style:family="text">
      <style:text-properties fo:font-style="normal" fo:font-weight="normal" officeooo:rsid="014d4e0a" style:font-style-asian="normal" style:font-weight-asian="normal" style:font-style-complex="normal" style:font-weight-complex="normal"/>
    </style:style>
    <style:style style:name="T473" style:family="text">
      <style:text-properties fo:font-style="normal" fo:font-weight="normal" officeooo:rsid="014e6f65" style:font-style-asian="normal" style:font-weight-asian="normal" style:font-style-complex="normal" style:font-weight-complex="normal"/>
    </style:style>
    <style:style style:name="T474" style:family="text">
      <style:text-properties fo:font-style="normal" fo:font-weight="normal" officeooo:rsid="01500743" style:font-style-asian="normal" style:font-weight-asian="normal" style:font-style-complex="normal" style:font-weight-complex="normal"/>
    </style:style>
    <style:style style:name="T475" style:family="text">
      <style:text-properties fo:font-style="normal" fo:font-weight="normal" officeooo:rsid="0150bcdb" style:font-style-asian="normal" style:font-weight-asian="normal" style:font-style-complex="normal" style:font-weight-complex="normal"/>
    </style:style>
    <style:style style:name="T476" style:family="text">
      <style:text-properties fo:font-style="normal" fo:font-weight="normal" officeooo:rsid="015151f1" style:font-style-asian="normal" style:font-weight-asian="normal" style:font-style-complex="normal" style:font-weight-complex="normal"/>
    </style:style>
    <style:style style:name="T477" style:family="text">
      <style:text-properties fo:font-style="normal" fo:font-weight="normal" officeooo:rsid="02109c51" style:font-style-asian="normal" style:font-weight-asian="normal" style:font-style-complex="normal" style:font-weight-complex="normal"/>
    </style:style>
    <style:style style:name="T478" style:family="text">
      <style:text-properties fo:font-style="normal" fo:font-weight="normal" officeooo:rsid="01533fd7" style:font-style-asian="normal" style:font-weight-asian="normal" style:font-style-complex="normal" style:font-weight-complex="normal"/>
    </style:style>
    <style:style style:name="T479" style:family="text">
      <style:text-properties fo:font-style="normal" fo:font-weight="normal" officeooo:rsid="0155c725" style:font-style-asian="normal" style:font-weight-asian="normal" style:font-style-complex="normal" style:font-weight-complex="normal"/>
    </style:style>
    <style:style style:name="T480" style:family="text">
      <style:text-properties fo:font-style="normal" fo:font-weight="normal" officeooo:rsid="02cea7bb" style:font-style-asian="normal" style:font-weight-asian="normal" style:font-style-complex="normal" style:font-weight-complex="normal"/>
    </style:style>
    <style:style style:name="T481" style:family="text">
      <style:text-properties fo:font-style="normal" fo:font-weight="normal" officeooo:rsid="0170c791" style:font-style-asian="normal" style:font-weight-asian="normal" style:font-style-complex="normal" style:font-weight-complex="normal"/>
    </style:style>
    <style:style style:name="T482" style:family="text">
      <style:text-properties fo:font-style="normal" fo:font-weight="normal" officeooo:rsid="01714a57" style:font-style-asian="normal" style:font-weight-asian="normal" style:font-style-complex="normal" style:font-weight-complex="normal"/>
    </style:style>
    <style:style style:name="T483" style:family="text">
      <style:text-properties fo:font-style="normal" fo:font-weight="normal" officeooo:rsid="0172392d" style:font-style-asian="normal" style:font-weight-asian="normal" style:font-style-complex="normal" style:font-weight-complex="normal"/>
    </style:style>
    <style:style style:name="T484" style:family="text">
      <style:text-properties fo:font-style="normal" fo:font-weight="normal" officeooo:rsid="01738727" style:font-style-asian="normal" style:font-weight-asian="normal" style:font-style-complex="normal" style:font-weight-complex="normal"/>
    </style:style>
    <style:style style:name="T485" style:family="text">
      <style:text-properties fo:font-style="normal" fo:font-weight="normal" officeooo:rsid="01a785c8" style:font-style-asian="normal" style:font-weight-asian="normal" style:font-style-complex="normal" style:font-weight-complex="normal"/>
    </style:style>
    <style:style style:name="T486" style:family="text">
      <style:text-properties fo:font-style="normal" fo:font-weight="normal" officeooo:rsid="01a96f16" style:font-style-asian="normal" style:font-weight-asian="normal" style:font-style-complex="normal" style:font-weight-complex="normal"/>
    </style:style>
    <style:style style:name="T487" style:family="text">
      <style:text-properties fo:font-style="normal" fo:font-weight="normal" officeooo:rsid="01c1336a" style:font-style-asian="normal" style:font-weight-asian="normal" style:font-style-complex="normal" style:font-weight-complex="normal"/>
    </style:style>
    <style:style style:name="T488" style:family="text">
      <style:text-properties fo:font-style="normal" fo:font-weight="normal" officeooo:rsid="01c69dce" style:font-style-asian="normal" style:font-weight-asian="normal" style:font-style-complex="normal" style:font-weight-complex="normal"/>
    </style:style>
    <style:style style:name="T489" style:family="text">
      <style:text-properties fo:font-style="normal" fo:font-weight="normal" officeooo:rsid="01cc917d" style:font-style-asian="normal" style:font-weight-asian="normal" style:font-style-complex="normal" style:font-weight-complex="normal"/>
    </style:style>
    <style:style style:name="T490" style:family="text">
      <style:text-properties fo:font-style="normal" fo:font-weight="normal" officeooo:rsid="01cde21e" style:font-style-asian="normal" style:font-weight-asian="normal" style:font-style-complex="normal" style:font-weight-complex="normal"/>
    </style:style>
    <style:style style:name="T491" style:family="text">
      <style:text-properties fo:font-style="normal" fo:font-weight="normal" officeooo:rsid="01ceff58" style:font-style-asian="normal" style:font-weight-asian="normal" style:font-style-complex="normal" style:font-weight-complex="normal"/>
    </style:style>
    <style:style style:name="T492" style:family="text">
      <style:text-properties fo:font-style="normal" fo:font-weight="normal" officeooo:rsid="01cfbb23" style:font-style-asian="normal" style:font-weight-asian="normal" style:font-style-complex="normal" style:font-weight-complex="normal"/>
    </style:style>
    <style:style style:name="T493" style:family="text">
      <style:text-properties fo:font-style="normal" fo:font-weight="normal" officeooo:rsid="01d17b75" style:font-style-asian="normal" style:font-weight-asian="normal" style:font-style-complex="normal" style:font-weight-complex="normal"/>
    </style:style>
    <style:style style:name="T494" style:family="text">
      <style:text-properties fo:font-style="normal" fo:font-weight="normal" officeooo:rsid="01d31aac" style:font-style-asian="normal" style:font-weight-asian="normal" style:font-style-complex="normal" style:font-weight-complex="normal"/>
    </style:style>
    <style:style style:name="T495" style:family="text">
      <style:text-properties fo:font-style="normal" fo:font-weight="normal" officeooo:rsid="01d345bb" style:font-style-asian="normal" style:font-weight-asian="normal" style:font-style-complex="normal" style:font-weight-complex="normal"/>
    </style:style>
    <style:style style:name="T496" style:family="text">
      <style:text-properties fo:font-style="normal" fo:font-weight="normal" officeooo:rsid="01d4632e" style:font-style-asian="normal" style:font-weight-asian="normal" style:font-style-complex="normal" style:font-weight-complex="normal"/>
    </style:style>
    <style:style style:name="T497" style:family="text">
      <style:text-properties fo:font-style="normal" fo:font-weight="normal" officeooo:rsid="01d55cfc" style:font-style-asian="normal" style:font-weight-asian="normal" style:font-style-complex="normal" style:font-weight-complex="normal"/>
    </style:style>
    <style:style style:name="T498" style:family="text">
      <style:text-properties fo:font-style="normal" fo:font-weight="normal" officeooo:rsid="01d75a4e" style:font-style-asian="normal" style:font-weight-asian="normal" style:font-style-complex="normal" style:font-weight-complex="normal"/>
    </style:style>
    <style:style style:name="T499" style:family="text">
      <style:text-properties fo:font-style="normal" fo:font-weight="normal" officeooo:rsid="01d88b34" style:font-style-asian="normal" style:font-weight-asian="normal" style:font-style-complex="normal" style:font-weight-complex="normal"/>
    </style:style>
    <style:style style:name="T500" style:family="text">
      <style:text-properties fo:font-style="normal" fo:font-weight="normal" officeooo:rsid="01da2695" style:font-style-asian="normal" style:font-weight-asian="normal" style:font-style-complex="normal" style:font-weight-complex="normal"/>
    </style:style>
    <style:style style:name="T501" style:family="text">
      <style:text-properties fo:font-style="normal" fo:font-weight="normal" officeooo:rsid="01dd5dc5" style:font-style-asian="normal" style:font-weight-asian="normal" style:font-style-complex="normal" style:font-weight-complex="normal"/>
    </style:style>
    <style:style style:name="T502" style:family="text">
      <style:text-properties fo:font-style="normal" fo:font-weight="normal" officeooo:rsid="01deaf28" style:font-style-asian="normal" style:font-weight-asian="normal" style:font-style-complex="normal" style:font-weight-complex="normal"/>
    </style:style>
    <style:style style:name="T503" style:family="text">
      <style:text-properties fo:font-style="normal" fo:font-weight="normal" officeooo:rsid="01e00af5" style:font-style-asian="normal" style:font-weight-asian="normal" style:font-style-complex="normal" style:font-weight-complex="normal"/>
    </style:style>
    <style:style style:name="T504" style:family="text">
      <style:text-properties fo:font-style="normal" fo:font-weight="normal" officeooo:rsid="01e24186" style:font-style-asian="normal" style:font-weight-asian="normal" style:font-style-complex="normal" style:font-weight-complex="normal"/>
    </style:style>
    <style:style style:name="T505" style:family="text">
      <style:text-properties fo:font-style="normal" fo:font-weight="normal" officeooo:rsid="01e276f8" style:font-style-asian="normal" style:font-weight-asian="normal" style:font-style-complex="normal" style:font-weight-complex="normal"/>
    </style:style>
    <style:style style:name="T506" style:family="text">
      <style:text-properties fo:font-style="normal" fo:font-weight="normal" officeooo:rsid="01e35abc" style:font-style-asian="normal" style:font-weight-asian="normal" style:font-style-complex="normal" style:font-weight-complex="normal"/>
    </style:style>
    <style:style style:name="T507" style:family="text">
      <style:text-properties fo:font-style="normal" fo:font-weight="normal" officeooo:rsid="01e430a4" style:font-style-asian="normal" style:font-weight-asian="normal" style:font-style-complex="normal" style:font-weight-complex="normal"/>
    </style:style>
    <style:style style:name="T508" style:family="text">
      <style:text-properties fo:font-style="normal" fo:font-weight="normal" officeooo:rsid="03bff357" style:font-style-asian="normal" style:font-weight-asian="normal" style:font-style-complex="normal" style:font-weight-complex="normal"/>
    </style:style>
    <style:style style:name="T509" style:family="text">
      <style:text-properties fo:font-style="normal" fo:font-weight="normal" officeooo:rsid="01e64682" style:font-style-asian="normal" style:font-weight-asian="normal" style:font-style-complex="normal" style:font-weight-complex="normal"/>
    </style:style>
    <style:style style:name="T510" style:family="text">
      <style:text-properties fo:font-style="normal" fo:font-weight="normal" officeooo:rsid="02796b92" style:font-style-asian="normal" style:font-weight-asian="normal" style:font-style-complex="normal" style:font-weight-complex="normal"/>
    </style:style>
    <style:style style:name="T511" style:family="text">
      <style:text-properties fo:font-style="normal" fo:font-weight="normal" officeooo:rsid="02c2ad40" style:font-style-asian="normal" style:font-weight-asian="normal" style:font-style-complex="normal" style:font-weight-complex="normal"/>
    </style:style>
    <style:style style:name="T512" style:family="text">
      <style:text-properties fo:font-style="normal" fo:font-weight="normal" officeooo:rsid="01e8358f" style:font-style-asian="normal" style:font-weight-asian="normal" style:font-style-complex="normal" style:font-weight-complex="normal"/>
    </style:style>
    <style:style style:name="T513" style:family="text">
      <style:text-properties fo:font-style="normal" fo:font-weight="normal" officeooo:rsid="01e8faa0" style:font-style-asian="normal" style:font-weight-asian="normal" style:font-style-complex="normal" style:font-weight-complex="normal"/>
    </style:style>
    <style:style style:name="T514" style:family="text">
      <style:text-properties fo:font-style="normal" fo:font-weight="normal" officeooo:rsid="01eda58a" style:font-style-asian="normal" style:font-weight-asian="normal" style:font-style-complex="normal" style:font-weight-complex="normal"/>
    </style:style>
    <style:style style:name="T515" style:family="text">
      <style:text-properties fo:font-style="normal" fo:font-weight="normal" officeooo:rsid="01ec1420" style:font-style-asian="normal" style:font-weight-asian="normal" style:font-style-complex="normal" style:font-weight-complex="normal"/>
    </style:style>
    <style:style style:name="T516" style:family="text">
      <style:text-properties fo:font-style="normal" fo:font-weight="normal" officeooo:rsid="01eeac27" style:font-style-asian="normal" style:font-weight-asian="normal" style:font-style-complex="normal" style:font-weight-complex="normal"/>
    </style:style>
    <style:style style:name="T517" style:family="text">
      <style:text-properties fo:font-style="normal" fo:font-weight="normal" officeooo:rsid="01f06f71" style:font-style-asian="normal" style:font-weight-asian="normal" style:font-style-complex="normal" style:font-weight-complex="normal"/>
    </style:style>
    <style:style style:name="T518" style:family="text">
      <style:text-properties fo:font-style="normal" fo:font-weight="normal" officeooo:rsid="01f1b8ff" style:font-style-asian="normal" style:font-weight-asian="normal" style:font-style-complex="normal" style:font-weight-complex="normal"/>
    </style:style>
    <style:style style:name="T519" style:family="text">
      <style:text-properties fo:font-style="normal" fo:font-weight="normal" officeooo:rsid="01f24c1e" style:font-style-asian="normal" style:font-weight-asian="normal" style:font-style-complex="normal" style:font-weight-complex="normal"/>
    </style:style>
    <style:style style:name="T520" style:family="text">
      <style:text-properties fo:font-style="normal" fo:font-weight="normal" officeooo:rsid="01f504ab" style:font-style-asian="normal" style:font-weight-asian="normal" style:font-style-complex="normal" style:font-weight-complex="normal"/>
    </style:style>
    <style:style style:name="T521" style:family="text">
      <style:text-properties fo:font-style="normal" fo:font-weight="normal" officeooo:rsid="01f49322" style:font-style-asian="normal" style:font-weight-asian="normal" style:font-style-complex="normal" style:font-weight-complex="normal"/>
    </style:style>
    <style:style style:name="T522" style:family="text">
      <style:text-properties fo:font-style="normal" fo:font-weight="normal" officeooo:rsid="01f8fff7" style:font-style-asian="normal" style:font-weight-asian="normal" style:font-style-complex="normal" style:font-weight-complex="normal"/>
    </style:style>
    <style:style style:name="T523" style:family="text">
      <style:text-properties fo:font-style="normal" fo:font-weight="normal" officeooo:rsid="01ab16c4" style:font-style-asian="normal" style:font-weight-asian="normal" style:font-style-complex="normal" style:font-weight-complex="normal"/>
    </style:style>
    <style:style style:name="T524" style:family="text">
      <style:text-properties fo:font-style="normal" fo:font-weight="normal" officeooo:rsid="020015d5" style:font-style-asian="normal" style:font-weight-asian="normal" style:font-style-complex="normal" style:font-weight-complex="normal"/>
    </style:style>
    <style:style style:name="T525" style:family="text">
      <style:text-properties fo:font-style="normal" fo:font-weight="normal" officeooo:rsid="024bf881" style:font-style-asian="normal" style:font-weight-asian="normal" style:font-style-complex="normal" style:font-weight-complex="normal"/>
    </style:style>
    <style:style style:name="T526" style:family="text">
      <style:text-properties fo:font-style="normal" fo:font-weight="normal" officeooo:rsid="02010ea5" style:font-style-asian="normal" style:font-weight-asian="normal" style:font-style-complex="normal" style:font-weight-complex="normal"/>
    </style:style>
    <style:style style:name="T527" style:family="text">
      <style:text-properties fo:font-style="normal" fo:font-weight="normal" officeooo:rsid="02028dbd" style:font-style-asian="normal" style:font-weight-asian="normal" style:font-style-complex="normal" style:font-weight-complex="normal"/>
    </style:style>
    <style:style style:name="T528" style:family="text">
      <style:text-properties fo:font-style="normal" fo:font-weight="normal" officeooo:rsid="02037f47" style:font-style-asian="normal" style:font-weight-asian="normal" style:font-style-complex="normal" style:font-weight-complex="normal"/>
    </style:style>
    <style:style style:name="T529" style:family="text">
      <style:text-properties fo:font-style="normal" fo:font-weight="normal" officeooo:rsid="02508bb9" style:font-style-asian="normal" style:font-weight-asian="normal" style:font-style-complex="normal" style:font-weight-complex="normal"/>
    </style:style>
    <style:style style:name="T530" style:family="text">
      <style:text-properties fo:font-style="normal" fo:font-weight="normal" officeooo:rsid="027b4283" style:font-style-asian="normal" style:font-weight-asian="normal" style:font-style-complex="normal" style:font-weight-complex="normal"/>
    </style:style>
    <style:style style:name="T531" style:family="text">
      <style:text-properties fo:font-style="normal" fo:font-weight="normal" officeooo:rsid="02051fe4" style:font-style-asian="normal" style:font-weight-asian="normal" style:font-style-complex="normal" style:font-weight-complex="normal"/>
    </style:style>
    <style:style style:name="T532" style:family="text">
      <style:text-properties fo:font-style="normal" fo:font-weight="normal" officeooo:rsid="020674d3" style:font-style-asian="normal" style:font-weight-asian="normal" style:font-style-complex="normal" style:font-weight-complex="normal"/>
    </style:style>
    <style:style style:name="T533" style:family="text">
      <style:text-properties fo:font-style="normal" fo:font-weight="normal" officeooo:rsid="0214aee9" style:font-style-asian="normal" style:font-weight-asian="normal" style:font-style-complex="normal" style:font-weight-complex="normal"/>
    </style:style>
    <style:style style:name="T534" style:family="text">
      <style:text-properties fo:font-style="normal" fo:font-weight="normal" officeooo:rsid="0215c7ce" style:font-style-asian="normal" style:font-weight-asian="normal" style:font-style-complex="normal" style:font-weight-complex="normal"/>
    </style:style>
    <style:style style:name="T535" style:family="text">
      <style:text-properties fo:font-style="normal" fo:font-weight="normal" officeooo:rsid="0214d56a" style:font-style-asian="normal" style:font-weight-asian="normal" style:font-style-complex="normal" style:font-weight-complex="normal"/>
    </style:style>
    <style:style style:name="T536" style:family="text">
      <style:text-properties fo:font-style="normal" fo:font-weight="normal" officeooo:rsid="0215fdb3" style:font-style-asian="normal" style:font-weight-asian="normal" style:font-style-complex="normal" style:font-weight-complex="normal"/>
    </style:style>
    <style:style style:name="T537" style:family="text">
      <style:text-properties fo:font-style="normal" fo:font-weight="normal" officeooo:rsid="021753af" style:font-style-asian="normal" style:font-weight-asian="normal" style:font-style-complex="normal" style:font-weight-complex="normal"/>
    </style:style>
    <style:style style:name="T538" style:family="text">
      <style:text-properties fo:font-style="normal" fo:font-weight="normal" officeooo:rsid="02193cfc" style:font-style-asian="normal" style:font-weight-asian="normal" style:font-style-complex="normal" style:font-weight-complex="normal"/>
    </style:style>
    <style:style style:name="T539" style:family="text">
      <style:text-properties fo:font-style="normal" fo:font-weight="normal" officeooo:rsid="02176ade" style:font-style-asian="normal" style:font-weight-asian="normal" style:font-style-complex="normal" style:font-weight-complex="normal"/>
    </style:style>
    <style:style style:name="T540" style:family="text">
      <style:text-properties fo:font-style="normal" fo:font-weight="normal" officeooo:rsid="021bf052" style:font-style-asian="normal" style:font-weight-asian="normal" style:font-style-complex="normal" style:font-weight-complex="normal"/>
    </style:style>
    <style:style style:name="T541" style:family="text">
      <style:text-properties fo:font-style="normal" fo:font-weight="normal" officeooo:rsid="045c38a7" style:font-style-asian="normal" style:font-weight-asian="normal" style:font-style-complex="normal" style:font-weight-complex="normal"/>
    </style:style>
    <style:style style:name="T542" style:family="text">
      <style:text-properties fo:font-style="normal" fo:font-weight="normal" officeooo:rsid="02d4b6ad" style:font-style-asian="normal" style:font-weight-asian="normal" style:font-style-complex="normal" style:font-weight-complex="normal"/>
    </style:style>
    <style:style style:name="T543" style:family="text">
      <style:text-properties fo:font-style="normal" fo:font-weight="normal" officeooo:rsid="02d557e3" style:font-style-asian="normal" style:font-weight-asian="normal" style:font-style-complex="normal" style:font-weight-complex="normal"/>
    </style:style>
    <style:style style:name="T544" style:family="text">
      <style:text-properties fo:font-style="normal" fo:font-weight="normal" officeooo:rsid="02d781a6" style:font-style-asian="normal" style:font-weight-asian="normal" style:font-style-complex="normal" style:font-weight-complex="normal"/>
    </style:style>
    <style:style style:name="T545" style:family="text">
      <style:text-properties fo:font-style="normal" fo:font-weight="normal" officeooo:rsid="02e03c31" style:font-style-asian="normal" style:font-weight-asian="normal" style:font-style-complex="normal" style:font-weight-complex="normal"/>
    </style:style>
    <style:style style:name="T546" style:family="text">
      <style:text-properties fo:font-style="normal" fo:font-weight="normal" officeooo:rsid="02e148a2" style:font-style-asian="normal" style:font-weight-asian="normal" style:font-style-complex="normal" style:font-weight-complex="normal"/>
    </style:style>
    <style:style style:name="T547" style:family="text">
      <style:text-properties fo:font-style="normal" fo:font-weight="normal" officeooo:rsid="045dedb7" style:font-style-asian="normal" style:font-weight-asian="normal" style:font-style-complex="normal" style:font-weight-complex="normal"/>
    </style:style>
    <style:style style:name="T548" style:family="text">
      <style:text-properties fo:font-style="normal" fo:font-weight="normal" officeooo:rsid="03422391" style:font-style-asian="normal" style:font-weight-asian="normal" style:font-style-complex="normal" style:font-weight-complex="normal"/>
    </style:style>
    <style:style style:name="T549" style:family="text">
      <style:text-properties fo:font-style="normal" fo:font-weight="normal" officeooo:rsid="03438605" style:font-style-asian="normal" style:font-weight-asian="normal" style:font-style-complex="normal" style:font-weight-complex="normal"/>
    </style:style>
    <style:style style:name="T550" style:family="text">
      <style:text-properties fo:font-style="normal" fo:font-weight="normal" officeooo:rsid="0343ae37" style:font-style-asian="normal" style:font-weight-asian="normal" style:font-style-complex="normal" style:font-weight-complex="normal"/>
    </style:style>
    <style:style style:name="T551" style:family="text">
      <style:text-properties fo:font-style="normal" fo:font-weight="normal" officeooo:rsid="0344e71c" style:font-style-asian="normal" style:font-weight-asian="normal" style:font-style-complex="normal" style:font-weight-complex="normal"/>
    </style:style>
    <style:style style:name="T552" style:family="text">
      <style:text-properties fo:font-style="normal" fo:font-weight="normal" officeooo:rsid="03c47148" style:font-style-asian="normal" style:font-weight-asian="normal" style:font-style-complex="normal" style:font-weight-complex="normal"/>
    </style:style>
    <style:style style:name="T553" style:family="text">
      <style:text-properties fo:font-style="normal" fo:font-weight="normal" officeooo:rsid="0345eac5" style:font-style-asian="normal" style:font-weight-asian="normal" style:font-style-complex="normal" style:font-weight-complex="normal"/>
    </style:style>
    <style:style style:name="T554" style:family="text">
      <style:text-properties fo:font-style="normal" fo:font-weight="normal" officeooo:rsid="034b3e2a" style:font-style-asian="normal" style:font-weight-asian="normal" style:font-style-complex="normal" style:font-weight-complex="normal"/>
    </style:style>
    <style:style style:name="T555" style:family="text">
      <style:text-properties fo:font-style="normal" fo:font-weight="normal" officeooo:rsid="0350d8d6" style:font-style-asian="normal" style:font-weight-asian="normal" style:font-style-complex="normal" style:font-weight-complex="normal"/>
    </style:style>
    <style:style style:name="T556" style:family="text">
      <style:text-properties fo:font-style="normal" fo:font-weight="normal" officeooo:rsid="03513ef0" style:font-style-asian="normal" style:font-weight-asian="normal" style:font-style-complex="normal" style:font-weight-complex="normal"/>
    </style:style>
    <style:style style:name="T557" style:family="text">
      <style:text-properties fo:font-style="normal" fo:font-weight="normal" officeooo:rsid="0351adc2" style:font-style-asian="normal" style:font-weight-asian="normal" style:font-style-complex="normal" style:font-weight-complex="normal"/>
    </style:style>
    <style:style style:name="T558" style:family="text">
      <style:text-properties fo:font-style="normal" fo:font-weight="normal" officeooo:rsid="0353f7f6" style:font-style-asian="normal" style:font-weight-asian="normal" style:font-style-complex="normal" style:font-weight-complex="normal"/>
    </style:style>
    <style:style style:name="T559" style:family="text">
      <style:text-properties fo:font-style="normal" fo:font-weight="normal" officeooo:rsid="0358a97b" style:font-style-asian="normal" style:font-weight-asian="normal" style:font-style-complex="normal" style:font-weight-complex="normal"/>
    </style:style>
    <style:style style:name="T560" style:family="text">
      <style:text-properties fo:font-style="normal" fo:font-weight="normal" officeooo:rsid="0359351d" style:font-style-asian="normal" style:font-weight-asian="normal" style:font-style-complex="normal" style:font-weight-complex="normal"/>
    </style:style>
    <style:style style:name="T561" style:family="text">
      <style:text-properties fo:font-style="normal" fo:font-weight="normal" officeooo:rsid="035b2196" style:font-style-asian="normal" style:font-weight-asian="normal" style:font-style-complex="normal" style:font-weight-complex="normal"/>
    </style:style>
    <style:style style:name="T562" style:family="text">
      <style:text-properties fo:font-style="normal" fo:font-weight="normal" officeooo:rsid="035c6e0f" style:font-style-asian="normal" style:font-weight-asian="normal" style:font-style-complex="normal" style:font-weight-complex="normal"/>
    </style:style>
    <style:style style:name="T563" style:family="text">
      <style:text-properties fo:font-style="normal" fo:font-weight="normal" officeooo:rsid="035cf30b" style:font-style-asian="normal" style:font-weight-asian="normal" style:font-style-complex="normal" style:font-weight-complex="normal"/>
    </style:style>
    <style:style style:name="T564" style:family="text">
      <style:text-properties fo:font-style="normal" fo:font-weight="normal" officeooo:rsid="035de7e7" style:font-style-asian="normal" style:font-weight-asian="normal" style:font-style-complex="normal" style:font-weight-complex="normal"/>
    </style:style>
    <style:style style:name="T565" style:family="text">
      <style:text-properties fo:font-style="normal" fo:font-weight="normal" officeooo:rsid="035f3577" style:font-style-asian="normal" style:font-weight-asian="normal" style:font-style-complex="normal" style:font-weight-complex="normal"/>
    </style:style>
    <style:style style:name="T566" style:family="text">
      <style:text-properties fo:font-style="normal" fo:font-weight="normal" officeooo:rsid="03c497d4" style:font-style-asian="normal" style:font-weight-asian="normal" style:font-style-complex="normal" style:font-weight-complex="normal"/>
    </style:style>
    <style:style style:name="T567" style:family="text">
      <style:text-properties fo:font-style="normal" fo:font-weight="normal" officeooo:rsid="0471481b" style:font-style-asian="normal" style:font-weight-asian="normal" style:font-style-complex="normal" style:font-weight-complex="normal"/>
    </style:style>
    <style:style style:name="T568" style:family="text">
      <style:text-properties fo:font-style="normal" fo:font-weight="normal" officeooo:rsid="047da69a" style:font-style-asian="normal" style:font-weight-asian="normal" style:font-style-complex="normal" style:font-weight-complex="normal"/>
    </style:style>
    <style:style style:name="T569" style:family="text">
      <style:text-properties fo:font-style="normal" fo:font-weight="bold" officeooo:rsid="03481429" style:font-style-asian="normal" style:font-weight-asian="bold" style:font-style-complex="normal" style:font-weight-complex="bold"/>
    </style:style>
    <style:style style:name="T570" style:family="text">
      <style:text-properties fo:font-style="italic" style:font-style-asian="italic" style:font-style-complex="italic"/>
    </style:style>
    <style:style style:name="T571" style:family="text">
      <style:text-properties fo:font-style="italic" officeooo:rsid="004e0faa" style:font-style-asian="italic" style:font-style-complex="italic"/>
    </style:style>
    <style:style style:name="T572" style:family="text">
      <style:text-properties fo:font-style="italic" officeooo:rsid="00556de8" style:font-style-asian="italic" style:font-style-complex="italic"/>
    </style:style>
    <style:style style:name="T573" style:family="text">
      <style:text-properties fo:font-style="italic" officeooo:rsid="00561d62" style:font-style-asian="italic" style:font-style-complex="italic"/>
    </style:style>
    <style:style style:name="T574" style:family="text">
      <style:text-properties fo:font-style="italic" officeooo:rsid="005b4418" style:font-style-asian="italic" style:font-style-complex="italic"/>
    </style:style>
    <style:style style:name="T575" style:family="text">
      <style:text-properties fo:font-style="italic" officeooo:rsid="01124999" style:font-style-asian="italic" style:font-style-complex="italic"/>
    </style:style>
    <style:style style:name="T576" style:family="text">
      <style:text-properties fo:font-style="italic" officeooo:rsid="011976f0" style:font-style-asian="italic" style:font-style-complex="italic"/>
    </style:style>
    <style:style style:name="T577" style:family="text">
      <style:text-properties fo:font-style="italic" officeooo:rsid="0119e7b0" style:font-style-asian="italic" style:font-style-complex="italic"/>
    </style:style>
    <style:style style:name="T578" style:family="text">
      <style:text-properties fo:font-style="italic" officeooo:rsid="0122c4c0" style:font-style-asian="italic" style:font-style-complex="italic"/>
    </style:style>
    <style:style style:name="T579" style:family="text">
      <style:text-properties fo:font-style="italic" officeooo:rsid="0128bcaa" style:font-style-asian="italic" style:font-style-complex="italic"/>
    </style:style>
    <style:style style:name="T580" style:family="text">
      <style:text-properties fo:font-style="italic" officeooo:rsid="0126f27e" style:font-style-asian="italic" style:font-style-complex="italic"/>
    </style:style>
    <style:style style:name="T581" style:family="text">
      <style:text-properties fo:font-style="italic" officeooo:rsid="0129e8b5" style:font-style-asian="italic" style:font-style-complex="italic"/>
    </style:style>
    <style:style style:name="T582" style:family="text">
      <style:text-properties fo:font-style="italic" officeooo:rsid="012b965a" style:font-style-asian="italic" style:font-style-complex="italic"/>
    </style:style>
    <style:style style:name="T583" style:family="text">
      <style:text-properties fo:font-style="italic" officeooo:rsid="0136a93f" style:font-style-asian="italic" style:font-style-complex="italic"/>
    </style:style>
    <style:style style:name="T584" style:family="text">
      <style:text-properties fo:font-style="italic" officeooo:rsid="0131c9cd" style:font-style-asian="italic" style:font-style-complex="italic"/>
    </style:style>
    <style:style style:name="T585" style:family="text">
      <style:text-properties fo:font-style="italic" officeooo:rsid="013c81be" style:font-style-asian="italic" style:font-style-complex="italic"/>
    </style:style>
    <style:style style:name="T586" style:family="text">
      <style:text-properties fo:font-style="italic" officeooo:rsid="0176815c" style:font-style-asian="italic" style:font-style-complex="italic"/>
    </style:style>
    <style:style style:name="T587" style:family="text">
      <style:text-properties fo:font-style="italic" officeooo:rsid="017d831f" style:font-style-asian="italic" style:font-style-complex="italic"/>
    </style:style>
    <style:style style:name="T588" style:family="text">
      <style:text-properties fo:font-style="italic" officeooo:rsid="0180d993" style:font-style-asian="italic" style:font-style-complex="italic"/>
    </style:style>
    <style:style style:name="T589" style:family="text">
      <style:text-properties fo:font-style="italic" officeooo:rsid="01a8eb01" style:font-style-asian="italic" style:font-style-complex="italic"/>
    </style:style>
    <style:style style:name="T590" style:family="text">
      <style:text-properties fo:font-style="italic" officeooo:rsid="01af429a" style:font-style-asian="italic" style:font-style-complex="italic"/>
    </style:style>
    <style:style style:name="T591" style:family="text">
      <style:text-properties fo:font-style="italic" officeooo:rsid="01d37e35" style:font-style-asian="italic" style:font-style-complex="italic"/>
    </style:style>
    <style:style style:name="T592" style:family="text">
      <style:text-properties fo:font-style="italic" officeooo:rsid="01dcfc61" style:font-style-asian="italic" style:font-style-complex="italic"/>
    </style:style>
    <style:style style:name="T593" style:family="text">
      <style:text-properties fo:font-style="italic" officeooo:rsid="01e18042" style:font-style-asian="italic" style:font-style-complex="italic"/>
    </style:style>
    <style:style style:name="T594" style:family="text">
      <style:text-properties fo:font-style="italic" officeooo:rsid="01e53053" style:font-style-asian="italic" style:font-style-complex="italic"/>
    </style:style>
    <style:style style:name="T595" style:family="text">
      <style:text-properties fo:font-style="italic" officeooo:rsid="01f9267c" style:font-style-asian="italic" style:font-style-complex="italic"/>
    </style:style>
    <style:style style:name="T596" style:family="text">
      <style:text-properties fo:font-style="italic" officeooo:rsid="01ff00cf" style:font-style-asian="italic" style:font-style-complex="italic"/>
    </style:style>
    <style:style style:name="T597" style:family="text">
      <style:text-properties fo:font-style="italic" officeooo:rsid="0203f706" style:font-style-asian="italic" style:font-style-complex="italic"/>
    </style:style>
    <style:style style:name="T598" style:family="text">
      <style:text-properties fo:font-style="italic" officeooo:rsid="02083381" style:font-style-asian="italic" style:font-style-complex="italic"/>
    </style:style>
    <style:style style:name="T599" style:family="text">
      <style:text-properties fo:font-style="italic" officeooo:rsid="027097f2" style:font-style-asian="italic" style:font-style-complex="italic"/>
    </style:style>
    <style:style style:name="T600" style:family="text">
      <style:text-properties fo:font-style="italic" officeooo:rsid="028adee1" style:font-style-asian="italic" style:font-style-complex="italic"/>
    </style:style>
    <style:style style:name="T601" style:family="text">
      <style:text-properties fo:font-style="italic" officeooo:rsid="02983e7d" style:font-style-asian="italic" style:font-style-complex="italic"/>
    </style:style>
    <style:style style:name="T602" style:family="text">
      <style:text-properties fo:font-style="italic" officeooo:rsid="029cc447" style:font-style-asian="italic" style:font-style-complex="italic"/>
    </style:style>
    <style:style style:name="T603" style:family="text">
      <style:text-properties fo:font-style="italic" officeooo:rsid="02a07296" style:font-style-asian="italic" style:font-style-complex="italic"/>
    </style:style>
    <style:style style:name="T604" style:family="text">
      <style:text-properties fo:font-style="italic" officeooo:rsid="02a29278" style:font-style-asian="italic" style:font-style-complex="italic"/>
    </style:style>
    <style:style style:name="T605" style:family="text">
      <style:text-properties fo:font-style="italic" officeooo:rsid="013848f8" style:font-style-asian="italic" style:font-style-complex="italic"/>
    </style:style>
    <style:style style:name="T606" style:family="text">
      <style:text-properties fo:font-style="italic" officeooo:rsid="02f22f00" style:font-style-asian="italic" style:font-style-complex="italic"/>
    </style:style>
    <style:style style:name="T607" style:family="text">
      <style:text-properties fo:font-style="italic" officeooo:rsid="0027e53d" style:font-style-asian="italic" style:font-style-complex="italic"/>
    </style:style>
    <style:style style:name="T608" style:family="text">
      <style:text-properties fo:font-style="italic" officeooo:rsid="03491e8e" style:font-style-asian="italic" style:font-style-complex="italic"/>
    </style:style>
    <style:style style:name="T609" style:family="text">
      <style:text-properties fo:font-style="italic" officeooo:rsid="035bf9c0" style:font-style-asian="italic" style:font-style-complex="italic"/>
    </style:style>
    <style:style style:name="T610" style:family="text">
      <style:text-properties fo:font-style="italic" officeooo:rsid="039599bb" style:font-style-asian="italic" style:font-style-complex="italic"/>
    </style:style>
    <style:style style:name="T611" style:family="text">
      <style:text-properties fo:font-style="italic" officeooo:rsid="03a4c9dc" style:font-style-asian="italic" style:font-style-complex="italic"/>
    </style:style>
    <style:style style:name="T612" style:family="text">
      <style:text-properties fo:font-style="italic" officeooo:rsid="03a66984" style:font-style-asian="italic" style:font-style-complex="italic"/>
    </style:style>
    <style:style style:name="T613" style:family="text">
      <style:text-properties fo:font-style="italic" officeooo:rsid="03b412b2" style:font-style-asian="italic" style:font-style-complex="italic"/>
    </style:style>
    <style:style style:name="T614" style:family="text">
      <style:text-properties fo:font-style="italic" officeooo:rsid="03b5ad79" style:font-style-asian="italic" style:font-style-complex="italic"/>
    </style:style>
    <style:style style:name="T615" style:family="text">
      <style:text-properties fo:font-style="italic" officeooo:rsid="03da4442" style:font-style-asian="italic" style:font-style-complex="italic"/>
    </style:style>
    <style:style style:name="T616" style:family="text">
      <style:text-properties fo:font-style="italic" officeooo:rsid="03e689a0" style:font-style-asian="italic" style:font-style-complex="italic"/>
    </style:style>
    <style:style style:name="T617" style:family="text">
      <style:text-properties fo:font-style="italic" officeooo:rsid="04061835" style:font-style-asian="italic" style:font-style-complex="italic"/>
    </style:style>
    <style:style style:name="T618" style:family="text">
      <style:text-properties fo:font-style="italic" officeooo:rsid="0430ad27" style:font-style-asian="italic" style:font-style-complex="italic"/>
    </style:style>
    <style:style style:name="T619" style:family="text">
      <style:text-properties fo:font-style="italic" officeooo:rsid="043265b7" style:font-style-asian="italic" style:font-style-complex="italic"/>
    </style:style>
    <style:style style:name="T620" style:family="text">
      <style:text-properties fo:font-style="italic" officeooo:rsid="0436d707" style:font-style-asian="italic" style:font-style-complex="italic"/>
    </style:style>
    <style:style style:name="T621" style:family="text">
      <style:text-properties fo:font-style="italic" officeooo:rsid="0070403b" style:font-style-asian="italic" style:font-style-complex="italic"/>
    </style:style>
    <style:style style:name="T622" style:family="text">
      <style:text-properties fo:font-style="italic" officeooo:rsid="0071a49a" style:font-style-asian="italic" style:font-style-complex="italic"/>
    </style:style>
    <style:style style:name="T623" style:family="text">
      <style:text-properties fo:font-style="italic" officeooo:rsid="0240abf8" style:font-style-asian="italic" style:font-style-complex="italic"/>
    </style:style>
    <style:style style:name="T624" style:family="text">
      <style:text-properties fo:font-style="italic" officeooo:rsid="00829c4a" style:font-style-asian="italic" style:font-style-complex="italic"/>
    </style:style>
    <style:style style:name="T625" style:family="text">
      <style:text-properties fo:font-style="italic" officeooo:rsid="007bfc53" style:font-style-asian="italic" style:font-style-complex="italic"/>
    </style:style>
    <style:style style:name="T626" style:family="text">
      <style:text-properties fo:font-style="italic" officeooo:rsid="008d84f4" style:font-style-asian="italic" style:font-style-complex="italic"/>
    </style:style>
    <style:style style:name="T627" style:family="text">
      <style:text-properties fo:font-style="italic" officeooo:rsid="00921b94" style:font-style-asian="italic" style:font-style-complex="italic"/>
    </style:style>
    <style:style style:name="T628" style:family="text">
      <style:text-properties fo:font-style="italic" officeooo:rsid="02732653" style:font-style-asian="italic" style:font-style-complex="italic"/>
    </style:style>
    <style:style style:name="T629" style:family="text">
      <style:text-properties fo:font-style="italic" officeooo:rsid="00bd58d8" style:font-style-asian="italic" style:font-style-complex="italic"/>
    </style:style>
    <style:style style:name="T630" style:family="text">
      <style:text-properties fo:font-style="italic" officeooo:rsid="00b5b228" style:font-style-asian="italic" style:font-style-complex="italic"/>
    </style:style>
    <style:style style:name="T631" style:family="text">
      <style:text-properties fo:font-style="italic" officeooo:rsid="00b74f4e" style:font-style-asian="italic" style:font-style-complex="italic"/>
    </style:style>
    <style:style style:name="T632" style:family="text">
      <style:text-properties fo:font-style="italic" officeooo:rsid="00b9612c" style:font-style-asian="italic" style:font-style-complex="italic"/>
    </style:style>
    <style:style style:name="T633" style:family="text">
      <style:text-properties fo:font-style="italic" officeooo:rsid="00bb6339" style:font-style-asian="italic" style:font-style-complex="italic"/>
    </style:style>
    <style:style style:name="T634" style:family="text">
      <style:text-properties fo:font-style="italic" officeooo:rsid="00cd2896" style:font-style-asian="italic" style:font-style-complex="italic"/>
    </style:style>
    <style:style style:name="T635" style:family="text">
      <style:text-properties fo:font-style="italic" officeooo:rsid="011a1839" style:font-style-asian="italic" style:font-style-complex="italic"/>
    </style:style>
    <style:style style:name="T636" style:family="text">
      <style:text-properties fo:font-style="italic" officeooo:rsid="01666ad0" style:font-style-asian="italic" style:font-style-complex="italic"/>
    </style:style>
    <style:style style:name="T637" style:family="text">
      <style:text-properties fo:font-style="italic" officeooo:rsid="012a89ff" style:font-style-asian="italic" style:font-style-complex="italic"/>
    </style:style>
    <style:style style:name="T638" style:family="text">
      <style:text-properties fo:font-style="italic" officeooo:rsid="012cf7b0" style:font-style-asian="italic" style:font-style-complex="italic"/>
    </style:style>
    <style:style style:name="T639" style:family="text">
      <style:text-properties fo:font-style="italic" officeooo:rsid="012e6d62" style:font-style-asian="italic" style:font-style-complex="italic"/>
    </style:style>
    <style:style style:name="T640" style:family="text">
      <style:text-properties fo:font-style="italic" officeooo:rsid="01217719" style:font-style-asian="italic" style:font-style-complex="italic"/>
    </style:style>
    <style:style style:name="T641" style:family="text">
      <style:text-properties fo:font-style="italic" officeooo:rsid="0137b6f2" style:font-style-asian="italic" style:font-style-complex="italic"/>
    </style:style>
    <style:style style:name="T642" style:family="text">
      <style:text-properties fo:font-style="italic" officeooo:rsid="013b275c" style:font-style-asian="italic" style:font-style-complex="italic"/>
    </style:style>
    <style:style style:name="T643" style:family="text">
      <style:text-properties fo:font-style="italic" officeooo:rsid="0248ade5" style:font-style-asian="italic" style:font-style-complex="italic"/>
    </style:style>
    <style:style style:name="T644" style:family="text">
      <style:text-properties fo:font-style="italic" officeooo:rsid="014175f9" style:font-style-asian="italic" style:font-style-complex="italic"/>
    </style:style>
    <style:style style:name="T645" style:family="text">
      <style:text-properties fo:font-style="italic" officeooo:rsid="018e0174" style:font-style-asian="italic" style:font-style-complex="italic"/>
    </style:style>
    <style:style style:name="T646" style:family="text">
      <style:text-properties fo:font-style="italic" officeooo:rsid="01714a57" style:font-style-asian="italic" style:font-style-complex="italic"/>
    </style:style>
    <style:style style:name="T647" style:family="text">
      <style:text-properties fo:font-style="italic" officeooo:rsid="024f2c71" style:font-style-asian="italic" style:font-style-complex="italic"/>
    </style:style>
    <style:style style:name="T648" style:family="text">
      <style:text-properties fo:font-style="italic" officeooo:rsid="024f82a8" style:font-style-asian="italic" style:font-style-complex="italic"/>
    </style:style>
    <style:style style:name="T649" style:family="text">
      <style:text-properties fo:font-style="italic" officeooo:rsid="02211f28" style:font-style-asian="italic" style:font-style-complex="italic"/>
    </style:style>
    <style:style style:name="T650" style:family="text">
      <style:text-properties fo:font-style="italic" officeooo:rsid="025505ec" style:font-style-asian="italic" style:font-style-complex="italic"/>
    </style:style>
    <style:style style:name="T651" style:family="text">
      <style:text-properties fo:font-style="italic" officeooo:rsid="02673f52" style:font-style-asian="italic" style:font-style-complex="italic"/>
    </style:style>
    <style:style style:name="T652" style:family="text">
      <style:text-properties fo:font-style="italic" officeooo:rsid="02811d8e" style:font-style-asian="italic" style:font-style-complex="italic"/>
    </style:style>
    <style:style style:name="T653" style:family="text">
      <style:text-properties fo:font-style="italic" officeooo:rsid="02d557e3" style:font-style-asian="italic" style:font-style-complex="italic"/>
    </style:style>
    <style:style style:name="T654" style:family="text">
      <style:text-properties fo:font-style="italic" officeooo:rsid="02dd7ec6" style:font-style-asian="italic" style:font-style-complex="italic"/>
    </style:style>
    <style:style style:name="T655" style:family="text">
      <style:text-properties fo:font-style="italic" officeooo:rsid="03481429" style:font-style-asian="italic" style:font-style-complex="italic"/>
    </style:style>
    <style:style style:name="T656" style:family="text">
      <style:text-properties fo:font-style="italic" officeooo:rsid="035432fb" style:font-style-asian="italic" style:font-style-complex="italic"/>
    </style:style>
    <style:style style:name="T657" style:family="text">
      <style:text-properties fo:font-style="italic" officeooo:rsid="0355b3c8" style:font-style-asian="italic" style:font-style-complex="italic"/>
    </style:style>
    <style:style style:name="T658" style:family="text">
      <style:text-properties fo:font-style="italic" officeooo:rsid="0382c1fc" style:font-style-asian="italic" style:font-style-complex="italic"/>
    </style:style>
    <style:style style:name="T659" style:family="text">
      <style:text-properties fo:font-style="italic" officeooo:rsid="035cf30b" style:font-style-asian="italic" style:font-style-complex="italic"/>
    </style:style>
    <style:style style:name="T660" style:family="text">
      <style:text-properties fo:font-style="italic" officeooo:rsid="037a0759" style:font-style-asian="italic" style:font-style-complex="italic"/>
    </style:style>
    <style:style style:name="T661" style:family="text">
      <style:text-properties fo:font-style="italic" officeooo:rsid="03a7ab71" style:font-style-asian="italic" style:font-style-complex="italic"/>
    </style:style>
    <style:style style:name="T662" style:family="text">
      <style:text-properties fo:font-style="italic" officeooo:rsid="03d3d66e" style:font-style-asian="italic" style:font-style-complex="italic"/>
    </style:style>
    <style:style style:name="T663" style:family="text">
      <style:text-properties fo:font-style="italic" officeooo:rsid="03d9587a" style:font-style-asian="italic" style:font-style-complex="italic"/>
    </style:style>
    <style:style style:name="T664" style:family="text">
      <style:text-properties fo:font-style="italic" officeooo:rsid="03e36cbd" style:font-style-asian="italic" style:font-style-complex="italic"/>
    </style:style>
    <style:style style:name="T665" style:family="text">
      <style:text-properties fo:font-style="italic" officeooo:rsid="03e66558" style:font-style-asian="italic" style:font-style-complex="italic"/>
    </style:style>
    <style:style style:name="T666" style:family="text">
      <style:text-properties fo:font-style="italic" officeooo:rsid="03fce8b8" style:font-style-asian="italic" style:font-style-complex="italic"/>
    </style:style>
    <style:style style:name="T667" style:family="text">
      <style:text-properties fo:font-style="italic" officeooo:rsid="0445e775" style:font-style-asian="italic" style:font-style-complex="italic"/>
    </style:style>
    <style:style style:name="T668" style:family="text">
      <style:text-properties fo:font-style="italic" officeooo:rsid="04473e48" style:font-style-asian="italic" style:font-style-complex="italic"/>
    </style:style>
    <style:style style:name="T669" style:family="text">
      <style:text-properties fo:font-style="italic" officeooo:rsid="044bf795" style:font-style-asian="italic" style:font-style-complex="italic"/>
    </style:style>
    <style:style style:name="T670" style:family="text">
      <style:text-properties fo:font-style="italic" officeooo:rsid="044dea26" style:font-style-asian="italic" style:font-style-complex="italic"/>
    </style:style>
    <style:style style:name="T671" style:family="text">
      <style:text-properties fo:font-style="italic" fo:font-weight="normal" style:font-style-asian="italic" style:font-weight-asian="normal" style:font-style-complex="italic" style:font-weight-complex="normal"/>
    </style:style>
    <style:style style:name="T672" style:family="text">
      <style:text-properties fo:font-style="italic" fo:font-weight="normal" officeooo:rsid="00462531" style:font-style-asian="italic" style:font-weight-asian="normal" style:font-style-complex="italic" style:font-weight-complex="normal"/>
    </style:style>
    <style:style style:name="T673" style:family="text">
      <style:text-properties fo:font-style="italic" fo:font-weight="normal" officeooo:rsid="0048e714" style:font-style-asian="italic" style:font-weight-asian="normal" style:font-style-complex="italic" style:font-weight-complex="normal"/>
    </style:style>
    <style:style style:name="T674" style:family="text">
      <style:text-properties fo:font-style="italic" fo:font-weight="normal" officeooo:rsid="00c18189" style:font-style-asian="italic" style:font-weight-asian="normal" style:font-style-complex="italic" style:font-weight-complex="normal"/>
    </style:style>
    <style:style style:name="T675" style:family="text">
      <style:text-properties fo:font-style="italic" fo:font-weight="normal" officeooo:rsid="00354de5" style:font-style-asian="italic" style:font-weight-asian="normal" style:font-style-complex="italic" style:font-weight-complex="normal"/>
    </style:style>
    <style:style style:name="T676" style:family="text">
      <style:text-properties fo:font-style="italic" fo:font-weight="normal" officeooo:rsid="02888675" style:font-style-asian="italic" style:font-weight-asian="normal" style:font-style-complex="italic" style:font-weight-complex="normal"/>
    </style:style>
    <style:style style:name="T677" style:family="text">
      <style:text-properties fo:font-style="italic" fo:font-weight="normal" officeooo:rsid="02c247bd" style:font-style-asian="italic" style:font-weight-asian="normal" style:font-style-complex="italic" style:font-weight-complex="normal"/>
    </style:style>
    <style:style style:name="T678" style:family="text">
      <style:text-properties fo:font-style="italic" fo:font-weight="normal" officeooo:rsid="02ee1a4a" style:font-style-asian="italic" style:font-weight-asian="normal" style:font-style-complex="italic" style:font-weight-complex="normal"/>
    </style:style>
    <style:style style:name="T679" style:family="text">
      <style:text-properties fo:font-style="italic" fo:font-weight="normal" officeooo:rsid="0334ec3a" style:font-style-asian="italic" style:font-weight-asian="normal" style:font-style-complex="italic" style:font-weight-complex="normal"/>
    </style:style>
    <style:style style:name="T680" style:family="text">
      <style:text-properties fo:font-style="italic" fo:font-weight="normal" officeooo:rsid="033d6ade" style:font-style-asian="italic" style:font-weight-asian="normal" style:font-style-complex="italic" style:font-weight-complex="normal"/>
    </style:style>
    <style:style style:name="T681" style:family="text">
      <style:text-properties fo:font-style="italic" fo:font-weight="normal" officeooo:rsid="0342b4f8" style:font-style-asian="italic" style:font-weight-asian="normal" style:font-style-complex="italic" style:font-weight-complex="normal"/>
    </style:style>
    <style:style style:name="T682" style:family="text">
      <style:text-properties fo:font-style="italic" fo:font-weight="normal" officeooo:rsid="007672e6" style:font-style-asian="italic" style:font-weight-asian="normal" style:font-style-complex="italic" style:font-weight-complex="normal"/>
    </style:style>
    <style:style style:name="T683" style:family="text">
      <style:text-properties fo:font-style="italic" fo:font-weight="normal" officeooo:rsid="007857a8" style:font-style-asian="italic" style:font-weight-asian="normal" style:font-style-complex="italic" style:font-weight-complex="normal"/>
    </style:style>
    <style:style style:name="T684" style:family="text">
      <style:text-properties fo:font-style="italic" fo:font-weight="normal" officeooo:rsid="007b1951" style:font-style-asian="italic" style:font-weight-asian="normal" style:font-style-complex="italic" style:font-weight-complex="normal"/>
    </style:style>
    <style:style style:name="T685" style:family="text">
      <style:text-properties fo:font-style="italic" fo:font-weight="normal" officeooo:rsid="00c89e4b" style:font-style-asian="italic" style:font-weight-asian="normal" style:font-style-complex="italic" style:font-weight-complex="normal"/>
    </style:style>
    <style:style style:name="T686" style:family="text">
      <style:text-properties fo:font-style="italic" fo:font-weight="normal" officeooo:rsid="00cb4878" style:font-style-asian="italic" style:font-weight-asian="normal" style:font-style-complex="italic" style:font-weight-complex="normal"/>
    </style:style>
    <style:style style:name="T687" style:family="text">
      <style:text-properties fo:font-style="italic" fo:font-weight="normal" officeooo:rsid="00cb6a87" style:font-style-asian="italic" style:font-weight-asian="normal" style:font-style-complex="italic" style:font-weight-complex="normal"/>
    </style:style>
    <style:style style:name="T688" style:family="text">
      <style:text-properties fo:font-style="italic" fo:font-weight="normal" officeooo:rsid="0113f45a" style:font-style-asian="italic" style:font-weight-asian="normal" style:font-style-complex="italic" style:font-weight-complex="normal"/>
    </style:style>
    <style:style style:name="T689" style:family="text">
      <style:text-properties fo:font-style="italic" fo:font-weight="normal" officeooo:rsid="00e79a31" style:font-style-asian="italic" style:font-weight-asian="normal" style:font-style-complex="italic" style:font-weight-complex="normal"/>
    </style:style>
    <style:style style:name="T690" style:family="text">
      <style:text-properties fo:font-style="italic" fo:font-weight="normal" officeooo:rsid="00ea1b11" style:font-style-asian="italic" style:font-weight-asian="normal" style:font-style-complex="italic" style:font-weight-complex="normal"/>
    </style:style>
    <style:style style:name="T691" style:family="text">
      <style:text-properties fo:font-style="italic" fo:font-weight="normal" officeooo:rsid="02cc8419" style:font-style-asian="italic" style:font-weight-asian="normal" style:font-style-complex="italic" style:font-weight-complex="normal"/>
    </style:style>
    <style:style style:name="T692" style:family="text">
      <style:text-properties fo:font-style="italic" fo:font-weight="normal" officeooo:rsid="0245642a" style:font-style-asian="italic" style:font-weight-asian="normal" style:font-style-complex="italic" style:font-weight-complex="normal"/>
    </style:style>
    <style:style style:name="T693" style:family="text">
      <style:text-properties fo:font-style="italic" fo:font-weight="normal" officeooo:rsid="01315f39" style:font-style-asian="italic" style:font-weight-asian="normal" style:font-style-complex="italic" style:font-weight-complex="normal"/>
    </style:style>
    <style:style style:name="T694" style:family="text">
      <style:text-properties fo:font-style="italic" fo:font-weight="normal" officeooo:rsid="013e0286" style:font-style-asian="italic" style:font-weight-asian="normal" style:font-style-complex="italic" style:font-weight-complex="normal"/>
    </style:style>
    <style:style style:name="T695" style:family="text">
      <style:text-properties fo:font-style="italic" fo:font-weight="normal" officeooo:rsid="0150bcdb" style:font-style-asian="italic" style:font-weight-asian="normal" style:font-style-complex="italic" style:font-weight-complex="normal"/>
    </style:style>
    <style:style style:name="T696" style:family="text">
      <style:text-properties fo:font-style="italic" fo:font-weight="normal" officeooo:rsid="01706362" style:font-style-asian="italic" style:font-weight-asian="normal" style:font-style-complex="italic" style:font-weight-complex="normal"/>
    </style:style>
    <style:style style:name="T697" style:family="text">
      <style:text-properties fo:font-style="italic" fo:font-weight="normal" officeooo:rsid="0170c791" style:font-style-asian="italic" style:font-weight-asian="normal" style:font-style-complex="italic" style:font-weight-complex="normal"/>
    </style:style>
    <style:style style:name="T698" style:family="text">
      <style:text-properties fo:font-style="italic" fo:font-weight="normal" officeooo:rsid="01a785c8" style:font-style-asian="italic" style:font-weight-asian="normal" style:font-style-complex="italic" style:font-weight-complex="normal"/>
    </style:style>
    <style:style style:name="T699" style:family="text">
      <style:text-properties fo:font-style="italic" fo:font-weight="normal" officeooo:rsid="01714a57" style:font-style-asian="italic" style:font-weight-asian="normal" style:font-style-complex="italic" style:font-weight-complex="normal"/>
    </style:style>
    <style:style style:name="T700" style:family="text">
      <style:text-properties fo:font-style="italic" fo:font-weight="normal" officeooo:rsid="01e430a4" style:font-style-asian="italic" style:font-weight-asian="normal" style:font-style-complex="italic" style:font-weight-complex="normal"/>
    </style:style>
    <style:style style:name="T701" style:family="text">
      <style:text-properties fo:font-style="italic" fo:font-weight="normal" officeooo:rsid="03bff357" style:font-style-asian="italic" style:font-weight-asian="normal" style:font-style-complex="italic" style:font-weight-complex="normal"/>
    </style:style>
    <style:style style:name="T702" style:family="text">
      <style:text-properties fo:font-style="italic" fo:font-weight="normal" officeooo:rsid="01f1b8ff" style:font-style-asian="italic" style:font-weight-asian="normal" style:font-style-complex="italic" style:font-weight-complex="normal"/>
    </style:style>
    <style:style style:name="T703" style:family="text">
      <style:text-properties fo:font-style="italic" fo:font-weight="normal" officeooo:rsid="01f24c1e" style:font-style-asian="italic" style:font-weight-asian="normal" style:font-style-complex="italic" style:font-weight-complex="normal"/>
    </style:style>
    <style:style style:name="T704" style:family="text">
      <style:text-properties fo:font-style="italic" fo:font-weight="normal" officeooo:rsid="01f49322" style:font-style-asian="italic" style:font-weight-asian="normal" style:font-style-complex="italic" style:font-weight-complex="normal"/>
    </style:style>
    <style:style style:name="T705" style:family="text">
      <style:text-properties fo:font-style="italic" fo:font-weight="normal" officeooo:rsid="01f8fff7" style:font-style-asian="italic" style:font-weight-asian="normal" style:font-style-complex="italic" style:font-weight-complex="normal"/>
    </style:style>
    <style:style style:name="T706" style:family="text">
      <style:text-properties fo:font-style="italic" fo:font-weight="normal" officeooo:rsid="020015d5" style:font-style-asian="italic" style:font-weight-asian="normal" style:font-style-complex="italic" style:font-weight-complex="normal"/>
    </style:style>
    <style:style style:name="T707" style:family="text">
      <style:text-properties fo:font-style="italic" fo:font-weight="normal" officeooo:rsid="02037f47" style:font-style-asian="italic" style:font-weight-asian="normal" style:font-style-complex="italic" style:font-weight-complex="normal"/>
    </style:style>
    <style:style style:name="T708" style:family="text">
      <style:text-properties fo:font-style="italic" fo:font-weight="normal" officeooo:rsid="02d4b6ad" style:font-style-asian="italic" style:font-weight-asian="normal" style:font-style-complex="italic" style:font-weight-complex="normal"/>
    </style:style>
    <style:style style:name="T709" style:family="text">
      <style:text-properties fo:font-style="italic" fo:font-weight="normal" officeooo:rsid="045c38a7" style:font-style-asian="italic" style:font-weight-asian="normal" style:font-style-complex="italic" style:font-weight-complex="normal"/>
    </style:style>
    <style:style style:name="T710" style:family="text">
      <style:text-properties fo:font-style="italic" fo:font-weight="normal" officeooo:rsid="02d557e3" style:font-style-asian="italic" style:font-weight-asian="normal" style:font-style-complex="italic" style:font-weight-complex="normal"/>
    </style:style>
    <style:style style:name="T711" style:family="text">
      <style:text-properties fo:font-style="italic" fo:font-weight="normal" officeooo:rsid="03422391" style:font-style-asian="italic" style:font-weight-asian="normal" style:font-style-complex="italic" style:font-weight-complex="normal"/>
    </style:style>
    <style:style style:name="T712" style:family="text">
      <style:text-properties fo:font-style="italic" fo:font-weight="normal" officeooo:rsid="035738b7" style:font-style-asian="italic" style:font-weight-asian="normal" style:font-style-complex="italic" style:font-weight-complex="normal"/>
    </style:style>
    <style:style style:name="T713" style:family="text">
      <style:text-properties fo:font-style="italic" fo:font-weight="normal" officeooo:rsid="0358a97b" style:font-style-asian="italic" style:font-weight-asian="normal" style:font-style-complex="italic" style:font-weight-complex="normal"/>
    </style:style>
    <style:style style:name="T714" style:family="text">
      <style:text-properties fo:font-style="italic" fo:font-weight="normal" officeooo:rsid="0359351d" style:font-style-asian="italic" style:font-weight-asian="normal" style:font-style-complex="italic" style:font-weight-complex="normal"/>
    </style:style>
    <style:style style:name="T715" style:family="text">
      <style:text-properties fo:font-style="italic" fo:font-weight="normal" officeooo:rsid="03c47148" style:font-style-asian="italic" style:font-weight-asian="normal" style:font-style-complex="italic" style:font-weight-complex="normal"/>
    </style:style>
    <style:style style:name="T716" style:family="text">
      <style:text-properties fo:font-style="italic" fo:font-weight="normal" officeooo:rsid="04654a83" style:font-style-asian="italic" style:font-weight-asian="normal" style:font-style-complex="italic" style:font-weight-complex="normal"/>
    </style:style>
    <style:style style:name="T717" style:family="text">
      <style:text-properties fo:font-style="italic" fo:font-weight="normal" officeooo:rsid="0467444e" style:font-style-asian="italic" style:font-weight-asian="normal" style:font-style-complex="italic" style:font-weight-complex="normal"/>
    </style:style>
    <style:style style:name="T718" style:family="text">
      <style:text-properties fo:font-weight="normal" style:font-weight-asian="normal" style:font-weight-complex="normal"/>
    </style:style>
    <style:style style:name="T719" style:family="text">
      <style:text-properties fo:font-weight="normal" officeooo:rsid="0045386d" style:font-weight-asian="normal" style:font-weight-complex="normal"/>
    </style:style>
    <style:style style:name="T720" style:family="text">
      <style:text-properties fo:font-weight="normal" officeooo:rsid="00457973" style:font-weight-asian="normal" style:font-weight-complex="normal"/>
    </style:style>
    <style:style style:name="T721" style:family="text">
      <style:text-properties fo:font-weight="normal" officeooo:rsid="00462531" style:font-weight-asian="normal" style:font-weight-complex="normal"/>
    </style:style>
    <style:style style:name="T722" style:family="text">
      <style:text-properties fo:font-weight="normal" officeooo:rsid="0048e714" style:font-weight-asian="normal" style:font-weight-complex="normal"/>
    </style:style>
    <style:style style:name="T723" style:family="text">
      <style:text-properties fo:font-weight="normal" officeooo:rsid="02888675" style:font-weight-asian="normal" style:font-weight-complex="normal"/>
    </style:style>
    <style:style style:name="T724" style:family="text">
      <style:text-properties fo:font-weight="normal" officeooo:rsid="00bf96fd" style:font-weight-asian="normal" style:font-weight-complex="normal"/>
    </style:style>
    <style:style style:name="T725" style:family="text">
      <style:text-properties fo:font-weight="normal" officeooo:rsid="00bfbfa2" style:font-weight-asian="normal" style:font-weight-complex="normal"/>
    </style:style>
    <style:style style:name="T726" style:family="text">
      <style:text-properties fo:font-weight="normal" officeooo:rsid="00c12127" style:font-weight-asian="normal" style:font-weight-complex="normal"/>
    </style:style>
    <style:style style:name="T727" style:family="text">
      <style:text-properties fo:font-weight="normal" officeooo:rsid="0207a13d" style:font-weight-asian="normal" style:font-weight-complex="normal"/>
    </style:style>
    <style:style style:name="T728" style:family="text">
      <style:text-properties fo:font-weight="normal" officeooo:rsid="02434cdc" style:font-weight-asian="normal" style:font-weight-complex="normal"/>
    </style:style>
    <style:style style:name="T729" style:family="text">
      <style:text-properties fo:font-weight="normal" officeooo:rsid="00c2827b" style:font-weight-asian="normal" style:font-weight-complex="normal"/>
    </style:style>
    <style:style style:name="T730" style:family="text">
      <style:text-properties fo:font-weight="normal" officeooo:rsid="00c77bfc" style:font-weight-asian="normal" style:font-weight-complex="normal"/>
    </style:style>
    <style:style style:name="T731" style:family="text">
      <style:text-properties fo:font-weight="normal" officeooo:rsid="00c7f2a3" style:font-weight-asian="normal" style:font-weight-complex="normal"/>
    </style:style>
    <style:style style:name="T732" style:family="text">
      <style:text-properties fo:font-weight="normal" officeooo:rsid="00c89e4b" style:font-weight-asian="normal" style:font-weight-complex="normal"/>
    </style:style>
    <style:style style:name="T733" style:family="text">
      <style:text-properties fo:font-weight="normal" officeooo:rsid="012e6d62" style:font-weight-asian="normal" style:font-weight-complex="normal"/>
    </style:style>
    <style:style style:name="T734" style:family="text">
      <style:text-properties fo:font-weight="normal" officeooo:rsid="027611f5" style:font-weight-asian="normal" style:font-weight-complex="normal"/>
    </style:style>
    <style:style style:name="T735" style:family="text">
      <style:text-properties fo:font-weight="normal" officeooo:rsid="012febc0" style:font-weight-asian="normal" style:font-weight-complex="normal"/>
    </style:style>
    <style:style style:name="T736" style:family="text">
      <style:text-properties fo:font-weight="normal" officeooo:rsid="017ebc7c" style:font-weight-asian="normal" style:font-weight-complex="normal"/>
    </style:style>
    <style:style style:name="T737" style:family="text">
      <style:text-properties fo:font-weight="normal" officeooo:rsid="0131fa26" style:font-weight-asian="normal" style:font-weight-complex="normal"/>
    </style:style>
    <style:style style:name="T738" style:family="text">
      <style:text-properties fo:font-weight="normal" officeooo:rsid="01312ce0" style:font-weight-asian="normal" style:font-weight-complex="normal"/>
    </style:style>
    <style:style style:name="T739" style:family="text">
      <style:text-properties fo:font-weight="normal" officeooo:rsid="0158ab33" style:font-weight-asian="normal" style:font-weight-complex="normal"/>
    </style:style>
    <style:style style:name="T740" style:family="text">
      <style:text-properties fo:font-weight="normal" officeooo:rsid="016e431e" style:font-weight-asian="normal" style:font-weight-complex="normal"/>
    </style:style>
    <style:style style:name="T741" style:family="text">
      <style:text-properties fo:font-weight="normal" officeooo:rsid="01593398" style:font-weight-asian="normal" style:font-weight-complex="normal"/>
    </style:style>
    <style:style style:name="T742" style:family="text">
      <style:text-properties fo:font-weight="normal" officeooo:rsid="015b1fbb" style:font-weight-asian="normal" style:font-weight-complex="normal"/>
    </style:style>
    <style:style style:name="T743" style:family="text">
      <style:text-properties fo:font-weight="normal" officeooo:rsid="0180b36a" style:font-weight-asian="normal" style:font-weight-complex="normal"/>
    </style:style>
    <style:style style:name="T744" style:family="text">
      <style:text-properties fo:font-weight="normal" officeooo:rsid="015c5c58" style:font-weight-asian="normal" style:font-weight-complex="normal"/>
    </style:style>
    <style:style style:name="T745" style:family="text">
      <style:text-properties fo:font-weight="normal" officeooo:rsid="02c2ad40" style:font-weight-asian="normal" style:font-weight-complex="normal"/>
    </style:style>
    <style:style style:name="T746" style:family="text">
      <style:text-properties fo:font-weight="normal" officeooo:rsid="0212796a" style:font-weight-asian="normal" style:font-weight-complex="normal"/>
    </style:style>
    <style:style style:name="T747" style:family="text">
      <style:text-properties fo:font-weight="normal" officeooo:rsid="015dfe53" style:font-weight-asian="normal" style:font-weight-complex="normal"/>
    </style:style>
    <style:style style:name="T748" style:family="text">
      <style:text-properties fo:font-weight="normal" officeooo:rsid="015ef2e2" style:font-weight-asian="normal" style:font-weight-complex="normal"/>
    </style:style>
    <style:style style:name="T749" style:family="text">
      <style:text-properties fo:font-weight="normal" officeooo:rsid="016940f0" style:font-weight-asian="normal" style:font-weight-complex="normal"/>
    </style:style>
    <style:style style:name="T750" style:family="text">
      <style:text-properties fo:font-weight="normal" officeooo:rsid="016af5fb" style:font-weight-asian="normal" style:font-weight-complex="normal"/>
    </style:style>
    <style:style style:name="T751" style:family="text">
      <style:text-properties fo:font-weight="normal" officeooo:rsid="03be8079" style:font-weight-asian="normal" style:font-weight-complex="normal"/>
    </style:style>
    <style:style style:name="T752" style:family="text">
      <style:text-properties fo:font-weight="normal" officeooo:rsid="016c1f88" style:font-weight-asian="normal" style:font-weight-complex="normal"/>
    </style:style>
    <style:style style:name="T753" style:family="text">
      <style:text-properties fo:font-weight="normal" officeooo:rsid="016e106f" style:font-weight-asian="normal" style:font-weight-complex="normal"/>
    </style:style>
    <style:style style:name="T754" style:family="text">
      <style:text-properties fo:font-weight="normal" officeooo:rsid="018236cd" style:font-weight-asian="normal" style:font-weight-complex="normal"/>
    </style:style>
    <style:style style:name="T755" style:family="text">
      <style:text-properties fo:font-weight="normal" officeooo:rsid="016ebed8" style:font-weight-asian="normal" style:font-weight-complex="normal"/>
    </style:style>
    <style:style style:name="T756" style:family="text">
      <style:text-properties fo:font-weight="normal" officeooo:rsid="02777501" style:font-weight-asian="normal" style:font-weight-complex="normal"/>
    </style:style>
    <style:style style:name="T757" style:family="text">
      <style:text-properties fo:font-weight="normal" officeooo:rsid="01706362" style:font-weight-asian="normal" style:font-weight-complex="normal"/>
    </style:style>
    <style:style style:name="T758" style:family="text">
      <style:text-properties fo:font-weight="normal" officeooo:rsid="018caff3" style:font-weight-asian="normal" style:font-weight-complex="normal"/>
    </style:style>
    <style:style style:name="T759" style:family="text">
      <style:text-properties fo:font-weight="normal" officeooo:rsid="018cc959" style:font-weight-asian="normal" style:font-weight-complex="normal"/>
    </style:style>
    <style:style style:name="T760" style:family="text">
      <style:text-properties fo:font-weight="normal" officeooo:rsid="018e0174" style:font-weight-asian="normal" style:font-weight-complex="normal"/>
    </style:style>
    <style:style style:name="T761" style:family="text">
      <style:text-properties fo:font-weight="normal" officeooo:rsid="018e7553" style:font-weight-asian="normal" style:font-weight-complex="normal"/>
    </style:style>
    <style:style style:name="T762" style:family="text">
      <style:text-properties fo:font-weight="normal" officeooo:rsid="024a87f9" style:font-weight-asian="normal" style:font-weight-complex="normal"/>
    </style:style>
    <style:style style:name="T763" style:family="text">
      <style:text-properties fo:font-weight="normal" officeooo:rsid="0212fec3" style:font-weight-asian="normal" style:font-weight-complex="normal"/>
    </style:style>
    <style:style style:name="T764" style:family="text">
      <style:text-properties fo:font-weight="normal" officeooo:rsid="018ec214" style:font-weight-asian="normal" style:font-weight-complex="normal"/>
    </style:style>
    <style:style style:name="T765" style:family="text">
      <style:text-properties fo:font-weight="normal" officeooo:rsid="018fd9ee" style:font-weight-asian="normal" style:font-weight-complex="normal"/>
    </style:style>
    <style:style style:name="T766" style:family="text">
      <style:text-properties fo:font-weight="normal" officeooo:rsid="01924575" style:font-weight-asian="normal" style:font-weight-complex="normal"/>
    </style:style>
    <style:style style:name="T767" style:family="text">
      <style:text-properties fo:font-weight="normal" officeooo:rsid="01935b52" style:font-weight-asian="normal" style:font-weight-complex="normal"/>
    </style:style>
    <style:style style:name="T768" style:family="text">
      <style:text-properties fo:font-weight="normal" officeooo:rsid="0194e2d5" style:font-weight-asian="normal" style:font-weight-complex="normal"/>
    </style:style>
    <style:style style:name="T769" style:family="text">
      <style:text-properties fo:font-weight="normal" officeooo:rsid="019691fc" style:font-weight-asian="normal" style:font-weight-complex="normal"/>
    </style:style>
    <style:style style:name="T770" style:family="text">
      <style:text-properties fo:font-weight="normal" officeooo:rsid="019a16b2" style:font-weight-asian="normal" style:font-weight-complex="normal"/>
    </style:style>
    <style:style style:name="T771" style:family="text">
      <style:text-properties fo:font-weight="normal" officeooo:rsid="019890f2" style:font-weight-asian="normal" style:font-weight-complex="normal"/>
    </style:style>
    <style:style style:name="T772" style:family="text">
      <style:text-properties fo:font-weight="normal" officeooo:rsid="019da8b0" style:font-weight-asian="normal" style:font-weight-complex="normal"/>
    </style:style>
    <style:style style:name="T773" style:family="text">
      <style:text-properties fo:font-weight="normal" officeooo:rsid="019db79b" style:font-weight-asian="normal" style:font-weight-complex="normal"/>
    </style:style>
    <style:style style:name="T774" style:family="text">
      <style:text-properties fo:font-weight="normal" officeooo:rsid="01a09563" style:font-weight-asian="normal" style:font-weight-complex="normal"/>
    </style:style>
    <style:style style:name="T775" style:family="text">
      <style:text-properties fo:font-weight="normal" officeooo:rsid="019f21fe" style:font-weight-asian="normal" style:font-weight-complex="normal"/>
    </style:style>
    <style:style style:name="T776" style:family="text">
      <style:text-properties fo:font-weight="normal" officeooo:rsid="01a294dc" style:font-weight-asian="normal" style:font-weight-complex="normal"/>
    </style:style>
    <style:style style:name="T777" style:family="text">
      <style:text-properties fo:font-weight="normal" officeooo:rsid="01a44687" style:font-weight-asian="normal" style:font-weight-complex="normal"/>
    </style:style>
    <style:style style:name="T778" style:family="text">
      <style:text-properties fo:font-weight="normal" officeooo:rsid="01a587ea" style:font-weight-asian="normal" style:font-weight-complex="normal"/>
    </style:style>
    <style:style style:name="T779" style:family="text">
      <style:text-properties fo:font-weight="normal" officeooo:rsid="01714a57" style:font-weight-asian="normal" style:font-weight-complex="normal"/>
    </style:style>
    <style:style style:name="T780" style:family="text">
      <style:text-properties fo:font-weight="normal" officeooo:rsid="02d4b6ad" style:font-weight-asian="normal" style:font-weight-complex="normal"/>
    </style:style>
    <style:style style:name="T781" style:family="text">
      <style:text-properties fo:font-weight="normal" officeooo:rsid="045c38a7" style:font-weight-asian="normal" style:font-weight-complex="normal"/>
    </style:style>
    <style:style style:name="T782" style:family="text">
      <style:text-properties fo:font-weight="normal" officeooo:rsid="03422391" style:font-weight-asian="normal" style:font-weight-complex="normal"/>
    </style:style>
    <style:style style:name="T783" style:family="text">
      <style:text-properties fo:font-weight="normal" officeooo:rsid="03606983" style:font-weight-asian="normal" style:font-weight-complex="normal"/>
    </style:style>
    <style:style style:name="T784" style:family="text">
      <style:text-properties fo:font-weight="normal" officeooo:rsid="0362648b" style:font-weight-asian="normal" style:font-weight-complex="normal"/>
    </style:style>
    <style:style style:name="T785" style:family="text">
      <style:text-properties fo:font-weight="normal" officeooo:rsid="0368fe3a" style:font-weight-asian="normal" style:font-weight-complex="normal"/>
    </style:style>
    <style:style style:name="T786" style:family="text">
      <style:text-properties fo:font-weight="normal" officeooo:rsid="0362d585" style:font-weight-asian="normal" style:font-weight-complex="normal"/>
    </style:style>
    <style:style style:name="T787" style:family="text">
      <style:text-properties fo:font-weight="normal" officeooo:rsid="0363cc07" style:font-weight-asian="normal" style:font-weight-complex="normal"/>
    </style:style>
    <style:style style:name="T788" style:family="text">
      <style:text-properties fo:font-weight="normal" officeooo:rsid="03c60835" style:font-weight-asian="normal" style:font-weight-complex="normal"/>
    </style:style>
    <style:style style:name="T789" style:family="text">
      <style:text-properties fo:font-weight="normal" officeooo:rsid="0367eec9" style:font-weight-asian="normal" style:font-weight-complex="normal"/>
    </style:style>
    <style:style style:name="T790" style:family="text">
      <style:text-properties fo:font-weight="normal" officeooo:rsid="03678ad0" style:font-weight-asian="normal" style:font-weight-complex="normal"/>
    </style:style>
    <style:style style:name="T791" style:family="text">
      <style:text-properties fo:font-weight="normal" officeooo:rsid="0369c2d7" style:font-weight-asian="normal" style:font-weight-complex="normal"/>
    </style:style>
    <style:style style:name="T792" style:family="text">
      <style:text-properties fo:font-weight="normal" officeooo:rsid="0369d6a5" style:font-weight-asian="normal" style:font-weight-complex="normal"/>
    </style:style>
    <style:style style:name="T793" style:family="text">
      <style:text-properties fo:font-weight="normal" officeooo:rsid="036aa26b" style:font-weight-asian="normal" style:font-weight-complex="normal"/>
    </style:style>
    <style:style style:name="T794" style:family="text">
      <style:text-properties fo:font-weight="normal" officeooo:rsid="036d255f" style:font-weight-asian="normal" style:font-weight-complex="normal"/>
    </style:style>
    <style:style style:name="T795" style:family="text">
      <style:text-properties fo:font-weight="normal" officeooo:rsid="036bac05" style:font-weight-asian="normal" style:font-weight-complex="normal"/>
    </style:style>
    <style:style style:name="T796" style:family="text">
      <style:text-properties fo:font-weight="normal" officeooo:rsid="036d4f7a" style:font-weight-asian="normal" style:font-weight-complex="normal"/>
    </style:style>
    <style:style style:name="T797" style:family="text">
      <style:text-properties fo:font-weight="normal" officeooo:rsid="036f0adf" style:font-weight-asian="normal" style:font-weight-complex="normal"/>
    </style:style>
    <style:style style:name="T798" style:family="text">
      <style:text-properties fo:font-weight="normal" officeooo:rsid="03703cbf" style:font-weight-asian="normal" style:font-weight-complex="normal"/>
    </style:style>
    <style:style style:name="T799" style:family="text">
      <style:text-properties fo:font-weight="normal" officeooo:rsid="0370c7bb" style:font-weight-asian="normal" style:font-weight-complex="normal"/>
    </style:style>
    <style:style style:name="T800" style:family="text">
      <style:text-properties fo:font-weight="normal" officeooo:rsid="0371e869" style:font-weight-asian="normal" style:font-weight-complex="normal"/>
    </style:style>
    <style:style style:name="T801" style:family="text">
      <style:text-properties fo:font-weight="normal" officeooo:rsid="037316ad" style:font-weight-asian="normal" style:font-weight-complex="normal"/>
    </style:style>
    <style:style style:name="T802" style:family="text">
      <style:text-properties fo:font-weight="normal" officeooo:rsid="03746f71" style:font-weight-asian="normal" style:font-weight-complex="normal"/>
    </style:style>
    <style:style style:name="T803" style:family="text">
      <style:text-properties fo:font-weight="normal" officeooo:rsid="03762833" style:font-weight-asian="normal" style:font-weight-complex="normal"/>
    </style:style>
    <style:style style:name="T804" style:family="text">
      <style:text-properties fo:font-weight="normal" officeooo:rsid="03811065" style:font-weight-asian="normal" style:font-weight-complex="normal"/>
    </style:style>
    <style:style style:name="T805" style:family="text">
      <style:text-properties fo:font-weight="normal" officeooo:rsid="038474e3" style:font-weight-asian="normal" style:font-weight-complex="normal"/>
    </style:style>
    <style:style style:name="T806" style:family="text">
      <style:text-properties fo:font-weight="normal" officeooo:rsid="0376b8dc" style:font-weight-asian="normal" style:font-weight-complex="normal"/>
    </style:style>
    <style:style style:name="T807" style:family="text">
      <style:text-properties fo:font-weight="normal" officeooo:rsid="0411fea1" style:font-weight-asian="normal" style:font-weight-complex="normal"/>
    </style:style>
    <style:style style:name="T808" style:family="text">
      <style:text-properties fo:font-weight="normal" officeooo:rsid="04124b6c" style:font-weight-asian="normal" style:font-weight-complex="normal"/>
    </style:style>
    <style:style style:name="T809" style:family="text">
      <style:text-properties fo:font-weight="normal" officeooo:rsid="037769f4" style:font-weight-asian="normal" style:font-weight-complex="normal"/>
    </style:style>
    <style:style style:name="T810" style:family="text">
      <style:text-properties fo:font-weight="normal" officeooo:rsid="03773a46" style:font-weight-asian="normal" style:font-weight-complex="normal"/>
    </style:style>
    <style:style style:name="T811" style:family="text">
      <style:text-properties fo:font-weight="normal" officeooo:rsid="037b33fb" style:font-weight-asian="normal" style:font-weight-complex="normal"/>
    </style:style>
    <style:style style:name="T812" style:family="text">
      <style:text-properties fo:font-weight="normal" officeooo:rsid="037be83b" style:font-weight-asian="normal" style:font-weight-complex="normal"/>
    </style:style>
    <style:style style:name="T813" style:family="text">
      <style:text-properties fo:font-weight="normal" officeooo:rsid="037c140b" style:font-weight-asian="normal" style:font-weight-complex="normal"/>
    </style:style>
    <style:style style:name="T814" style:family="text">
      <style:text-properties fo:font-weight="normal" officeooo:rsid="037c252a" style:font-weight-asian="normal" style:font-weight-complex="normal"/>
    </style:style>
    <style:style style:name="T815" style:family="text">
      <style:text-properties fo:font-weight="normal" officeooo:rsid="037d88fd" style:font-weight-asian="normal" style:font-weight-complex="normal"/>
    </style:style>
    <style:style style:name="T816" style:family="text">
      <style:text-properties fo:font-weight="normal" officeooo:rsid="037f897b" style:font-weight-asian="normal" style:font-weight-complex="normal"/>
    </style:style>
    <style:style style:name="T817" style:family="text">
      <style:text-properties fo:font-weight="normal" officeooo:rsid="04654a83" style:font-weight-asian="normal" style:font-weight-complex="normal"/>
    </style:style>
    <style:style style:name="T818" style:family="text">
      <style:text-properties fo:font-weight="normal" officeooo:rsid="0467444e" style:font-weight-asian="normal" style:font-weight-complex="normal"/>
    </style:style>
    <style:style style:name="T819" style:family="text">
      <style:text-properties fo:font-weight="normal" officeooo:rsid="0476bb55" style:font-weight-asian="normal" style:font-weight-complex="normal"/>
    </style:style>
    <style:style style:name="T820" style:family="text">
      <style:text-properties style:font-name="Linux Libertine O"/>
    </style:style>
    <style:style style:name="T821" style:family="text">
      <style:text-properties style:font-name="Linux Libertine O" fo:font-style="normal" style:font-style-asian="normal" style:font-style-complex="normal"/>
    </style:style>
    <style:style style:name="T822" style:family="text">
      <style:text-properties style:font-name="Linux Libertine O" fo:font-style="normal" officeooo:rsid="03a9a53a" style:font-style-asian="normal" style:font-style-complex="normal"/>
    </style:style>
    <style:style style:name="T823" style:family="text">
      <style:text-properties style:font-name="Linux Libertine O" fo:font-style="normal" officeooo:rsid="05b13fa2" style:font-style-asian="normal" style:font-style-complex="normal"/>
    </style:style>
    <style:style style:name="T824" style:family="text">
      <style:text-properties style:font-name="Linux Libertine O" fo:font-style="normal" officeooo:rsid="0164c489" style:font-style-asian="normal" style:font-style-complex="normal"/>
    </style:style>
    <style:style style:name="T825" style:family="text">
      <style:text-properties style:font-name="Linux Libertine O" fo:font-style="normal" officeooo:rsid="0164c792" style:font-style-asian="normal" style:font-style-complex="normal"/>
    </style:style>
    <style:style style:name="T826" style:family="text">
      <style:text-properties style:font-name="Linux Libertine O" fo:font-style="normal" officeooo:rsid="012f568d" style:font-style-asian="normal" style:font-style-complex="normal"/>
    </style:style>
    <style:style style:name="T827" style:family="text">
      <style:text-properties style:font-name="Linux Libertine O" fo:font-style="normal" officeooo:rsid="01a99754" style:font-style-asian="normal" style:font-style-complex="normal"/>
    </style:style>
    <style:style style:name="T828" style:family="text">
      <style:text-properties style:font-name="Linux Libertine O" fo:font-style="normal" officeooo:rsid="01d364eb" style:font-style-asian="normal" style:font-style-complex="normal"/>
    </style:style>
    <style:style style:name="T829" style:family="text">
      <style:text-properties style:font-name="Linux Libertine O" fo:font-style="normal" officeooo:rsid="01c4c797" style:font-style-asian="normal" style:font-style-complex="normal"/>
    </style:style>
    <style:style style:name="T830" style:family="text">
      <style:text-properties style:font-name="Linux Libertine O" fo:font-style="normal" officeooo:rsid="02c33805" style:font-style-asian="normal" style:font-style-complex="normal"/>
    </style:style>
    <style:style style:name="T831" style:family="text">
      <style:text-properties style:font-name="Linux Libertine O" fo:font-style="normal" officeooo:rsid="031243c5" style:font-style-asian="normal" style:font-style-complex="normal"/>
    </style:style>
    <style:style style:name="T832" style:family="text">
      <style:text-properties style:font-name="Linux Libertine O" fo:font-style="normal" officeooo:rsid="0314307a" style:font-style-asian="normal" style:font-style-complex="normal"/>
    </style:style>
    <style:style style:name="T833" style:family="text">
      <style:text-properties style:font-name="Linux Libertine O" fo:font-style="normal" officeooo:rsid="0375e2cd" style:font-style-asian="normal" style:font-style-complex="normal"/>
    </style:style>
    <style:style style:name="T834" style:family="text">
      <style:text-properties style:font-name="Linux Libertine O" fo:font-style="normal" officeooo:rsid="012a89ff" style:font-style-asian="normal" style:font-style-complex="normal"/>
    </style:style>
    <style:style style:name="T835" style:family="text">
      <style:text-properties style:font-name="Linux Libertine O" fo:font-style="normal" officeooo:rsid="0247243f" style:font-style-asian="normal" style:font-style-complex="normal"/>
    </style:style>
    <style:style style:name="T836" style:family="text">
      <style:text-properties style:font-name="Linux Libertine O" fo:font-style="normal" officeooo:rsid="03a7ab71" style:font-style-asian="normal" style:font-style-complex="normal"/>
    </style:style>
    <style:style style:name="T837" style:family="text">
      <style:text-properties style:font-name="Linux Libertine O" fo:font-style="normal" fo:font-weight="normal" style:font-style-asian="normal" style:font-weight-asian="normal" style:font-style-complex="normal" style:font-weight-complex="normal"/>
    </style:style>
    <style:style style:name="T838" style:family="text">
      <style:text-properties style:font-name="Linux Libertine O" fo:font-style="normal" fo:font-weight="normal" officeooo:rsid="014941c7" style:font-style-asian="normal" style:font-weight-asian="normal" style:font-style-complex="normal" style:font-weight-complex="normal"/>
    </style:style>
    <style:style style:name="T839" style:family="text">
      <style:text-properties style:font-name="Linux Libertine O" fo:font-style="normal" fo:font-weight="normal" officeooo:rsid="0159827c" style:font-style-asian="normal" style:font-weight-asian="normal" style:font-style-complex="normal" style:font-weight-complex="normal"/>
    </style:style>
    <style:style style:name="T840" style:family="text">
      <style:text-properties style:font-name="Linux Libertine O" fo:font-style="normal" fo:font-weight="normal" officeooo:rsid="0328ed73" style:font-style-asian="normal" style:font-weight-asian="normal" style:font-style-complex="normal" style:font-weight-complex="normal"/>
    </style:style>
    <style:style style:name="T841" style:family="text">
      <style:text-properties style:font-name="Linux Libertine O" fo:font-style="normal" fo:font-weight="normal" officeooo:rsid="03295eff" style:font-style-asian="normal" style:font-weight-asian="normal" style:font-style-complex="normal" style:font-weight-complex="normal"/>
    </style:style>
    <style:style style:name="T842" style:family="text">
      <style:text-properties style:font-name="Linux Libertine O" fo:font-style="normal" fo:font-weight="normal" officeooo:rsid="032b094a" style:font-style-asian="normal" style:font-weight-asian="normal" style:font-style-complex="normal" style:font-weight-complex="normal"/>
    </style:style>
    <style:style style:name="T843" style:family="text">
      <style:text-properties style:font-name="Linux Libertine O" fo:font-style="normal" fo:font-weight="normal" officeooo:rsid="032bc851" style:font-style-asian="normal" style:font-weight-asian="normal" style:font-style-complex="normal" style:font-weight-complex="normal"/>
    </style:style>
    <style:style style:name="T844" style:family="text">
      <style:text-properties style:font-name="Linux Libertine O" fo:font-style="normal" fo:font-weight="normal" officeooo:rsid="032d1886" style:font-style-asian="normal" style:font-weight-asian="normal" style:font-style-complex="normal" style:font-weight-complex="normal"/>
    </style:style>
    <style:style style:name="T845" style:family="text">
      <style:text-properties style:font-name="Linux Libertine O" fo:font-style="normal" fo:font-weight="normal" officeooo:rsid="032e00d9" style:font-style-asian="normal" style:font-weight-asian="normal" style:font-style-complex="normal" style:font-weight-complex="normal"/>
    </style:style>
    <style:style style:name="T846" style:family="text">
      <style:text-properties style:font-name="Linux Libertine O" fo:font-style="normal" fo:font-weight="normal" officeooo:rsid="032ec26c" style:font-style-asian="normal" style:font-weight-asian="normal" style:font-style-complex="normal" style:font-weight-complex="normal"/>
    </style:style>
    <style:style style:name="T847" style:family="text">
      <style:text-properties style:font-name="Linux Libertine O" fo:font-style="normal" fo:font-weight="normal" officeooo:rsid="03300083" style:font-style-asian="normal" style:font-weight-asian="normal" style:font-style-complex="normal" style:font-weight-complex="normal"/>
    </style:style>
    <style:style style:name="T848" style:family="text">
      <style:text-properties style:font-name="Linux Libertine O" fo:font-style="normal" fo:font-weight="normal" officeooo:rsid="03316eb4" style:font-style-asian="normal" style:font-weight-asian="normal" style:font-style-complex="normal" style:font-weight-complex="normal"/>
    </style:style>
    <style:style style:name="T849" style:family="text">
      <style:text-properties style:font-name="Linux Libertine O" fo:font-style="normal" fo:font-weight="normal" officeooo:rsid="0331bca4" style:font-style-asian="normal" style:font-weight-asian="normal" style:font-style-complex="normal" style:font-weight-complex="normal"/>
    </style:style>
    <style:style style:name="T850" style:family="text">
      <style:text-properties style:font-name="Linux Libertine O" fo:font-style="normal" fo:font-weight="normal" officeooo:rsid="03325f17" style:font-style-asian="normal" style:font-weight-asian="normal" style:font-style-complex="normal" style:font-weight-complex="normal"/>
    </style:style>
    <style:style style:name="T851" style:family="text">
      <style:text-properties style:font-name="Linux Libertine O" fo:font-style="normal" fo:font-weight="normal" officeooo:rsid="033303bb" style:font-style-asian="normal" style:font-weight-asian="normal" style:font-style-complex="normal" style:font-weight-complex="normal"/>
    </style:style>
    <style:style style:name="T852" style:family="text">
      <style:text-properties style:font-name="Linux Libertine O" fo:font-style="normal" fo:font-weight="normal" officeooo:rsid="0334ec3a" style:font-style-asian="normal" style:font-weight-asian="normal" style:font-style-complex="normal" style:font-weight-complex="normal"/>
    </style:style>
    <style:style style:name="T853" style:family="text">
      <style:text-properties style:font-name="Linux Libertine O" fo:font-style="normal" fo:font-weight="normal" officeooo:rsid="03ab59a5" style:font-style-asian="normal" style:font-weight-asian="normal" style:font-style-complex="normal" style:font-weight-complex="normal"/>
    </style:style>
    <style:style style:name="T854" style:family="text">
      <style:text-properties style:font-name="Linux Libertine O" fo:font-style="normal" fo:font-weight="normal" officeooo:rsid="03ab84d4" style:font-style-asian="normal" style:font-weight-asian="normal" style:font-style-complex="normal" style:font-weight-complex="normal"/>
    </style:style>
    <style:style style:name="T855" style:family="text">
      <style:text-properties style:font-name="Linux Libertine O" fo:font-style="normal" fo:font-weight="normal" officeooo:rsid="03ac7831" style:font-style-asian="normal" style:font-weight-asian="normal" style:font-style-complex="normal" style:font-weight-complex="normal"/>
    </style:style>
    <style:style style:name="T856" style:family="text">
      <style:text-properties style:font-name="Linux Libertine O" fo:font-style="normal" fo:font-weight="normal" officeooo:rsid="01b8fbec" style:font-name-asian="Source Han Serif CN" style:font-style-asian="normal" style:font-weight-asian="normal" style:font-name-complex="FreeSans1" style:font-style-complex="normal" style:font-weight-complex="normal"/>
    </style:style>
    <style:style style:name="T857" style:family="text">
      <style:text-properties style:font-name="Linux Libertine O" fo:font-style="normal" fo:font-weight="normal" officeooo:rsid="01babe87" style:font-name-asian="Source Han Serif CN" style:font-style-asian="normal" style:font-weight-asian="normal" style:font-name-complex="FreeSans1" style:font-style-complex="normal" style:font-weight-complex="normal"/>
    </style:style>
    <style:style style:name="T858" style:family="text">
      <style:text-properties style:font-name="Linux Libertine O" fo:font-style="normal" fo:font-weight="normal" officeooo:rsid="02cdc436" style:font-name-asian="Source Han Serif CN" style:font-style-asian="normal" style:font-weight-asian="normal" style:font-name-complex="FreeSans1" style:font-style-complex="normal" style:font-weight-complex="normal"/>
    </style:style>
    <style:style style:name="T859" style:family="text">
      <style:text-properties style:font-name="Linux Libertine O" fo:font-style="normal" fo:font-weight="normal" officeooo:rsid="02cfa83f" style:font-name-asian="Source Han Serif CN" style:font-style-asian="normal" style:font-weight-asian="normal" style:font-name-complex="FreeSans1" style:font-style-complex="normal" style:font-weight-complex="normal"/>
    </style:style>
    <style:style style:name="T860" style:family="text">
      <style:text-properties style:font-name="Linux Libertine O" fo:font-style="normal" fo:font-weight="normal" officeooo:rsid="02d13504" style:font-name-asian="Source Han Serif CN" style:font-style-asian="normal" style:font-weight-asian="normal" style:font-name-complex="FreeSans1" style:font-style-complex="normal" style:font-weight-complex="normal"/>
    </style:style>
    <style:style style:name="T861" style:family="text">
      <style:text-properties style:font-name="Linux Libertine O" fo:font-style="normal" fo:font-weight="normal" officeooo:rsid="02d1f349" style:font-name-asian="Source Han Serif CN" style:font-style-asian="normal" style:font-weight-asian="normal" style:font-name-complex="FreeSans1" style:font-style-complex="normal" style:font-weight-complex="normal"/>
    </style:style>
    <style:style style:name="T862" style:family="text">
      <style:text-properties style:font-name="Linux Libertine O" fo:font-style="normal" fo:font-weight="normal" officeooo:rsid="032010f0" style:font-name-asian="Source Han Serif CN" style:font-style-asian="normal" style:font-weight-asian="normal" style:font-name-complex="FreeSans1" style:font-style-complex="normal" style:font-weight-complex="normal"/>
    </style:style>
    <style:style style:name="T863" style:family="text">
      <style:text-properties style:font-name="Linux Libertine O" fo:font-style="normal" fo:font-weight="normal" officeooo:rsid="03a78aed" style:font-name-asian="Source Han Serif CN" style:font-style-asian="normal" style:font-weight-asian="normal" style:font-name-complex="FreeSans1" style:font-style-complex="normal" style:font-weight-complex="normal"/>
    </style:style>
    <style:style style:name="T864" style:family="text">
      <style:text-properties style:font-name="Linux Libertine O" fo:font-style="normal" fo:font-weight="normal" officeooo:rsid="01babe87" style:font-name-asian="Linux Libertine O" style:font-style-asian="normal" style:font-weight-asian="normal" style:font-name-complex="Linux Libertine O" style:font-style-complex="normal" style:font-weight-complex="normal"/>
    </style:style>
    <style:style style:name="T865" style:family="text">
      <style:text-properties style:font-name="Linux Libertine O" fo:font-style="normal" style:text-underline-style="none" fo:font-weight="normal" officeooo:rsid="0279b3dd" style:font-name-asian="Source Han Serif CN" style:font-style-asian="normal" style:font-weight-asian="normal" style:font-name-complex="FreeSans1" style:font-style-complex="normal" style:font-weight-complex="normal"/>
    </style:style>
    <style:style style:name="T866" style:family="text">
      <style:text-properties style:font-name="Linux Libertine O" fo:font-style="normal" style:text-underline-style="none" fo:font-weight="normal" officeooo:rsid="004a563e" style:font-name-asian="Source Han Serif CN" style:font-style-asian="normal" style:font-weight-asian="normal" style:font-name-complex="FreeSans1" style:font-style-complex="normal" style:font-weight-complex="normal"/>
    </style:style>
    <style:style style:name="T867" style:family="text">
      <style:text-properties style:font-name="Linux Libertine O" fo:font-style="normal" style:text-underline-style="none" fo:font-weight="normal" officeooo:rsid="02d1f349" style:font-name-asian="Source Han Serif CN" style:font-style-asian="normal" style:font-weight-asian="normal" style:font-name-complex="FreeSans1" style:font-style-complex="normal" style:font-weight-complex="normal"/>
    </style:style>
    <style:style style:name="T868" style:family="text">
      <style:text-properties style:font-name="Linux Libertine O" fo:font-style="normal" style:text-underline-style="none" fo:font-weight="normal" officeooo:rsid="02d2b721" style:font-name-asian="Source Han Serif CN" style:font-style-asian="normal" style:font-weight-asian="normal" style:font-name-complex="FreeSans1" style:font-style-complex="normal" style:font-weight-complex="normal"/>
    </style:style>
    <style:style style:name="T869" style:family="text">
      <style:text-properties style:font-name="Linux Libertine O" fo:font-style="normal" style:text-underline-style="none" fo:font-weight="normal" officeooo:rsid="02d2dea3" style:font-name-asian="Source Han Serif CN" style:font-style-asian="normal" style:font-weight-asian="normal" style:font-name-complex="FreeSans1" style:font-style-complex="normal" style:font-weight-complex="normal"/>
    </style:style>
    <style:style style:name="T870" style:family="text">
      <style:text-properties style:font-name="Linux Libertine O" fo:font-style="normal" style:text-underline-style="none" fo:font-weight="normal" officeooo:rsid="02d3be9d" style:font-name-asian="Source Han Serif CN" style:font-style-asian="normal" style:font-weight-asian="normal" style:font-name-complex="FreeSans1" style:font-style-complex="normal" style:font-weight-complex="normal"/>
    </style:style>
    <style:style style:name="T871" style:family="text">
      <style:text-properties style:font-name="Linux Libertine O" fo:font-style="normal" style:text-underline-style="none" fo:font-weight="normal" officeooo:rsid="02d45957" style:font-name-asian="Source Han Serif CN" style:font-style-asian="normal" style:font-weight-asian="normal" style:font-name-complex="FreeSans1" style:font-style-complex="normal" style:font-weight-complex="normal"/>
    </style:style>
    <style:style style:name="T872" style:family="text">
      <style:text-properties style:font-name="Linux Libertine O" fo:font-style="normal" style:text-underline-style="none" fo:font-weight="normal" officeooo:rsid="032010f0" style:font-name-asian="Source Han Serif CN" style:font-style-asian="normal" style:font-weight-asian="normal" style:font-name-complex="FreeSans1" style:font-style-complex="normal" style:font-weight-complex="normal"/>
    </style:style>
    <style:style style:name="T873" style:family="text">
      <style:text-properties style:font-name="Linux Libertine O" fo:font-style="italic" style:font-style-asian="italic" style:font-style-complex="italic"/>
    </style:style>
    <style:style style:name="T874" style:family="text">
      <style:text-properties style:font-name="Linux Libertine O" fo:font-style="italic" officeooo:rsid="05b13fa2" style:font-style-asian="italic" style:font-style-complex="italic"/>
    </style:style>
    <style:style style:name="T875" style:family="text">
      <style:text-properties style:font-name="Linux Libertine O" fo:font-style="italic" officeooo:rsid="0164c792" style:font-style-asian="italic" style:font-style-complex="italic"/>
    </style:style>
    <style:style style:name="T876" style:family="text">
      <style:text-properties style:font-name="Linux Libertine O" fo:font-style="italic" officeooo:rsid="012f568d" style:font-style-asian="italic" style:font-style-complex="italic"/>
    </style:style>
    <style:style style:name="T877" style:family="text">
      <style:text-properties style:font-name="Linux Libertine O" fo:font-style="italic" officeooo:rsid="017d831f" style:font-style-asian="italic" style:font-style-complex="italic"/>
    </style:style>
    <style:style style:name="T878" style:family="text">
      <style:text-properties style:font-name="Linux Libertine O" fo:font-style="italic" officeooo:rsid="0180d993" style:font-style-asian="italic" style:font-style-complex="italic"/>
    </style:style>
    <style:style style:name="T879" style:family="text">
      <style:text-properties style:font-name="Linux Libertine O" fo:font-style="italic" officeooo:rsid="01a99754" style:font-style-asian="italic" style:font-style-complex="italic"/>
    </style:style>
    <style:style style:name="T880" style:family="text">
      <style:text-properties style:font-name="Linux Libertine O" fo:font-style="italic" officeooo:rsid="01a8eb01" style:font-style-asian="italic" style:font-style-complex="italic"/>
    </style:style>
    <style:style style:name="T881" style:family="text">
      <style:text-properties style:font-name="Linux Libertine O" fo:font-style="italic" officeooo:rsid="01c40379" style:font-style-asian="italic" style:font-style-complex="italic"/>
    </style:style>
    <style:style style:name="T882" style:family="text">
      <style:text-properties style:font-name="Linux Libertine O" fo:font-style="italic" officeooo:rsid="01c4c797" style:font-style-asian="italic" style:font-style-complex="italic"/>
    </style:style>
    <style:style style:name="T883" style:family="text">
      <style:text-properties style:font-name="Linux Libertine O" fo:font-style="italic" officeooo:rsid="01d364eb" style:font-style-asian="italic" style:font-style-complex="italic"/>
    </style:style>
    <style:style style:name="T884" style:family="text">
      <style:text-properties style:font-name="Linux Libertine O" fo:font-style="italic" officeooo:rsid="01e18042" style:font-style-asian="italic" style:font-style-complex="italic"/>
    </style:style>
    <style:style style:name="T885" style:family="text">
      <style:text-properties style:font-name="Linux Libertine O" fo:font-style="italic" officeooo:rsid="02c33805" style:font-style-asian="italic" style:font-style-complex="italic"/>
    </style:style>
    <style:style style:name="T886" style:family="text">
      <style:text-properties style:font-name="Linux Libertine O" fo:font-style="italic" officeooo:rsid="01ff00cf" style:font-style-asian="italic" style:font-style-complex="italic"/>
    </style:style>
    <style:style style:name="T887" style:family="text">
      <style:text-properties style:font-name="Linux Libertine O" fo:font-style="italic" officeooo:rsid="01ff7930" style:font-style-asian="italic" style:font-style-complex="italic"/>
    </style:style>
    <style:style style:name="T888" style:family="text">
      <style:text-properties style:font-name="Linux Libertine O" fo:font-style="italic" officeooo:rsid="02279426" style:font-style-asian="italic" style:font-style-complex="italic"/>
    </style:style>
    <style:style style:name="T889" style:family="text">
      <style:text-properties style:font-name="Linux Libertine O" fo:font-style="italic" officeooo:rsid="022958b7" style:font-style-asian="italic" style:font-style-complex="italic"/>
    </style:style>
    <style:style style:name="T890" style:family="text">
      <style:text-properties style:font-name="Linux Libertine O" fo:font-style="italic" officeooo:rsid="0256a8bc" style:font-style-asian="italic" style:font-style-complex="italic"/>
    </style:style>
    <style:style style:name="T891" style:family="text">
      <style:text-properties style:font-name="Linux Libertine O" fo:font-style="italic" officeooo:rsid="0278be3a" style:font-style-asian="italic" style:font-style-complex="italic"/>
    </style:style>
    <style:style style:name="T892" style:family="text">
      <style:text-properties style:font-name="Linux Libertine O" fo:font-style="italic" officeooo:rsid="027b774e" style:font-style-asian="italic" style:font-style-complex="italic"/>
    </style:style>
    <style:style style:name="T893" style:family="text">
      <style:text-properties style:font-name="Linux Libertine O" fo:font-style="italic" officeooo:rsid="028170fd" style:font-style-asian="italic" style:font-style-complex="italic"/>
    </style:style>
    <style:style style:name="T894" style:family="text">
      <style:text-properties style:font-name="Linux Libertine O" fo:font-style="italic" officeooo:rsid="02859fd8" style:font-style-asian="italic" style:font-style-complex="italic"/>
    </style:style>
    <style:style style:name="T895" style:family="text">
      <style:text-properties style:font-name="Linux Libertine O" fo:font-style="italic" officeooo:rsid="031243c5" style:font-style-asian="italic" style:font-style-complex="italic"/>
    </style:style>
    <style:style style:name="T896" style:family="text">
      <style:text-properties style:font-name="Linux Libertine O" fo:font-style="italic" officeooo:rsid="0314307a" style:font-style-asian="italic" style:font-style-complex="italic"/>
    </style:style>
    <style:style style:name="T897" style:family="text">
      <style:text-properties style:font-name="Linux Libertine O" fo:font-style="italic" officeooo:rsid="03180496" style:font-style-asian="italic" style:font-style-complex="italic"/>
    </style:style>
    <style:style style:name="T898" style:family="text">
      <style:text-properties style:font-name="Linux Libertine O" fo:font-style="italic" officeooo:rsid="02ffdcf5" style:font-style-asian="italic" style:font-style-complex="italic"/>
    </style:style>
    <style:style style:name="T899" style:family="text">
      <style:text-properties style:font-name="Linux Libertine O" fo:font-style="italic" officeooo:rsid="012a89ff" style:font-style-asian="italic" style:font-style-complex="italic"/>
    </style:style>
    <style:style style:name="T900" style:family="text">
      <style:text-properties style:font-name="Linux Libertine O" fo:font-style="italic" officeooo:rsid="035432fb" style:font-style-asian="italic" style:font-style-complex="italic"/>
    </style:style>
    <style:style style:name="T901" style:family="text">
      <style:text-properties style:font-name="Linux Libertine O" fo:font-style="italic" officeooo:rsid="03548dc1" style:font-style-asian="italic" style:font-style-complex="italic"/>
    </style:style>
    <style:style style:name="T902" style:family="text">
      <style:text-properties style:font-name="Linux Libertine O" fo:font-style="italic" officeooo:rsid="03a7ab71" style:font-style-asian="italic" style:font-style-complex="italic"/>
    </style:style>
    <style:style style:name="T903" style:family="text">
      <style:text-properties style:font-name="Linux Libertine O" fo:font-style="italic" fo:font-weight="normal" style:font-style-asian="italic" style:font-weight-asian="normal" style:font-style-complex="italic" style:font-weight-complex="normal"/>
    </style:style>
    <style:style style:name="T904" style:family="text">
      <style:text-properties style:font-name="Linux Libertine O" fo:font-style="italic" fo:font-weight="normal" officeooo:rsid="01604ec7" style:font-style-asian="italic" style:font-weight-asian="normal" style:font-style-complex="italic" style:font-weight-complex="normal"/>
    </style:style>
    <style:style style:name="T905" style:family="text">
      <style:text-properties style:font-name="Linux Libertine O" fo:font-style="italic" fo:font-weight="normal" officeooo:rsid="014941c7" style:font-style-asian="italic" style:font-weight-asian="normal" style:font-style-complex="italic" style:font-weight-complex="normal"/>
    </style:style>
    <style:style style:name="T906" style:family="text">
      <style:text-properties style:font-name="Linux Libertine O" fo:font-style="italic" fo:font-weight="normal" officeooo:rsid="01576ba7" style:font-style-asian="italic" style:font-weight-asian="normal" style:font-style-complex="italic" style:font-weight-complex="normal"/>
    </style:style>
    <style:style style:name="T907" style:family="text">
      <style:text-properties style:font-name="Linux Libertine O" fo:font-style="italic" fo:font-weight="normal" officeooo:rsid="014b2a76" style:font-style-asian="italic" style:font-weight-asian="normal" style:font-style-complex="italic" style:font-weight-complex="normal"/>
    </style:style>
    <style:style style:name="T908" style:family="text">
      <style:text-properties style:font-name="Linux Libertine O" fo:font-style="italic" fo:font-weight="normal" officeooo:rsid="014be64e" style:font-style-asian="italic" style:font-weight-asian="normal" style:font-style-complex="italic" style:font-weight-complex="normal"/>
    </style:style>
    <style:style style:name="T909" style:family="text">
      <style:text-properties style:font-name="Linux Libertine O" fo:font-style="italic" fo:font-weight="normal" officeooo:rsid="0159827c" style:font-style-asian="italic" style:font-weight-asian="normal" style:font-style-complex="italic" style:font-weight-complex="normal"/>
    </style:style>
    <style:style style:name="T910" style:family="text">
      <style:text-properties style:font-name="Linux Libertine O" fo:font-style="italic" fo:font-weight="normal" officeooo:rsid="03295eff" style:font-style-asian="italic" style:font-weight-asian="normal" style:font-style-complex="italic" style:font-weight-complex="normal"/>
    </style:style>
    <style:style style:name="T911" style:family="text">
      <style:text-properties style:font-name="Linux Libertine O" fo:font-style="italic" fo:font-weight="normal" officeooo:rsid="0395e5ca" style:font-style-asian="italic" style:font-weight-asian="normal" style:font-style-complex="italic" style:font-weight-complex="normal"/>
    </style:style>
    <style:style style:name="T912" style:family="text">
      <style:text-properties style:font-name="Linux Libertine O" fo:font-style="italic" fo:font-weight="normal" officeooo:rsid="039694ff" style:font-style-asian="italic" style:font-weight-asian="normal" style:font-style-complex="italic" style:font-weight-complex="normal"/>
    </style:style>
    <style:style style:name="T913" style:family="text">
      <style:text-properties style:font-name="Linux Libertine O" fo:font-style="italic" fo:font-weight="normal" officeooo:rsid="03548dc1" style:font-style-asian="italic" style:font-weight-asian="normal" style:font-style-complex="italic" style:font-weight-complex="normal"/>
    </style:style>
    <style:style style:name="T914" style:family="text">
      <style:text-properties style:font-name="Linux Libertine O" fo:font-style="italic" fo:font-weight="normal" officeooo:rsid="02cfa83f" style:font-name-asian="Source Han Serif CN" style:font-style-asian="italic" style:font-weight-asian="normal" style:font-name-complex="FreeSans1" style:font-style-complex="italic" style:font-weight-complex="normal"/>
    </style:style>
    <style:style style:name="T915" style:family="text">
      <style:text-properties style:font-name="Linux Libertine O" fo:font-style="italic" fo:font-weight="bold" officeooo:rsid="03548dc1" style:font-style-asian="italic" style:font-weight-asian="bold" style:font-style-complex="italic" style:font-weight-complex="bold"/>
    </style:style>
    <style:style style:name="T916" style:family="text">
      <style:text-properties style:font-name="Linux Libertine O" officeooo:rsid="017d831f"/>
    </style:style>
    <style:style style:name="T917" style:family="text">
      <style:text-properties style:font-name="Linux Libertine O" officeooo:rsid="0180d993"/>
    </style:style>
    <style:style style:name="T918" style:family="text">
      <style:text-properties style:font-name="Linux Libertine O" fo:language="id" fo:country="ID" fo:font-style="normal" style:font-style-asian="normal" style:font-style-complex="normal"/>
    </style:style>
    <style:style style:name="T919" style:family="text">
      <style:text-properties style:font-name="Linux Libertine O" fo:language="id" fo:country="ID" fo:font-style="normal" officeooo:rsid="01a99754" style:font-style-asian="normal" style:font-style-complex="normal"/>
    </style:style>
    <style:style style:name="T920" style:family="text">
      <style:text-properties style:font-name="Linux Libertine O" fo:language="id" fo:country="ID" fo:font-style="normal" officeooo:rsid="01e29df9" style:font-style-asian="normal" style:font-style-complex="normal"/>
    </style:style>
    <style:style style:name="T921" style:family="text">
      <style:text-properties style:font-name="Linux Libertine O" fo:language="id" fo:country="ID" fo:font-style="normal" officeooo:rsid="023a2571" style:font-style-asian="normal" style:font-style-complex="normal"/>
    </style:style>
    <style:style style:name="T922" style:family="text">
      <style:text-properties style:font-name="Linux Libertine O" fo:language="id" fo:country="ID" fo:font-style="normal" officeooo:rsid="024e9226" style:font-style-asian="normal" style:font-style-complex="normal"/>
    </style:style>
    <style:style style:name="T923" style:family="text">
      <style:text-properties style:font-name="Linux Libertine O" fo:language="id" fo:country="ID" fo:font-style="normal" officeooo:rsid="027b774e" style:font-style-asian="normal" style:font-style-complex="normal"/>
    </style:style>
    <style:style style:name="T924" style:family="text">
      <style:text-properties style:font-name="Linux Libertine O" fo:language="id" fo:country="ID" fo:font-style="normal" officeooo:rsid="0288d0ff" style:font-style-asian="normal" style:font-style-complex="normal"/>
    </style:style>
    <style:style style:name="T925" style:family="text">
      <style:text-properties style:font-name="Linux Libertine O" fo:language="id" fo:country="ID" fo:font-style="normal" officeooo:rsid="02e5b9e2" style:font-style-asian="normal" style:font-style-complex="normal"/>
    </style:style>
    <style:style style:name="T926" style:family="text">
      <style:text-properties style:font-name="Linux Libertine O" fo:language="id" fo:country="ID" fo:font-style="normal" officeooo:rsid="0304307a" style:font-style-asian="normal" style:font-style-complex="normal"/>
    </style:style>
    <style:style style:name="T927" style:family="text">
      <style:text-properties style:font-name="Linux Libertine O" fo:language="id" fo:country="ID" fo:font-style="normal" officeooo:rsid="03044231" style:font-style-asian="normal" style:font-style-complex="normal"/>
    </style:style>
    <style:style style:name="T928" style:family="text">
      <style:text-properties style:font-name="Linux Libertine O" fo:language="id" fo:country="ID" fo:font-style="normal" officeooo:rsid="0305ecae" style:font-style-asian="normal" style:font-style-complex="normal"/>
    </style:style>
    <style:style style:name="T929" style:family="text">
      <style:text-properties style:font-name="Linux Libertine O" fo:language="id" fo:country="ID" fo:font-style="normal" officeooo:rsid="03073042" style:font-style-asian="normal" style:font-style-complex="normal"/>
    </style:style>
    <style:style style:name="T930" style:family="text">
      <style:text-properties style:font-name="Linux Libertine O" fo:language="id" fo:country="ID" fo:font-style="normal" officeooo:rsid="0308eba1" style:font-style-asian="normal" style:font-style-complex="normal"/>
    </style:style>
    <style:style style:name="T931" style:family="text">
      <style:text-properties style:font-name="Linux Libertine O" fo:language="id" fo:country="ID" fo:font-style="normal" officeooo:rsid="03c35269" style:font-style-asian="normal" style:font-style-complex="normal"/>
    </style:style>
    <style:style style:name="T932" style:family="text">
      <style:text-properties style:font-name="Linux Libertine O" fo:language="id" fo:country="ID" fo:font-style="normal" officeooo:rsid="01e18042" style:font-style-asian="normal" style:font-style-complex="normal"/>
    </style:style>
    <style:style style:name="T933" style:family="text">
      <style:text-properties style:font-name="Linux Libertine O" fo:language="id" fo:country="ID" fo:font-style="normal" officeooo:rsid="03da39be" style:font-style-asian="normal" style:font-style-complex="normal"/>
    </style:style>
    <style:style style:name="T934" style:family="text">
      <style:text-properties style:font-name="Linux Libertine O" fo:language="id" fo:country="ID" fo:font-style="normal" officeooo:rsid="03da4442" style:font-style-asian="normal" style:font-style-complex="normal"/>
    </style:style>
    <style:style style:name="T935" style:family="text">
      <style:text-properties style:font-name="Linux Libertine O" fo:language="id" fo:country="ID" fo:font-style="normal" officeooo:rsid="03eff22f" style:font-style-asian="normal" style:font-style-complex="normal"/>
    </style:style>
    <style:style style:name="T936" style:family="text">
      <style:text-properties style:font-name="Linux Libertine O" fo:language="id" fo:country="ID" fo:font-style="normal" officeooo:rsid="03f5649a" style:font-style-asian="normal" style:font-style-complex="normal"/>
    </style:style>
    <style:style style:name="T937" style:family="text">
      <style:text-properties style:font-name="Linux Libertine O" fo:language="id" fo:country="ID" fo:font-style="normal" officeooo:rsid="03f834b8" style:font-style-asian="normal" style:font-style-complex="normal"/>
    </style:style>
    <style:style style:name="T938" style:family="text">
      <style:text-properties style:font-name="Linux Libertine O" fo:language="id" fo:country="ID" fo:font-style="normal" officeooo:rsid="0430ad27" style:font-style-asian="normal" style:font-style-complex="normal"/>
    </style:style>
    <style:style style:name="T939" style:family="text">
      <style:text-properties style:font-name="Linux Libertine O" fo:language="id" fo:country="ID" fo:font-style="normal" style:text-underline-style="none" fo:font-weight="normal" officeooo:rsid="0279b3dd" style:font-style-asian="normal" style:font-weight-asian="normal" style:font-style-complex="normal" style:font-weight-complex="normal"/>
    </style:style>
    <style:style style:name="T940" style:family="text">
      <style:text-properties style:font-name="Linux Libertine O" fo:language="id" fo:country="ID" fo:font-style="normal" style:text-underline-style="none" fo:font-weight="normal" officeooo:rsid="004a563e" style:font-style-asian="normal" style:font-weight-asian="normal" style:font-style-complex="normal" style:font-weight-complex="normal"/>
    </style:style>
    <style:style style:name="T941" style:family="text">
      <style:text-properties style:font-name="Linux Libertine O" fo:language="id" fo:country="ID" fo:font-style="normal" style:text-underline-style="none" fo:font-weight="normal" officeooo:rsid="02d45957" style:font-style-asian="normal" style:font-weight-asian="normal" style:font-style-complex="normal" style:font-weight-complex="normal"/>
    </style:style>
    <style:style style:name="T942" style:family="text">
      <style:text-properties style:font-name="Linux Libertine O" fo:language="id" fo:country="ID" fo:font-style="normal" fo:font-weight="normal" officeooo:rsid="020c7138" style:font-style-asian="normal" style:font-weight-asian="normal" style:font-style-complex="normal" style:font-weight-complex="normal"/>
    </style:style>
    <style:style style:name="T943" style:family="text">
      <style:text-properties style:font-name="Linux Libertine O" fo:language="id" fo:country="ID" fo:font-style="normal" fo:font-weight="normal" officeooo:rsid="02205ffa" style:font-style-asian="normal" style:font-weight-asian="normal" style:font-style-complex="normal" style:font-weight-complex="normal"/>
    </style:style>
    <style:style style:name="T944" style:family="text">
      <style:text-properties style:font-name="Linux Libertine O" fo:language="id" fo:country="ID" fo:font-style="normal" fo:font-weight="normal" officeooo:rsid="03ed8cbb" style:font-style-asian="normal" style:font-weight-asian="normal" style:font-style-complex="normal" style:font-weight-complex="normal"/>
    </style:style>
    <style:style style:name="T945" style:family="text">
      <style:text-properties style:font-name="Linux Libertine O" fo:language="id" fo:country="ID" fo:font-style="normal" fo:font-weight="normal" officeooo:rsid="0009be4d" style:font-style-asian="normal" style:font-weight-asian="normal" style:font-style-complex="normal" style:font-weight-complex="normal"/>
    </style:style>
    <style:style style:name="T946" style:family="text">
      <style:text-properties style:font-name="Linux Libertine O" fo:language="id" fo:country="ID" fo:font-style="normal" fo:font-weight="normal" officeooo:rsid="04590785" style:font-style-asian="normal" style:font-weight-asian="normal" style:font-style-complex="normal" style:font-weight-complex="normal"/>
    </style:style>
    <style:style style:name="T947" style:family="text">
      <style:text-properties style:font-name="Linux Libertine O" fo:language="id" fo:country="ID" fo:font-style="normal" fo:font-weight="normal" officeooo:rsid="00e1ce96" style:font-style-asian="normal" style:font-weight-asian="normal" style:font-style-complex="normal" style:font-weight-complex="normal"/>
    </style:style>
    <style:style style:name="T948" style:family="text">
      <style:text-properties style:font-name="Linux Libertine O" fo:language="id" fo:country="ID" fo:font-style="normal" fo:font-weight="normal" officeooo:rsid="035738b7" style:font-style-asian="normal" style:font-weight-asian="normal" style:font-style-complex="normal" style:font-weight-complex="normal"/>
    </style:style>
    <style:style style:name="T949" style:family="text">
      <style:text-properties style:font-name="Linux Libertine O" fo:language="id" fo:country="ID" fo:font-style="normal" fo:font-weight="normal" officeooo:rsid="0358a97b" style:font-style-asian="normal" style:font-weight-asian="normal" style:font-style-complex="normal" style:font-weight-complex="normal"/>
    </style:style>
    <style:style style:name="T950" style:family="text">
      <style:text-properties style:font-name="Linux Libertine O" fo:language="id" fo:country="ID" fo:font-style="normal" fo:font-weight="normal" officeooo:rsid="03a7ab71" style:font-style-asian="normal" style:font-weight-asian="normal" style:font-style-complex="normal" style:font-weight-complex="normal"/>
    </style:style>
    <style:style style:name="T951" style:family="text">
      <style:text-properties style:font-name="Linux Libertine O" fo:language="id" fo:country="ID" fo:font-style="normal" fo:font-weight="normal" officeooo:rsid="040352d1" style:font-style-asian="normal" style:font-weight-asian="normal" style:font-style-complex="normal" style:font-weight-complex="normal"/>
    </style:style>
    <style:style style:name="T952" style:family="text">
      <style:text-properties style:font-name="Linux Libertine O" fo:language="id" fo:country="ID" fo:font-style="italic" officeooo:rsid="01a99754" style:font-style-asian="italic" style:font-style-complex="italic"/>
    </style:style>
    <style:style style:name="T953" style:family="text">
      <style:text-properties style:font-name="Linux Libertine O" fo:language="id" fo:country="ID" fo:font-style="italic" officeooo:rsid="024e9226" style:font-style-asian="italic" style:font-style-complex="italic"/>
    </style:style>
    <style:style style:name="T954" style:family="text">
      <style:text-properties style:font-name="Linux Libertine O" fo:language="id" fo:country="ID" fo:font-style="italic" style:text-underline-style="none" fo:font-weight="normal" officeooo:rsid="02d45957" style:font-style-asian="italic" style:font-weight-asian="normal" style:font-style-complex="italic" style:font-weight-complex="normal"/>
    </style:style>
    <style:style style:name="T955" style:family="text">
      <style:text-properties style:font-name="Linux Libertine O" fo:language="id" fo:country="ID" fo:font-style="italic" fo:font-weight="normal" officeooo:rsid="0208567b" style:font-style-asian="italic" style:font-weight-asian="normal" style:font-style-complex="italic" style:font-weight-complex="normal"/>
    </style:style>
    <style:style style:name="T956" style:family="text">
      <style:text-properties style:font-name="Linux Libertine O" fo:language="id" fo:country="ID" fo:font-style="italic" fo:font-weight="normal" officeooo:rsid="020a4797" style:font-style-asian="italic" style:font-weight-asian="normal" style:font-style-complex="italic" style:font-weight-complex="normal"/>
    </style:style>
    <style:style style:name="T957" style:family="text">
      <style:text-properties style:font-name="Linux Libertine O" fo:language="id" fo:country="ID" fo:font-style="italic" fo:font-weight="normal" officeooo:rsid="020a6be3" style:font-style-asian="italic" style:font-weight-asian="normal" style:font-style-complex="italic" style:font-weight-complex="normal"/>
    </style:style>
    <style:style style:name="T958" style:family="text">
      <style:text-properties style:font-name="Linux Libertine O" fo:language="id" fo:country="ID" fo:font-style="italic" fo:font-weight="normal" officeooo:rsid="021f9c97" style:font-style-asian="italic" style:font-weight-asian="normal" style:font-style-complex="italic" style:font-weight-complex="normal"/>
    </style:style>
    <style:style style:name="T959" style:family="text">
      <style:text-properties style:font-name="Linux Libertine O" fo:language="id" fo:country="ID" fo:font-style="italic" fo:font-weight="normal" officeooo:rsid="02178c65" style:font-style-asian="italic" style:font-weight-asian="normal" style:font-style-complex="italic" style:font-weight-complex="normal"/>
    </style:style>
    <style:style style:name="T960" style:family="text">
      <style:text-properties style:font-name="Linux Libertine O" fo:language="id" fo:country="ID" fo:font-style="italic" fo:font-weight="normal" officeooo:rsid="020c5b87" style:font-style-asian="italic" style:font-weight-asian="normal" style:font-style-complex="italic" style:font-weight-complex="normal"/>
    </style:style>
    <style:style style:name="T961" style:family="text">
      <style:text-properties style:font-name="Linux Libertine O" fo:language="id" fo:country="ID" fo:font-style="italic" fo:font-weight="normal" officeooo:rsid="020c7138" style:font-style-asian="italic" style:font-weight-asian="normal" style:font-style-complex="italic" style:font-weight-complex="normal"/>
    </style:style>
    <style:style style:name="T962" style:family="text">
      <style:text-properties style:font-name="Linux Libertine O" fo:language="id" fo:country="ID" fo:font-style="italic" fo:font-weight="normal" officeooo:rsid="02205ffa" style:font-style-asian="italic" style:font-weight-asian="normal" style:font-style-complex="italic" style:font-weight-complex="normal"/>
    </style:style>
    <style:style style:name="T963" style:family="text">
      <style:text-properties style:font-name="Linux Libertine O" fo:language="id" fo:country="ID" fo:font-style="italic" fo:font-weight="normal" officeooo:rsid="02356f8d" style:font-style-asian="italic" style:font-weight-asian="normal" style:font-style-complex="italic" style:font-weight-complex="normal"/>
    </style:style>
    <style:style style:name="T964" style:family="text">
      <style:text-properties style:font-name="Linux Libertine O" fo:language="id" fo:country="ID" fo:font-style="italic" fo:font-weight="normal" officeooo:rsid="02442a1b" style:font-style-asian="italic" style:font-weight-asian="normal" style:font-style-complex="italic" style:font-weight-complex="normal"/>
    </style:style>
    <style:style style:name="T965" style:family="text">
      <style:text-properties style:font-name="Linux Libertine O" fo:language="id" fo:country="ID" fo:font-style="italic" fo:font-weight="normal" officeooo:rsid="024469ca" style:font-style-asian="italic" style:font-weight-asian="normal" style:font-style-complex="italic" style:font-weight-complex="normal"/>
    </style:style>
    <style:style style:name="T966" style:family="text">
      <style:text-properties style:font-name="Linux Libertine O" fo:language="id" fo:country="ID" fo:font-style="italic" fo:font-weight="normal" officeooo:rsid="02ae022d" style:font-style-asian="italic" style:font-weight-asian="normal" style:font-style-complex="italic" style:font-weight-complex="normal"/>
    </style:style>
    <style:style style:name="T967" style:family="text">
      <style:text-properties style:font-name="Linux Libertine O" fo:language="id" fo:country="ID" fo:font-style="italic" fo:font-weight="normal" officeooo:rsid="02e5b9e2" style:font-style-asian="italic" style:font-weight-asian="normal" style:font-style-complex="italic" style:font-weight-complex="normal"/>
    </style:style>
    <style:style style:name="T968" style:family="text">
      <style:text-properties style:font-name="Linux Libertine O" fo:language="id" fo:country="ID" fo:font-style="italic" fo:font-weight="normal" officeooo:rsid="036792fa" style:font-style-asian="italic" style:font-weight-asian="normal" style:font-style-complex="italic" style:font-weight-complex="normal"/>
    </style:style>
    <style:style style:name="T969" style:family="text">
      <style:text-properties style:font-name="Linux Libertine O" fo:language="id" fo:country="ID" fo:font-style="italic" fo:font-weight="normal" officeooo:rsid="0368bd45" style:font-style-asian="italic" style:font-weight-asian="normal" style:font-style-complex="italic" style:font-weight-complex="normal"/>
    </style:style>
    <style:style style:name="T970" style:family="text">
      <style:text-properties style:font-name="Linux Libertine O" fo:language="id" fo:country="ID" fo:font-style="italic" fo:font-weight="normal" officeooo:rsid="0366558f" style:font-style-asian="italic" style:font-weight-asian="normal" style:font-style-complex="italic" style:font-weight-complex="normal"/>
    </style:style>
    <style:style style:name="T971" style:family="text">
      <style:text-properties style:font-name="Linux Libertine O" fo:language="id" fo:country="ID" fo:font-style="italic" fo:font-weight="normal" officeooo:rsid="03ed8cbb" style:font-style-asian="italic" style:font-weight-asian="normal" style:font-style-complex="italic" style:font-weight-complex="normal"/>
    </style:style>
    <style:style style:name="T972" style:family="text">
      <style:text-properties style:font-name="Linux Libertine O" fo:language="id" fo:country="ID" fo:font-style="italic" fo:font-weight="normal" officeooo:rsid="03f390fa" style:font-style-asian="italic" style:font-weight-asian="normal" style:font-style-complex="italic" style:font-weight-complex="normal"/>
    </style:style>
    <style:style style:name="T973" style:family="text">
      <style:text-properties style:font-name="Linux Libertine O" fo:language="id" fo:country="ID" fo:font-style="italic" fo:font-weight="normal" officeooo:rsid="0419f162" style:font-style-asian="italic" style:font-weight-asian="normal" style:font-style-complex="italic" style:font-weight-complex="normal"/>
    </style:style>
    <style:style style:name="T974" style:family="text">
      <style:text-properties style:font-name="Linux Libertine O" fo:language="id" fo:country="ID" fo:font-style="italic" fo:font-weight="normal" officeooo:rsid="0009be4d" style:font-style-asian="italic" style:font-weight-asian="normal" style:font-style-complex="italic" style:font-weight-complex="normal"/>
    </style:style>
    <style:style style:name="T975" style:family="text">
      <style:text-properties style:font-name="Linux Libertine O" fo:language="id" fo:country="ID" fo:font-style="italic" fo:font-weight="normal" officeooo:rsid="035738b7" style:font-style-asian="italic" style:font-weight-asian="normal" style:font-style-complex="italic" style:font-weight-complex="normal"/>
    </style:style>
    <style:style style:name="T976" style:family="text">
      <style:text-properties style:font-name="Linux Libertine O" fo:language="id" fo:country="ID" fo:font-style="italic" fo:font-weight="normal" officeooo:rsid="0358a97b" style:font-style-asian="italic" style:font-weight-asian="normal" style:font-style-complex="italic" style:font-weight-complex="normal"/>
    </style:style>
    <style:style style:name="T977" style:family="text">
      <style:text-properties style:font-name="Linux Libertine O" fo:language="id" fo:country="ID" fo:font-style="italic" fo:font-weight="normal" officeooo:rsid="03cf3a20" style:font-style-asian="italic" style:font-weight-asian="normal" style:font-style-complex="italic" style:font-weight-complex="normal"/>
    </style:style>
    <style:style style:name="T978" style:family="text">
      <style:text-properties style:font-name="Linux Libertine O" fo:language="id" fo:country="ID" fo:font-style="italic" fo:font-weight="normal" officeooo:rsid="03d0469b" style:font-style-asian="italic" style:font-weight-asian="normal" style:font-style-complex="italic" style:font-weight-complex="normal"/>
    </style:style>
    <style:style style:name="T979" style:family="text">
      <style:text-properties style:font-name="Linux Libertine O" fo:language="id" fo:country="ID" fo:font-style="italic" fo:font-weight="normal" officeooo:rsid="04025c8e" style:font-style-asian="italic" style:font-weight-asian="normal" style:font-style-complex="italic" style:font-weight-complex="normal"/>
    </style:style>
    <style:style style:name="T980" style:family="text">
      <style:text-properties style:font-name="Linux Libertine O" fo:language="id" fo:country="ID" fo:font-style="italic" fo:font-weight="normal" officeooo:rsid="040352d1" style:font-style-asian="italic" style:font-weight-asian="normal" style:font-style-complex="italic" style:font-weight-complex="normal"/>
    </style:style>
    <style:style style:name="T981" style:family="text">
      <style:text-properties style:font-name="Linux Libertine O" officeooo:rsid="01e18042"/>
    </style:style>
    <style:style style:name="T982" style:family="text">
      <style:text-properties style:font-name="Linux Libertine O" officeooo:rsid="02c33805"/>
    </style:style>
    <style:style style:name="T983" style:family="text">
      <style:text-properties style:font-name="Linux Libertine O" officeooo:rsid="01ff7930"/>
    </style:style>
    <style:style style:name="T984" style:family="text">
      <style:text-properties style:font-name="Linux Libertine O" officeooo:rsid="02080279"/>
    </style:style>
    <style:style style:name="T985" style:family="text">
      <style:text-properties style:font-name="Linux Libertine O" officeooo:rsid="02083381"/>
    </style:style>
    <style:style style:name="T986" style:family="text">
      <style:text-properties style:font-name="Linux Libertine O" officeooo:rsid="0208567b"/>
    </style:style>
    <style:style style:name="T987" style:family="text">
      <style:text-properties style:font-name="Linux Libertine O" officeooo:rsid="020e1ab7"/>
    </style:style>
    <style:style style:name="T988" style:family="text">
      <style:text-properties style:font-name="Linux Libertine O" officeooo:rsid="020ef6b3"/>
    </style:style>
    <style:style style:name="T989" style:family="text">
      <style:text-properties style:font-name="Linux Libertine O" officeooo:rsid="0210f52a"/>
    </style:style>
    <style:style style:name="T990" style:family="text">
      <style:text-properties style:font-name="Linux Libertine O" officeooo:rsid="02120229"/>
    </style:style>
    <style:style style:name="T991" style:family="text">
      <style:text-properties style:font-name="Linux Libertine O" officeooo:rsid="0212e52d"/>
    </style:style>
    <style:style style:name="T992" style:family="text">
      <style:text-properties style:font-name="Linux Libertine O" officeooo:rsid="02143154"/>
    </style:style>
    <style:style style:name="T993" style:family="text">
      <style:text-properties style:font-name="Linux Libertine O" officeooo:rsid="02178c65"/>
    </style:style>
    <style:style style:name="T994" style:family="text">
      <style:text-properties style:font-name="Linux Libertine O" officeooo:rsid="021a7f75"/>
    </style:style>
    <style:style style:name="T995" style:family="text">
      <style:text-properties style:font-name="Linux Libertine O" officeooo:rsid="021c153a"/>
    </style:style>
    <style:style style:name="T996" style:family="text">
      <style:text-properties style:font-name="Linux Libertine O" officeooo:rsid="021c1e1e"/>
    </style:style>
    <style:style style:name="T997" style:family="text">
      <style:text-properties style:font-name="Linux Libertine O" officeooo:rsid="021f9c97"/>
    </style:style>
    <style:style style:name="T998" style:family="text">
      <style:text-properties style:font-name="Linux Libertine O" fo:font-weight="bold" officeooo:rsid="021468ec" style:font-weight-asian="bold" style:font-weight-complex="bold"/>
    </style:style>
    <style:style style:name="T999" style:family="text">
      <style:text-properties style:font-name="Linux Libertine O" fo:font-weight="bold" officeooo:rsid="0215a4c9" style:font-weight-asian="bold" style:font-weight-complex="bold"/>
    </style:style>
    <style:style style:name="T1000" style:family="text">
      <style:text-properties style:font-name="Linux Libertine O" fo:font-weight="bold" officeooo:rsid="021632b6" style:font-weight-asian="bold" style:font-weight-complex="bold"/>
    </style:style>
    <style:style style:name="T1001" style:family="text">
      <style:text-properties style:font-name="Linux Libertine O" fo:font-weight="bold" officeooo:rsid="02178c65" style:font-weight-asian="bold" style:font-weight-complex="bold"/>
    </style:style>
    <style:style style:name="T1002" style:family="text">
      <style:text-properties style:font-name="Linux Libertine O" fo:font-weight="bold" officeooo:rsid="021a7f75" style:font-weight-asian="bold" style:font-weight-complex="bold"/>
    </style:style>
    <style:style style:name="T1003" style:family="text">
      <style:text-properties style:font-name="Linux Libertine O" fo:font-weight="bold" officeooo:rsid="02457d7d" style:font-weight-asian="bold" style:font-weight-complex="bold"/>
    </style:style>
    <style:style style:name="T1004" style:family="text">
      <style:text-properties style:font-name="Linux Libertine O" officeooo:rsid="0223b4f0"/>
    </style:style>
    <style:style style:name="T1005" style:family="text">
      <style:text-properties style:font-name="Linux Libertine O" officeooo:rsid="0226b139"/>
    </style:style>
    <style:style style:name="T1006" style:family="text">
      <style:text-properties style:font-name="Linux Libertine O" officeooo:rsid="02279426"/>
    </style:style>
    <style:style style:name="T1007" style:family="text">
      <style:text-properties style:font-name="Linux Libertine O" officeooo:rsid="022958b7"/>
    </style:style>
    <style:style style:name="T1008" style:family="text">
      <style:text-properties style:font-name="Linux Libertine O" officeooo:rsid="022a5a11"/>
    </style:style>
    <style:style style:name="T1009" style:family="text">
      <style:text-properties style:font-name="Linux Libertine O" officeooo:rsid="022ace60"/>
    </style:style>
    <style:style style:name="T1010" style:family="text">
      <style:text-properties style:font-name="Linux Libertine O" officeooo:rsid="022b612b"/>
    </style:style>
    <style:style style:name="T1011" style:family="text">
      <style:text-properties style:font-name="Linux Libertine O" officeooo:rsid="022c9f0e"/>
    </style:style>
    <style:style style:name="T1012" style:family="text">
      <style:text-properties style:font-name="Linux Libertine O" officeooo:rsid="022dfbd0"/>
    </style:style>
    <style:style style:name="T1013" style:family="text">
      <style:text-properties style:font-name="Linux Libertine O" officeooo:rsid="022ef25b"/>
    </style:style>
    <style:style style:name="T1014" style:family="text">
      <style:text-properties style:font-name="Linux Libertine O" officeooo:rsid="022f286b"/>
    </style:style>
    <style:style style:name="T1015" style:family="text">
      <style:text-properties style:font-name="Linux Libertine O" officeooo:rsid="022f36a8"/>
    </style:style>
    <style:style style:name="T1016" style:family="text">
      <style:text-properties style:font-name="Linux Libertine O" officeooo:rsid="022f9d05"/>
    </style:style>
    <style:style style:name="T1017" style:family="text">
      <style:text-properties style:font-name="Linux Libertine O" officeooo:rsid="02338b54"/>
    </style:style>
    <style:style style:name="T1018" style:family="text">
      <style:text-properties style:font-name="Linux Libertine O" officeooo:rsid="0233f86d"/>
    </style:style>
    <style:style style:name="T1019" style:family="text">
      <style:text-properties style:font-name="Linux Libertine O" officeooo:rsid="0234fdfc"/>
    </style:style>
    <style:style style:name="T1020" style:family="text">
      <style:text-properties style:font-name="Linux Libertine O" officeooo:rsid="02356f8d"/>
    </style:style>
    <style:style style:name="T1021" style:family="text">
      <style:text-properties style:font-name="Linux Libertine O" officeooo:rsid="02375c43"/>
    </style:style>
    <style:style style:name="T1022" style:family="text">
      <style:text-properties style:font-name="Linux Libertine O" officeooo:rsid="02387cee"/>
    </style:style>
    <style:style style:name="T1023" style:family="text">
      <style:text-properties style:font-name="Linux Libertine O" officeooo:rsid="023a2571"/>
    </style:style>
    <style:style style:name="T1024" style:family="text">
      <style:text-properties style:font-name="Linux Libertine O" officeooo:rsid="023a804f"/>
    </style:style>
    <style:style style:name="T1025" style:family="text">
      <style:text-properties style:font-name="Linux Libertine O" officeooo:rsid="0241d4fa"/>
    </style:style>
    <style:style style:name="T1026" style:family="text">
      <style:text-properties style:font-name="Linux Libertine O" officeooo:rsid="0243db17"/>
    </style:style>
    <style:style style:name="T1027" style:family="text">
      <style:text-properties style:font-name="Linux Libertine O" officeooo:rsid="02442a1b"/>
    </style:style>
    <style:style style:name="T1028" style:family="text">
      <style:text-properties style:font-name="Linux Libertine O" officeooo:rsid="02457d7d"/>
    </style:style>
    <style:style style:name="T1029" style:family="text">
      <style:text-properties style:font-name="Linux Libertine O" officeooo:rsid="0246f9c1"/>
    </style:style>
    <style:style style:name="T1030" style:family="text">
      <style:text-properties style:font-name="Linux Libertine O" officeooo:rsid="0248a38c"/>
    </style:style>
    <style:style style:name="T1031" style:family="text">
      <style:text-properties style:font-name="Linux Libertine O" officeooo:rsid="024b0deb"/>
    </style:style>
    <style:style style:name="T1032" style:family="text">
      <style:text-properties style:font-name="Linux Libertine O" officeooo:rsid="024bd232"/>
    </style:style>
    <style:style style:name="T1033" style:family="text">
      <style:text-properties style:font-name="Linux Libertine O" officeooo:rsid="024c226e"/>
    </style:style>
    <style:style style:name="T1034" style:family="text">
      <style:text-properties style:font-name="Linux Libertine O" officeooo:rsid="024d0f9a"/>
    </style:style>
    <style:style style:name="T1035" style:family="text">
      <style:text-properties style:font-name="Linux Libertine O" officeooo:rsid="024e9226"/>
    </style:style>
    <style:style style:name="T1036" style:family="text">
      <style:text-properties style:font-name="Linux Libertine O" officeooo:rsid="024ff39d"/>
    </style:style>
    <style:style style:name="T1037" style:family="text">
      <style:text-properties style:font-name="Linux Libertine O" officeooo:rsid="0250e500"/>
    </style:style>
    <style:style style:name="T1038" style:family="text">
      <style:text-properties style:font-name="Linux Libertine O" officeooo:rsid="025ffea0"/>
    </style:style>
    <style:style style:name="T1039" style:family="text">
      <style:text-properties style:font-name="Linux Libertine O" officeooo:rsid="0256a8bc"/>
    </style:style>
    <style:style style:name="T1040" style:family="text">
      <style:text-properties style:font-name="Linux Libertine O" officeooo:rsid="0261cbba"/>
    </style:style>
    <style:style style:name="T1041" style:family="text">
      <style:text-properties style:font-name="Linux Libertine O" officeooo:rsid="02627b13"/>
    </style:style>
    <style:style style:name="T1042" style:family="text">
      <style:text-properties style:font-name="Linux Libertine O" officeooo:rsid="02643ede"/>
    </style:style>
    <style:style style:name="T1043" style:family="text">
      <style:text-properties style:font-name="Linux Libertine O" officeooo:rsid="02660a28"/>
    </style:style>
    <style:style style:name="T1044" style:family="text">
      <style:text-properties style:font-name="Linux Libertine O" officeooo:rsid="026f9074"/>
    </style:style>
    <style:style style:name="T1045" style:family="text">
      <style:text-properties style:font-name="Linux Libertine O" officeooo:rsid="02708324"/>
    </style:style>
    <style:style style:name="T1046" style:family="text">
      <style:text-properties style:font-name="Linux Libertine O" officeooo:rsid="02728ed6"/>
    </style:style>
    <style:style style:name="T1047" style:family="text">
      <style:text-properties style:font-name="Linux Libertine O" officeooo:rsid="027377c3"/>
    </style:style>
    <style:style style:name="T1048" style:family="text">
      <style:text-properties style:font-name="Linux Libertine O" officeooo:rsid="0276f7b3"/>
    </style:style>
    <style:style style:name="T1049" style:family="text">
      <style:text-properties style:font-name="Linux Libertine O" officeooo:rsid="0278be3a"/>
    </style:style>
    <style:style style:name="T1050" style:family="text">
      <style:text-properties style:font-name="Linux Libertine O" officeooo:rsid="027ab4cf"/>
    </style:style>
    <style:style style:name="T1051" style:family="text">
      <style:text-properties style:font-name="Linux Libertine O" officeooo:rsid="027b774e"/>
    </style:style>
    <style:style style:name="T1052" style:family="text">
      <style:text-properties style:font-name="Linux Libertine O" officeooo:rsid="027ea0a9"/>
    </style:style>
    <style:style style:name="T1053" style:family="text">
      <style:text-properties style:font-name="Linux Libertine O" officeooo:rsid="02809a26"/>
    </style:style>
    <style:style style:name="T1054" style:family="text">
      <style:text-properties style:font-name="Linux Libertine O" officeooo:rsid="028170fd"/>
    </style:style>
    <style:style style:name="T1055" style:family="text">
      <style:text-properties style:font-name="Linux Libertine O" officeooo:rsid="02819c92"/>
    </style:style>
    <style:style style:name="T1056" style:family="text">
      <style:text-properties style:font-name="Linux Libertine O" officeooo:rsid="0282cce9"/>
    </style:style>
    <style:style style:name="T1057" style:family="text">
      <style:text-properties style:font-name="Linux Libertine O" officeooo:rsid="0282f844"/>
    </style:style>
    <style:style style:name="T1058" style:family="text">
      <style:text-properties style:font-name="Linux Libertine O" officeooo:rsid="02851e6a"/>
    </style:style>
    <style:style style:name="T1059" style:family="text">
      <style:text-properties style:font-name="Linux Libertine O" officeooo:rsid="02859fd8"/>
    </style:style>
    <style:style style:name="T1060" style:family="text">
      <style:text-properties style:font-name="Linux Libertine O" officeooo:rsid="0286a756"/>
    </style:style>
    <style:style style:name="T1061" style:family="text">
      <style:text-properties style:font-name="Linux Libertine O" officeooo:rsid="02ae022d"/>
    </style:style>
    <style:style style:name="T1062" style:family="text">
      <style:text-properties style:font-name="Linux Libertine O" officeooo:rsid="02aee424"/>
    </style:style>
    <style:style style:name="T1063" style:family="text">
      <style:text-properties style:font-name="Linux Libertine O" officeooo:rsid="02af4835"/>
    </style:style>
    <style:style style:name="T1064" style:family="text">
      <style:text-properties style:font-name="Linux Libertine O" officeooo:rsid="02b0ff3d"/>
    </style:style>
    <style:style style:name="T1065" style:family="text">
      <style:text-properties style:font-name="Linux Libertine O" officeooo:rsid="0316bf5e"/>
    </style:style>
    <style:style style:name="T1066" style:family="text">
      <style:text-properties style:font-name="Linux Libertine O" officeooo:rsid="0316d6d9"/>
    </style:style>
    <style:style style:name="T1067" style:family="text">
      <style:text-properties style:font-name="Linux Libertine O" officeooo:rsid="03180496"/>
    </style:style>
    <style:style style:name="T1068" style:family="text">
      <style:text-properties style:font-name="Linux Libertine O" officeooo:rsid="031860fc"/>
    </style:style>
    <style:style style:name="T1069" style:family="text">
      <style:text-properties style:font-name="Linux Libertine O" officeooo:rsid="0319e415"/>
    </style:style>
    <style:style style:name="T1070" style:family="text">
      <style:text-properties style:font-name="Linux Libertine O" officeooo:rsid="031bafba"/>
    </style:style>
    <style:style style:name="T1071" style:family="text">
      <style:text-properties style:font-name="Linux Libertine O" officeooo:rsid="031c1743"/>
    </style:style>
    <style:style style:name="T1072" style:family="text">
      <style:text-properties style:font-name="Linux Libertine O" officeooo:rsid="031ded53"/>
    </style:style>
    <style:style style:name="T1073" style:family="text">
      <style:text-properties style:font-name="Linux Libertine O" officeooo:rsid="03a08677"/>
    </style:style>
    <style:style style:name="T1074" style:family="text">
      <style:text-properties style:font-name="Linux Libertine O" officeooo:rsid="03a66984"/>
    </style:style>
    <style:style style:name="T1075" style:family="text">
      <style:text-properties style:font-name="Linux Libertine O" officeooo:rsid="0419f162"/>
    </style:style>
    <style:style style:name="T1076" style:family="text">
      <style:text-properties style:font-name="Linux Libertine O" officeooo:rsid="043f10d2"/>
    </style:style>
    <style:style style:name="T1077" style:family="text">
      <style:text-properties style:font-name="Linux Libertine O" officeooo:rsid="043fcb1a"/>
    </style:style>
    <style:style style:name="T1078" style:family="text">
      <style:text-properties style:font-name="Linux Libertine O" fo:language="en" fo:country="US" fo:font-style="normal" fo:font-weight="normal" style:font-style-asian="normal" style:font-weight-asian="normal" style:font-style-complex="normal" style:font-weight-complex="normal"/>
    </style:style>
    <style:style style:name="T1079" style:family="text">
      <style:text-properties style:font-name="Linux Libertine O" fo:language="en" fo:country="US" fo:font-style="normal" fo:font-weight="normal" officeooo:rsid="00a1f1d4" style:font-style-asian="normal" style:font-weight-asian="normal" style:font-style-complex="normal" style:font-weight-complex="normal"/>
    </style:style>
    <style:style style:name="T1080" style:family="text">
      <style:text-properties style:font-name="Linux Libertine O" fo:language="en" fo:country="US" fo:font-style="normal" fo:font-weight="normal" officeooo:rsid="00a34a1c" style:font-style-asian="normal" style:font-weight-asian="normal" style:font-style-complex="normal" style:font-weight-complex="normal"/>
    </style:style>
    <style:style style:name="T1081" style:family="text">
      <style:text-properties style:font-name="Linux Libertine O" fo:language="en" fo:country="US" fo:font-style="italic" fo:font-weight="normal" officeooo:rsid="00a1f1d4" style:font-style-asian="italic" style:font-weight-asian="normal" style:font-style-complex="italic" style:font-weight-complex="normal"/>
    </style:style>
    <style:style style:name="T1082" style:family="text">
      <style:text-properties style:font-name="Linux Libertine O" officeooo:rsid="047effae"/>
    </style:style>
    <style:style style:name="T1083" style:family="text">
      <style:text-properties style:font-name="Linux Libertine O" officeooo:rsid="0480fcfb"/>
    </style:style>
    <style:style style:name="T1084" style:family="text">
      <style:text-properties officeooo:rsid="0044f055"/>
    </style:style>
    <style:style style:name="T1085" style:family="text">
      <style:text-properties officeooo:rsid="004731df"/>
    </style:style>
    <style:style style:name="T1086" style:family="text">
      <style:text-properties officeooo:rsid="004e0faa"/>
    </style:style>
    <style:style style:name="T1087" style:family="text">
      <style:text-properties officeooo:rsid="00556de8"/>
    </style:style>
    <style:style style:name="T1088" style:family="text">
      <style:text-properties officeooo:rsid="012b965a"/>
    </style:style>
    <style:style style:name="T1089" style:family="text">
      <style:text-properties officeooo:rsid="012ccca8"/>
    </style:style>
    <style:style style:name="T1090" style:family="text">
      <style:text-properties officeooo:rsid="012e0575"/>
    </style:style>
    <style:style style:name="T1091" style:family="text">
      <style:text-properties officeooo:rsid="012e6f05"/>
    </style:style>
    <style:style style:name="T1092" style:family="text">
      <style:text-properties officeooo:rsid="0131c9cd"/>
    </style:style>
    <style:style style:name="T1093" style:family="text">
      <style:text-properties officeooo:rsid="0133a56f"/>
    </style:style>
    <style:style style:name="T1094" style:family="text">
      <style:text-properties officeooo:rsid="0134407d"/>
    </style:style>
    <style:style style:name="T1095" style:family="text">
      <style:text-properties officeooo:rsid="0136a93f"/>
    </style:style>
    <style:style style:name="T1096" style:family="text">
      <style:text-properties officeooo:rsid="0137c9ae"/>
    </style:style>
    <style:style style:name="T1097" style:family="text">
      <style:text-properties officeooo:rsid="013848f8"/>
    </style:style>
    <style:style style:name="T1098" style:family="text">
      <style:text-properties officeooo:rsid="013c81be"/>
    </style:style>
    <style:style style:name="T1099" style:family="text">
      <style:text-properties officeooo:rsid="013c82fd"/>
    </style:style>
    <style:style style:name="T1100" style:family="text">
      <style:text-properties officeooo:rsid="013e1dcc"/>
    </style:style>
    <style:style style:name="T1101" style:family="text">
      <style:text-properties officeooo:rsid="0141fdac"/>
    </style:style>
    <style:style style:name="T1102" style:family="text">
      <style:text-properties officeooo:rsid="0144d18d"/>
    </style:style>
    <style:style style:name="T1103" style:family="text">
      <style:text-properties officeooo:rsid="0145ed63"/>
    </style:style>
    <style:style style:name="T1104" style:family="text">
      <style:text-properties officeooo:rsid="01542c8c"/>
    </style:style>
    <style:style style:name="T1105" style:family="text">
      <style:text-properties officeooo:rsid="01558c41"/>
    </style:style>
    <style:style style:name="T1106" style:family="text">
      <style:text-properties officeooo:rsid="01576ba7"/>
    </style:style>
    <style:style style:name="T1107" style:family="text">
      <style:text-properties officeooo:rsid="0157fb3d"/>
    </style:style>
    <style:style style:name="T1108" style:family="text">
      <style:text-properties officeooo:rsid="0159827c"/>
    </style:style>
    <style:style style:name="T1109" style:family="text">
      <style:text-properties officeooo:rsid="015a85e5"/>
    </style:style>
    <style:style style:name="T1110" style:family="text">
      <style:text-properties officeooo:rsid="015b725f"/>
    </style:style>
    <style:style style:name="T1111" style:family="text">
      <style:text-properties officeooo:rsid="015c2c4f"/>
    </style:style>
    <style:style style:name="T1112" style:family="text">
      <style:text-properties officeooo:rsid="015ca0f7"/>
    </style:style>
    <style:style style:name="T1113" style:family="text">
      <style:text-properties officeooo:rsid="015da801"/>
    </style:style>
    <style:style style:name="T1114" style:family="text">
      <style:text-properties officeooo:rsid="015f2cf4"/>
    </style:style>
    <style:style style:name="T1115" style:family="text">
      <style:text-properties officeooo:rsid="016100e2"/>
    </style:style>
    <style:style style:name="T1116" style:family="text">
      <style:text-properties officeooo:rsid="0164c489"/>
    </style:style>
    <style:style style:name="T1117" style:family="text">
      <style:text-properties officeooo:rsid="0164c792"/>
    </style:style>
    <style:style style:name="T1118" style:family="text">
      <style:text-properties officeooo:rsid="01665457"/>
    </style:style>
    <style:style style:name="T1119" style:family="text">
      <style:text-properties officeooo:rsid="0166e136"/>
    </style:style>
    <style:style style:name="T1120" style:family="text">
      <style:text-properties officeooo:rsid="01685eee"/>
    </style:style>
    <style:style style:name="T1121" style:family="text">
      <style:text-properties officeooo:rsid="01692605"/>
    </style:style>
    <style:style style:name="T1122" style:family="text">
      <style:text-properties officeooo:rsid="01693455"/>
    </style:style>
    <style:style style:name="T1123" style:family="text">
      <style:text-properties officeooo:rsid="016a17a4"/>
    </style:style>
    <style:style style:name="T1124" style:family="text">
      <style:text-properties officeooo:rsid="016acc14"/>
    </style:style>
    <style:style style:name="T1125" style:family="text">
      <style:text-properties officeooo:rsid="016c9937"/>
    </style:style>
    <style:style style:name="T1126" style:family="text">
      <style:text-properties officeooo:rsid="016f88cc"/>
    </style:style>
    <style:style style:name="T1127" style:family="text">
      <style:text-properties officeooo:rsid="016fb022"/>
    </style:style>
    <style:style style:name="T1128" style:family="text">
      <style:text-properties officeooo:rsid="0172aacf"/>
    </style:style>
    <style:style style:name="T1129" style:family="text">
      <style:text-properties officeooo:rsid="0174140d"/>
    </style:style>
    <style:style style:name="T1130" style:family="text">
      <style:text-properties officeooo:rsid="0175a681"/>
    </style:style>
    <style:style style:name="T1131" style:family="text">
      <style:text-properties officeooo:rsid="01786fbf"/>
    </style:style>
    <style:style style:name="T1132" style:family="text">
      <style:text-properties officeooo:rsid="017be47e"/>
    </style:style>
    <style:style style:name="T1133" style:family="text">
      <style:text-properties officeooo:rsid="017fa09c"/>
    </style:style>
    <style:style style:name="T1134" style:family="text">
      <style:text-properties officeooo:rsid="0180d993"/>
    </style:style>
    <style:style style:name="T1135" style:family="text">
      <style:text-properties officeooo:rsid="0182dc67"/>
    </style:style>
    <style:style style:name="T1136" style:family="text">
      <style:text-properties officeooo:rsid="0183250f"/>
    </style:style>
    <style:style style:name="T1137" style:family="text">
      <style:text-properties officeooo:rsid="0183aa89"/>
    </style:style>
    <style:style style:name="T1138" style:family="text">
      <style:text-properties officeooo:rsid="0193cbc2"/>
    </style:style>
    <style:style style:name="T1139" style:family="text">
      <style:text-properties officeooo:rsid="0194b008"/>
    </style:style>
    <style:style style:name="T1140" style:family="text">
      <style:text-properties officeooo:rsid="0199f16c"/>
    </style:style>
    <style:style style:name="T1141" style:family="text">
      <style:text-properties officeooo:rsid="019cbddb"/>
    </style:style>
    <style:style style:name="T1142" style:family="text">
      <style:text-properties officeooo:rsid="019db1c6"/>
    </style:style>
    <style:style style:name="T1143" style:family="text">
      <style:text-properties officeooo:rsid="019e050f"/>
    </style:style>
    <style:style style:name="T1144" style:family="text">
      <style:text-properties officeooo:rsid="019f4f41"/>
    </style:style>
    <style:style style:name="T1145" style:family="text">
      <style:text-properties officeooo:rsid="01a10220"/>
    </style:style>
    <style:style style:name="T1146" style:family="text">
      <style:text-properties officeooo:rsid="01a273c1"/>
    </style:style>
    <style:style style:name="T1147" style:family="text">
      <style:text-properties officeooo:rsid="01a4041d"/>
    </style:style>
    <style:style style:name="T1148" style:family="text">
      <style:text-properties officeooo:rsid="01a457e9"/>
    </style:style>
    <style:style style:name="T1149" style:family="text">
      <style:text-properties officeooo:rsid="01a47395"/>
    </style:style>
    <style:style style:name="T1150" style:family="text">
      <style:text-properties officeooo:rsid="01a5f120"/>
    </style:style>
    <style:style style:name="T1151" style:family="text">
      <style:text-properties officeooo:rsid="01a7ca1d"/>
    </style:style>
    <style:style style:name="T1152" style:family="text">
      <style:text-properties officeooo:rsid="01a7e6f0"/>
    </style:style>
    <style:style style:name="T1153" style:family="text">
      <style:text-properties officeooo:rsid="01a8eb01"/>
    </style:style>
    <style:style style:name="T1154" style:family="text">
      <style:text-properties officeooo:rsid="01a99754"/>
    </style:style>
    <style:style style:name="T1155" style:family="text">
      <style:text-properties officeooo:rsid="01c2271e"/>
    </style:style>
    <style:style style:name="T1156" style:family="text">
      <style:text-properties officeooo:rsid="01c2dd1f"/>
    </style:style>
    <style:style style:name="T1157" style:family="text">
      <style:text-properties officeooo:rsid="01c31e18"/>
    </style:style>
    <style:style style:name="T1158" style:family="text">
      <style:text-properties officeooo:rsid="01c40379"/>
    </style:style>
    <style:style style:name="T1159" style:family="text">
      <style:text-properties officeooo:rsid="01c7a2f6"/>
    </style:style>
    <style:style style:name="T1160" style:family="text">
      <style:text-properties officeooo:rsid="01caad83"/>
    </style:style>
    <style:style style:name="T1161" style:family="text">
      <style:text-properties officeooo:rsid="01cb9204"/>
    </style:style>
    <style:style style:name="T1162" style:family="text">
      <style:text-properties officeooo:rsid="01cd49e2"/>
    </style:style>
    <style:style style:name="T1163" style:family="text">
      <style:text-properties officeooo:rsid="01cf2ea0"/>
    </style:style>
    <style:style style:name="T1164" style:family="text">
      <style:text-properties officeooo:rsid="01d0c4db"/>
    </style:style>
    <style:style style:name="T1165" style:family="text">
      <style:text-properties officeooo:rsid="01d1f332"/>
    </style:style>
    <style:style style:name="T1166" style:family="text">
      <style:text-properties officeooo:rsid="01d21f87"/>
    </style:style>
    <style:style style:name="T1167" style:family="text">
      <style:text-properties officeooo:rsid="01d2f451"/>
    </style:style>
    <style:style style:name="T1168" style:family="text">
      <style:text-properties officeooo:rsid="01d32714"/>
    </style:style>
    <style:style style:name="T1169" style:family="text">
      <style:text-properties officeooo:rsid="01d364eb"/>
    </style:style>
    <style:style style:name="T1170" style:family="text">
      <style:text-properties officeooo:rsid="01d37026"/>
    </style:style>
    <style:style style:name="T1171" style:family="text">
      <style:text-properties officeooo:rsid="01d37e35"/>
    </style:style>
    <style:style style:name="T1172" style:family="text">
      <style:text-properties officeooo:rsid="01d4f284"/>
    </style:style>
    <style:style style:name="T1173" style:family="text">
      <style:text-properties officeooo:rsid="01d650eb"/>
    </style:style>
    <style:style style:name="T1174" style:family="text">
      <style:text-properties officeooo:rsid="01d82b4b"/>
    </style:style>
    <style:style style:name="T1175" style:family="text">
      <style:text-properties officeooo:rsid="01d9ffae"/>
    </style:style>
    <style:style style:name="T1176" style:family="text">
      <style:text-properties officeooo:rsid="01da1cd9"/>
    </style:style>
    <style:style style:name="T1177" style:family="text">
      <style:text-properties officeooo:rsid="01db5461"/>
    </style:style>
    <style:style style:name="T1178" style:family="text">
      <style:text-properties fo:language="id" fo:country="ID" officeooo:rsid="013e1dcc"/>
    </style:style>
    <style:style style:name="T1179" style:family="text">
      <style:text-properties fo:language="id" fo:country="ID" fo:font-style="italic" officeooo:rsid="013e1dcc" style:font-style-asian="italic" style:font-style-complex="italic"/>
    </style:style>
    <style:style style:name="T1180" style:family="text">
      <style:text-properties fo:language="id" fo:country="ID" fo:font-style="italic" officeooo:rsid="03092461" style:font-style-asian="italic" style:font-style-complex="italic"/>
    </style:style>
    <style:style style:name="T1181" style:family="text">
      <style:text-properties fo:language="id" fo:country="ID" fo:font-style="italic" fo:font-weight="normal" style:font-style-asian="italic" style:font-weight-asian="normal" style:font-style-complex="italic" style:font-weight-complex="normal"/>
    </style:style>
    <style:style style:name="T1182" style:family="text">
      <style:text-properties fo:language="id" fo:country="ID" fo:font-style="italic" fo:font-weight="normal" officeooo:rsid="0251386f" style:font-style-asian="italic" style:font-weight-asian="normal" style:font-style-complex="italic" style:font-weight-complex="normal"/>
    </style:style>
    <style:style style:name="T1183" style:family="text">
      <style:text-properties fo:language="id" fo:country="ID" fo:font-style="italic" fo:font-weight="normal" officeooo:rsid="0366558f" style:font-style-asian="italic" style:font-weight-asian="normal" style:font-style-complex="italic" style:font-weight-complex="normal"/>
    </style:style>
    <style:style style:name="T1184" style:family="text">
      <style:text-properties fo:language="id" fo:country="ID" fo:font-style="italic" fo:font-weight="normal" officeooo:rsid="03c17525" style:font-style-asian="italic" style:font-weight-asian="normal" style:font-style-complex="italic" style:font-weight-complex="normal"/>
    </style:style>
    <style:style style:name="T1185" style:family="text">
      <style:text-properties fo:language="id" fo:country="ID" fo:font-style="italic" fo:font-weight="normal" officeooo:rsid="03ed8cbb" style:font-style-asian="italic" style:font-weight-asian="normal" style:font-style-complex="italic" style:font-weight-complex="normal"/>
    </style:style>
    <style:style style:name="T1186" style:family="text">
      <style:text-properties fo:language="id" fo:country="ID" fo:font-style="italic" fo:font-weight="normal" officeooo:rsid="00223c81" style:font-style-asian="italic" style:font-weight-asian="normal" style:font-style-complex="italic" style:font-weight-complex="normal"/>
    </style:style>
    <style:style style:name="T1187" style:family="text">
      <style:text-properties fo:language="id" fo:country="ID" fo:font-style="italic" fo:font-weight="normal" officeooo:rsid="002007ac" style:font-style-asian="italic" style:font-weight-asian="normal" style:font-style-complex="italic" style:font-weight-complex="normal"/>
    </style:style>
    <style:style style:name="T1188" style:family="text">
      <style:text-properties fo:language="id" fo:country="ID" fo:font-style="italic" fo:font-weight="normal" officeooo:rsid="0014c19c" style:font-style-asian="italic" style:font-weight-asian="normal" style:font-style-complex="italic" style:font-weight-complex="normal"/>
    </style:style>
    <style:style style:name="T1189" style:family="text">
      <style:text-properties fo:language="id" fo:country="ID" fo:font-style="italic" fo:font-weight="normal" officeooo:rsid="0280e779" style:font-style-asian="italic" style:font-weight-asian="normal" style:font-style-complex="italic" style:font-weight-complex="normal"/>
    </style:style>
    <style:style style:name="T1190" style:family="text">
      <style:text-properties fo:language="id" fo:country="ID" fo:font-style="italic" fo:font-weight="normal" officeooo:rsid="01f39a69" style:font-style-asian="italic" style:font-weight-asian="normal" style:font-style-complex="italic" style:font-weight-complex="normal"/>
    </style:style>
    <style:style style:name="T1191" style:family="text">
      <style:text-properties fo:language="id" fo:country="ID" fo:font-style="italic" fo:font-weight="normal" officeooo:rsid="00941664" style:font-style-asian="italic" style:font-weight-asian="normal" style:font-style-complex="italic" style:font-weight-complex="normal"/>
    </style:style>
    <style:style style:name="T1192" style:family="text">
      <style:text-properties fo:language="id" fo:country="ID" fo:font-style="italic" fo:font-weight="normal" officeooo:rsid="021da732" style:font-style-asian="italic" style:font-weight-asian="normal" style:font-style-complex="italic" style:font-weight-complex="normal"/>
    </style:style>
    <style:style style:name="T1193" style:family="text">
      <style:text-properties fo:language="id" fo:country="ID" fo:font-style="italic" fo:font-weight="normal" officeooo:rsid="00a3d947" style:font-style-asian="italic" style:font-weight-asian="normal" style:font-style-complex="italic" style:font-weight-complex="normal"/>
    </style:style>
    <style:style style:name="T1194" style:family="text">
      <style:text-properties fo:language="id" fo:country="ID" fo:font-style="italic" fo:font-weight="normal" officeooo:rsid="025fc5ad" style:font-style-asian="italic" style:font-weight-asian="normal" style:font-style-complex="italic" style:font-weight-complex="normal"/>
    </style:style>
    <style:style style:name="T1195" style:family="text">
      <style:text-properties fo:language="id" fo:country="ID" fo:font-style="italic" fo:font-weight="normal" officeooo:rsid="00a41637" style:font-style-asian="italic" style:font-weight-asian="normal" style:font-style-complex="italic" style:font-weight-complex="normal"/>
    </style:style>
    <style:style style:name="T1196" style:family="text">
      <style:text-properties fo:language="id" fo:country="ID" fo:font-style="italic" fo:font-weight="normal" officeooo:rsid="02d781a6" style:font-style-asian="italic" style:font-weight-asian="normal" style:font-style-complex="italic" style:font-weight-complex="normal"/>
    </style:style>
    <style:style style:name="T1197" style:family="text">
      <style:text-properties fo:language="id" fo:country="ID" fo:font-style="italic" fo:font-weight="normal" officeooo:rsid="025ea3c1" style:font-style-asian="italic" style:font-weight-asian="normal" style:font-style-complex="italic" style:font-weight-complex="normal"/>
    </style:style>
    <style:style style:name="T1198" style:family="text">
      <style:text-properties fo:language="id" fo:country="ID" fo:font-style="italic" fo:font-weight="normal" officeooo:rsid="0233afbc" style:font-style-asian="italic" style:font-weight-asian="normal" style:font-style-complex="italic" style:font-weight-complex="normal"/>
    </style:style>
    <style:style style:name="T1199" style:family="text">
      <style:text-properties fo:language="id" fo:country="ID" fo:font-style="italic" fo:font-weight="normal" officeooo:rsid="02d0d194" style:font-style-asian="italic" style:font-weight-asian="normal" style:font-style-complex="italic" style:font-weight-complex="normal"/>
    </style:style>
    <style:style style:name="T1200" style:family="text">
      <style:text-properties fo:language="id" fo:country="ID" fo:font-style="italic" fo:font-weight="normal" officeooo:rsid="0358a97b" style:font-style-asian="italic" style:font-weight-asian="normal" style:font-style-complex="italic" style:font-weight-complex="normal"/>
    </style:style>
    <style:style style:name="T1201" style:family="text">
      <style:text-properties fo:language="id" fo:country="ID" fo:font-style="italic" fo:font-weight="normal" officeooo:rsid="035738b7" style:font-style-asian="italic" style:font-weight-asian="normal" style:font-style-complex="italic" style:font-weight-complex="normal"/>
    </style:style>
    <style:style style:name="T1202" style:family="text">
      <style:text-properties fo:language="id" fo:country="ID" fo:font-style="italic" fo:font-weight="normal" officeooo:rsid="03cf3a20" style:font-style-asian="italic" style:font-weight-asian="normal" style:font-style-complex="italic" style:font-weight-complex="normal"/>
    </style:style>
    <style:style style:name="T1203" style:family="text">
      <style:text-properties fo:language="id" fo:country="ID" fo:font-style="italic" fo:font-weight="normal" officeooo:rsid="04025c8e" style:font-style-asian="italic" style:font-weight-asian="normal" style:font-style-complex="italic" style:font-weight-complex="normal"/>
    </style:style>
    <style:style style:name="T1204" style:family="text">
      <style:text-properties fo:language="id" fo:country="ID" fo:font-style="italic" fo:font-weight="normal" officeooo:rsid="047d6fed" style:font-style-asian="italic" style:font-weight-asian="normal" style:font-style-complex="italic" style:font-weight-complex="normal"/>
    </style:style>
    <style:style style:name="T1205" style:family="text">
      <style:text-properties fo:language="id" fo:country="ID" fo:font-style="normal" fo:font-weight="normal" style:font-style-asian="normal" style:font-weight-asian="normal" style:font-style-complex="normal" style:font-weight-complex="normal"/>
    </style:style>
    <style:style style:name="T1206" style:family="text">
      <style:text-properties fo:language="id" fo:country="ID" fo:font-style="normal" fo:font-weight="normal" officeooo:rsid="02511dab" style:font-style-asian="normal" style:font-weight-asian="normal" style:font-style-complex="normal" style:font-weight-complex="normal"/>
    </style:style>
    <style:style style:name="T1207" style:family="text">
      <style:text-properties fo:language="id" fo:country="ID" fo:font-style="normal" fo:font-weight="normal" officeooo:rsid="0251386f" style:font-style-asian="normal" style:font-weight-asian="normal" style:font-style-complex="normal" style:font-weight-complex="normal"/>
    </style:style>
    <style:style style:name="T1208" style:family="text">
      <style:text-properties fo:language="id" fo:country="ID" fo:font-style="normal" fo:font-weight="normal" officeooo:rsid="03ed8cbb" style:font-style-asian="normal" style:font-weight-asian="normal" style:font-style-complex="normal" style:font-weight-complex="normal"/>
    </style:style>
    <style:style style:name="T1209" style:family="text">
      <style:text-properties fo:language="id" fo:country="ID" fo:font-style="normal" fo:font-weight="normal" officeooo:rsid="00223c81" style:font-style-asian="normal" style:font-weight-asian="normal" style:font-style-complex="normal" style:font-weight-complex="normal"/>
    </style:style>
    <style:style style:name="T1210" style:family="text">
      <style:text-properties fo:language="id" fo:country="ID" fo:font-style="normal" fo:font-weight="normal" officeooo:rsid="0070403b" style:font-style-asian="normal" style:font-weight-asian="normal" style:font-style-complex="normal" style:font-weight-complex="normal"/>
    </style:style>
    <style:style style:name="T1211" style:family="text">
      <style:text-properties fo:language="id" fo:country="ID" fo:font-style="normal" fo:font-weight="normal" officeooo:rsid="002265e8" style:font-style-asian="normal" style:font-weight-asian="normal" style:font-style-complex="normal" style:font-weight-complex="normal"/>
    </style:style>
    <style:style style:name="T1212" style:family="text">
      <style:text-properties fo:language="id" fo:country="ID" fo:font-style="normal" fo:font-weight="normal" officeooo:rsid="002d228d" style:font-style-asian="normal" style:font-weight-asian="normal" style:font-style-complex="normal" style:font-weight-complex="normal"/>
    </style:style>
    <style:style style:name="T1213" style:family="text">
      <style:text-properties fo:language="id" fo:country="ID" fo:font-style="normal" fo:font-weight="normal" officeooo:rsid="002007ac" style:font-style-asian="normal" style:font-weight-asian="normal" style:font-style-complex="normal" style:font-weight-complex="normal"/>
    </style:style>
    <style:style style:name="T1214" style:family="text">
      <style:text-properties fo:language="id" fo:country="ID" fo:font-style="normal" fo:font-weight="normal" officeooo:rsid="0014c19c" style:font-style-asian="normal" style:font-weight-asian="normal" style:font-style-complex="normal" style:font-weight-complex="normal"/>
    </style:style>
    <style:style style:name="T1215" style:family="text">
      <style:text-properties fo:language="id" fo:country="ID" fo:font-style="normal" fo:font-weight="normal" officeooo:rsid="0280e779" style:font-style-asian="normal" style:font-weight-asian="normal" style:font-style-complex="normal" style:font-weight-complex="normal"/>
    </style:style>
    <style:style style:name="T1216" style:family="text">
      <style:text-properties fo:language="id" fo:country="ID" fo:font-style="normal" fo:font-weight="normal" officeooo:rsid="01b3a88e" style:font-style-asian="normal" style:font-weight-asian="normal" style:font-style-complex="normal" style:font-weight-complex="normal"/>
    </style:style>
    <style:style style:name="T1217" style:family="text">
      <style:text-properties fo:language="id" fo:country="ID" fo:font-style="normal" fo:font-weight="normal" officeooo:rsid="01b677a3" style:font-style-asian="normal" style:font-weight-asian="normal" style:font-style-complex="normal" style:font-weight-complex="normal"/>
    </style:style>
    <style:style style:name="T1218" style:family="text">
      <style:text-properties fo:language="id" fo:country="ID" fo:font-style="normal" fo:font-weight="normal" officeooo:rsid="01dd5dc5" style:font-style-asian="normal" style:font-weight-asian="normal" style:font-style-complex="normal" style:font-weight-complex="normal"/>
    </style:style>
    <style:style style:name="T1219" style:family="text">
      <style:text-properties fo:language="id" fo:country="ID" fo:font-style="normal" fo:font-weight="normal" officeooo:rsid="01ec1420" style:font-style-asian="normal" style:font-weight-asian="normal" style:font-style-complex="normal" style:font-weight-complex="normal"/>
    </style:style>
    <style:style style:name="T1220" style:family="text">
      <style:text-properties fo:language="id" fo:country="ID" fo:font-style="normal" fo:font-weight="normal" officeooo:rsid="01fe6d85" style:font-style-asian="normal" style:font-weight-asian="normal" style:font-style-complex="normal" style:font-weight-complex="normal"/>
    </style:style>
    <style:style style:name="T1221" style:family="text">
      <style:text-properties fo:language="id" fo:country="ID" fo:font-style="normal" fo:font-weight="normal" officeooo:rsid="01ecb02b" style:font-style-asian="normal" style:font-weight-asian="normal" style:font-style-complex="normal" style:font-weight-complex="normal"/>
    </style:style>
    <style:style style:name="T1222" style:family="text">
      <style:text-properties fo:language="id" fo:country="ID" fo:font-style="normal" fo:font-weight="normal" officeooo:rsid="0280f76b" style:font-style-asian="normal" style:font-weight-asian="normal" style:font-style-complex="normal" style:font-weight-complex="normal"/>
    </style:style>
    <style:style style:name="T1223" style:family="text">
      <style:text-properties fo:language="id" fo:country="ID" fo:font-style="normal" fo:font-weight="normal" officeooo:rsid="01f24c1e" style:font-style-asian="normal" style:font-weight-asian="normal" style:font-style-complex="normal" style:font-weight-complex="normal"/>
    </style:style>
    <style:style style:name="T1224" style:family="text">
      <style:text-properties fo:language="id" fo:country="ID" fo:font-style="normal" fo:font-weight="normal" officeooo:rsid="01f39a69" style:font-style-asian="normal" style:font-weight-asian="normal" style:font-style-complex="normal" style:font-weight-complex="normal"/>
    </style:style>
    <style:style style:name="T1225" style:family="text">
      <style:text-properties fo:language="id" fo:country="ID" fo:font-style="normal" fo:font-weight="normal" officeooo:rsid="01f8fff7" style:font-style-asian="normal" style:font-weight-asian="normal" style:font-style-complex="normal" style:font-weight-complex="normal"/>
    </style:style>
    <style:style style:name="T1226" style:family="text">
      <style:text-properties fo:language="id" fo:country="ID" fo:font-style="normal" fo:font-weight="normal" officeooo:rsid="021a5c71" style:font-style-asian="normal" style:font-weight-asian="normal" style:font-style-complex="normal" style:font-weight-complex="normal"/>
    </style:style>
    <style:style style:name="T1227" style:family="text">
      <style:text-properties fo:language="id" fo:country="ID" fo:font-style="normal" fo:font-weight="normal" officeooo:rsid="00941664" style:font-style-asian="normal" style:font-weight-asian="normal" style:font-style-complex="normal" style:font-weight-complex="normal"/>
    </style:style>
    <style:style style:name="T1228" style:family="text">
      <style:text-properties fo:language="id" fo:country="ID" fo:font-style="normal" fo:font-weight="normal" officeooo:rsid="00a41637" style:font-style-asian="normal" style:font-weight-asian="normal" style:font-style-complex="normal" style:font-weight-complex="normal"/>
    </style:style>
    <style:style style:name="T1229" style:family="text">
      <style:text-properties fo:language="id" fo:country="ID" fo:font-style="normal" fo:font-weight="normal" officeooo:rsid="035738b7" style:font-style-asian="normal" style:font-weight-asian="normal" style:font-style-complex="normal" style:font-weight-complex="normal"/>
    </style:style>
    <style:style style:name="T1230" style:family="text">
      <style:text-properties fo:language="id" fo:country="ID" fo:font-style="normal" officeooo:rsid="023a2571" style:font-style-asian="normal" style:font-style-complex="normal"/>
    </style:style>
    <style:style style:name="T1231" style:family="text">
      <style:text-properties fo:language="id" fo:country="ID" fo:font-style="normal" officeooo:rsid="024e9226" style:font-style-asian="normal" style:font-style-complex="normal"/>
    </style:style>
    <style:style style:name="T1232" style:family="text">
      <style:text-properties fo:language="id" fo:country="ID" fo:font-style="normal" officeooo:rsid="027b774e" style:font-style-asian="normal" style:font-style-complex="normal"/>
    </style:style>
    <style:style style:name="T1233" style:family="text">
      <style:text-properties fo:language="id" fo:country="ID" fo:font-style="normal" officeooo:rsid="027cb883" style:font-style-asian="normal" style:font-style-complex="normal"/>
    </style:style>
    <style:style style:name="T1234" style:family="text">
      <style:text-properties fo:language="id" fo:country="ID" fo:font-style="normal" officeooo:rsid="0288d0ff" style:font-style-asian="normal" style:font-style-complex="normal"/>
    </style:style>
    <style:style style:name="T1235" style:family="text">
      <style:text-properties fo:language="id" fo:country="ID" fo:font-style="normal" officeooo:rsid="02e546d2" style:font-style-asian="normal" style:font-style-complex="normal"/>
    </style:style>
    <style:style style:name="T1236" style:family="text">
      <style:text-properties fo:language="id" fo:country="ID" fo:font-style="normal" officeooo:rsid="03092461" style:font-style-asian="normal" style:font-style-complex="normal"/>
    </style:style>
    <style:style style:name="T1237" style:family="text">
      <style:text-properties fo:language="id" fo:country="ID" fo:font-style="normal" officeooo:rsid="03c35269" style:font-style-asian="normal" style:font-style-complex="normal"/>
    </style:style>
    <style:style style:name="T1238" style:family="text">
      <style:text-properties fo:language="id" fo:country="ID" fo:font-style="normal" officeooo:rsid="03da39be" style:font-style-asian="normal" style:font-style-complex="normal"/>
    </style:style>
    <style:style style:name="T1239" style:family="text">
      <style:text-properties fo:language="id" fo:country="ID" fo:font-style="normal" officeooo:rsid="03da4442" style:font-style-asian="normal" style:font-style-complex="normal"/>
    </style:style>
    <style:style style:name="T1240" style:family="text">
      <style:text-properties fo:language="id" fo:country="ID" fo:font-style="normal" officeooo:rsid="03eff22f" style:font-style-asian="normal" style:font-style-complex="normal"/>
    </style:style>
    <style:style style:name="T1241" style:family="text">
      <style:text-properties fo:language="id" fo:country="ID" fo:font-style="normal" officeooo:rsid="03f5649a" style:font-style-asian="normal" style:font-style-complex="normal"/>
    </style:style>
    <style:style style:name="T1242" style:family="text">
      <style:text-properties fo:language="id" fo:country="ID" fo:font-style="normal" officeooo:rsid="03f834b8" style:font-style-asian="normal" style:font-style-complex="normal"/>
    </style:style>
    <style:style style:name="T1243" style:family="text">
      <style:text-properties fo:language="id" fo:country="ID" fo:font-style="normal" officeooo:rsid="0430ad27" style:font-style-asian="normal" style:font-style-complex="normal"/>
    </style:style>
    <style:style style:name="T1244" style:family="text">
      <style:text-properties fo:language="id" fo:country="ID" fo:font-weight="bold" style:font-weight-asian="bold" style:font-weight-complex="bold"/>
    </style:style>
    <style:style style:name="T1245" style:family="text">
      <style:text-properties fo:language="id" fo:country="ID" fo:font-weight="bold" officeooo:rsid="04359aad" style:font-weight-asian="bold" style:font-weight-complex="bold"/>
    </style:style>
    <style:style style:name="T1246" style:family="text">
      <style:text-properties fo:language="id" fo:country="ID" fo:font-weight="bold" officeooo:rsid="00055ff7" style:font-weight-asian="bold" style:font-weight-complex="bold"/>
    </style:style>
    <style:style style:name="T1247" style:family="text">
      <style:text-properties officeooo:rsid="01dc57f9"/>
    </style:style>
    <style:style style:name="T1248" style:family="text">
      <style:text-properties officeooo:rsid="01dcfc61"/>
    </style:style>
    <style:style style:name="T1249" style:family="text">
      <style:text-properties officeooo:rsid="01dfab9a"/>
    </style:style>
    <style:style style:name="T1250" style:family="text">
      <style:text-properties officeooo:rsid="01e18042"/>
    </style:style>
    <style:style style:name="T1251" style:family="text">
      <style:text-properties officeooo:rsid="01e46541"/>
    </style:style>
    <style:style style:name="T1252" style:family="text">
      <style:text-properties officeooo:rsid="01e72c52"/>
    </style:style>
    <style:style style:name="T1253" style:family="text">
      <style:text-properties officeooo:rsid="01e8f1df"/>
    </style:style>
    <style:style style:name="T1254" style:family="text">
      <style:text-properties officeooo:rsid="01eeecf5"/>
    </style:style>
    <style:style style:name="T1255" style:family="text">
      <style:text-properties officeooo:rsid="01f0d968"/>
    </style:style>
    <style:style style:name="T1256" style:family="text">
      <style:text-properties officeooo:rsid="01f1f691"/>
    </style:style>
    <style:style style:name="T1257" style:family="text">
      <style:text-properties officeooo:rsid="01f51dd2"/>
    </style:style>
    <style:style style:name="T1258" style:family="text">
      <style:text-properties officeooo:rsid="01f566c3"/>
    </style:style>
    <style:style style:name="T1259" style:family="text">
      <style:text-properties officeooo:rsid="01f6aed8"/>
    </style:style>
    <style:style style:name="T1260" style:family="text">
      <style:text-properties officeooo:rsid="01f8070a"/>
    </style:style>
    <style:style style:name="T1261" style:family="text">
      <style:text-properties officeooo:rsid="01f9267c"/>
    </style:style>
    <style:style style:name="T1262" style:family="text">
      <style:text-properties officeooo:rsid="01fbd6ca"/>
    </style:style>
    <style:style style:name="T1263" style:family="text">
      <style:text-properties officeooo:rsid="01fd7406"/>
    </style:style>
    <style:style style:name="T1264" style:family="text">
      <style:text-properties officeooo:rsid="01fe5077"/>
    </style:style>
    <style:style style:name="T1265" style:family="text">
      <style:text-properties officeooo:rsid="01ff00cf"/>
    </style:style>
    <style:style style:name="T1266" style:family="text">
      <style:text-properties officeooo:rsid="02026179"/>
    </style:style>
    <style:style style:name="T1267" style:family="text">
      <style:text-properties officeooo:rsid="0203f706"/>
    </style:style>
    <style:style style:name="T1268" style:family="text">
      <style:text-properties officeooo:rsid="02043e4f"/>
    </style:style>
    <style:style style:name="T1269" style:family="text">
      <style:text-properties officeooo:rsid="02050d62"/>
    </style:style>
    <style:style style:name="T1270" style:family="text">
      <style:text-properties officeooo:rsid="02328751"/>
    </style:style>
    <style:style style:name="T1271" style:family="text">
      <style:text-properties officeooo:rsid="02886218"/>
    </style:style>
    <style:style style:name="T1272" style:family="text">
      <style:text-properties officeooo:rsid="02888675"/>
    </style:style>
    <style:style style:name="T1273" style:family="text">
      <style:text-properties officeooo:rsid="028adee1"/>
    </style:style>
    <style:style style:name="T1274" style:family="text">
      <style:text-properties officeooo:rsid="028b9e47"/>
    </style:style>
    <style:style style:name="T1275" style:family="text">
      <style:text-properties officeooo:rsid="028d3f18"/>
    </style:style>
    <style:style style:name="T1276" style:family="text">
      <style:text-properties officeooo:rsid="028ee5e8"/>
    </style:style>
    <style:style style:name="T1277" style:family="text">
      <style:text-properties officeooo:rsid="0290385a"/>
    </style:style>
    <style:style style:name="T1278" style:family="text">
      <style:text-properties officeooo:rsid="0291f146"/>
    </style:style>
    <style:style style:name="T1279" style:family="text">
      <style:text-properties officeooo:rsid="02930166"/>
    </style:style>
    <style:style style:name="T1280" style:family="text">
      <style:text-properties officeooo:rsid="0293e150"/>
    </style:style>
    <style:style style:name="T1281" style:family="text">
      <style:text-properties officeooo:rsid="0294e9ff"/>
    </style:style>
    <style:style style:name="T1282" style:family="text">
      <style:text-properties officeooo:rsid="029609d3"/>
    </style:style>
    <style:style style:name="T1283" style:family="text">
      <style:text-properties officeooo:rsid="029640ae"/>
    </style:style>
    <style:style style:name="T1284" style:family="text">
      <style:text-properties officeooo:rsid="02983e7d"/>
    </style:style>
    <style:style style:name="T1285" style:family="text">
      <style:text-properties officeooo:rsid="0299e6bb"/>
    </style:style>
    <style:style style:name="T1286" style:family="text">
      <style:text-properties officeooo:rsid="029ac51f"/>
    </style:style>
    <style:style style:name="T1287" style:family="text">
      <style:text-properties officeooo:rsid="029b2f9a"/>
    </style:style>
    <style:style style:name="T1288" style:family="text">
      <style:text-properties officeooo:rsid="029cc447"/>
    </style:style>
    <style:style style:name="T1289" style:family="text">
      <style:text-properties officeooo:rsid="029fc4cf"/>
    </style:style>
    <style:style style:name="T1290" style:family="text">
      <style:text-properties officeooo:rsid="02a0239e"/>
    </style:style>
    <style:style style:name="T1291" style:family="text">
      <style:text-properties officeooo:rsid="02a0556c"/>
    </style:style>
    <style:style style:name="T1292" style:family="text">
      <style:text-properties officeooo:rsid="02a07296"/>
    </style:style>
    <style:style style:name="T1293" style:family="text">
      <style:text-properties officeooo:rsid="02a29278"/>
    </style:style>
    <style:style style:name="T1294" style:family="text">
      <style:text-properties officeooo:rsid="02a9fb03"/>
    </style:style>
    <style:style style:name="T1295" style:family="text">
      <style:text-properties officeooo:rsid="02abb930"/>
    </style:style>
    <style:style style:name="T1296" style:family="text">
      <style:text-properties officeooo:rsid="02ac5023"/>
    </style:style>
    <style:style style:name="T1297" style:family="text">
      <style:text-properties officeooo:rsid="02b171bd"/>
    </style:style>
    <style:style style:name="T1298" style:family="text">
      <style:text-properties officeooo:rsid="02c33805"/>
    </style:style>
    <style:style style:name="T1299" style:family="text">
      <style:text-properties officeooo:rsid="02f0e64e"/>
    </style:style>
    <style:style style:name="T1300" style:family="text">
      <style:text-properties officeooo:rsid="02f22f00"/>
    </style:style>
    <style:style style:name="T1301" style:family="text">
      <style:text-properties officeooo:rsid="0027e53d"/>
    </style:style>
    <style:style style:name="T1302" style:family="text">
      <style:text-properties officeooo:rsid="0028eb24"/>
    </style:style>
    <style:style style:name="T1303" style:family="text">
      <style:text-properties fo:language="en" fo:country="US" fo:font-style="normal" style:font-style-asian="normal" style:font-style-complex="normal"/>
    </style:style>
    <style:style style:name="T1304" style:family="text">
      <style:text-properties fo:language="en" fo:country="US" fo:font-style="normal" officeooo:rsid="001c3041" style:font-style-asian="normal" style:font-style-complex="normal"/>
    </style:style>
    <style:style style:name="T1305" style:family="text">
      <style:text-properties fo:language="en" fo:country="US" fo:font-style="normal" officeooo:rsid="02f5fdf2" style:font-style-asian="normal" style:font-style-complex="normal"/>
    </style:style>
    <style:style style:name="T1306" style:family="text">
      <style:text-properties fo:language="en" fo:country="US" fo:font-style="italic" officeooo:rsid="001c3041" style:font-style-asian="italic" style:font-style-complex="italic"/>
    </style:style>
    <style:style style:name="T1307" style:family="text">
      <style:text-properties officeooo:rsid="02ffdcf5"/>
    </style:style>
    <style:style style:name="T1308" style:family="text">
      <style:text-properties officeooo:rsid="030270c0"/>
    </style:style>
    <style:style style:name="T1309" style:family="text">
      <style:text-properties officeooo:rsid="03092461"/>
    </style:style>
    <style:style style:name="T1310" style:family="text">
      <style:text-properties officeooo:rsid="030ad20f"/>
    </style:style>
    <style:style style:name="T1311" style:family="text">
      <style:text-properties officeooo:rsid="030c094c"/>
    </style:style>
    <style:style style:name="T1312" style:family="text">
      <style:text-properties officeooo:rsid="030d8f61"/>
    </style:style>
    <style:style style:name="T1313" style:family="text">
      <style:text-properties officeooo:rsid="030eedb7"/>
    </style:style>
    <style:style style:name="T1314" style:family="text">
      <style:text-properties officeooo:rsid="03105eb8"/>
    </style:style>
    <style:style style:name="T1315" style:family="text">
      <style:text-properties officeooo:rsid="0315b372"/>
    </style:style>
    <style:style style:name="T1316" style:family="text">
      <style:text-properties officeooo:rsid="0316bf5e"/>
    </style:style>
    <style:style style:name="T1317" style:family="text">
      <style:text-properties officeooo:rsid="03509942"/>
    </style:style>
    <style:style style:name="T1318" style:family="text">
      <style:text-properties officeooo:rsid="0351f189"/>
    </style:style>
    <style:style style:name="T1319" style:family="text">
      <style:text-properties officeooo:rsid="0353c5b7"/>
    </style:style>
    <style:style style:name="T1320" style:family="text">
      <style:text-properties officeooo:rsid="0355bba9"/>
    </style:style>
    <style:style style:name="T1321" style:family="text">
      <style:text-properties officeooo:rsid="0357145c"/>
    </style:style>
    <style:style style:name="T1322" style:family="text">
      <style:text-properties officeooo:rsid="035a19d8"/>
    </style:style>
    <style:style style:name="T1323" style:family="text">
      <style:text-properties officeooo:rsid="035bf9c0"/>
    </style:style>
    <style:style style:name="T1324" style:family="text">
      <style:text-properties officeooo:rsid="036bfdbb"/>
    </style:style>
    <style:style style:name="T1325" style:family="text">
      <style:text-properties officeooo:rsid="036e912a"/>
    </style:style>
    <style:style style:name="T1326" style:family="text">
      <style:text-properties officeooo:rsid="036ecc85"/>
    </style:style>
    <style:style style:name="T1327" style:family="text">
      <style:text-properties officeooo:rsid="0370aebb"/>
    </style:style>
    <style:style style:name="T1328" style:family="text">
      <style:text-properties officeooo:rsid="037123b4"/>
    </style:style>
    <style:style style:name="T1329" style:family="text">
      <style:text-properties officeooo:rsid="0372ff9b"/>
    </style:style>
    <style:style style:name="T1330" style:family="text">
      <style:text-properties officeooo:rsid="0373448a"/>
    </style:style>
    <style:style style:name="T1331" style:family="text">
      <style:text-properties officeooo:rsid="0373e847"/>
    </style:style>
    <style:style style:name="T1332" style:family="text">
      <style:text-properties officeooo:rsid="037ae615"/>
    </style:style>
    <style:style style:name="T1333" style:family="text">
      <style:text-properties officeooo:rsid="037b1dd2"/>
    </style:style>
    <style:style style:name="T1334" style:family="text">
      <style:text-properties officeooo:rsid="037ba155"/>
    </style:style>
    <style:style style:name="T1335" style:family="text">
      <style:text-properties officeooo:rsid="0380cb95"/>
    </style:style>
    <style:style style:name="T1336" style:family="text">
      <style:text-properties officeooo:rsid="0381a1d0"/>
    </style:style>
    <style:style style:name="T1337" style:family="text">
      <style:text-properties officeooo:rsid="03827a12"/>
    </style:style>
    <style:style style:name="T1338" style:family="text">
      <style:text-properties officeooo:rsid="038388b2"/>
    </style:style>
    <style:style style:name="T1339" style:family="text">
      <style:text-properties officeooo:rsid="0384d323"/>
    </style:style>
    <style:style style:name="T1340" style:family="text">
      <style:text-properties officeooo:rsid="0386868f"/>
    </style:style>
    <style:style style:name="T1341" style:family="text">
      <style:text-properties officeooo:rsid="0386f555"/>
    </style:style>
    <style:style style:name="T1342" style:family="text">
      <style:text-properties officeooo:rsid="0388e5ed"/>
    </style:style>
    <style:style style:name="T1343" style:family="text">
      <style:text-properties officeooo:rsid="0389a9ca"/>
    </style:style>
    <style:style style:name="T1344" style:family="text">
      <style:text-properties officeooo:rsid="038b6f69"/>
    </style:style>
    <style:style style:name="T1345" style:family="text">
      <style:text-properties officeooo:rsid="038d1eb5"/>
    </style:style>
    <style:style style:name="T1346" style:family="text">
      <style:text-properties officeooo:rsid="038dce33"/>
    </style:style>
    <style:style style:name="T1347" style:family="text">
      <style:text-properties officeooo:rsid="039599bb"/>
    </style:style>
    <style:style style:name="T1348" style:family="text">
      <style:text-properties officeooo:rsid="0395e5ca"/>
    </style:style>
    <style:style style:name="T1349" style:family="text">
      <style:text-properties officeooo:rsid="0397e7a0"/>
    </style:style>
    <style:style style:name="T1350" style:family="text">
      <style:text-properties officeooo:rsid="039869b5"/>
    </style:style>
    <style:style style:name="T1351" style:family="text">
      <style:text-properties officeooo:rsid="0398769b"/>
    </style:style>
    <style:style style:name="T1352" style:family="text">
      <style:text-properties officeooo:rsid="039a71a1"/>
    </style:style>
    <style:style style:name="T1353" style:family="text">
      <style:text-properties officeooo:rsid="039d358d"/>
    </style:style>
    <style:style style:name="T1354" style:family="text">
      <style:text-properties officeooo:rsid="039e2549"/>
    </style:style>
    <style:style style:name="T1355" style:family="text">
      <style:text-properties officeooo:rsid="03a31aed"/>
    </style:style>
    <style:style style:name="T1356" style:family="text">
      <style:text-properties officeooo:rsid="03a4c9dc"/>
    </style:style>
    <style:style style:name="T1357" style:family="text">
      <style:text-properties officeooo:rsid="03ac7831"/>
    </style:style>
    <style:style style:name="T1358" style:family="text">
      <style:text-properties officeooo:rsid="03ae2f20"/>
    </style:style>
    <style:style style:name="T1359" style:family="text">
      <style:text-properties officeooo:rsid="03b08745"/>
    </style:style>
    <style:style style:name="T1360" style:family="text">
      <style:text-properties officeooo:rsid="03b24ff7"/>
    </style:style>
    <style:style style:name="T1361" style:family="text">
      <style:text-properties officeooo:rsid="03b35b3a"/>
    </style:style>
    <style:style style:name="T1362" style:family="text">
      <style:text-properties officeooo:rsid="03b412b2"/>
    </style:style>
    <style:style style:name="T1363" style:family="text">
      <style:text-properties officeooo:rsid="03b5ad79"/>
    </style:style>
    <style:style style:name="T1364" style:family="text">
      <style:text-properties officeooo:rsid="03b6cbc4"/>
    </style:style>
    <style:style style:name="T1365" style:family="text">
      <style:text-properties officeooo:rsid="03b82a0d"/>
    </style:style>
    <style:style style:name="T1366" style:family="text">
      <style:text-properties officeooo:rsid="03ba2855"/>
    </style:style>
    <style:style style:name="T1367" style:family="text">
      <style:text-properties officeooo:rsid="03baad40"/>
    </style:style>
    <style:style style:name="T1368" style:family="text">
      <style:text-properties officeooo:rsid="03bc17f9"/>
    </style:style>
    <style:style style:name="T1369" style:family="text">
      <style:text-properties officeooo:rsid="03bce329"/>
    </style:style>
    <style:style style:name="T1370" style:family="text">
      <style:text-properties officeooo:rsid="03be5fb6"/>
    </style:style>
    <style:style style:name="T1371" style:family="text">
      <style:text-properties officeooo:rsid="03bfce70"/>
    </style:style>
    <style:style style:name="T1372" style:family="text">
      <style:text-properties officeooo:rsid="03c06073"/>
    </style:style>
    <style:style style:name="T1373" style:family="text">
      <style:text-properties officeooo:rsid="03c0e304"/>
    </style:style>
    <style:style style:name="T1374" style:family="text">
      <style:text-properties officeooo:rsid="03c142d4"/>
    </style:style>
    <style:style style:name="T1375" style:family="text">
      <style:text-properties officeooo:rsid="03c306c3"/>
    </style:style>
    <style:style style:name="T1376" style:family="text">
      <style:text-properties officeooo:rsid="03c35269"/>
    </style:style>
    <style:style style:name="T1377" style:family="text">
      <style:text-properties officeooo:rsid="03c648f4"/>
    </style:style>
    <style:style style:name="T1378" style:family="text">
      <style:text-properties officeooo:rsid="03c67b81"/>
    </style:style>
    <style:style style:name="T1379" style:family="text">
      <style:text-properties officeooo:rsid="03c7c0d1"/>
    </style:style>
    <style:style style:name="T1380" style:family="text">
      <style:text-properties officeooo:rsid="03c9fcdb"/>
    </style:style>
    <style:style style:name="T1381" style:family="text">
      <style:text-properties officeooo:rsid="03ca8782"/>
    </style:style>
    <style:style style:name="T1382" style:family="text">
      <style:text-properties officeooo:rsid="03ca8d85"/>
    </style:style>
    <style:style style:name="T1383" style:family="text">
      <style:text-properties officeooo:rsid="03caa04f"/>
    </style:style>
    <style:style style:name="T1384" style:family="text">
      <style:text-properties officeooo:rsid="03cb6b0f"/>
    </style:style>
    <style:style style:name="T1385" style:family="text">
      <style:text-properties officeooo:rsid="03cbac92"/>
    </style:style>
    <style:style style:name="T1386" style:family="text">
      <style:text-properties officeooo:rsid="03cbe7d8"/>
    </style:style>
    <style:style style:name="T1387" style:family="text">
      <style:text-properties officeooo:rsid="03ce211b"/>
    </style:style>
    <style:style style:name="T1388" style:family="text">
      <style:text-properties officeooo:rsid="03d003cc"/>
    </style:style>
    <style:style style:name="T1389" style:family="text">
      <style:text-properties officeooo:rsid="03d1bb46"/>
    </style:style>
    <style:style style:name="T1390" style:family="text">
      <style:text-properties officeooo:rsid="03d2dbb6"/>
    </style:style>
    <style:style style:name="T1391" style:family="text">
      <style:text-properties officeooo:rsid="03d4a2f1"/>
    </style:style>
    <style:style style:name="T1392" style:family="text">
      <style:text-properties officeooo:rsid="03d650ed"/>
    </style:style>
    <style:style style:name="T1393" style:family="text">
      <style:text-properties officeooo:rsid="03d7d599"/>
    </style:style>
    <style:style style:name="T1394" style:family="text">
      <style:text-properties officeooo:rsid="03d99367"/>
    </style:style>
    <style:style style:name="T1395" style:family="text">
      <style:text-properties officeooo:rsid="03da4442"/>
    </style:style>
    <style:style style:name="T1396" style:family="text">
      <style:text-properties officeooo:rsid="03dc4029"/>
    </style:style>
    <style:style style:name="T1397" style:family="text">
      <style:text-properties officeooo:rsid="03e52f19"/>
    </style:style>
    <style:style style:name="T1398" style:family="text">
      <style:text-properties officeooo:rsid="03e689a0"/>
    </style:style>
    <style:style style:name="T1399" style:family="text">
      <style:text-properties officeooo:rsid="03e7c184"/>
    </style:style>
    <style:style style:name="T1400" style:family="text">
      <style:text-properties officeooo:rsid="03e8eb90"/>
    </style:style>
    <style:style style:name="T1401" style:family="text">
      <style:text-properties officeooo:rsid="03eb7b66"/>
    </style:style>
    <style:style style:name="T1402" style:family="text">
      <style:text-properties officeooo:rsid="03ed590f"/>
    </style:style>
    <style:style style:name="T1403" style:family="text">
      <style:text-properties officeooo:rsid="03edfe0e"/>
    </style:style>
    <style:style style:name="T1404" style:family="text">
      <style:text-properties officeooo:rsid="03eff22f"/>
    </style:style>
    <style:style style:name="T1405" style:family="text">
      <style:text-properties officeooo:rsid="03f1b2bb"/>
    </style:style>
    <style:style style:name="T1406" style:family="text">
      <style:text-properties officeooo:rsid="03f5649a"/>
    </style:style>
    <style:style style:name="T1407" style:family="text">
      <style:text-properties officeooo:rsid="03f619db"/>
    </style:style>
    <style:style style:name="T1408" style:family="text">
      <style:text-properties officeooo:rsid="03f7fd57"/>
    </style:style>
    <style:style style:name="T1409" style:family="text">
      <style:text-properties officeooo:rsid="03f8f090"/>
    </style:style>
    <style:style style:name="T1410" style:family="text">
      <style:text-properties officeooo:rsid="03fa6696"/>
    </style:style>
    <style:style style:name="T1411" style:family="text">
      <style:text-properties officeooo:rsid="03fb25a4"/>
    </style:style>
    <style:style style:name="T1412" style:family="text">
      <style:text-properties officeooo:rsid="03fd02ae"/>
    </style:style>
    <style:style style:name="T1413" style:family="text">
      <style:text-properties officeooo:rsid="0408f6ca"/>
    </style:style>
    <style:style style:name="T1414" style:family="text">
      <style:text-properties officeooo:rsid="040a2335"/>
    </style:style>
    <style:style style:name="T1415" style:family="text">
      <style:text-properties officeooo:rsid="040a2a8f"/>
    </style:style>
    <style:style style:name="T1416" style:family="text">
      <style:text-properties officeooo:rsid="0413d360"/>
    </style:style>
    <style:style style:name="T1417" style:family="text">
      <style:text-properties officeooo:rsid="0416b63a"/>
    </style:style>
    <style:style style:name="T1418" style:family="text">
      <style:text-properties officeooo:rsid="04185c3d"/>
    </style:style>
    <style:style style:name="T1419" style:family="text">
      <style:text-properties officeooo:rsid="041daf86"/>
    </style:style>
    <style:style style:name="T1420" style:family="text">
      <style:text-properties officeooo:rsid="041e6237"/>
    </style:style>
    <style:style style:name="T1421" style:family="text">
      <style:text-properties officeooo:rsid="0423d77e"/>
    </style:style>
    <style:style style:name="T1422" style:family="text">
      <style:text-properties officeooo:rsid="042419a9"/>
    </style:style>
    <style:style style:name="T1423" style:family="text">
      <style:text-properties officeooo:rsid="042444e0"/>
    </style:style>
    <style:style style:name="T1424" style:family="text">
      <style:text-properties officeooo:rsid="0425ef8e"/>
    </style:style>
    <style:style style:name="T1425" style:family="text">
      <style:text-properties officeooo:rsid="0427c19f"/>
    </style:style>
    <style:style style:name="T1426" style:family="text">
      <style:text-properties officeooo:rsid="0427e707"/>
    </style:style>
    <style:style style:name="T1427" style:family="text">
      <style:text-properties officeooo:rsid="042b6ef7"/>
    </style:style>
    <style:style style:name="T1428" style:family="text">
      <style:text-properties officeooo:rsid="042b9af2"/>
    </style:style>
    <style:style style:name="T1429" style:family="text">
      <style:text-properties officeooo:rsid="042c9fef"/>
    </style:style>
    <style:style style:name="T1430" style:family="text">
      <style:text-properties officeooo:rsid="042cb390"/>
    </style:style>
    <style:style style:name="T1431" style:family="text">
      <style:text-properties officeooo:rsid="042e0bf5"/>
    </style:style>
    <style:style style:name="T1432" style:family="text">
      <style:text-properties officeooo:rsid="042f5655"/>
    </style:style>
    <style:style style:name="T1433" style:family="text">
      <style:text-properties officeooo:rsid="043265b7"/>
    </style:style>
    <style:style style:name="T1434" style:family="text">
      <style:text-properties officeooo:rsid="0436d707"/>
    </style:style>
    <style:style style:name="T1435" style:family="text">
      <style:text-properties officeooo:rsid="043e1647"/>
    </style:style>
    <style:style style:name="T1436" style:family="text">
      <style:text-properties officeooo:rsid="0440c7f1"/>
    </style:style>
    <style:style style:name="T1437" style:family="text">
      <style:text-properties officeooo:rsid="0440dd23"/>
    </style:style>
    <style:style style:name="T1438" style:family="text">
      <style:text-properties officeooo:rsid="0443b877"/>
    </style:style>
    <style:style style:name="T1439" style:family="text">
      <style:text-properties officeooo:rsid="04440b63"/>
    </style:style>
    <style:style style:name="T1440" style:family="text">
      <style:text-properties officeooo:rsid="04454424"/>
    </style:style>
    <style:style style:name="T1441" style:family="text">
      <style:text-properties officeooo:rsid="045ccd1b"/>
    </style:style>
    <style:style style:name="T1442" style:family="text">
      <style:text-properties officeooo:rsid="045cf68e"/>
    </style:style>
    <style:style style:name="T1443" style:family="text">
      <style:text-properties officeooo:rsid="045dbf07"/>
    </style:style>
    <style:style style:name="T1444" style:family="text">
      <style:text-properties officeooo:rsid="045df5ea"/>
    </style:style>
    <style:style style:name="T1445" style:family="text">
      <style:text-properties officeooo:rsid="045e8291"/>
    </style:style>
    <style:style style:name="T1446" style:family="text">
      <style:text-properties officeooo:rsid="0074a192"/>
    </style:style>
    <style:style style:name="T1447" style:family="text">
      <style:text-properties officeooo:rsid="0070403b"/>
    </style:style>
    <style:style style:name="T1448" style:family="text">
      <style:text-properties officeooo:rsid="007fca62"/>
    </style:style>
    <style:style style:name="T1449" style:family="text">
      <style:text-properties officeooo:rsid="0080e2ff"/>
    </style:style>
    <style:style style:name="T1450" style:family="text">
      <style:text-properties officeooo:rsid="00829c4a"/>
    </style:style>
    <style:style style:name="T1451" style:family="text">
      <style:text-properties officeooo:rsid="007bfc53"/>
    </style:style>
    <style:style style:name="T1452" style:family="text">
      <style:text-properties officeooo:rsid="007d280a"/>
    </style:style>
    <style:style style:name="T1453" style:family="text">
      <style:text-properties officeooo:rsid="026e215a"/>
    </style:style>
    <style:style style:name="T1454" style:family="text">
      <style:text-properties officeooo:rsid="026f0968"/>
    </style:style>
    <style:style style:name="T1455" style:family="text">
      <style:text-properties officeooo:rsid="0089680c"/>
    </style:style>
    <style:style style:name="T1456" style:family="text">
      <style:text-properties officeooo:rsid="008b44be"/>
    </style:style>
    <style:style style:name="T1457" style:family="text">
      <style:text-properties officeooo:rsid="00901b45"/>
    </style:style>
    <style:style style:name="T1458" style:family="text">
      <style:text-properties officeooo:rsid="008b5b2d"/>
    </style:style>
    <style:style style:name="T1459" style:family="text">
      <style:text-properties officeooo:rsid="0241017f"/>
    </style:style>
    <style:style style:name="T1460" style:family="text">
      <style:text-properties officeooo:rsid="045720ac"/>
    </style:style>
    <style:style style:name="T1461" style:family="text">
      <style:text-properties officeooo:rsid="045616d7"/>
    </style:style>
    <style:style style:name="T1462" style:family="text">
      <style:text-properties officeooo:rsid="010e8873"/>
    </style:style>
    <style:style style:name="T1463" style:family="text">
      <style:text-properties officeooo:rsid="04582639"/>
    </style:style>
    <style:style style:name="T1464" style:family="text">
      <style:text-properties officeooo:rsid="027f836f"/>
    </style:style>
    <style:style style:name="T1465" style:family="text">
      <style:text-properties officeooo:rsid="02bf127a"/>
    </style:style>
    <style:style style:name="T1466" style:family="text">
      <style:text-properties officeooo:rsid="008cbb8b"/>
    </style:style>
    <style:style style:name="T1467" style:family="text">
      <style:text-properties officeooo:rsid="008d47b6"/>
    </style:style>
    <style:style style:name="T1468" style:family="text">
      <style:text-properties officeooo:rsid="008d84f4"/>
    </style:style>
    <style:style style:name="T1469" style:family="text">
      <style:text-properties officeooo:rsid="008f53cf"/>
    </style:style>
    <style:style style:name="T1470" style:family="text">
      <style:text-properties officeooo:rsid="00902fec"/>
    </style:style>
    <style:style style:name="T1471" style:family="text">
      <style:text-properties officeooo:rsid="0091baa6"/>
    </style:style>
    <style:style style:name="T1472" style:family="text">
      <style:text-properties officeooo:rsid="00921b94"/>
    </style:style>
    <style:style style:name="T1473" style:family="text">
      <style:text-properties officeooo:rsid="009701c7"/>
    </style:style>
    <style:style style:name="T1474" style:family="text">
      <style:text-properties officeooo:rsid="0271f8ed"/>
    </style:style>
    <style:style style:name="T1475" style:family="text">
      <style:text-properties fo:font-weight="bold" officeooo:rsid="00055ff7" style:font-weight-asian="bold" style:font-weight-complex="bold"/>
    </style:style>
    <style:style style:name="T1476" style:family="text">
      <style:text-properties fo:font-weight="bold" officeooo:rsid="0176b340" style:font-weight-asian="bold" style:font-weight-complex="bold"/>
    </style:style>
    <style:style style:name="T1477" style:family="text">
      <style:text-properties fo:font-weight="bold" officeooo:rsid="00c10d5e" style:font-weight-asian="bold" style:font-weight-complex="bold"/>
    </style:style>
    <style:style style:name="T1478" style:family="text">
      <style:text-properties officeooo:rsid="00a50e3e"/>
    </style:style>
    <style:style style:name="T1479" style:family="text">
      <style:text-properties officeooo:rsid="00a6052f"/>
    </style:style>
    <style:style style:name="T1480" style:family="text">
      <style:text-properties officeooo:rsid="010fab27"/>
    </style:style>
    <style:style style:name="T1481" style:family="text">
      <style:text-properties officeooo:rsid="01107089"/>
    </style:style>
    <style:style style:name="T1482" style:family="text">
      <style:text-properties officeooo:rsid="00a8e97d"/>
    </style:style>
    <style:style style:name="T1483" style:family="text">
      <style:text-properties officeooo:rsid="00aa3f1b"/>
    </style:style>
    <style:style style:name="T1484" style:family="text">
      <style:text-properties officeooo:rsid="00ab9daa"/>
    </style:style>
    <style:style style:name="T1485" style:family="text">
      <style:text-properties officeooo:rsid="0207a13d"/>
    </style:style>
    <style:style style:name="T1486" style:family="text">
      <style:text-properties officeooo:rsid="01130416"/>
    </style:style>
    <style:style style:name="T1487" style:family="text">
      <style:text-properties officeooo:rsid="00b13496"/>
    </style:style>
    <style:style style:name="T1488" style:family="text">
      <style:text-properties officeooo:rsid="00af4892"/>
    </style:style>
    <style:style style:name="T1489" style:family="text">
      <style:text-properties officeooo:rsid="03bcb9c3"/>
    </style:style>
    <style:style style:name="T1490" style:family="text">
      <style:text-properties officeooo:rsid="02741d4f"/>
    </style:style>
    <style:style style:name="T1491" style:family="text">
      <style:text-properties officeooo:rsid="02085eef"/>
    </style:style>
    <style:style style:name="T1492" style:family="text">
      <style:text-properties officeooo:rsid="02434cdc"/>
    </style:style>
    <style:style style:name="T1493" style:family="text">
      <style:text-properties officeooo:rsid="00b378fe"/>
    </style:style>
    <style:style style:name="T1494" style:family="text">
      <style:text-properties officeooo:rsid="00b4a0da"/>
    </style:style>
    <style:style style:name="T1495" style:family="text">
      <style:text-properties officeooo:rsid="02099403"/>
    </style:style>
    <style:style style:name="T1496" style:family="text">
      <style:text-properties officeooo:rsid="00b5b228"/>
    </style:style>
    <style:style style:name="T1497" style:family="text">
      <style:text-properties officeooo:rsid="00b74f4e"/>
    </style:style>
    <style:style style:name="T1498" style:family="text">
      <style:text-properties officeooo:rsid="00b9612c"/>
    </style:style>
    <style:style style:name="T1499" style:family="text">
      <style:text-properties officeooo:rsid="00b992e5"/>
    </style:style>
    <style:style style:name="T1500" style:family="text">
      <style:text-properties officeooo:rsid="00bb6339"/>
    </style:style>
    <style:style style:name="T1501" style:family="text">
      <style:text-properties officeooo:rsid="01797536"/>
    </style:style>
    <style:style style:name="T1502" style:family="text">
      <style:text-properties officeooo:rsid="00ded41f"/>
    </style:style>
    <style:style style:name="T1503" style:family="text">
      <style:text-properties officeooo:rsid="04359aad"/>
    </style:style>
    <style:style style:name="T1504" style:family="text">
      <style:text-properties officeooo:rsid="0176b340"/>
    </style:style>
    <style:style style:name="T1505" style:family="text">
      <style:text-properties officeooo:rsid="0118dc3a"/>
    </style:style>
    <style:style style:name="T1506" style:family="text">
      <style:text-properties officeooo:rsid="011a1839"/>
    </style:style>
    <style:style style:name="T1507" style:family="text">
      <style:text-properties officeooo:rsid="0163695a"/>
    </style:style>
    <style:style style:name="T1508" style:family="text">
      <style:text-properties officeooo:rsid="01217719"/>
    </style:style>
    <style:style style:name="T1509" style:family="text">
      <style:text-properties officeooo:rsid="0137b6f2"/>
    </style:style>
    <style:style style:name="T1510" style:family="text">
      <style:text-properties officeooo:rsid="0136d3ef"/>
    </style:style>
    <style:style style:name="T1511" style:family="text">
      <style:text-properties officeooo:rsid="014175f9"/>
    </style:style>
    <style:style style:name="T1512" style:family="text">
      <style:text-properties officeooo:rsid="00055ff7"/>
    </style:style>
    <style:style style:name="T1513" style:family="text">
      <style:text-properties officeooo:rsid="01fb8fe8"/>
    </style:style>
    <style:style style:name="T1514" style:family="text">
      <style:text-properties officeooo:rsid="024d24a9"/>
    </style:style>
    <style:style style:name="T1515" style:family="text">
      <style:text-properties officeooo:rsid="02b16d2b"/>
    </style:style>
    <style:style style:name="T1516" style:family="text">
      <style:text-properties officeooo:rsid="01714a57"/>
    </style:style>
    <style:style style:name="T1517" style:family="text">
      <style:text-properties officeooo:rsid="02673f52"/>
    </style:style>
    <style:style style:name="T1518" style:family="text">
      <style:text-properties officeooo:rsid="04060f64"/>
    </style:style>
    <style:style style:name="T1519" style:family="text">
      <style:text-properties officeooo:rsid="0389534d"/>
    </style:style>
    <style:style style:name="T1520" style:family="text">
      <style:text-properties officeooo:rsid="038ce525"/>
    </style:style>
    <style:style style:name="T1521" style:family="text">
      <style:text-properties officeooo:rsid="0390ec28"/>
    </style:style>
    <style:style style:name="T1522" style:family="text">
      <style:text-properties officeooo:rsid="038dbe07"/>
    </style:style>
    <style:style style:name="T1523" style:family="text">
      <style:text-properties officeooo:rsid="03c60835"/>
    </style:style>
    <style:style style:name="T1524" style:family="text">
      <style:text-properties officeooo:rsid="03924c47"/>
    </style:style>
    <style:style style:name="T1525" style:family="text">
      <style:text-properties officeooo:rsid="03927064"/>
    </style:style>
    <style:style style:name="T1526" style:family="text">
      <style:text-properties officeooo:rsid="0392bc9b"/>
    </style:style>
    <style:style style:name="T1527" style:family="text">
      <style:text-properties officeooo:rsid="03931dd6"/>
    </style:style>
    <style:style style:name="T1528" style:family="text">
      <style:text-properties officeooo:rsid="0395155c"/>
    </style:style>
    <style:style style:name="T1529" style:family="text">
      <style:text-properties officeooo:rsid="0395a1d6"/>
    </style:style>
    <style:style style:name="T1530" style:family="text">
      <style:text-properties officeooo:rsid="0398e79c"/>
    </style:style>
    <style:style style:name="T1531" style:family="text">
      <style:text-properties officeooo:rsid="039a7d4e"/>
    </style:style>
    <style:style style:name="T1532" style:family="text">
      <style:text-properties officeooo:rsid="039dcad5"/>
    </style:style>
    <style:style style:name="T1533" style:family="text">
      <style:text-properties officeooo:rsid="039f0564"/>
    </style:style>
    <style:style style:name="T1534" style:family="text">
      <style:text-properties officeooo:rsid="039f9027"/>
    </style:style>
    <style:style style:name="T1535" style:family="text">
      <style:text-properties officeooo:rsid="03a12d08"/>
    </style:style>
    <style:style style:name="T1536" style:family="text">
      <style:text-properties officeooo:rsid="03a2f7f3"/>
    </style:style>
    <style:style style:name="T1537" style:family="text">
      <style:text-properties officeooo:rsid="03a497ae"/>
    </style:style>
    <style:style style:name="T1538" style:family="text">
      <style:text-properties officeooo:rsid="03a7ab71"/>
    </style:style>
    <style:style style:name="T1539" style:family="text">
      <style:text-properties officeooo:rsid="03aadcb5"/>
    </style:style>
    <style:style style:name="T1540" style:family="text">
      <style:text-properties officeooo:rsid="03a8dc77"/>
    </style:style>
    <style:style style:name="T1541" style:family="text">
      <style:text-properties officeooo:rsid="03a8e632"/>
    </style:style>
    <style:style style:name="T1542" style:family="text">
      <style:text-properties officeooo:rsid="03ac4154"/>
    </style:style>
    <style:style style:name="T1543" style:family="text">
      <style:text-properties officeooo:rsid="03ada482"/>
    </style:style>
    <style:style style:name="T1544" style:family="text">
      <style:text-properties officeooo:rsid="03ae0d68"/>
    </style:style>
    <style:style style:name="T1545" style:family="text">
      <style:text-properties officeooo:rsid="03b0f89b"/>
    </style:style>
    <style:style style:name="T1546" style:family="text">
      <style:text-properties officeooo:rsid="03afb19c"/>
    </style:style>
    <style:style style:name="T1547" style:family="text">
      <style:text-properties officeooo:rsid="03b1ba30"/>
    </style:style>
    <style:style style:name="T1548" style:family="text">
      <style:text-properties officeooo:rsid="03b34776"/>
    </style:style>
    <style:style style:name="T1549" style:family="text">
      <style:text-properties officeooo:rsid="03b4b6b3"/>
    </style:style>
    <style:style style:name="T1550" style:family="text">
      <style:text-properties officeooo:rsid="03ca2ce0"/>
    </style:style>
    <style:style style:name="T1551" style:family="text">
      <style:text-properties officeooo:rsid="03b565cd"/>
    </style:style>
    <style:style style:name="T1552" style:family="text">
      <style:text-properties officeooo:rsid="0414106e"/>
    </style:style>
    <style:style style:name="T1553" style:family="text">
      <style:text-properties officeooo:rsid="03cca6a8"/>
    </style:style>
    <style:style style:name="T1554" style:family="text">
      <style:text-properties officeooo:rsid="03ccf23b"/>
    </style:style>
    <style:style style:name="T1555" style:family="text">
      <style:text-properties officeooo:rsid="03ce3e7e"/>
    </style:style>
    <style:style style:name="T1556" style:family="text">
      <style:text-properties officeooo:rsid="03cf3a20"/>
    </style:style>
    <style:style style:name="T1557" style:family="text">
      <style:text-properties officeooo:rsid="03d122cd"/>
    </style:style>
    <style:style style:name="T1558" style:family="text">
      <style:text-properties officeooo:rsid="03d0469b"/>
    </style:style>
    <style:style style:name="T1559" style:family="text">
      <style:text-properties officeooo:rsid="0414f74b"/>
    </style:style>
    <style:style style:name="T1560" style:family="text">
      <style:text-properties officeooo:rsid="03d23760"/>
    </style:style>
    <style:style style:name="T1561" style:family="text">
      <style:text-properties officeooo:rsid="03d3d66e"/>
    </style:style>
    <style:style style:name="T1562" style:family="text">
      <style:text-properties officeooo:rsid="03d5995b"/>
    </style:style>
    <style:style style:name="T1563" style:family="text">
      <style:text-properties officeooo:rsid="03d5e33d"/>
    </style:style>
    <style:style style:name="T1564" style:family="text">
      <style:text-properties officeooo:rsid="03d7d2ea"/>
    </style:style>
    <style:style style:name="T1565" style:family="text">
      <style:text-properties officeooo:rsid="043f5f2d"/>
    </style:style>
    <style:style style:name="T1566" style:family="text">
      <style:text-properties officeooo:rsid="03d9587a"/>
    </style:style>
    <style:style style:name="T1567" style:family="text">
      <style:text-properties officeooo:rsid="03dadd8c"/>
    </style:style>
    <style:style style:name="T1568" style:family="text">
      <style:text-properties officeooo:rsid="03de2822"/>
    </style:style>
    <style:style style:name="T1569" style:family="text">
      <style:text-properties officeooo:rsid="03e17568"/>
    </style:style>
    <style:style style:name="T1570" style:family="text">
      <style:text-properties officeooo:rsid="03e1e4e9"/>
    </style:style>
    <style:style style:name="T1571" style:family="text">
      <style:text-properties officeooo:rsid="045fe64e"/>
    </style:style>
    <style:style style:name="T1572" style:family="text">
      <style:text-properties officeooo:rsid="03e35b43"/>
    </style:style>
    <style:style style:name="T1573" style:family="text">
      <style:text-properties officeooo:rsid="03e66558"/>
    </style:style>
    <style:style style:name="T1574" style:family="text">
      <style:text-properties officeooo:rsid="03ed8f93"/>
    </style:style>
    <style:style style:name="T1575" style:family="text">
      <style:text-properties officeooo:rsid="03eefe61"/>
    </style:style>
    <style:style style:name="T1576" style:family="text">
      <style:text-properties officeooo:rsid="03eff914"/>
    </style:style>
    <style:style style:name="T1577" style:family="text">
      <style:text-properties officeooo:rsid="0416a6be"/>
    </style:style>
    <style:style style:name="T1578" style:family="text">
      <style:text-properties officeooo:rsid="03f07760"/>
    </style:style>
    <style:style style:name="T1579" style:family="text">
      <style:text-properties officeooo:rsid="03f1d81a"/>
    </style:style>
    <style:style style:name="T1580" style:family="text">
      <style:text-properties officeooo:rsid="03f5e2f6"/>
    </style:style>
    <style:style style:name="T1581" style:family="text">
      <style:text-properties officeooo:rsid="03f40307"/>
    </style:style>
    <style:style style:name="T1582" style:family="text">
      <style:text-properties officeooo:rsid="03f67139"/>
    </style:style>
    <style:style style:name="T1583" style:family="text">
      <style:text-properties officeooo:rsid="03f7956b"/>
    </style:style>
    <style:style style:name="T1584" style:family="text">
      <style:text-properties officeooo:rsid="03f7ac7a"/>
    </style:style>
    <style:style style:name="T1585" style:family="text">
      <style:text-properties officeooo:rsid="03f81d83"/>
    </style:style>
    <style:style style:name="T1586" style:family="text">
      <style:text-properties officeooo:rsid="03f297f6"/>
    </style:style>
    <style:style style:name="T1587" style:family="text">
      <style:text-properties officeooo:rsid="03f8fc50"/>
    </style:style>
    <style:style style:name="T1588" style:family="text">
      <style:text-properties officeooo:rsid="03fad915"/>
    </style:style>
    <style:style style:name="T1589" style:family="text">
      <style:text-properties officeooo:rsid="03fbf04b"/>
    </style:style>
    <style:style style:name="T1590" style:family="text">
      <style:text-properties officeooo:rsid="03fce116"/>
    </style:style>
    <style:style style:name="T1591" style:family="text">
      <style:text-properties officeooo:rsid="03fce8b8"/>
    </style:style>
    <style:style style:name="T1592" style:family="text">
      <style:text-properties officeooo:rsid="0472bdf9"/>
    </style:style>
    <style:style style:name="T1593" style:family="text">
      <style:text-properties officeooo:rsid="04742be8"/>
    </style:style>
    <style:style style:name="T1594" style:family="text">
      <style:text-properties officeooo:rsid="04747bee"/>
    </style:style>
    <style:style style:name="T1595" style:family="text">
      <style:text-properties officeooo:rsid="0478d30e"/>
    </style:style>
    <style:style style:name="T1596" style:family="text">
      <style:text-properties officeooo:rsid="04825363"/>
    </style:style>
    <style:style style:name="T1597" style:family="text">
      <style:text-properties officeooo:rsid="04828e88"/>
    </style:style>
    <style:style style:name="T1598" style:family="text">
      <style:text-properties officeooo:rsid="048405c1"/>
    </style:style>
    <style:style style:name="T1599" style:family="text">
      <style:text-properties officeooo:rsid="04852fcb"/>
    </style:style>
    <style:style style:name="T1600" style:family="text">
      <style:text-properties officeooo:rsid="04869d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Bab 3: <text:span text:style-name="T1084">Menuju </text:span>Metakritik Akal Budi Praktis</text:p>
      <text:p text:style-name="P64"><text:tab/><text:span text:style-name="T719">Bab ini </text:span><text:span text:style-name="T720">menjembatani </text:span><text:span text:style-name="T721">Bab 2, yang mempresentasikan konteks pemikiran Adorno secara umum, dengan Bab 4, yang membahas bab “</text:span><text:span text:style-name="T722">Kebebasan</text:span><text:span text:style-name="T721">” dari </text:span><text:span text:style-name="T672">Dialektika Negatif</text:span><text:span text:style-name="T287">. </text:span><text:span text:style-name="T288">Sesuai dengan tujuan itu, bab ini terdiri dari dua subbab: subbab 3.1 </text:span><text:span text:style-name="T289">memaparkan struktur dan isi </text:span><text:span text:style-name="T673">Dialektika Negatif </text:span><text:span text:style-name="T289">secara keseluruhan, agar bab “Kebebasan” dapat dipahami dalam konteks itu, dan subbab 3.2 </text:span><text:span text:style-name="T290">membahas beberapa pokok pemikiran Kant yang mendapat perhatian kritis Adorno </text:span><text:span text:style-name="T383">di bab tersebut</text:span><text:span text:style-name="T290">.</text:span></text:p>
      <text:p text:style-name="P52"><text:tab/></text:p>
      <text:p text:style-name="P53">3.<text:span text:style-name="T1084">1</text:span> <text:span text:style-name="T1">Dialektika </text:span><text:span text:style-name="T1085">n</text:span><text:span text:style-name="T1">egatif: </text:span><text:span text:style-name="T1085">teks dan proyek</text:span></text:p>
      <text:p text:style-name="P78"><text:tab/><text:span text:style-name="T1086">Teks </text:span><text:span text:style-name="T571">Dialektika Negatif </text:span><text:span text:style-name="T5">terdiri dari </text:span><text:span text:style-name="T6">sebuah prakata singkat, sebuah pengantar yang cukup panjang, dan tiga bagian utama. Bagian </text:span><text:span text:style-name="T7">pertama berjudul “</text:span><text:span text:style-name="T8">Hubungan dengan</text:span><text:span text:style-name="T7"> Ontologi” </text:span><text:span text:style-name="T8">dan </text:span><text:span text:style-name="T69">sebagian besar</text:span><text:span text:style-name="T8"> berisi kritik atas Husserl dan Heidegger; bagian itu, dan sikap Adorno terhadap fenomenologi pada umumnya, tidak akan dibahas di tesis ini. Bagian </text:span><text:span text:style-name="T9">kedua berjudul “Dialektika Negatif: </text:span><text:span text:style-name="T10">Konsep dan Kategori-Kategori,” </text:span><text:span text:style-name="T11">dan isinya sesuai dengan judul itu. Bagian ketiga berjudul “Model-Model” dan dibagi menjadi tiga bab: pertama, “Kebebasan: </text:span><text:span text:style-name="T12">Metakritik Akal Budi Praktis”; kedua, “Roh Dunia dan Alam-Sejarah:</text:span><text:span text:style-name="T12"><text:note text:id="ftn1" text:note-class="footnote"><text:note-citation>1</text:note-citation><text:note-body><text:p text:style-name="P2">Mengikuti <text:span text:style-name="T1087">penggunaan Andrew Bowie yang menerjemahkan istilah khas Adorno, </text:span><text:span text:style-name="T572">Naturgeschichte,</text:span><text:span text:style-name="T13"> sebagai</text:span><text:span text:style-name="T572"> nature-history</text:span><text:span text:style-name="T13">, karena </text:span><text:span text:style-name="T14">terjemahan lebih lazim seperti “sejarah alam” </text:span><text:span text:style-name="T15">atau “sejarah alami”</text:span><text:span text:style-name="T14"> memberi kesan yang agak berbeda; lih. Andrew Bowie,</text:span><text:span text:style-name="T573"> Adorno and the Ends of Philosophy</text:span><text:span text:style-name="T14"> </text:span><text:span text:style-name="T15">(Malden: Polity Press, 2013),</text:span><text:span text:style-name="T572"> </text:span><text:span text:style-name="T13">80ff</text:span></text:p></text:note-body></text:note></text:span><text:span text:style-name="T12"> </text:span><text:span text:style-name="T16">E</text:span><text:span text:style-name="T17">ks</text:span><text:span text:style-name="T16">kursus </text:span><text:span text:style-name="T17">mengenai Hegel”; dan ketiga, “Renungan tentang Metafisika.” </text:span><text:span text:style-name="T18">Adorno memaksudkan tiga bab tersebut sebagai model cara kerja dialektika negatif.</text:span><text:span text:style-name="T18"><text:note text:id="ftn2" text:note-class="footnote"><text:note-citation>2</text:note-citation><text:note-body><text:p text:style-name="P3">Lih. Adorno, <text:span text:style-name="T570">Negative Dialektik</text:span><text:span text:style-name="T4">, 8.</text:span></text:p></text:note-body></text:note></text:span><text:span text:style-name="T17"> </text:span><text:span text:style-name="T19">Subbab ini terutama menggunakan bahan dari Pengantar dan Bagian kedua </text:span><text:span text:style-name="T574">Dialektika Negatif.</text:span></text:p>
      <text:p text:style-name="P79"><text:span text:style-name="T574"><text:tab/></text:span><text:span text:style-name="T21">Adorno </text:span><text:span text:style-name="T22">mendeskripsikan</text:span><text:span text:style-name="T575"> Dialektika Negatif</text:span><text:span text:style-name="T22"> sebagai tempat dia “membuka kartunya”</text:span><text:span text:style-name="T21"> </text:span><text:span text:style-name="T22">[</text:span><text:span text:style-name="T575">legt ... die Karten auf den Tisch</text:span><text:span text:style-name="T22">];</text:span><text:span text:style-name="T22"><text:note text:id="ftn3" text:note-class="footnote"><text:note-citation>3</text:note-citation><text:note-body><text:p text:style-name="P4">Adorno, <text:span text:style-name="T570">Negative Dialektik</text:span><text:span text:style-name="T4">, </text:span><text:span text:style-name="T23">7.</text:span></text:p></text:note-body></text:note></text:span><text:span text:style-name="T22"> </text:span><text:span text:style-name="T24">di salah satu mata kuliahnya dia menjelaskan maksud dari pernyataan ini secara lebih lanjut. </text:span><text:span text:style-name="T25">Di teks ini, </text:span><text:span text:style-name="T51">katanya,</text:span><text:span text:style-name="T25"> pembaca akan mendapat suatu pandangan umum meng</text:span><text:span text:style-name="T49">e</text:span><text:span text:style-name="T25">nai apa yang melandasi atau ada di balik berbagai analisisnya atas beraneka gejala. </text:span><text:span text:style-name="T26">Dengan kata lain, </text:span><text:span text:style-name="T576">konsep </text:span><text:span text:style-name="T26">dialektika negatif dapat dilihat sebagai “metodologi” Adorno </text:span><text:span text:style-name="T27">yang terdapat di buku </text:span><text:span text:style-name="T577">Dialektika Negatif, </text:span><text:span text:style-name="T28">meskipun Adorno mengklaim bahwa suatu metodologi dalam arti sempit tidak mungkin, karena </text:span><text:span text:style-name="T29">metode seharusnya mengikuti objek yang akan dianalisis, tidak </text:span><text:soft-page-break/><text:span text:style-name="T29">dirumuskan terlebih dahulu.</text:span><text:span text:style-name="T27"><text:note text:id="ftn4" text:note-class="footnote"><text:note-citation>4</text:note-citation><text:note-body><text:p text:style-name="P5">Theodor W. Adorno, <text:span text:style-name="T674">Lectures on Negative Dialectics,</text:span><text:span text:style-name="T291"> </text:span><text:span text:style-name="T286">e</text:span><text:span text:style-name="T291">d. Rolf Tiedemann, terj. Rodney Livingstone </text:span><text:span text:style-name="T286">(</text:span><text:span text:style-name="T291">Malden: Polity Press, 2008</text:span><text:span text:style-name="T286">), 5–6</text:span><text:span text:style-name="T291">.</text:span></text:p></text:note-body></text:note></text:span><text:span text:style-name="T27"> </text:span><text:span text:style-name="T51">Tentu ada tegangan </text:span><text:span text:style-name="T62">antara dua konsepsi tersebut. </text:span><text:span text:style-name="T64">Simon Jarvis menafsirkan tegangan itu </text:span><text:span text:style-name="T70">s</text:span><text:span text:style-name="T64">ebagai berikut: dialektika negatif </text:span><text:span text:style-name="T65">adalah nama bagi “apa yang terjadi di dalam pemikiran Adorno sendiri,” </text:span><text:span text:style-name="T66">dan karena itu tidak menghasilkan sebuah metode yang dapat diterapkan di mana saja.</text:span><text:span text:style-name="T65"><text:note text:id="ftn5" text:note-class="footnote"><text:note-citation>5</text:note-citation><text:note-body><text:p text:style-name="P81">Simon Jarvis, <text:span text:style-name="T586">Adorno: A Critical Introduction</text:span><text:span text:style-name="T40"> (New York: Routledge, 1998), </text:span><text:span text:style-name="T66">168: “</text:span><text:span text:style-name="T617">The title </text:span><text:span text:style-name="T66">Negative Dialectics </text:span><text:span text:style-name="T617">... intends to name what happens in Adorno’s thought itself</text:span><text:span text:style-name="T66">.”</text:span></text:p></text:note-body></text:note></text:span><text:span text:style-name="T66"> Jika ada konsistensi dalam pendekatan Adorno, </text:span><text:span text:style-name="T67">hal itu berasal dari cara</text:span><text:span text:style-name="T282">nya</text:span><text:span text:style-name="T67"> berpikir, bukan kekakuan metodis yang dibawa-bawanya.</text:span></text:p>
      <text:p text:style-name="P78"><text:span text:style-name="T27"><text:tab/></text:span><text:span text:style-name="T578">Dialektika Negatif</text:span><text:span text:style-name="T30"> </text:span><text:span text:style-name="T31">bukan sekadar karya metodologi </text:span><text:span text:style-name="T51">filosofis; </text:span><text:span text:style-name="T55">ada juga isi substansialnya</text:span><text:span text:style-name="T31">. </text:span><text:span text:style-name="T32">Seperti sudah kita lihat, karya ini merupakan </text:span><text:span text:style-name="T34">perwujudan paling menyeluruh atas</text:span><text:span text:style-name="T32"> </text:span><text:span text:style-name="T33">seruan implisit Adorno untuk “kembalilah berteori” sebagai bentuk</text:span><text:span text:style-name="T579"> praxis</text:span><text:span text:style-name="T33"> yang paling sesuai dengan keadaan</text:span><text:span text:style-name="T34">nya di masa pasca-revolusi</text:span><text:span text:style-name="T33">.</text:span><text:span text:style-name="T580"> </text:span><text:span text:style-name="T35">Objek teoretis Adorno di </text:span><text:span text:style-name="T581">Dialektika Negatif </text:span><text:span text:style-name="T35">adalah filsafat; </text:span><text:span text:style-name="T36">teksnya dapat dilihat sebagai ekplorasi atas pertanyaan, “masih mungkinkah kita berfilsafat?” Pertanyaan ini diangkat secara ekplisit di Pengantar, sementara ulasan kritis Adorno atas </text:span><text:span text:style-name="T37">berbagai pemikir di </text:span><text:span text:style-name="T36">bagian-bagian berikutnya </text:span><text:span text:style-name="T37">merupakan </text:span><text:span text:style-name="T56">konfrontasinya dengan </text:span><text:span text:style-name="T70">tradisi filsafat </text:span><text:span text:style-name="T71">yang berfokus pada tokoh modern</text:span><text:span text:style-name="T56"> (terutama Kant dan Hegel) maupun kontemporer (terutama Husserl dan Heidegger).</text:span><text:span text:style-name="T19"><text:tab/><text:tab/></text:span></text:p>
      <text:p text:style-name="P31"/>
      <text:p text:style-name="P53"><text:span text:style-name="T2">3.</text:span><text:span text:style-name="T1085">1</text:span><text:span text:style-name="T2">.</text:span><text:span text:style-name="T1085">1</text:span><text:span text:style-name="T2"> Kritik-diri filsafat</text:span></text:p>
      <text:p text:style-name="P203"><text:tab/><text:span text:style-name="T1088">Pengantar </text:span><text:span text:style-name="T582">Dialektika Negatif</text:span><text:span text:style-name="T1088"> dibuka dengan salah satu pernyataan termasyhur Adorno: “Filsafat, </text:span><text:span text:style-name="T1089">yang pernah tampak usang, tetap bertahan hidup, karena </text:span><text:span text:style-name="T1090">saat perwujudannya terlewat</text:span><text:span text:style-name="T1091">i</text:span><text:span text:style-name="T1090">.”</text:span><text:span text:style-name="T1090"><text:note text:id="ftn6" text:note-class="footnote"><text:note-citation>6</text:note-citation><text:note-body><text:p text:style-name="P6">Adorno, <text:span text:style-name="T570">Negative Dialektik</text:span><text:span text:style-name="T4">, 13: “</text:span><text:span text:style-name="T570">Philosophie, die einmal </text:span><text:span text:style-name="T873">überholt schien, erhält sich am Leben, weil der Augenblick ihrer Verwirklichung versäumt ward</text:span><text:span text:style-name="T821">”; bdk. </text:span><text:span text:style-name="T826">Adorno, </text:span><text:span text:style-name="T876">Negative Dialectics</text:span><text:span text:style-name="T826">, 3.</text:span></text:p></text:note-body></text:note></text:span><text:span text:style-name="T1090"> </text:span><text:span text:style-name="T1092">Berkat pembahasan di bab sebelumnya tentang konteks Marxis pemikiran Adorno, </text:span><text:span text:style-name="T1093">kita tidak mengalami kesulitan dalam menafsirkannya: “perwujudan” filsafat, </text:span><text:span text:style-name="T1094">mengikuti Tesis XI tentang Feuerbach, adalah revolusi dalam masyarakat, </text:span><text:span text:style-name="T1095">atau, dengan kata lain,</text:span><text:span text:style-name="T583"> praxis</text:span><text:span text:style-name="T584"> </text:span><text:span text:style-name="T1095">yang dijanjikan oleh teori Marxis. </text:span><text:span text:style-name="T1096">Rujukan ini diakui secara hampir universal di literatur sekunder.</text:span><text:span text:style-name="T1096"><text:note text:id="ftn7" text:note-class="footnote"><text:note-citation>7</text:note-citation><text:note-body><text:p text:style-name="P7">Lih., mis., Hammer, <text:span text:style-name="T570">The Political</text:span><text:span text:style-name="T4">, 98; Bowie, </text:span><text:span text:style-name="T570">Ends of Philosophy</text:span><text:span text:style-name="T4">, 22; dan </text:span><text:span text:style-name="T292">Max </text:span><text:span text:style-name="T293">Pensky,</text:span><text:span text:style-name="T292"> “Critique and Disappointment: </text:span><text:span text:style-name="T675">Negative Dialectics</text:span><text:span text:style-name="T292"> as Late Philosophy,” dalam </text:span><text:span text:style-name="T675">Companion to Adorno</text:span><text:span text:style-name="T292">, ed. Gordon, </text:span><text:span text:style-name="T293">504–5</text:span><text:span text:style-name="T292">.</text:span></text:p></text:note-body></text:note></text:span><text:span text:style-name="T1096"> </text:span><text:span text:style-name="T1097">Klaim bahwa saat perwujudan filsafat </text:span><text:span text:style-name="T605">terlewati</text:span><text:span text:style-name="T1097"> </text:span><text:span text:style-name="T1294">merujuk</text:span><text:span text:style-name="T1097"> kegagalan revolusi, yang juga dibahas di </text:span><text:span text:style-name="T1347">B</text:span><text:span text:style-name="T1097">ab 2. </text:span><text:span text:style-name="T585">Praxis</text:span><text:span text:style-name="T1098"> telah gagal, sementara filsafat yang menjanjikan keberhasilan</text:span><text:span text:style-name="T585"> praxis</text:span><text:span text:style-name="T1098"> itu masih ada. Tugas </text:span><text:soft-page-break/><text:span text:style-name="T1098">filsafat di konteks seperti itu adalah menjelaskan kegagalan tersebut dan mencari bentuk dan </text:span><text:span text:style-name="T1413">cara kerja</text:span><text:span text:style-name="T1098"> yang baru, jika hal itu masih mungkin. </text:span><text:span text:style-name="T1347">Bagi Adorno,</text:span><text:span text:style-name="T610"> praxis</text:span><text:span text:style-name="T1347"> tidak gagal dengan sendirinya, </text:span><text:span text:style-name="T1348">tetapi karena kurang dipersiapkan oleh teori. </text:span><text:span text:style-name="T1349">Dia membalikkan pernyataan Marx bahwa filsuf harus mengubah dunia, tidak hanya menafsirkannya: “</text:span><text:span text:style-name="T1352">[b]</text:span><text:span text:style-name="T1350">arangkali tafsir itu yang menjanjikan </text:span><text:span text:style-name="T1351">peralihan praktis kurang memadai.”</text:span><text:span text:style-name="T1351"><text:note text:id="ftn8" text:note-class="footnote"><text:note-citation>8</text:note-citation><text:note-body><text:p text:style-name="P16">Adorno, <text:span text:style-name="T570">Negative Dialektik, </text:span><text:span text:style-name="T4">13: “</text:span><text:span text:style-name="T911">Vielleicht langte die Interpretation nicht zu, die den praktischen Ü</text:span><text:span text:style-name="T912">bergang verhieß</text:span><text:span text:style-name="T821">”; bdk. Adorno, </text:span><text:span text:style-name="T873">Negative Dialectics, </text:span><text:span text:style-name="T821">3.</text:span></text:p></text:note-body></text:note></text:span><text:span text:style-name="T1098"> </text:span><text:span text:style-name="T1099">Filsafat, kata Adorno, “harus mengkritik dirinya sendiri tanpa ampun,” </text:span><text:span text:style-name="T1100">harus bertanya apakah dirinya sendiri masih mungkin, </text:span><text:span text:style-name="T1413">setelah pembenaran yang sebelumnya diharapkan darinya diakui tidak akan datang dalam bentuk yang dijanjikan</text:span><text:span text:style-name="T1100">.</text:span><text:span text:style-name="T1100"><text:note text:id="ftn9" text:note-class="footnote"><text:note-citation>9</text:note-citation><text:note-body><text:p text:style-name="P8">Adorno, <text:span text:style-name="T570">Negative Dialektik, </text:span><text:span text:style-name="T4">13–4: “</text:span><text:span text:style-name="T570">ist sie gen</text:span><text:span text:style-name="T873">ötigt, sich selber rücksichtlos zu kritisieren</text:span><text:span text:style-name="T821">”; bdk. Adorno, </text:span><text:span text:style-name="T873">Negative Dialectics, </text:span><text:span text:style-name="T821">3–4.</text:span></text:p></text:note-body></text:note></text:span></text:p>
      <text:p text:style-name="P203"><text:tab/><text:span text:style-name="T1102">Di sisi lain, sasaran kritik Adorno </text:span><text:span text:style-name="T1103">juga mencakup </text:span><text:span text:style-name="T1104">klaim, </text:span><text:span text:style-name="T1105">yang bagi Adorno </text:span><text:span text:style-name="T1414">paling kentara dalam pemikiran</text:span><text:span text:style-name="T1105"> Hegel, </text:span><text:span text:style-name="T1106">bahwa filsafat </text:span><text:span text:style-name="T1107">mampu mengetahui keseluruhan realitas secara yang melampaui semua ilmu-ilmu.</text:span><text:span text:style-name="T1107"><text:note text:id="ftn10" text:note-class="footnote"><text:note-citation>10</text:note-citation><text:note-body><text:p text:style-name="P17"><text:span text:style-name="T1133">Untuk</text:span><text:span text:style-name="T1116"> klaim Hegel </text:span><text:span text:style-name="T1133">ini </text:span><text:span text:style-name="T1116">secara umum, </text:span><text:span text:style-name="T1133">l</text:span>ih. Dudley, <text:span text:style-name="T570">Hegel, Nietzsche, </text:span><text:span text:style-name="T4">103–107 dan </text:span><text:span text:style-name="T38">L</text:span><text:span text:style-name="T822">öwith, </text:span><text:span text:style-name="T874">Hegel to Nietzsche</text:span><text:span text:style-name="T823">, </text:span><text:span text:style-name="T821">41; </text:span><text:span text:style-name="T824">untuk pengomentar yang secara eksplisit menekankan aspek Hegelian dari kritik Adorno di sini, lih. </text:span><text:span text:style-name="T825">Bowie, </text:span><text:span text:style-name="T875">Ends of Philosophy</text:span><text:span text:style-name="T825">, 22 dan Pensky, “Critique and Disappointment,” 505</text:span><text:span text:style-name="T821">.</text:span></text:p></text:note-body></text:note></text:span><text:span text:style-name="T1107"> </text:span><text:span text:style-name="T1108">Menurut Adorno, filsafat tidak hanya “mengingkari janji untuk menjadi satu dengan realitas”,</text:span><text:span text:style-name="T1108"><text:note text:id="ftn11" text:note-class="footnote"><text:note-citation>11</text:note-citation><text:note-body><text:p text:style-name="P9">Adorno, <text:span text:style-name="T570">Negative Dialektik, </text:span><text:span text:style-name="T4">13: </text:span><text:span text:style-name="T838">“</text:span><text:span text:style-name="T904">P</text:span><text:span text:style-name="T905">hilosophie das Versprechen, sie sei eins mit der Wirklichkeit … </text:span><text:span text:style-name="T906">brach</text:span><text:span text:style-name="T838">”; </text:span><text:span text:style-name="T839">bdk. <text:s/></text:span><text:span text:style-name="T837">Adorno, </text:span><text:span text:style-name="T903">Negative Dialectics, </text:span><text:span text:style-name="T909">3.</text:span></text:p></text:note-body></text:note></text:span><text:span text:style-name="T1108"> </text:span><text:span text:style-name="T1109">tetapi juga tertinggal oleh kemajuan ilmu-ilmu: “</text:span><text:span text:style-name="T1110">Kelongsong konseptual di mana, menurut kebiasaan filosofis, keseluruhan dianggap dapat </text:span><text:span text:style-name="T1111">ditampung, </text:span><text:span text:style-name="T1112">menyerupai—</text:span><text:span text:style-name="T1113">me</text:span><text:span text:style-name="T1117">ng</text:span><text:span text:style-name="T1113">ingat masyarakat yang semakin meluas dan kemajuan ilmu alam positif—</text:span><text:span text:style-name="T1114">sisa-sisa ekonomi primitif di antara kapitalisme industri akhir.”</text:span><text:span text:style-name="T1114"><text:note text:id="ftn12" text:note-class="footnote"><text:note-citation>12</text:note-citation><text:note-body><text:p text:style-name="P10">Adorno, <text:span text:style-name="T570">Negative Dialektik, </text:span><text:span text:style-name="T4">13: </text:span><text:span text:style-name="T838">“</text:span><text:span text:style-name="T907">Die begrifflichen Gehäuse, in denen, nach philosophischer Sitte, das Ganze sollte untergebracht werden können, gleichen angesichts der unermeßlich expandierten Gesellschaft und der Fortschrit</text:span><text:span text:style-name="T904">t</text:span><text:span text:style-name="T907">e positiver Naturerkenntnis Überbleibseln der einfachen Warenwirtschaft inmitten des industriellen Spã</text:span><text:span text:style-name="T908">tkapitalismus</text:span><text:span text:style-name="T838">”; </text:span><text:span text:style-name="T839">bdk. <text:s/></text:span><text:span text:style-name="T837">Adorno, </text:span><text:span text:style-name="T903">Negative Dialectics, </text:span><text:span text:style-name="T909">3.</text:span></text:p></text:note-body></text:note></text:span><text:span text:style-name="T1114"> </text:span><text:span text:style-name="T1118">Dengan kata lain, struktur-</text:span><text:span text:style-name="T1119">struktur pemikiran </text:span><text:span text:style-name="T1120">yang kita warisi </text:span><text:span text:style-name="T1123">dari filsafat </text:span><text:span text:style-name="T1121">sudah tidak memadai </text:span><text:span text:style-name="T1122">untuk memahami dunia saat ini. </text:span><text:span text:style-name="T1124">Di universitas modern, </text:span><text:span text:style-name="T1274">filsafat</text:span><text:span text:style-name="T1124"> </text:span><text:span text:style-name="T1307">telah </text:span><text:span text:style-name="T1125">turun derajat dari pengetahuan absolut menjadi satu ilmu di antara ilmu lain, tetapi tanpa objek yang jelas.</text:span><text:span text:style-name="T1125"><text:note text:id="ftn13" text:note-class="footnote"><text:note-citation>13</text:note-citation><text:note-body><text:p text:style-name="P11">Adorno, <text:span text:style-name="T570">Negative Dialektik, </text:span><text:span text:style-name="T4">1</text:span><text:span text:style-name="T39">4.</text:span></text:p></text:note-body></text:note></text:span><text:span text:style-name="T1125"> </text:span><text:span text:style-name="T1115">Jadi, filsafat </text:span><text:span text:style-name="T1126">tidak hanya </text:span><text:span text:style-name="T1115">tampak usang </text:span><text:span text:style-name="T1126">dari perspektif Marxis yang mengharapkan perubahan </text:span><text:span text:style-name="T1307">sosial</text:span><text:span text:style-name="T1126">, tetapi juga usang pada kenyataan dari perspektif teoretis yang mengharapkan </text:span><text:span text:style-name="T1295">pengetahuan, atau bahkan kebijaksanaan,</text:span><text:span text:style-name="T1126"> </text:span><text:span text:style-name="T1127">tentang keseluruhan ada. </text:span><text:span text:style-name="T1128">Jika filsafat masih mungkin, menurut Adorno, ia harus bermula dari fakta kegagalan ganda tersebut—</text:span><text:span text:style-name="T1129">usaha untuk membuat permulaan </text:span><text:span text:style-name="T1130">serba </text:span><text:span text:style-name="T1129">baru </text:span><text:span text:style-name="T1130">seperti yang dilakukan oleh Husserl atau Heidegger akan jatuh ke dalam </text:span><text:soft-page-break/><text:span text:style-name="T1130">lubang yang sama dengan Kant, Hegel, atau </text:span><text:span text:style-name="T1352">tradisi </text:span><text:span text:style-name="T1130">Marx</text:span><text:span text:style-name="T1352">is</text:span><text:span text:style-name="T1130">.</text:span><text:span text:style-name="T1130"><text:note text:id="ftn14" text:note-class="footnote"><text:note-citation>14</text:note-citation><text:note-body><text:p text:style-name="P80">Simon Jarvis, <text:span text:style-name="T586">Adorno: A Critical Introduction</text:span><text:span text:style-name="T40"> (New York: Routledge, 1998), 150–1.</text:span></text:p></text:note-body></text:note></text:span><text:span text:style-name="T1128"> </text:span><text:span text:style-name="T1131">Adorno melihat dialektika negatif sebagai cara berfilsafat yang luput dari kesalahan filsafat tradisional justru karena </text:span><text:span text:style-name="T1295">kembali </text:span><text:span text:style-name="T1131">menghadapi filsafat itu </text:span><text:span text:style-name="T1415">sendiri</text:span><text:span text:style-name="T1131"> secara kritis.</text:span><text:span text:style-name="T1131"><text:note text:id="ftn15" text:note-class="footnote"><text:note-citation>15</text:note-citation><text:note-body><text:p text:style-name="P82">Hammer, <text:span text:style-name="T570">The Political,</text:span><text:span text:style-name="T4"> 98.</text:span></text:p></text:note-body></text:note></text:span></text:p>
      <text:p text:style-name="P54"/>
      <text:p text:style-name="P53"><text:span text:style-name="T2">3.</text:span><text:span text:style-name="T1085">1</text:span><text:span text:style-name="T2">.2 Konsep dialektika negatif: </text:span><text:span text:style-name="T1270">berbagai bentuk ketidakindentikan</text:span></text:p>
      <text:p text:style-name="P18"><text:tab/><text:span text:style-name="T1132">Kata kunci dialektika negatif adalah ketidakidentikan [</text:span><text:span text:style-name="T587">Nichtidentit</text:span><text:span text:style-name="T898">ä</text:span><text:span text:style-name="T877">t</text:span><text:span text:style-name="T916">]: “</text:span><text:span text:style-name="T917">Dialektika adalah kesadaran konsekuen akan ketidakidentikan</text:span><text:span text:style-name="T1132">.”</text:span><text:span text:style-name="T1132"><text:note text:id="ftn16" text:note-class="footnote"><text:note-citation>16</text:note-citation><text:note-body><text:p text:style-name="P12">Adorno, <text:span text:style-name="T570">Negative Dialektik, </text:span><text:span text:style-name="T4">1</text:span><text:span text:style-name="T39">4: “</text:span><text:span text:style-name="T588">Dialektik ist das konsequente Bewu</text:span><text:span text:style-name="T878">ßtsein von Nichtidentität</text:span><text:span text:style-name="T39">.”</text:span></text:p></text:note-body></text:note></text:span><text:span text:style-name="T1132"> </text:span><text:span text:style-name="T1134">Hal utama yang tidak identik, menurut Adorno, adalah konsep </text:span><text:span text:style-name="T1136">dengan</text:span><text:span text:style-name="T1135"> objeknya, </text:span><text:span text:style-name="T1137">atau dengan kata lain, </text:span><text:span text:style-name="T1274">pemikiran</text:span><text:span text:style-name="T1137"> dengan </text:span><text:span text:style-name="T1274">ada</text:span><text:span text:style-name="T1134">. </text:span><text:span text:style-name="T1275">Pertama, perlu dicatat bahwa </text:span><text:span text:style-name="T1276">pengertian Adorno </text:span><text:span text:style-name="T1277">tentang</text:span><text:span text:style-name="T1276"> konsep berasal dari Kant (dan kemudian diwarisi oleh para pemikir Idealis Jerman </text:span><text:span text:style-name="T1277">setelahnya). </text:span><text:span text:style-name="T1280">“Revolusi Kopernikus”</text:span><text:span text:style-name="T1278"> Kant </text:span><text:span text:style-name="T1281">mengutamakan peran aktif subjek dalam tindakan mengetahui. </text:span><text:span text:style-name="T1282">Subjek tidak hanya mencerminkan objek secara pasif, tetapi menyatu</text:span><text:span text:style-name="T1283">kan pengalamannya sendiri dengan menggolongkan apa yang diindra di bawah konsep tertentu. Konsep </text:span><text:span text:style-name="T1416">bagi Kant</text:span><text:span text:style-name="T1283"> bukan pemberian Tuhan atau </text:span><text:span text:style-name="T1284">esensi tetap </text:span><text:span text:style-name="T1295">yang ada di luar sana</text:span><text:span text:style-name="T1284"> melainkan sumbangan dari subjek itu sendiri. </text:span><text:span text:style-name="T1353">Tanpa sumbangan tersebut, baik pengalaman maupun pengetahuan tidak mungkin terjadi.</text:span><text:span text:style-name="T1276"><text:note text:id="ftn17" text:note-class="footnote"><text:note-citation>17</text:note-citation><text:note-body><text:p text:style-name="P111"><text:span text:style-name="T1434">Lih. Immanuel Kant, </text:span><text:span text:style-name="T620">Critique of Pure Reason, </text:span><text:span text:style-name="T68">terj. Werner Pluhar (Indianapolis: Hackett, 1996), Bxvi; l</text:span><text:span text:style-name="T50">ih</text:span><text:span text:style-name="T1284">. </text:span><text:span text:style-name="T1434">juga</text:span><text:span text:style-name="T1284"> Bernstein, “Concept and Object,” </text:span>488–490, <text:span text:style-name="T1434">dan </text:span><text:span text:style-name="T1284">Pinkard,</text:span><text:span text:style-name="T601"> German Philosophy</text:span><text:span text:style-name="T50">,</text:span><text:span text:style-name="T570"> </text:span><text:span text:style-name="T1279">33–6.</text:span></text:p></text:note-body></text:note></text:span><text:span text:style-name="T1134"> </text:span><text:span text:style-name="T1308">Secara mendasar, </text:span><text:span text:style-name="T1285">Adorno </text:span><text:span text:style-name="T1308">setuju dengan Kant mengenai peran aktif subjek dalam pengonstitusian pengetahuannya, tetapi dia</text:span><text:span text:style-name="T1285"> mengklaim bahwa sumbangan dari subjek ini cenderung mendistorsi dan m</text:span><text:span text:style-name="T1295">e</text:span><text:span text:style-name="T1285">ndominasi objek yang diketahui.</text:span></text:p>
      <text:p text:style-name="P19"><text:span text:style-name="T1138"><text:tab/>Bagi Adorno, ketika kita membuat </text:span><text:span text:style-name="T1140">ke</text:span><text:span text:style-name="T1138">putusan </text:span><text:span text:style-name="T1142">yang menggolongkan hal partikular di bawah satu konsep</text:span><text:span text:style-name="T1138">, </text:span><text:span text:style-name="T1139">kita menyamakan hal itu dengan konsepnya. </text:span><text:span text:style-name="T1141">Misalnya, dalam keputusan, “Pak Tono adalah guru,”</text:span><text:span text:style-name="T1139"> </text:span><text:span text:style-name="T1143">Pak Tono disamakan dengan konsep guru. </text:span><text:span text:style-name="T1144">Anggapan Adorno ini sesuai </text:span><text:span text:style-name="T1145">dengan wacana tradisional logika, yang sering </text:span><text:span text:style-name="T1146">menformalkan pernyataan </text:span><text:span text:style-name="T1286">jenis ini </text:span><text:span text:style-name="T1146">menggunakan tanda sama dengan, misalnya S = P atau A = B.</text:span><text:span text:style-name="T1146"><text:note text:id="ftn18" text:note-class="footnote"><text:note-citation>18</text:note-citation><text:note-body><text:p text:style-name="P83">Lih., mis., Alex Lanur, <text:span text:style-name="T570">Logika Selayang Pandang</text:span><text:span text:style-name="T4"> (Yogyakarta: Kanisius, 1983), 26; </text:span><text:span text:style-name="T42">lih. juga Adorno, </text:span><text:span text:style-name="T590">Lectures</text:span><text:span text:style-name="T42">, </text:span><text:span text:style-name="T43">9.</text:span></text:p></text:note-body></text:note></text:span><text:span text:style-name="T1146"> </text:span><text:span text:style-name="T1336">Menurut</text:span><text:span text:style-name="T1147"> Adorno, formalisasi ini </text:span><text:span text:style-name="T1148">memalsukan karena Pak Tono </text:span><text:span text:style-name="T1149">tidak identik dengan konsep guru. </text:span><text:span text:style-name="T1160">Pertama, kita bisa mengatakan bahwa d</text:span><text:span text:style-name="T1150">ia lebih dari guru saja: dia juga, misalnya, </text:span><text:span text:style-name="T1354">seorang ayah</text:span><text:span text:style-name="T1150">, anggota majelis gereja, </text:span><text:span text:style-name="T1164">pengidap diabetes</text:span><text:span text:style-name="T1151">, dst. </text:span><text:span text:style-name="T1161">Tetapi pengakuan akan berbagai peran </text:span><text:span text:style-name="T1162">Pak Tono tidak menyelesaikan masalah, karena semua </text:span><text:span text:style-name="T1163">peran </text:span><text:soft-page-break/><text:span text:style-name="T1163">tersebut </text:span><text:span text:style-name="T1164">juga akan ditetapkan </text:span><text:span text:style-name="T1165">kepada Pak Tono sebagai pre</text:span><text:span text:style-name="T1286">d</text:span><text:span text:style-name="T1165">ikat konseptual dari suatu keputusan, </text:span><text:span text:style-name="T1286">sama saja dengan konsep guru</text:span><text:span text:style-name="T1165">. </text:span><text:span text:style-name="T1166">Pak Tono sebagai individu tak tertangkap. </text:span><text:span text:style-name="T1152">Dalam bahasa Adorno, “objek-objek tidak </text:span><text:span text:style-name="T1153">menghilang ke dalam konsep mereka.”</text:span><text:span text:style-name="T1153"><text:note text:id="ftn19" text:note-class="footnote"><text:note-citation>19</text:note-citation><text:note-body><text:p text:style-name="P13">Adorno, <text:span text:style-name="T570">Negative Dialektik, </text:span><text:span text:style-name="T4">1</text:span><text:span text:style-name="T41">5: “</text:span><text:span text:style-name="T589">die Gegenst</text:span><text:span text:style-name="T880">ä</text:span><text:span text:style-name="T879">nde in ihrem Begriff nicht aufgehen</text:span><text:span text:style-name="T827">”; bdk. Adorno, </text:span><text:span text:style-name="T879">Negative Dialectics</text:span><text:span text:style-name="T827">, 5.</text:span></text:p></text:note-body></text:note></text:span><text:span text:style-name="T1153"> </text:span><text:span text:style-name="T1154">Selalu ada aspek dari fenomena partikular atau individu yang lolos dari konsep. </text:span><text:span text:style-name="T1167">Aspek ini disebut “yang tidak identik” atau “yang nonkonseptual.”</text:span></text:p>
      <text:p text:style-name="P20"><text:tab/><text:span text:style-name="T1155">Pengakuan akan ketidakidentikan tidak berarti </text:span><text:span text:style-name="T1156">konsep tidak boleh dipakai, karena bagi Adorno semua pemikiran </text:span><text:span text:style-name="T1157">mengandalkan identifikasi: “</text:span><text:span text:style-name="T1158">Berpikir berarti mengidentifikasi,”</text:span><text:span text:style-name="T1158"><text:note text:id="ftn20" text:note-class="footnote"><text:note-citation>20</text:note-citation><text:note-body><text:p text:style-name="P14">Adorno, <text:span text:style-name="T570">Negative Dialektik, </text:span><text:span text:style-name="T4">1</text:span><text:span text:style-name="T41">5: “</text:span><text:span text:style-name="T881">Denken hei</text:span><text:span text:style-name="T882">ßt identifizieren</text:span><text:span text:style-name="T827">”; bdk. Adorno, </text:span><text:span text:style-name="T879">Negative Dialectics</text:span><text:span text:style-name="T827">, 5.</text:span></text:p></text:note-body></text:note></text:span><text:span text:style-name="T1158"> </text:span><text:span text:style-name="T1159">yakni, </text:span><text:span text:style-name="T1168">menggunakan</text:span><text:span text:style-name="T1159"> konsep. </text:span><text:span text:style-name="T1169">Adorno menyebut konsep sebagai “organon [alat] pemikiran sekaligus tembok di antara pemikiran dan apa yang dipikirkan.”</text:span><text:span text:style-name="T1169"><text:note text:id="ftn21" text:note-class="footnote"><text:note-citation>21</text:note-citation><text:note-body><text:p text:style-name="P15">Adorno, <text:span text:style-name="T570">Negative Dialektik, </text:span><text:span text:style-name="T4">1</text:span><text:span text:style-name="T41">5: </text:span><text:span text:style-name="T829">“</text:span><text:span text:style-name="T883">Organon des Denkens und gelichwohl die Mauer zwischen disem und dem zu Denkenden</text:span><text:span text:style-name="T827">”; bdk. Adorno, </text:span><text:span text:style-name="T879">Negative Dialectics</text:span><text:span text:style-name="T827">, </text:span><text:span text:style-name="T828">1</text:span><text:span text:style-name="T827">5.</text:span></text:p></text:note-body></text:note></text:span><text:span text:style-name="T1169"> </text:span><text:span text:style-name="T1170">Solusi bukan </text:span><text:span text:style-name="T1171">pembuangan</text:span><text:span text:style-name="T1170"> konsep melainkan, </text:span><text:span text:style-name="T1171">seperti sudah kita lihat,</text:span><text:span text:style-name="T1170"> </text:span><text:span text:style-name="T1171">kesadaran konsekuen akan ketidakidentikan. Di sini, muncullah paralel antara tujuan Adorno dengan tujuan Kant di </text:span><text:span text:style-name="T591">Kritik </text:span><text:span text:style-name="T1171">pertam</text:span><text:span text:style-name="T1172">a, yakni, sebagai teguran terhadap penggunaan akal budi secara dogmatis—bagi Kant, </text:span><text:span text:style-name="T1173">dengan berasumsi bahwa</text:span><text:span text:style-name="T1172"> </text:span><text:span text:style-name="T1173">hal yang tidak dapat menjadi objek pengalaman tetap dapat diketahui, dan bagi Adorno, dengan berasumsi bahwa konsep sesuai begitu saja dengan realitas.</text:span><text:span text:style-name="T1173"><text:note text:id="ftn22" text:note-class="footnote"><text:note-citation>22</text:note-citation><text:note-body><text:p text:style-name="P121">Diinspirasi oleh Fredric Jameson, yang melihat keseluruhan <text:span text:style-name="T570">Dialektika Negatif</text:span><text:span text:style-name="T4"> sebagai jauh lebih dekat dengan Kant daripada yang umumnya dikira; lih. Jameson, </text:span><text:span text:style-name="T570">Late Marxism</text:span><text:span text:style-name="T4">, 72–6.</text:span></text:p></text:note-body></text:note></text:span><text:span text:style-name="T1173"> </text:span><text:span text:style-name="T1174">Adorno melihat dialektika negatif sebagai korektif </text:span><text:span text:style-name="T1175">terhadap filsafat tradisional yang masih naif tentang konsep, </text:span><text:span text:style-name="T1296">dan menggambarkannya dengan berbagai kiasan.</text:span><text:span text:style-name="T1175"> </text:span><text:span text:style-name="T1176">Filsafat yang sadar akan keterbatasan konsep, kata Adorno, “mencabut tutup mata </text:span><text:span text:style-name="T1177">[kita].”</text:span><text:span text:style-name="T1177"><text:note text:id="ftn23" text:note-class="footnote"><text:note-citation>23</text:note-citation><text:note-body><text:p text:style-name="P84"><text:span text:style-name="T1178">Adorno, </text:span><text:span text:style-name="T1179">Negative Dialektik, </text:span>21–2: “<text:span text:style-name="T570">streift die Binde von den Augen</text:span>”; bdk. <text:span text:style-name="T919">Adorno, </text:span><text:span text:style-name="T952">Negative Dialectics</text:span><text:span text:style-name="T919">, </text:span><text:span text:style-name="T918">12. </text:span><text:span text:style-name="T926">Di sini </text:span><text:span text:style-name="T927">Adorno </text:span><text:span text:style-name="T928">menggunakan</text:span><text:span text:style-name="T927"> </text:span><text:span text:style-name="T928">metafora yang memiliki riwayat yang sangat panjang di sejarah filsafat, yakni, <text:s/></text:span><text:span text:style-name="T929">mengibaratkan pengetahuan yang benar dengan penglihatan yang jelas. Lih., mis., Alegori Goa Platon, khususnya </text:span><text:span text:style-name="T930">517e–519a.</text:span></text:p></text:note-body></text:note></text:span><text:span text:style-name="T1177"> </text:span><text:span text:style-name="T1288">Lebih jauh lagi, </text:span><text:span text:style-name="T1247">konsep, seperti dunia menurut Weber, </text:span><text:span text:style-name="T1248">harus </text:span><text:span text:style-name="T1247">mengalami </text:span><text:span text:style-name="T592">Ent</text:span><text:span text:style-name="T594">z</text:span><text:span text:style-name="T592">auberung</text:span><text:span text:style-name="T1248">, harus kehilangan nuansa gaibnya,</text:span><text:span text:style-name="T1248"><text:note text:id="ftn24" text:note-class="footnote"><text:note-citation>24</text:note-citation><text:note-body><text:p text:style-name="P91"><text:span text:style-name="T1178">Adorno, </text:span><text:span text:style-name="T1179">Negative Dialektik, </text:span>2<text:span text:style-name="T1248">2.</text:span></text:p></text:note-body></text:note></text:span><text:span text:style-name="T1248"> </text:span><text:span text:style-name="T1288">dan Adorno sering menyebut dampak konsep kepada pemikiran sebagai “sihir” atau “guna-guna” [</text:span><text:span text:style-name="T602">Bann</text:span><text:span text:style-name="T1288">].</text:span><text:span text:style-name="T1288"><text:note text:id="ftn25" text:note-class="footnote"><text:note-citation>25</text:note-citation><text:note-body><text:p text:style-name="P93"><text:span text:style-name="T1178">Adorno, </text:span><text:span text:style-name="T1179">Negative Dialektik,</text:span><text:span text:style-name="T1180"> </text:span><text:span text:style-name="T1236">8, 16, 32, 35, dan </text:span><text:span text:style-name="T1180">passim</text:span><text:span text:style-name="T1236">.</text:span></text:p></text:note-body></text:note></text:span><text:span text:style-name="T1248"> </text:span><text:span text:style-name="T1309">Secara paling umum</text:span><text:span text:style-name="T1249">, filsafat “harus </text:span><text:span text:style-name="T1250">berusaha untuk melampaui konsep melalui konsep itu sendiri.”</text:span><text:span text:style-name="T1250"><text:note text:id="ftn26" text:note-class="footnote"><text:note-citation>26</text:note-citation><text:note-body><text:p text:style-name="P85"><text:span text:style-name="T1178">Adorno, </text:span><text:span text:style-name="T1179">Negative Dialektik, </text:span>2<text:span text:style-name="T1250">5: “</text:span><text:span text:style-name="T593">An ihr ist die Anstrengung, </text:span><text:span text:style-name="T884">über den Begriff durch den Begriff hinauszugelangen</text:span><text:span text:style-name="T981">”; bdk. </text:span><text:span text:style-name="T919">Adorno, </text:span><text:span text:style-name="T952">Negative Dialectics</text:span><text:span text:style-name="T919">, </text:span><text:span text:style-name="T920">15.</text:span></text:p></text:note-body></text:note></text:span><text:span text:style-name="T1250"> </text:span><text:span text:style-name="T1309">Seruan ini, </text:span><text:span text:style-name="T1311">sejalan dengan deskripsi </text:span><text:soft-page-break/><text:span text:style-name="T1311">Adorno atas tugas filosofisnya sebagai “</text:span><text:span text:style-name="T1312">menggunakan </text:span><text:span text:style-name="T1313">kekuatan subjek untuk mendobrak </text:span><text:span text:style-name="T1314">penipuan subjektivitas konstitutif,”</text:span><text:span text:style-name="T1314"><text:note text:id="ftn27" text:note-class="footnote"><text:note-citation>27</text:note-citation><text:note-body><text:p text:style-name="P118">Adorno, <text:span text:style-name="T570">Negative Dialektik</text:span><text:span text:style-name="T4">, 8: “</text:span><text:span text:style-name="T570">mit der Kraft des Subjekts den Trug konsumtiver </text:span><text:span text:style-name="T4">[sic] </text:span><text:span text:style-name="T570">Subjektivit</text:span><text:span text:style-name="T873">ä</text:span><text:span text:style-name="T895">t zu durchbrechen</text:span><text:span text:style-name="T831">; bdk. Adorno, </text:span><text:span text:style-name="T895">Negative Dialectics, </text:span><text:span text:style-name="T831">xx. Edisi </text:span><text:span text:style-name="T895">Dialektika Negatif</text:span><text:span text:style-name="T831"> yang saya gunakan tampaknya mengandung kekeliruan</text:span><text:span text:style-name="T832">, yakni, menggunakan kata “</text:span><text:span text:style-name="T896">konsumtiver</text:span><text:span text:style-name="T832">” dan bukan “</text:span><text:span text:style-name="T896">konstitutiver.</text:span><text:span text:style-name="T832">”</text:span></text:p></text:note-body></text:note></text:span><text:span text:style-name="T1309"> </text:span><text:span text:style-name="T1310">dapat dilihat sebagai ‘program’ dialektika negatif.</text:span></text:p>
      <text:p text:style-name="P21"><text:tab/><text:span text:style-name="T1288">Kiranya program Adorno ini </text:span><text:span text:style-name="T1289">menunjukkan dua jalan bagi </text:span><text:span text:style-name="T1315">suatu</text:span><text:span text:style-name="T1289"> filsafat yang sadar akan ketidakidentikan. </text:span><text:span text:style-name="T1290">Pertama, analisis “mikrologis” atas fenomena partikular, </text:span><text:span text:style-name="T1291">yang paling tampak di pembahasan Adorno tentang berbagai karya seni. </text:span><text:span text:style-name="T1287">Mikrologi </text:span><text:span text:style-name="T1291">ini, </text:span><text:span text:style-name="T1292">yang sangat berutang kepada pemikiran Walter Benjamin,</text:span><text:span text:style-name="T1287"><text:note text:id="ftn28" text:note-class="footnote"><text:note-citation>28</text:note-citation><text:note-body><text:p text:style-name="P117"><text:span text:style-name="T1292">Lih. Buck-Morss, </text:span><text:span text:style-name="T603">Origin, </text:span>74–6.</text:p></text:note-body></text:note></text:span><text:span text:style-name="T1292"> berada di luar lingkup tesis ini, baik secara teks</text:span><text:span text:style-name="T1435">tual</text:span><text:span text:style-name="T1292"> maupun tema</text:span><text:span text:style-name="T1435">tis</text:span><text:span text:style-name="T1292">.</text:span><text:span text:style-name="T1287"> </text:span><text:span text:style-name="T1293">Kedua, konfrontasi kritis dengan filsafat tradisional dan kontemporer demi menyelamatkan apa yang masih layak darinya, </text:span><text:span text:style-name="T1316">jika memang ada</text:span><text:span text:style-name="T1293">. Jalan kedua inilah yang diambil dalam </text:span><text:span text:style-name="T604">Dialektika Negatif</text:span><text:span text:style-name="T1293">.</text:span></text:p>
      <text:p text:style-name="P22"><text:tab/><text:span text:style-name="T1251">Jika kita hanya berhenti </text:span><text:span text:style-name="T1293">dengan analisis ketidakidentikan di atas</text:span><text:span text:style-name="T1251">, barangkali evaluasi Robert Pippin bahwa dialektika negatif bukan suatu sumbangan besar bagi filsafat teoretis dapat diterima: </text:span><text:span text:style-name="T1252">Pippin beranggapan bahwa hasilnya adalah setiap istilah diberi tanda bintang </text:span><text:span text:style-name="T1253">disertai catatan, “Perhatian: konsep yang baru di</text:span><text:span text:style-name="T1417">gunakan</text:span><text:span text:style-name="T1253"> tidak sesuai dengan partikularitas indrawi yang mungkin digolongkan di bawahnya.”</text:span><text:span text:style-name="T1253"><text:note text:id="ftn29" text:note-class="footnote"><text:note-citation>29</text:note-citation><text:note-body><text:p text:style-name="P101">Robert Pippin, <text:span text:style-name="T570">The Persistence of Subjectivity: On the Kantian Aftermath</text:span><text:span text:style-name="T4"> (Cambridge: Cambridge University Press, 2005), 105: “</text:span><text:span text:style-name="T570">Caution: Concepts just used not adequate to the sensuous particulars that might fall under them</text:span><text:span text:style-name="T4">.”</text:span></text:p></text:note-body></text:note></text:span><text:span text:style-name="T1253"> </text:span><text:span text:style-name="T1254">Mengikuti tafsir Pippin, kita tinggal menulis keputusan contoh di atas sebagai “Pak Tono adalah guru*”, </text:span><text:span text:style-name="T1255">dengan catatan bahwa konsep guru </text:span><text:span text:style-name="T1256">tidak sungguh sesuai dengan Pak Tono sebagai individu, </text:span><text:span text:style-name="T1257">atau bahkan apa yang sungguh khas tentang Pak Tono adalah justru apa yang nonkonseptual tentang dirinya. </text:span><text:span text:style-name="T1258">Namun, ketidakidentikan juga memiliki arti lain. </text:span><text:span text:style-name="T1259">Sampai di sini, </text:span><text:span text:style-name="T1260">pembahasan </text:span><text:span text:style-name="T1261">hanya menyangkut apa yang disebut Andrew Bowie sebagai “arti sepele” [</text:span><text:span text:style-name="T595">trivial sense</text:span><text:span text:style-name="T1261">] ketidakidentikan,</text:span><text:span text:style-name="T1261"><text:note text:id="ftn30" text:note-class="footnote"><text:note-citation>30</text:note-citation><text:note-body><text:p text:style-name="P102">Bowie, <text:span text:style-name="T598">Ends of Philosophy</text:span><text:span text:style-name="T44">, 67.</text:span></text:p></text:note-body></text:note></text:span><text:span text:style-name="T1261"> </text:span><text:span text:style-name="T1262">yakni, yang menyangkut objek sehari-hari </text:span><text:span text:style-name="T1263">yang tanpa kesulitan digolongkan </text:span><text:span text:style-name="T1264">di bawah konsep tertentu, seperti guru, buku, atau anjing. </text:span><text:span text:style-name="T1266">Arti sepele </text:span><text:span text:style-name="T1267">ini menunjukkan</text:span><text:span text:style-name="T597"> kekurangan</text:span><text:span text:style-name="T1267"> konsep, ketidaksesuaian konsep dengan objeknya karena konsep tidak mampu </text:span><text:span text:style-name="T1268">menangkap keseluruhan objek itu. </text:span><text:span text:style-name="T1269">Dalam arti ini o</text:span><text:span text:style-name="T1268">bjek ‘lebih besar’ dari konsep.</text:span><text:span text:style-name="T1267"> </text:span><text:span text:style-name="T1265">Arti lain dari ketidakidentikan muncul dengan konsep yang lebih “tegas” [</text:span><text:span text:style-name="T596">nachdr</text:span><text:span text:style-name="T886">ü</text:span><text:span text:style-name="T887">cklich</text:span><text:span text:style-name="T983">], seperti kebebasan, </text:span><text:span text:style-name="T984">yang tidak </text:span><text:span text:style-name="T985">dapat dipahami </text:span><text:span text:style-name="T1065">sebagai</text:span><text:span text:style-name="T985"> </text:span><text:span text:style-name="T984">abstraksi </text:span><text:span text:style-name="T985">dari berbagai objek individual</text:span><text:span text:style-name="T983">.</text:span><text:span text:style-name="T983"><text:note text:id="ftn31" text:note-class="footnote"><text:note-citation>31</text:note-citation><text:note-body><text:p text:style-name="P103">Adorno, <text:span text:style-name="T570">Negative Dialektik</text:span><text:span text:style-name="T4">, 151.</text:span></text:p></text:note-body></text:note></text:span></text:p>
      <text:p text:style-name="P22"><text:span text:style-name="T983"><text:tab/></text:span><text:span text:style-name="T986">Adorno menulis sebagai berikut tentang kebebasan sebagai konsep tegas:</text:span></text:p>
      <text:p text:style-name="P204"><text:soft-page-break/></text:p>
      <text:p text:style-name="P32"><text:span text:style-name="T986">K</text:span><text:span text:style-name="T820">eputusan bahwa seseorang adalah manusia bebas </text:span><text:span text:style-name="T987">merujuk ... konsep kebebasan. Tetapi </text:span><text:span text:style-name="T1073">[</text:span><text:span text:style-name="T987">konsep tersebut</text:span><text:span text:style-name="T1073">]</text:span><text:span text:style-name="T987"> pada gilirannya </text:span><text:span text:style-name="T988">adalah lebih daripada </text:span><text:span text:style-name="T989">yang dipredikasi </text:span><text:span text:style-name="T990">tentang manusia itu, sama seperti manusia itu, melalui penentuan lain, adalah lebih daripada konsep kebebasannya. Konsep </text:span><text:span text:style-name="T991">[kebebasan] tidak hanya mengatakan bahwa ia dapat </text:span><text:span text:style-name="T992">diterapkan kepada setiap manusia individual yang didefinisikan bebas. </text:span><text:span text:style-name="T998">Rezeki konsep tersebut adalah ide tentang suatu keadaan </text:span><text:span text:style-name="T999">di mana individu-</text:span><text:span text:style-name="T1000">individu mempunyai </text:span><text:span text:style-name="T1001">kualitas yang tidak dapat dikatakan tentang siapa pun </text:span><text:span text:style-name="T1003">di sini dan </text:span><text:span text:style-name="T1001">saat ini</text:span><text:span text:style-name="T993"> ...</text:span><text:span text:style-name="T994"> </text:span><text:span text:style-name="T1002">Konsep kebebasan tertinggal oleh dirinya sendiri, begitu digunakan secara empiris</text:span><text:span text:style-name="T994">. </text:span><text:span text:style-name="T997">Maka dari itu</text:span><text:span text:style-name="T994"> </text:span><text:span text:style-name="T1061">[konsep kebebasan]</text:span><text:span text:style-name="T994"> bukan apa yang dia katakan. </text:span><text:span text:style-name="T995">Tetapi karena ia selalu juga harus menjadi konsep bagi apa yang digolongkan di bawahnya, ia </text:span><text:span text:style-name="T997">dihadapkan dengan hal itu</text:span><text:span text:style-name="T996">. Konfrontasi itu </text:span><text:span text:style-name="T1004">memaksanya ke dalam </text:span><text:span text:style-name="T996">kontradiksi </text:span><text:span text:style-name="T1004">dengan</text:span><text:span text:style-name="T996"> dirinya sendiri.</text:span><text:span text:style-name="T996"><text:note text:id="ftn32" text:note-class="footnote"><text:note-citation>32</text:note-citation><text:note-body><text:p text:style-name="P104">Adorno, <text:span text:style-name="T570">Negative Dialektik</text:span><text:span text:style-name="T4">, 151–</text:span><text:span text:style-name="T45">2: “</text:span><text:span text:style-name="T955">Das Urteil, jemand sei ein freier Mann, bezieht sich ... auf den Begriff der Freiheit. Der ist jedoch seinerseits ebensowohl mehr, als was von jenem Mann prädiziert wird, wie jener Mann, durch andere Bestimmungen, mehr ist denn der Begriff seiner Freiheit. Ihr Begriff sagt nicht nur, daß er auf alle einzelnen, als frei definierten Männer angewandt werden könne. </text:span><text:span text:style-name="T956">Ihn n</text:span><text:span text:style-name="T957">ährt die Idee eines Zustands, in welchem die Einzelnen Qualitäten hätten, die heut und hi</text:span><text:span text:style-name="T958">e</text:span><text:span text:style-name="T957">r </text:span><text:span text:style-name="T959">k</text:span><text:span text:style-name="T957">einem zuzuzsprechen w</text:span><text:span text:style-name="T973">ä</text:span><text:span text:style-name="T957">ren. ...</text:span><text:span text:style-name="T960"> Der Begriff der Freiheit bleibt hinter sich zurück, sobald er empiris</text:span><text:span text:style-name="T973">c</text:span><text:span text:style-name="T960">h angewandt wird. Er ist dann selber nicht das, was er sagt. Weil er aber immer auch Begriff des unter ihm Befaßten sein muß, </text:span><text:span text:style-name="T961">ist er damit zu kon</text:span><text:span text:style-name="T966">f</text:span><text:span text:style-name="T961">rontieren. Solche Konfrontation verhält ihn zum Widerspruch mit sich selbst</text:span><text:span text:style-name="T942">”; </text:span><text:span text:style-name="T943">bdk. Adorno, </text:span><text:span text:style-name="T962">Negative Dialectics</text:span><text:span text:style-name="T943">, 150–1.</text:span></text:p></text:note-body></text:note></text:span></text:p>
      <text:p text:style-name="P205"/>
      <text:p text:style-name="P33"><text:span text:style-name="T996">D</text:span><text:span text:style-name="T820">i sini kita melihat dua aspek dari </text:span><text:span text:style-name="T1005">ketidakidentikan yang tidak muncul di versi sepelenya: aspek </text:span><text:span text:style-name="T889">kritik </text:span><text:span text:style-name="T888">sosial</text:span><text:span text:style-name="T1006"> dan aspek </text:span><text:span text:style-name="T888">historis</text:span><text:span text:style-name="T1006">.</text:span><text:span text:style-name="T1006"><text:note text:id="ftn33" text:note-class="footnote"><text:note-citation>33</text:note-citation><text:note-body><text:p text:style-name="P129">Sebenarnya, bahkan contoh Pak Tono <text:span text:style-name="T1355">mengandung isi sosial yang akan dikritik oleh Adorno, yakni </text:span><text:span text:style-name="T1356">cara Pak Tono </text:span><text:span text:style-name="T1418">terpaksa menyamakan identitas sosialnya dengan</text:span><text:span text:style-name="T1356"> peran </text:span><text:span text:style-name="T1418">yang disediakan</text:span><text:span text:style-name="T1356"> oleh pekerjaannya; lih. Adorno, </text:span><text:span text:style-name="T611">Introduc</text:span><text:span text:style-name="T612">t</text:span><text:span text:style-name="T611">ion to Dialectics</text:span><text:span text:style-name="T63">, 94.</text:span></text:p></text:note-body></text:note></text:span><text:span text:style-name="T1007"> Aspek kritik sosial berangkat dari negativisme sosioteoretis yang merupakan orientasi dasar pemikiran Adorno sebagai teori kritis (sudah dibahas di 2.2.2 di atas): </text:span><text:span text:style-name="T1008">ada yang salah secara mendasar dengan masyarakat, dan </text:span><text:span text:style-name="T1009">kesalahan</text:span><text:span text:style-name="T1008"> ini berdampak pada semua orang di dalamnya. </text:span><text:span text:style-name="T1009">Kita semua hidup secara kurang rasional; kita terhambat dalam mencapai kebaikan oleh tata sosial yang menstruktur kehidupan bersama kita, yakni, kapitalisme. </text:span><text:span text:style-name="T1010">Negativisme tersebut </text:span><text:span text:style-name="T1011">dilihat di </text:span><text:span text:style-name="T1013">kutipan di atas, khususnya bagian </text:span><text:span text:style-name="T1014">yang ditebalkan,</text:span><text:span text:style-name="T1011"> </text:span><text:span text:style-name="T1066">pada</text:span><text:span text:style-name="T1011"> anggapan bahwa kebebasan merupakan hal yang belum terwujud </text:span><text:span text:style-name="T1012">dalam arti esensialnya</text:span><text:span text:style-name="T1011">, </text:span><text:span text:style-name="T1015">dan tidak akan terwujud tanpa suatu perubahan dasar </text:span><text:span text:style-name="T1016">dalam </text:span><text:span text:style-name="T1062">tata </text:span><text:span text:style-name="T1016">masyarakat. </text:span><text:span text:style-name="T1018">Aspek historis menunjukkan kebebasan sebagai konsep yang sedang menjadi</text:span><text:span text:style-name="T1017"> </text:span><text:span text:style-name="T1018">dan </text:span><text:span text:style-name="T1022">karena itu </text:span><text:span text:style-name="T1018">belum </text:span><text:span text:style-name="T1022">sepenuhnya </text:span><text:span text:style-name="T1018">terjadi. </text:span><text:span text:style-name="T1063">Karena kebebasan belum terwujud, maka penggunaannya saat ini salah, tetapi kesalahan itu sekaligus merupakan janji akan perwujudannya. </text:span><text:span text:style-name="T1022">Kepalsuan identifikasi saat ini akan ditebus di masa depan.</text:span><text:span text:style-name="T1018"> </text:span></text:p>
      <text:p text:style-name="P34"><text:soft-page-break/><text:span text:style-name="T1018"><text:tab/></text:span><text:span text:style-name="T1019">Kedua aspek ini menyatu dalam apa yang </text:span><text:span text:style-name="T1076">disebut </text:span><text:span text:style-name="T1019">Adorno </text:span><text:span text:style-name="T1076">sebagai</text:span><text:span text:style-name="T1019"> “unsur utopis” identifikasi: “</text:span><text:span text:style-name="T1021">A akan/</text:span><text:span text:style-name="T1032">harus</text:span><text:span text:style-name="T1021"> menjadi apa </text:span><text:span text:style-name="T1024">yang </text:span><text:span text:style-name="T1023">belum </text:span><text:span text:style-name="T1024">dia </text:span><text:span text:style-name="T1023">jadi.”</text:span><text:span text:style-name="T1023"><text:note text:id="ftn34" text:note-class="footnote"><text:note-citation>34</text:note-citation><text:note-body><text:p text:style-name="P86"><text:span text:style-name="T1178">Adorno, </text:span><text:span text:style-name="T1179">Negative Dialektik, </text:span><text:span text:style-name="T1230">151</text:span><text:span text:style-name="T1250">: “</text:span><text:span text:style-name="T963">A soll sein, was es noch nicht ist</text:span><text:span text:style-name="T981">”; bdk. </text:span><text:span text:style-name="T919">Adorno, </text:span><text:span text:style-name="T952">Negative Dialectics</text:span><text:span text:style-name="T919">, </text:span><text:span text:style-name="T920">15</text:span><text:span text:style-name="T921">0</text:span><text:span text:style-name="T920">.</text:span></text:p></text:note-body></text:note></text:span><text:span text:style-name="T1025"> </text:span><text:span text:style-name="T1026">Se</text:span><text:span text:style-name="T1028">lama</text:span><text:span text:style-name="T1026"> kita belum hidup di utopia, tempat “</text:span><text:span text:style-name="T1027">di atas identitas dan di atas kontradiksi, suatu ada bersama dari yang berbeda,”</text:span><text:span text:style-name="T1027"><text:note text:id="ftn35" text:note-class="footnote"><text:note-citation>35</text:note-citation><text:note-body><text:p text:style-name="P87"><text:span text:style-name="T1178">Adorno, </text:span><text:span text:style-name="T1179">Negative Dialektik, </text:span><text:span text:style-name="T1230">151</text:span><text:span text:style-name="T1250">: “</text:span><text:span text:style-name="T964">ü</text:span><text:span text:style-name="T965">ber der Identität und </text:span><text:span text:style-name="T964">ü</text:span><text:span text:style-name="T965">ber dem Widerspruchm ein Miteinander des Verschiedenen</text:span><text:span text:style-name="T981">”; bdk. </text:span><text:span text:style-name="T919">Adorno, </text:span><text:span text:style-name="T952">Negative Dialectics</text:span><text:span text:style-name="T919">, </text:span><text:span text:style-name="T920">15</text:span><text:span text:style-name="T921">0</text:span><text:span text:style-name="T920">.</text:span></text:p></text:note-body></text:note></text:span><text:span text:style-name="T1027"> </text:span><text:span text:style-name="T1028">yakni, selama kebebasan belum terwujud,</text:span><text:span text:style-name="T1027"> </text:span><text:span text:style-name="T1028">penggunaan konsep itu </text:span><text:span text:style-name="T1029">sebagai deskripsi manusia hidup adalah pemalsuan </text:span><text:span text:style-name="T1030">yang berfungsi secara ideologis, yakni, untuk membenarkan masyarakat yang ada. </text:span><text:span text:style-name="T1031">Jadi, dalam kasus konsep tegas, ketidakidentikan menjadi alat kritis </text:span><text:span text:style-name="T1032">bertanduk dua: kritis terhadap konsep </text:span><text:span text:style-name="T1033">yang disalahgunakan, dan kritis terhadap </text:span><text:span text:style-name="T1034">masyarakat yang belum sesuai dengan arti utopis konsep. </text:span><text:span text:style-name="T1035">Dasar kritik </text:span><text:span text:style-name="T1064">ini </text:span><text:span text:style-name="T1035">adalah jarak di antara konsep dengan realitas.</text:span><text:span text:style-name="T1035"><text:note text:id="ftn36" text:note-class="footnote"><text:note-citation>36</text:note-citation><text:note-body><text:p text:style-name="P88"><text:span text:style-name="T1178">Adorno, </text:span><text:span text:style-name="T1179">Negative Dialektik, </text:span><text:span text:style-name="T1230">15</text:span><text:span text:style-name="T1231">2</text:span><text:span text:style-name="T981">; bdk. </text:span><text:span text:style-name="T919">Adorno, </text:span><text:span text:style-name="T952">Negative Dialectics</text:span><text:span text:style-name="T919">, </text:span><text:span text:style-name="T920">15</text:span><text:span text:style-name="T922">1</text:span><text:span text:style-name="T920">. </text:span><text:span text:style-name="T922">Lih. juga Jay, </text:span><text:span text:style-name="T953">Adorno</text:span><text:span text:style-name="T922">, 61.</text:span></text:p></text:note-body></text:note></text:span></text:p>
      <text:p text:style-name="P35"><text:span text:style-name="T1020"><text:tab/></text:span><text:span text:style-name="T1036">Bentuk identifikasi </text:span><text:span text:style-name="T1037">satu lagi yang sangat penting bagi analisis Adorno tidak terdapat di ranah konseptual, tetapi di ranah material, khususnya pasar: prinsip pertukaran </text:span><text:span text:style-name="T1049">[</text:span><text:span text:style-name="T891">das Tauschprinzip</text:span><text:span text:style-name="T1049">] </text:span><text:span text:style-name="T1064">sebagaimana dirintis oleh Marx</text:span><text:span text:style-name="T1037">. </text:span><text:span text:style-name="T1038">Bentuk </text:span><text:span text:style-name="T1049">penyamaan yang berlaku di pasar </text:span><text:span text:style-name="T1038">bukan A = B </text:span><text:span text:style-name="T1049">seperti di pernyataan logika</text:span><text:span text:style-name="T1038"> melainkan </text:span><text:span text:style-name="T890">x</text:span><text:span text:style-name="T1039"> </text:span><text:span text:style-name="T1038">komoditas</text:span><text:span text:style-name="T1039"> A = </text:span><text:span text:style-name="T890">y</text:span><text:span text:style-name="T1039"> </text:span><text:span text:style-name="T1038">komoditas</text:span><text:span text:style-name="T1039"> B, </text:span><text:span text:style-name="T1038">yang sama-sama </text:span><text:span text:style-name="T1040">senilai dengan </text:span><text:span text:style-name="T1067">seju</text:span><text:span text:style-name="T1074">m</text:span><text:span text:style-name="T1067">lah </text:span><text:span text:style-name="T1040">uang, </text:span><text:span text:style-name="T897">z</text:span><text:span text:style-name="T1040">.</text:span><text:span text:style-name="T1040"><text:note text:id="ftn37" text:note-class="footnote"><text:note-citation>37</text:note-citation><text:note-body><text:p text:style-name="P105">Lih. <text:span text:style-name="T1206">Karl </text:span><text:span text:style-name="T1205">Marx,</text:span><text:span text:style-name="T1206"> </text:span><text:span text:style-name="T1182">Capital: A Critique of Political Economy,</text:span><text:span text:style-name="T1207"> </text:span><text:span text:style-name="T1205">j</text:span><text:span text:style-name="T1207">il. 1, </text:span><text:span text:style-name="T1205">t</text:span><text:span text:style-name="T1207">erj. Ben Fowkes </text:span><text:span text:style-name="T1205">(</text:span><text:span text:style-name="T1207">London: Penguin Books, 1990</text:span><text:span text:style-name="T1205">), 139, 162, dan </text:span><text:span text:style-name="T1181">passim</text:span><text:span text:style-name="T1207">.</text:span></text:p></text:note-body></text:note></text:span><text:span text:style-name="T1040"> </text:span><text:span text:style-name="T1041">Sederhananya, </text:span><text:span text:style-name="T1042">pasar </text:span><text:span text:style-name="T1043">mereduksi </text:span><text:span text:style-name="T1064">segala</text:span><text:span text:style-name="T1043"> hal di dalamnya—</text:span><text:span text:style-name="T1048">termasuk kegiatan produktif manusia</text:span><text:span text:style-name="T1048"><text:note text:id="ftn38" text:note-class="footnote"><text:note-citation>38</text:note-citation><text:note-body><text:p text:style-name="P107">Lih. Marx, <text:span text:style-name="T570">Capital</text:span><text:span text:style-name="T4">, </text:span><text:span text:style-name="T47">128.</text:span></text:p></text:note-body></text:note></text:span><text:span text:style-name="T1043">—</text:span><text:span text:style-name="T1064">menjadi</text:span><text:span text:style-name="T1044"> harga, yakni, </text:span><text:span text:style-name="T1067">suatu </text:span><text:span text:style-name="T1044">nilai kuantitati</text:span><text:span text:style-name="T1067">f</text:span><text:span text:style-name="T1044">. </text:span><text:span text:style-name="T1068">Setiap barang ada harganya, sehingga barang apa pun dapat ditukarkan dengan apa pun yang lain </text:span><text:span text:style-name="T1075">melalui mediasi uang</text:span><text:span text:style-name="T1068">. </text:span><text:span text:style-name="T1069">Begitu kapitalisme mendunia, begitu juga lingkup pasar meluas, </text:span><text:span text:style-name="T1074">sehingga </text:span><text:span text:style-name="T1069">mencakup tidak hanya komoditas ‘pasaran’ seperti </text:span><text:span text:style-name="T1070">gandum atau minyak tanah tetapi juga warisan budaya </text:span><text:span text:style-name="T1082">bukan be</text:span><text:span text:style-name="T1083">n</text:span><text:span text:style-name="T1082">da</text:span><text:span text:style-name="T1070">, </text:span><text:span text:style-name="T1071">karbon di </text:span><text:span text:style-name="T1070">atmosfer Bumi, dan mineral yang </text:span><text:span text:style-name="T1075">terletak</text:span><text:span text:style-name="T1070"> di </text:span><text:span text:style-name="T1071">Bulan, asteroid, atau planet lain.</text:span><text:span text:style-name="T1044"> </text:span><text:span text:style-name="T1071">Bersamaan dengan kuantifikasi benda,</text:span><text:span text:style-name="T1045"> partikularitas kualitatif</text:span><text:span text:style-name="T1071">nya </text:span><text:span text:style-name="T1045">menghilang: “semua ciri indrawinya dipadamkan”</text:span><text:span text:style-name="T1045"><text:note text:id="ftn39" text:note-class="footnote"><text:note-citation>39</text:note-citation><text:note-body><text:p text:style-name="P106">Marx, <text:span text:style-name="T570">Capital</text:span><text:span text:style-name="T4">, 128: “</text:span><text:span text:style-name="T570">All its</text:span><text:span text:style-name="T599"> sensuous characteristics are extinguished.</text:span><text:span text:style-name="T46">”</text:span></text:p></text:note-body></text:note></text:span><text:span text:style-name="T1045"> </text:span><text:span text:style-name="T1077">karena hanya harga yang menentukan nilainya.</text:span><text:span text:style-name="T1045"> </text:span><text:span text:style-name="T1052">Mengenai hal ini, Adorno sepenuhnya setuju dengan Marx.</text:span><text:span text:style-name="T1045"> </text:span><text:span text:style-name="T1046">Jika analisis sebelumnya </text:span><text:span text:style-name="T1047">berfokus pada kritik atas penggunaan konsep, yakni, cara subjek menyalahpahami realitas melalui cara berpikirnya, maka prinsip pertukaran menekankan sisi objektif, sebagai hukum gerak masyarakat kapitalis di mana semua </text:span><text:soft-page-break/><text:span text:style-name="T1047">peralatan konseptual ini beroperasi. </text:span><text:span text:style-name="T1072">Sebagaimana lazimnya dalam pandangan dialektikis, aspek subjektif dan objektif dari realitas ini </text:span><text:span text:style-name="T1077">dianggap </text:span><text:span text:style-name="T1072">saling mengondisikan.</text:span></text:p>
      <text:p text:style-name="P35"><text:span text:style-name="T1047"><text:tab/></text:span><text:span text:style-name="T1050">Adorno menulis bahwa prinsip pertukaran dan prinsip identifikasi </text:span><text:span text:style-name="T1051">adalah “keluarga sejak dahulu kala” [</text:span><text:span text:style-name="T892">urverwandt</text:span><text:span text:style-name="T1051">].</text:span><text:span text:style-name="T1051"><text:note text:id="ftn40" text:note-class="footnote"><text:note-citation>40</text:note-citation><text:note-body><text:p text:style-name="P89"><text:span text:style-name="T1178">Adorno, </text:span><text:span text:style-name="T1179">Negative Dialektik, </text:span><text:span text:style-name="T1232">14</text:span><text:span text:style-name="T1233">7</text:span><text:span text:style-name="T981">; bdk. </text:span><text:span text:style-name="T919">Adorno, </text:span><text:span text:style-name="T952">Negative Dialectics</text:span><text:span text:style-name="T919">, </text:span><text:span text:style-name="T920">1</text:span><text:span text:style-name="T923">46</text:span><text:span text:style-name="T920">.</text:span></text:p></text:note-body></text:note></text:span><text:span text:style-name="T1051"> </text:span><text:span text:style-name="T1053">Pernyataan ini menarik </text:span><text:span text:style-name="T1054">justru </text:span><text:span text:style-name="T1053">karena </text:span><text:span text:style-name="T1054">memperlihatkan jarak Adorno dari paham umum materialisme historis. Bahkan pemikir heterodoks seperti Alfred Sohn-Rethel, yang dikutip </text:span><text:span text:style-name="T1075">oleh Adorno </text:span><text:span text:style-name="T1054">dengan </text:span><text:span text:style-name="T1075">pujian</text:span><text:span text:style-name="T1054"> di </text:span><text:span text:style-name="T893">Dialektika Negatif </text:span><text:span text:style-name="T1054">dan yang melihat kesamaan di antara pemikiran abstrak dengan </text:span><text:span text:style-name="T1055">peran pertukaran komoditas di suatu masyarakat, </text:span><text:span text:style-name="T1056">tetap beranggapan bahwa dasar pemikiran abstrak adalah pertukaran komoditas.</text:span><text:span text:style-name="T1056"><text:note text:id="ftn41" text:note-class="footnote"><text:note-citation>41</text:note-citation><text:note-body><text:p text:style-name="P108">Sohn-Rethel, <text:span text:style-name="T570">Intellectual and Manual</text:span><text:span text:style-name="T4">, 6–7 dan </text:span><text:span text:style-name="T570">passim</text:span><text:span text:style-name="T4">.</text:span></text:p></text:note-body></text:note></text:span><text:span text:style-name="T1055"> </text:span><text:span text:style-name="T1057">Sebaliknya, JM Bernstein menunjukkan bahwa Adorno justru mengutamakan ranah konseptual: bar</text:span><text:span text:style-name="T1064">a</text:span><text:span text:style-name="T1057">ngkali cara berpikir tertentu yang menyebabkan kapitalisme.</text:span><text:span text:style-name="T1057"><text:note text:id="ftn42" text:note-class="footnote"><text:note-citation>42</text:note-citation><text:note-body><text:p text:style-name="P109">Bernstein, “Concept and Object,” 491–2.</text:p></text:note-body></text:note></text:span><text:span text:style-name="T1057"> </text:span><text:span text:style-name="T1058">Tesis ini tidak akan berpihak terkait klaim Bernstein ini, </text:span><text:span text:style-name="T1059">kecuali bahwa agak sulit disesuaikan dengan berbagai pernyataan Adorno di tempat lain di </text:span><text:span text:style-name="T894">Dialektika Negatif</text:span><text:span text:style-name="T1059"> yang mengutamakan realitas sosial. Paling mungkin, Adorno, sebagai dialektikawan sejati, tidak akan berkomitmen </text:span><text:span text:style-name="T1060">sepenuhnya kepada salah satu alternatif sebagai lebih berprioritas di pasangan dasar–bangunan atas, tetapi menekankan saling pengonstitusian dialektis di antara keduanya. <text:s/></text:span></text:p>
      <text:p text:style-name="P55"/>
      <text:p text:style-name="P56"><text:span text:style-name="T2">3.</text:span><text:span text:style-name="T1085">1</text:span><text:span text:style-name="T2">.3 </text:span><text:span text:style-name="T3">Antis</text:span><text:span text:style-name="T1272">istem </text:span><text:span text:style-name="T1271">dan </text:span><text:span text:style-name="T1297">Model/</text:span><text:span text:style-name="T1101">Konstelasi</text:span></text:p>
      <text:p text:style-name="P57"><text:tab/><text:span text:style-name="T723">Adorno menyebut </text:span><text:span text:style-name="T676">Dialektika Negatif </text:span><text:span text:style-name="T294">sebagai sebuah “antisistem,”</text:span><text:span text:style-name="T294"><text:note text:id="ftn43" text:note-class="footnote"><text:note-citation>43</text:note-citation><text:note-body><text:p text:style-name="P90"><text:span text:style-name="T1178">Adorno, </text:span><text:span text:style-name="T1179">Negative Dialektik, </text:span><text:span text:style-name="T1234">8</text:span><text:span text:style-name="T981">; bdk. </text:span><text:span text:style-name="T919">Adorno, </text:span><text:span text:style-name="T952">Negative Dialectics</text:span><text:span text:style-name="T919">, </text:span><text:span text:style-name="T924">xx</text:span><text:span text:style-name="T920">.</text:span></text:p></text:note-body></text:note></text:span><text:span text:style-name="T294"> </text:span><text:span text:style-name="T295">dan sikap antisistemati</text:span><text:span text:style-name="T384">s</text:span><text:span text:style-name="T295"> umumnya diakui sebagai corak penting pemikirannya.</text:span><text:span text:style-name="T295"><text:note text:id="ftn44" text:note-class="footnote"><text:note-citation>44</text:note-citation><text:note-body><text:p text:style-name="P110">Lih., <text:span text:style-name="T1273">mis.,</text:span> Jarvis, <text:span text:style-name="T570">Critical Introduction</text:span><text:span text:style-name="T4">, </text:span><text:span text:style-name="T48">139; Rose, </text:span><text:span text:style-name="T600">Melancholy Science</text:span><text:span text:style-name="T48">, 16.</text:span></text:p></text:note-body></text:note></text:span><text:span text:style-name="T295"> </text:span><text:span text:style-name="T296">Kita sudah melihat </text:span><text:span text:style-name="T297">satu kritik </text:span><text:span text:style-name="T376">Adorno atas sistem</text:span><text:span text:style-name="T297"> di Bab 2, yakni, bahwa “</text:span><text:span text:style-name="T298">sistem adalah perut dijadikan roh” yang berakar dalam amarah pemangsa terhadap </text:span><text:span text:style-name="T299">mangsa yang harus dimakan. </text:span><text:span text:style-name="T300">Berbekal pembahasan tentang ketidakidentikan di atas, kita bisa sedikit memperdalam pembahasan tentang gagasan ini. </text:span><text:span text:style-name="T301">Memakan sesuatu adalah kasus ekstrem dari mengidentikkan hal itu dengan diri sendiri: </text:span><text:span text:style-name="T302">kita sekaligus meniadakan hal yang dimakan dan menyerapkannya sehingga menjadi bagian dari tubuh kita sendiri. </text:span><text:span text:style-name="T346">Saat kita makan, hal </text:span><text:span text:style-name="T316">yang berbeda </text:span><text:span text:style-name="T346">dengan diri kita</text:span><text:span text:style-name="T316"> dimusnahkan </text:span><text:span text:style-name="T376">supaya kita terus </text:span><text:span text:style-name="T316">bertahan hidup. </text:span><text:span text:style-name="T304">Sementara itu, d</text:span><text:span text:style-name="T303">engan mempresentasikan genealogi ini, Adorno menunjukkan bahwa </text:span><text:span text:style-name="T305">menurutnya </text:span><text:span text:style-name="T303">dorongan untuk mengidentifikasi yang disoroti dialektika negatif </text:span><text:soft-page-break/><text:span text:style-name="T304">tidak bermula sebagai masalah filosofis </text:span><text:span text:style-name="T305">(mis., formalisasi dalam logika)</text:span><text:span text:style-name="T304">, dan tidak juga sebagai </text:span><text:span text:style-name="T305">konsekuensi dari relasi produksi manusia (mis. ‘abstraksi nyata’ yang dihasilkan </text:span><text:span text:style-name="T306">oleh </text:span><text:span text:style-name="T305">proses pertukaran). </text:span><text:span text:style-name="T307">Sebaliknya, bentuk identifikasi tersebut dapat dilihat sebagai rasionalisasi </text:span><text:span text:style-name="T308">atas kecenderungan yang jauh lebih purba.</text:span><text:span text:style-name="T308"><text:note text:id="ftn45" text:note-class="footnote"><text:note-citation>45</text:note-citation><text:note-body><text:p text:style-name="P112">Bdk. Peter E. Gordon, <text:span text:style-name="T570">Adorno and Existence</text:span><text:span text:style-name="T4"> (Cambridge, MA: Harvard University Press, 2016), 125.</text:span></text:p></text:note-body></text:note></text:span></text:p>
      <text:p text:style-name="P65"><text:span text:style-name="T20"><text:tab/></text:span><text:span text:style-name="T308">Gambaran ini </text:span><text:span text:style-name="T309">tetap perlu dikualifikasi. </text:span><text:span text:style-name="T310">Pertama, </text:span><text:span text:style-name="T311">kritik genealogis Adorno harus dibedakan dari kritik serupa yang dilakukan oleh Nietzsche. </text:span><text:span text:style-name="T312">Bagi Nietzsche, genealogi adalah pembongkaran: begitu sumber ‘</text:span><text:span text:style-name="T381">asli’</text:span><text:span text:style-name="T312"> sesuatu ditelanjangi sebagai berbeda dengan apa yang diklaim olehnya—secara paling termasyhur dalam anggapan Nietzsche bahwa moralitas Kristiani</text:span><text:span text:style-name="T677"> </text:span><text:span text:style-name="T312">sebenarnya</text:span><text:span text:style-name="T677"> </text:span><text:span text:style-name="T312">hanyalah buah </text:span><text:span text:style-name="T677">ressentiment </text:span><text:span text:style-name="T312">kaum lemah</text:span><text:span text:style-name="T312"><text:note text:id="ftn46" text:note-class="footnote"><text:note-citation>46</text:note-citation><text:note-body><text:p text:style-name="P113">Lih. <text:span text:style-name="T1298">R</text:span><text:span text:style-name="T982">üdiger Bittner, “</text:span><text:span text:style-name="T885">Ressentiment</text:span><text:span text:style-name="T982">,” dalam </text:span><text:span text:style-name="T885">Nietzsche, Genealogy, Morality</text:span><text:span text:style-name="T830">, ed. Richard Schacht (Berkeley: University of California Press, 1994), </text:span><text:span text:style-name="T52">128</text:span><text:span text:style-name="T1298">–9. </text:span></text:p></text:note-body></text:note></text:span><text:span text:style-name="T312">—</text:span><text:span text:style-name="T313">mak</text:span><text:span text:style-name="T314">a klaim substansialnya </text:span><text:span text:style-name="T315">juga dianggap kosong. </text:span><text:span text:style-name="T317">Bagi Adorno tidak demikian, berkat wawasan Hegeliannya yang disebut di Bab 2 sebagai </text:span><text:span text:style-name="T318">sisi historis gerakan konsep. </text:span><text:span text:style-name="T319">Asal-usul suatu gagasan dalam dominasi, ketidakadilan, dan bahkan kekeliruan tidak menentukan </text:span><text:span text:style-name="T346">ciri </text:span><text:span text:style-name="T319">gagasan itu selamanya.</text:span><text:span text:style-name="T319"><text:note text:id="ftn47" text:note-class="footnote"><text:note-citation>47</text:note-citation><text:note-body><text:p text:style-name="P131">Sebaliknya, berbagai <text:span text:style-name="T1436">peristiwa atau gerakan yang awalnya membebaskan</text:span>, seperti pemikiran Pencerahan atau revolusi-revolusi borjuis, dengan mudah membeku <text:span text:style-name="T1436">dan menjadi represif.</text:span></text:p></text:note-body></text:note></text:span><text:span text:style-name="T319"> Anggapan sebaliknya justru merupakan salah satu </text:span><text:span text:style-name="T320">ciri utama pemikiran sistematis yang dilawan Adorno, </text:span><text:span text:style-name="T379">dan yang disebut olehnya sebagai filsafat asal-usul</text:span><text:span text:style-name="T320">.</text:span></text:p>
      <text:p text:style-name="P66"><text:span text:style-name="T320"><text:tab/>Kedua, “sistem adalah perut dijadikan roh” harus tidak ditafsirkan sebagai pernyataan terakhir atau definitif Adorno tentang sistem. </text:span><text:span text:style-name="T321">Sekali lagi, alasannya kembali ke ketidakidentikan. “</text:span><text:span text:style-name="T322">Sistem adalah perut dijadikan roh” merupakan pernyataan predikatif tentang sistem dan karena itu, konsekuen dengan pemaparan di atas, sekaligus benar dan salah: A = B dan </text:span><text:span text:style-name="T856">A </text:span><text:span text:style-name="T864">≠</text:span><text:span text:style-name="T857"> B. </text:span><text:span text:style-name="T858">Dengan kata lain, </text:span><text:span text:style-name="T859">pernyataan tersebut tidak dimaksudkan </text:span><text:span text:style-name="T863">sebagai</text:span><text:span text:style-name="T858"> sebuah </text:span><text:span text:style-name="T914">definisi </text:span><text:span text:style-name="T859">tentang sistem justru karena kesadaran kita tentang ketidakidentikan antara A dengan B </text:span><text:span text:style-name="T862">tidak memungkinkan definisi dalam arti sederhana</text:span><text:span text:style-name="T859">. Sebagai alternatif, sistem akan ‘didefinisikan’ ulang </text:span><text:span text:style-name="T860">sehingga aspek lainnya muncul, meskipun ‘definisi’ itu pun tetap bersifat parsial. </text:span><text:span text:style-name="T861">Slavoj </text:span><text:span text:style-name="T865">Ž</text:span><text:span text:style-name="T866">i</text:span><text:span text:style-name="T865">ž</text:span><text:span text:style-name="T866">ek </text:span><text:span text:style-name="T867">menggambarkan proses Adorno ini dengan sangat jelas: “</text:span><text:span text:style-name="T868">Kita berusaha menangkap atau membayangkan objek pemikiran; kita gagal, melewatinya, dan melalui kegagalan-kegagalan ini sendiri </text:span><text:span text:style-name="T869">lokasi objek yang menjadi sasaran </text:span><text:span text:style-name="T872">[akhirnya] </text:span><text:span text:style-name="T869">dikelilingi, </text:span><text:span text:style-name="T870">bentuknya menjadi kelihatan.”</text:span><text:span text:style-name="T870"><text:note text:id="ftn48" text:note-class="footnote"><text:note-citation>48</text:note-citation><text:note-body><text:p text:style-name="P114"><text:span text:style-name="T939">Ž</text:span><text:span text:style-name="T940">i</text:span><text:span text:style-name="T939">ž</text:span><text:span text:style-name="T940">ek, “</text:span><text:span text:style-name="T941">Varieties of the Transcendental,” 20: “</text:span><text:span text:style-name="T954">one tries to grasp or conceive the object of thought; one fails, misses it, and through these very failures the place of the targeted object is encircled,</text:span><text:span text:style-name="T941"> </text:span><text:span text:style-name="T954">its contours become discernible</text:span><text:span text:style-name="T941">.”</text:span></text:p></text:note-body></text:note></text:span><text:span text:style-name="T869"> </text:span><text:span text:style-name="T871">Adorno akan menggunakan pendekatan yang sama saat membahas kebebasan.</text:span></text:p>
      <text:p text:style-name="P66"><text:soft-page-break/><text:span text:style-name="T311"><text:tab/></text:span><text:span text:style-name="T385">Adorno menawarkan genealogi alternatif satu lagi mengenai sistem, secara khusus</text:span><text:span text:style-name="T323"> perkembangan sistem-sistem besar filsafa</text:span><text:span text:style-name="T324">t</text:span><text:span text:style-name="T311"> </text:span><text:span text:style-name="T325">di era modern. </text:span><text:span text:style-name="T326">Dia mengaitkan perkembangan tersebut dengan penegasan-diri kaum borjuis, yang di abad itu masih </text:span><text:span text:style-name="T327">merupakan kelas revolusioner, melawan sisa-sisa feodalisme. Di ranah filsafat, </text:span><text:span text:style-name="T328">wakil kaum borjuis adalah rasio individu yang </text:span><text:span text:style-name="T329">membebaskan dirinya dari skolastisisme abad pertengahan</text:span><text:span text:style-name="T328">. </text:span><text:span text:style-name="T330">Menurut Adorno, rasio malah menjadi takut setelah kemen</text:span><text:span text:style-name="T346">a</text:span><text:span text:style-name="T330">ngannya: takut akan kekacauan yang merajalela </text:span><text:span text:style-name="T331">setelah keruntuhan ontologi skolastik.</text:span><text:span text:style-name="T328"> </text:span><text:span text:style-name="T334">Menanggapi rasa takut itu, </text:span><text:span text:style-name="T328">“</text:span><text:span text:style-name="T332">rasio borjuis berusaha menghasilkan dari dirinya sendiri tata </text:span><text:span text:style-name="T333">yang dinegasikannya di luar dirinya sendiri”;</text:span><text:span text:style-name="T333"><text:note text:id="ftn49" text:note-class="footnote"><text:note-citation>49</text:note-citation><text:note-body><text:p text:style-name="P92"><text:span text:style-name="T1178">Adorno, </text:span><text:span text:style-name="T1179">Negative Dialektik, </text:span><text:span text:style-name="T1235">30</text:span><text:span text:style-name="T1250">: “</text:span><text:span text:style-name="T967">bürgerliche ratio unternahm es, aus sich heraus die Ordnung zu produzieren, die sie draußen negiert hatte</text:span><text:span text:style-name="T981">”; bdk. </text:span><text:span text:style-name="T919">Adorno, </text:span><text:span text:style-name="T952">Negative Dialectics</text:span><text:span text:style-name="T919">, </text:span><text:span text:style-name="T925">21</text:span><text:span text:style-name="T920">.</text:span></text:p></text:note-body></text:note></text:span><text:span text:style-name="T333"> </text:span><text:span text:style-name="T334">dia membangun sistem.</text:span></text:p>
      <text:p text:style-name="P67"><text:span text:style-name="T334"><text:tab/></text:span><text:span text:style-name="T335">Sistem menurut Adorno memiliki dua corak utama: dia dikembangkan dari satu prinsip saja (rasio) dan mencakup keseluruhan ada. </text:span><text:span text:style-name="T336">Sistem seperti ini dibangun di era modern awal oleh </text:span><text:span text:style-name="T386">Leibniz</text:span><text:span text:style-name="T336"> dan Spinoza, tetapi impuls sistematis dilanjutkan dengan beberapa perbedaan oleh </text:span><text:span text:style-name="T337">Kant dan Hegel.</text:span><text:span text:style-name="T337"><text:note text:id="ftn50" text:note-class="footnote"><text:note-citation>50</text:note-citation><text:note-body><text:p text:style-name="P116"><text:span text:style-name="T1303">Adorno,</text:span><text:span text:style-name="T1304"> </text:span><text:span text:style-name="T1306">Introduction to Dialectics</text:span><text:span text:style-name="T1303">, </text:span><text:span text:style-name="T1305">26–27.</text:span></text:p></text:note-body></text:note></text:span><text:span text:style-name="T337"> Rasio dianggap dapat bekerja dengan sendirinya </text:span><text:span text:style-name="T338">untuk memahami segala hal, meskipun rasio itu </text:span><text:span text:style-name="T346">hanya menggunakan</text:span><text:span text:style-name="T338"> konsep yang hampir tidak sama sekali mengandung isi kualitatif. </text:span><text:span text:style-name="T339">Barangkali Spinozalah yang menunjukkan kecenderungan ini dengan paling jelas, karena karya utamanya, </text:span><text:span text:style-name="T678">Etika</text:span><text:span text:style-name="T339">, merupakan sistem deduktif tertutup yang menghasilkan kesimpulan tentang Allah, alam semesta, dan kodrat manusia dari hanya beberapa definisi dan aksiom</text:span><text:span text:style-name="T340">a</text:span><text:span text:style-name="T339">.</text:span><text:span text:style-name="T339"><text:note text:id="ftn51" text:note-class="footnote"><text:note-citation>51</text:note-citation><text:note-body><text:p text:style-name="P115">Lih, mis., <text:span text:style-name="T1299">cara Spinoza membahas Allah di Baruch Spinoza, </text:span><text:span text:style-name="T606">The Ethics, Treatise on the Emendation of the Intellect, and Selected Letters, </text:span><text:span text:style-name="T53">ed. Seymour Feldman, terj. Samuel Shirley (Indianapolis: Hackett, 1992), </text:span><text:span text:style-name="T1299">31ff; </text:span><text:span text:style-name="T1300">lih. juga </text:span><text:span text:style-name="T1301">Frederick Copleston, </text:span><text:span text:style-name="T607">A History of Philosophy, </text:span><text:span text:style-name="T54">jil. 4</text:span><text:span text:style-name="T1301"> </text:span><text:span text:style-name="T1302">(</text:span><text:span text:style-name="T1301">New York: Doubleday, 1994</text:span><text:span text:style-name="T1302">),</text:span><text:span text:style-name="T1301"> </text:span><text:span text:style-name="T1300">17–8</text:span><text:span text:style-name="T1299">.</text:span></text:p></text:note-body></text:note></text:span><text:span text:style-name="T339"> </text:span><text:span text:style-name="T341">Bagi Adorno, dorongan </text:span><text:span text:style-name="T342">rasio </text:span><text:span text:style-name="T341">untuk mencakup segala hal </text:span><text:span text:style-name="T342">adalah dorongan patologis</text:span><text:span text:style-name="T341"> </text:span><text:span text:style-name="T343">yang ingin mendominasi apa yang diketahui </text:span><text:span text:style-name="T344">dan, seperti di tindakan mengetahui pada umumnya, ingin mengidentifikasi</text:span><text:span text:style-name="T387">kan</text:span><text:span text:style-name="T344"> objek dengan subjek. </text:span><text:span text:style-name="T345">Tidak hanya itu, </text:span><text:span text:style-name="T346">tuntutan sistem untuk </text:span><text:span text:style-name="T377">menjadi </text:span><text:span text:style-name="T346">menyeluruh </text:span><text:span text:style-name="T347">berarti hal yang ada di luar sistem tidak dapat ditoleransi: harus dimasukkan ke dalam atau ditiadakan. </text:span><text:span text:style-name="T348">Dengan antisistemnya, Adorno tidak menetapkan kesatuan dan dominasi sebagai prinsipnya </text:span><text:span text:style-name="T349">tetapi justru mencari “apa yang ada di luar sihir kesatuan itu.”</text:span><text:span text:style-name="T349"><text:note text:id="ftn52" text:note-class="footnote"><text:note-citation>52</text:note-citation><text:note-body><text:p text:style-name="P119">Adorno, <text:span text:style-name="T570">Negative Dialektik</text:span><text:span text:style-name="T4">, 8: “</text:span><text:span text:style-name="T570">was au</text:span><text:span text:style-name="T873">ßerhalb des Banns solcher Einheit wäre</text:span><text:span text:style-name="T821">”; bdk. Adorno, </text:span><text:span text:style-name="T873">Negative Dialectics</text:span><text:span text:style-name="T821">, xx.</text:span></text:p></text:note-body></text:note></text:span></text:p>
      <text:p text:style-name="P68"><text:span text:style-name="T334"><text:tab/></text:span><text:span text:style-name="T350">Adorno menggunakan dua istilah untuk merujuk pengganti antisistematisnya bagi sistem: model dan konstelasi. </text:span><text:span text:style-name="T351">Kedua istilah tersebut tidak merujuk dua hal yang berbeda tetapi merupakan sebutan Adorno bagi cara dia </text:span><text:span text:style-name="T380">menyusun</text:span><text:span text:style-name="T351"> konsep-konsep.</text:span><text:span text:style-name="T350"> </text:span><text:soft-page-break/><text:span text:style-name="T352">Dilihat sekilas, </text:span><text:span text:style-name="T350">“</text:span><text:span text:style-name="T352">m</text:span><text:span text:style-name="T350">odel” barangkali terdengar terlalu ilmiah dan birokratis </text:span><text:span text:style-name="T351">daripada yang </text:span><text:span text:style-name="T378">biasa </text:span><text:span text:style-name="T351">kita harapkan dari Adorno, </text:span><text:span text:style-name="T353">kecuali kita tahu, mengikuti wawasan </text:span><text:span text:style-name="T388">Fredric </text:span><text:span text:style-name="T353">Jameson, bahwa Adorno mengambil istilahnya dari komponis Arnold Sch</text:span><text:span text:style-name="T840">önberg. Schönberg </text:span><text:span text:style-name="T841">menyebut “baris nada” [</text:span><text:span text:style-name="T910">tone row</text:span><text:span text:style-name="T841">] </text:span><text:span text:style-name="T842">yang menjadi dasar dari sebuah komposisi yang menggunakan teknik 12 nadanya </text:span><text:span text:style-name="T853">sebagai “model</text:span><text:span text:style-name="T842">.”</text:span><text:span text:style-name="T840"><text:note text:id="ftn53" text:note-class="footnote"><text:note-citation>53</text:note-citation><text:note-body><text:p text:style-name="P122">Jameson, <text:span text:style-name="T570">Late Marxism</text:span><text:span text:style-name="T4">, 61.</text:span></text:p></text:note-body></text:note></text:span><text:span text:style-name="T840"> </text:span><text:span text:style-name="T842">Dalam komposisi 12 nada, </text:span><text:span text:style-name="T843">baris nada terdiri </text:span><text:span text:style-name="T845">dari </text:span><text:span text:style-name="T843">semua nada di tangga nada kromatis </text:span><text:span text:style-name="T844">disusun sedemikian rupa sehingga tidak </text:span><text:span text:style-name="T845">menyiratkan </text:span><text:span text:style-name="T844">tonalitas </text:span><text:span text:style-name="T845">apa pun </text:span><text:span text:style-name="T854">saat disuarakan</text:span><text:span text:style-name="T845">—misalnya, ur</text:span><text:span text:style-name="T846">u</text:span><text:span text:style-name="T845">tan nada G C E </text:span><text:span text:style-name="T846">dengan tegas menyiratkan tonalitas C mayor, sehingga tidak boleh digunakan di baris nada, tetapi interpolasi satu nada lain, misalnya </text:span><text:span text:style-name="T855">G#,</text:span><text:span text:style-name="T846"> </text:span><text:span text:style-name="T855">sehingga </text:span><text:span text:style-name="T846">menjadi G C G# E, </text:span><text:span text:style-name="T855">membuat</text:span><text:span text:style-name="T846"> </text:span><text:span text:style-name="T847">tonalitas C mayor sudah tidak muncul di situ. </text:span><text:span text:style-name="T848">Jika 12 (semua) nada dikumpulkan tanpa memunculkan tonalitas, </text:span><text:span text:style-name="T849">maka tidak ada hierarki di antara mereka. </text:span><text:span text:style-name="T850">Si komponis membuat komposisinya dengan memanipulasi baris nada: </text:span><text:span text:style-name="T851">transposisi, pembalikan, </text:span><text:span text:style-name="T852">inversi, dst.</text:span></text:p>
      <text:p text:style-name="P69"><text:span text:style-name="T334"><text:tab/></text:span><text:span text:style-name="T354">Kiranya konsep model ini memiliki dua kaitan dengan </text:span><text:span text:style-name="T679">Dialektika Negatif</text:span><text:span text:style-name="T354">. </text:span><text:span text:style-name="T355">Pertama, </text:span><text:span text:style-name="T356">susunan nada </text:span><text:span text:style-name="T357">tanpa hierarki dalam komposisi 12 nada dapat dianalogikan </text:span><text:span text:style-name="T358">dengan susunan konsep secara asistematis: tanpa satu konsep kunci yang dilihat sebagai asal-usul dan </text:span><text:span text:style-name="T359">pengatur konsep lain.</text:span><text:span text:style-name="T359"><text:note text:id="ftn54" text:note-class="footnote"><text:note-citation>54</text:note-citation><text:note-body><text:p text:style-name="P124">Di harmoni konvensional musik klasik, sebuah komposisi dengan tonalitas C mayor, misalnya, <text:span text:style-name="T1317">akan bermula dan berakhir di kunci itu, </text:span><text:span text:style-name="T1318">dan melodi akan bermula dan berakhir di nada C, </text:span><text:span text:style-name="T1320">yang merupakan </text:span><text:span text:style-name="T1357">nada </text:span><text:span text:style-name="T1320">tonik </text:span><text:span text:style-name="T1357">bagi kunci C</text:span><text:span text:style-name="T1318">. </text:span><text:span text:style-name="T1319">Semua nada yang lain </text:span><text:span text:style-name="T1320">dipahami, </text:span><text:span text:style-name="T1321">dan bahkan </text:span><text:span text:style-name="T1357">penggunaannya, </text:span><text:span text:style-name="T1321">dibolehkan atau dilarang,</text:span><text:span text:style-name="T1320"> </text:span><text:span text:style-name="T1321">berdasarkan</text:span><text:span text:style-name="T1320"> relasinya dengan tonik, </text:span><text:span text:style-name="T1357">atau, dengan kata lain, fungsinya dalam kunci itu</text:span><text:span text:style-name="T1320">.</text:span></text:p></text:note-body></text:note></text:span><text:span text:style-name="T359"> </text:span><text:span text:style-name="T360">Kedua, </text:span><text:span text:style-name="T361">proses komposisi 12 nada mencerminkan struktur teks </text:span><text:span text:style-name="T680">Dialektika Negatif. </text:span><text:span text:style-name="T362">Meskipun secara garis besar </text:span><text:span text:style-name="T681">Dialektika Negatif </text:span><text:span text:style-name="T363">memiliki pembagian tema seperti yang </text:span><text:span text:style-name="T364">diuraikan</text:span><text:span text:style-name="T363"> di 3.1.1, </text:span><text:span text:style-name="T364">pembahasan yang terdapat di dalam masing-masing bagian sangat tidak sistematis</text:span><text:span text:style-name="T365">;</text:span><text:span text:style-name="T366"> </text:span><text:span text:style-name="T389">Franz </text:span><text:span text:style-name="T367">Magnis-Suseno </text:span><text:span text:style-name="T389">dengan t</text:span><text:span text:style-name="T567">e</text:span><text:span text:style-name="T389">pat mengamati bahwa </text:span><text:span text:style-name="T367">“[k]ita dapat mulai membacanya di setiap halaman.”</text:span><text:span text:style-name="T367"><text:note text:id="ftn55" text:note-class="footnote"><text:note-citation>55</text:note-citation><text:note-body><text:p text:style-name="P123">Franz Magnis-Suseno, <text:span text:style-name="T570">Dari Mao ke Marcuse: </text:span><text:span text:style-name="T608">Percikan Filsafat Marxis Pasca-Lenin</text:span><text:span text:style-name="T570"> </text:span><text:span text:style-name="T4">(</text:span><text:span text:style-name="T57">Jakarta: Gramedia, </text:span><text:span text:style-name="T58">2013)</text:span><text:span text:style-name="T4">, 235.</text:span></text:p></text:note-body></text:note></text:span><text:span text:style-name="T367"> </text:span><text:span text:style-name="T368">Tema yang dibahas di satu tempat dibahas lagi di tempat lain </text:span><text:span text:style-name="T369">dengan cara yang berbeda. </text:span><text:span text:style-name="T370">Repetisi tema dengan variasi sebagai prinsip perkembangan karya tentu dipinjam dari ranah musik, dan </text:span><text:span text:style-name="T371">permainan urutan unsur-unsur adalah metode khas komposisi 12 nada.</text:span><text:span text:style-name="T371"><text:note text:id="ftn56" text:note-class="footnote"><text:note-citation>56</text:note-citation><text:note-body><text:p text:style-name="P125">Susan Buck-Morss beranggapan bahwa proses penulisan Adorno <text:span text:style-name="T1322">lebih dekat dengan yang digunakan seorang komponis daripada penulis filsafat konvensional, dan Martin Jay </text:span><text:span text:style-name="T1323">beranggapan bahwa salah satu keunikan Adorno adalah dia tidak hanya mendukung modernisme estetis, tetapi juga mempraktikkannya. Lih. Buck-Morss, </text:span><text:span text:style-name="T609">Origin</text:span><text:span text:style-name="T59">, 101, dan Jay, </text:span><text:span text:style-name="T609">Adorno</text:span><text:span text:style-name="T59">, 17.</text:span></text:p></text:note-body></text:note></text:span><text:span text:style-name="T371"> </text:span><text:span text:style-name="T372">Metode tersebut menghasilka</text:span><text:span text:style-name="T373">n teks yang padat </text:span><text:span text:style-name="T382">dan sulit didekati, persis seperti komposisi Mazhab Wina Kedua.</text:span></text:p>
      <text:p text:style-name="P69"><text:soft-page-break/><text:span text:style-name="T373"><text:tab/></text:span><text:span text:style-name="T374">Konstelasi atau serasi bintang juga ditematisasi oleh Adorno </text:span><text:span text:style-name="T375">sebagai kumpulan tidak berhierarki yang tetap menyatu:</text:span></text:p>
      <text:p text:style-name="P37"/>
      <text:p text:style-name="P38">Momen yang menyatukan <text:span text:style-name="T1358">[tetap]</text:span> bertahan hidup ... tetapi tanpa juga menyerahkan dirinya kepada abstraksi sebagai prinsip tertinggi<text:span text:style-name="T1330">nya</text:span>, <text:span text:style-name="T1324">karena tidak ada jalan yang maju langkah demi langkah menuju suatu konsep lebih tinggi dan lebih umum; </text:span><text:span text:style-name="T1325">daripada itu, konsep-konsep masuk ke dalam konstelasi ... Hanya konstelasilah yang merepresentasikan, dari luar, apa yang </text:span><text:span text:style-name="T1596">oleh </text:span><text:span text:style-name="T1325">konsep telah </text:span><text:span text:style-name="T1596">di</text:span><text:span text:style-name="T1326">pangkas dari dalam, apa yang lebih, yang ia sama-sama ingin dan tidak bisa jadi. </text:span><text:span text:style-name="T1327">Dengan berkumpul di sekeliling </text:span><text:span text:style-name="T1328">hal yang diketahui, konsep-konsep [dalam konstelasi] secara potensial </text:span><text:span text:style-name="T1331">menentukan batinnya</text:span><text:span text:style-name="T1329">, mencapai melalui pemikiran apa yang secara niscaya </text:span><text:span text:style-name="T1592">di</text:span><text:span text:style-name="T1330">berantas </text:span><text:span text:style-name="T1592">oleh pemikiran </text:span><text:span text:style-name="T1330">dari </text:span><text:span text:style-name="T1592">dalam </text:span><text:span text:style-name="T1330">dirinya </text:span><text:span text:style-name="T1592">sendiri</text:span><text:span text:style-name="T1330">.</text:span><text:span text:style-name="T1330"><text:note text:id="ftn57" text:note-class="footnote"><text:note-citation>57</text:note-citation><text:note-body><text:p text:style-name="P120">Adorno, <text:span text:style-name="T570">Negative Dialektik</text:span><text:span text:style-name="T4">, </text:span><text:span text:style-name="T60">162–3</text:span><text:span text:style-name="T4">: “</text:span><text:span text:style-name="T1183">Das einigende Moment </text:span><text:span text:style-name="T970">ü</text:span><text:span text:style-name="T968">berlebt ... doch auch ohne der Abstraktion als oberstem Prinzip sich zu überantworten, dadurch, daß nicht von der Begriffen im Stufengang zum allgemeineren Oberbegriff fortgeschritten wird, sondern sie in Konstellation treten ... </text:span><text:span text:style-name="T969">Konstellationen allein represäntieren, von außen, was der Begriff im Innern weggeschnitten hat, das Mehr, das er sein will so sehr, wie er es nicht sein kann. Indem die Begriffe um die zu erkennende Sache sich versammeln, bestimmen sie potentiell deren Inneres, erreichen denkend, was Denken notwendig aus sich ausmerzte</text:span><text:span text:style-name="T821">”; bdk. Adorno, </text:span><text:span text:style-name="T873">Negative Dialectics</text:span><text:span text:style-name="T821">, </text:span><text:span text:style-name="T833">162</text:span><text:span text:style-name="T821">.</text:span></text:p></text:note-body></text:note></text:span></text:p>
      <text:p text:style-name="P36"/>
      <text:p text:style-name="P39">Kutipan ini mengaitkan sikap antisistematis Adorno dengan <text:span text:style-name="T1332">pemikirannya tentang ketidakidentikan. </text:span><text:span text:style-name="T1333">Di bagian pertama kutipannya, </text:span><text:span text:style-name="T1334">dia mengontraskan sistem, yang dipimpin oleh satu konsep, dengan konstelasi, </text:span><text:span text:style-name="T1335">yang tidak demikian. </text:span><text:span text:style-name="T1338">Kemudian</text:span><text:span text:style-name="T1335">, kita melihat </text:span><text:span text:style-name="T1337">cara konstelasi bisa </text:span><text:span text:style-name="T1339">sedikit mengatasi ketidak</text:span><text:span text:style-name="T1359">id</text:span><text:span text:style-name="T1339">entikan yang melekat kepada konsep. “Apa yang konsep telah pangkas dari dalam” adalah partikularitasnya, tetapi kekurangan itu dapat disuplementasi </text:span><text:span text:style-name="T1340">dengan mengumpulkan konsep lain, </text:span><text:span text:style-name="T1359">tidak di bawah, tetapi</text:span><text:span text:style-name="T1340"> di sekitarnya. </text:span><text:span text:style-name="T1341">Namun, suplementasi itu tidak sempurna: konstelasi hanya “merepresentasikan” </text:span><text:span text:style-name="T1342">yang tidak identik, </text:span><text:span text:style-name="T1343">dan batin objek hanya ditentukan “secara potensial.”</text:span><text:span text:style-name="T1342"> Dengan bahasa lain, kita bisa mengatakan bahwa pemahaman bagi Adorno selalu bersifat kontek</text:span><text:span text:style-name="T1419">s</text:span><text:span text:style-name="T1342">tual,</text:span><text:span text:style-name="T1342"><text:note text:id="ftn58" text:note-class="footnote"><text:note-citation>58</text:note-citation><text:note-body><text:p text:style-name="P126">Lih. Bowie, <text:span text:style-name="T570">Ends of Philosophy</text:span><text:span text:style-name="T4"> 25–6.</text:span></text:p></text:note-body></text:note></text:span><text:span text:style-name="T1342"> </text:span><text:span text:style-name="T1343">dan Adorno menyebut sejarah sebagai aspek sangat penting dari konteks itu.</text:span><text:span text:style-name="T1343"><text:note text:id="ftn59" text:note-class="footnote"><text:note-citation>59</text:note-citation><text:note-body><text:p text:style-name="P127">Adorno, <text:span text:style-name="T570">Negative Dialektik</text:span><text:span text:style-name="T4">, 163.</text:span></text:p></text:note-body></text:note></text:span></text:p>
      <text:p text:style-name="P39"><text:tab/><text:span text:style-name="T1344">Semua ini sesuai dengan pendekatan Adorno di metakritiknya atas akal budi praktis, yang dapat juga dilihat sebagai usaha untuk menyusun konstelasi kebebasan. Sebagaimana kita akan lihat, Adorno memosisikan pemikiran Kant dalam tradisi Pascakantian, khususnya dengan merujuk pemikiran Hegel, Marx, dan Freud. </text:span><text:span text:style-name="T1345">Satu catatan terakhir mengenai model dan konstelasi sebagai susunan nonhierarkis adalah dimensi etis atau bahkan politis yang tersirat di dalamnya. </text:span><text:span text:style-name="T1346">Ini dapat dilihat ketika </text:span><text:soft-page-break/><text:span text:style-name="T1346">Adorno menyebut utopia sebagai “suatu ada bersama dari yang berbeda,” yakni, kebersamaan yang tetap menghargai perbedaan individu.</text:span><text:span text:style-name="T1346"><text:note text:id="ftn60" text:note-class="footnote"><text:note-citation>60</text:note-citation><text:note-body><text:p text:style-name="P128">Semboyan nasional Indonesia <text:span text:style-name="T570">Bhinneka Tunggal Ika</text:span><text:span text:style-name="T4"> dapat dianggap mengucapkan </text:span><text:span text:style-name="T61">cita-cita</text:span><text:span text:style-name="T4"> yang serupa.</text:span></text:p></text:note-body></text:note></text:span></text:p>
      <text:p text:style-name="P36"/>
      <text:p text:style-name="P48">3.1.4 ‘Materialisme’ Adorno</text:p>
      <text:p text:style-name="P40"><text:tab/><text:span text:style-name="T1360">Hubungan pemikiran Adorno dengan materialisme agak rumit; Simon Jarvis bahkan beranggapan bahwa </text:span><text:span text:style-name="T1361">seluruh proyek filosofis Adorno dapat dideskripsikan sebagai usaha untuk mencapai materialisme sejati tanpa tidak sengaja membawa-bawa idealisme ke dalamnya.</text:span><text:span text:style-name="T1361"><text:note text:id="ftn61" text:note-class="footnote"><text:note-citation>61</text:note-citation><text:note-body><text:p text:style-name="P130">Lih. Jarvis, <text:span text:style-name="T570">Critical Introduction</text:span><text:span text:style-name="T4">, 149ff.</text:span></text:p></text:note-body></text:note></text:span><text:span text:style-name="T1361"> Bagian ini tidak membahas materialisme dalam arti seluas itu, tetapi membatasi dirinya </text:span><text:span text:style-name="T1362">pada beberapa pokok </text:span><text:span text:style-name="T1593">yang</text:span><text:span text:style-name="T1362"> berkaitan dengannya yang dibahas di </text:span><text:span text:style-name="T613">Dialektika Negatif</text:span><text:span text:style-name="T1362"> dan relevan bagi konfrontasinya dengan Kant: “</text:span><text:span text:style-name="T1363">prioritas objek” [</text:span><text:span text:style-name="T614">Vorrang des Objekts</text:span><text:span text:style-name="T1363">], </text:span><text:span text:style-name="T1364">secara khusus </text:span><text:span text:style-name="T1365">dala</text:span><text:span text:style-name="T1437">m</text:span><text:span text:style-name="T1365"> diutamakannya penjelasan sosial daripada individu untuk watak dan tindakan manusia; pentingnya tubuh atau momen somatik dalam pengalaman; </text:span><text:span text:style-name="T1366">dan akhirnya, berkaitan dengan momen somatik itu, pentingnya penderitaan sebagai tolok ukur kebenaran.</text:span></text:p>
      <text:p text:style-name="P41"><text:tab/><text:span text:style-name="T1367">Prioritas objek </text:span><text:span text:style-name="T1368">tentu berkaitan dengan tema yang terbaca sepanjang subbab ini, yakni, </text:span><text:span text:style-name="T1369">bahwa peran subjek dalam tindakan mengetahui cenderung menaklukkan </text:span><text:span text:style-name="T1370">apa yang berbeda; </text:span><text:span text:style-name="T1419">namun, sementara itu, </text:span><text:span text:style-name="T1370">sikap agresif </text:span><text:span text:style-name="T1371">subjek ini </text:span><text:span text:style-name="T1441">dapat dilihat sebagai </text:span><text:span text:style-name="T1371">kompensasi bagi kelemahannya. </text:span><text:span text:style-name="T1372">Adorno </text:span><text:span text:style-name="T1419">memang mengkritik dominasi subjek, tetapi dia juga </text:span><text:span text:style-name="T1442">ingin </text:span><text:span text:style-name="T1372">mengempiskan </text:span><text:span text:style-name="T1419">konsepsi </text:span><text:span text:style-name="T1442">subjek</text:span><text:span text:style-name="T1419"> tentang dirinya sendiri yang terlalu besar</text:span><text:span text:style-name="T1372">. </text:span><text:span text:style-name="T1373">Salah satu cara Adorno melakukan hal ini adalah dengan mengontraskan subjek rasional yang dianggap mengonstitusikan objeknya dengan individu </text:span><text:span text:style-name="T1374">dalam masyarakat kapitalis yang begitu tidak berdaya di hadapan kekuatan-kekuatan sosial yang jauh lebih besar daripada dirinya: “</text:span><text:span text:style-name="T1375">seberapa bersalahnya subjek untuk dunia </text:span><text:span text:style-name="T1376">konseptual, [dunia itu] bukan milik subjek melainkan bermusuhan dengannya.”</text:span><text:span text:style-name="T1376"><text:note text:id="ftn62" text:note-class="footnote"><text:note-citation>62</text:note-citation><text:note-body><text:p text:style-name="P94"><text:span text:style-name="T1178">Adorno, </text:span><text:span text:style-name="T1179">Negative Dialektik, </text:span><text:span text:style-name="T1237">167</text:span><text:span text:style-name="T1250">: “</text:span><text:span text:style-name="T1184">die begriffene Welt, wie immer auch durch Schuld des Subjekts, nicht seine eigene sondern ihm feind ist</text:span><text:span text:style-name="T981">”; bdk. </text:span><text:span text:style-name="T919">Adorno, </text:span><text:span text:style-name="T952">Negative Dialectics</text:span><text:span text:style-name="T919">, </text:span><text:span text:style-name="T931">167</text:span><text:span text:style-name="T920">.</text:span></text:p></text:note-body></text:note></text:span><text:span text:style-name="T1376"> </text:span><text:span text:style-name="T1377">Ada kontradiksi yang cukup besar di antara cara subjek </text:span><text:span text:style-name="T1378">direpresentasikan dalam filsafat idealis dengan cara individu nyata hidup, </text:span><text:span text:style-name="T1379">sehingga sulit tidak menyimpulkan bahwa manusia individu tidak bisa merupakan subjek transendental yang memungkinkan pengalamannya. </text:span></text:p>
      <text:p text:style-name="P42"><text:span text:style-name="T1380"><text:tab/></text:span><text:span text:style-name="T1386">Dengan kata lain, </text:span><text:span text:style-name="T1387">Adorno ingin mengkritik idealisme </text:span><text:span text:style-name="T1390">dengan menunjukkan</text:span><text:span text:style-name="T1388"> apa yang disebut sebagai objekitivitas palsu dan subjektivitas palsunya. </text:span><text:span text:style-name="T1389">Objektivitas palsu </text:span><text:soft-page-break/><text:span text:style-name="T1389">adalah fetisisme konsep, </text:span><text:span text:style-name="T1390">yaitu, asumsi bahwa </text:span><text:span text:style-name="T1391">konsep identik begitu saja dengan realitas, seperti dibahas di atas. </text:span><text:span text:style-name="T1392">Fetisisme tersebut melupakan asal-usul sosial konsep-konsep. Subjektivitas palsu </text:span><text:span text:style-name="T1393">adalah asumsi akan peran subjek, </text:span><text:span text:style-name="T1394">tidak hanya sebagai pengonstitusi pengalamannya, tetapi sebagai pengonstitusi realitas.</text:span><text:span text:style-name="T1394"><text:note text:id="ftn63" text:note-class="footnote"><text:note-citation>63</text:note-citation><text:note-body><text:p text:style-name="P95"><text:span text:style-name="T1178">Adorno, </text:span><text:span text:style-name="T1179">Negative Dialektik, </text:span><text:span text:style-name="T1237">1</text:span><text:span text:style-name="T1238">96; <text:s/></text:span><text:span text:style-name="T932">bdk. </text:span><text:span text:style-name="T919">Adorno, </text:span><text:span text:style-name="T952">Negative Dialectics</text:span><text:span text:style-name="T919">, </text:span><text:span text:style-name="T933">197–8.</text:span></text:p></text:note-body></text:note></text:span><text:span text:style-name="T1394"> </text:span><text:span text:style-name="T1395">Terkait subjektivitas palsu ini, Adorno juga menyebut kebutuhan akan suatu demitologisasi, tidak sebagai </text:span><text:span text:style-name="T615">reductio ad hominem </text:span><text:span text:style-name="T1395">tetapi </text:span><text:span text:style-name="T615">reductio hominis; </text:span><text:span text:style-name="T1395">bukan reduksi segala hal menjadi manusia, melainkan reduksi </text:span><text:span text:style-name="T1396">atas </text:span><text:span text:style-name="T1395">manusia itu sendiri.</text:span><text:span text:style-name="T1395"><text:note text:id="ftn64" text:note-class="footnote"><text:note-citation>64</text:note-citation><text:note-body><text:p text:style-name="P96"><text:span text:style-name="T1178">Adorno, </text:span><text:span text:style-name="T1179">Negative Dialektik, </text:span><text:span text:style-name="T1239">185</text:span><text:span text:style-name="T1238">; <text:s/></text:span><text:span text:style-name="T932">bdk. </text:span><text:span text:style-name="T919">Adorno, </text:span><text:span text:style-name="T952">Negative Dialectics</text:span><text:span text:style-name="T919">, </text:span><text:span text:style-name="T934">186</text:span><text:span text:style-name="T933">.</text:span></text:p></text:note-body></text:note></text:span></text:p>
      <text:p text:style-name="P42"><text:span text:style-name="T1382"><text:tab/>Di sat</text:span><text:span text:style-name="T1385">u </text:span><text:span text:style-name="T1382">sisi, s</text:span><text:span text:style-name="T1380">udut pandang Adorno di sini dapat dikatakan Hegelian secara garis besar, sejauh </text:span><text:span text:style-name="T1382">lebih </text:span><text:span text:style-name="T1381">mengutamakan eksistensi sosial daripada individu, </text:span><text:span text:style-name="T1382">atau lebih tepatnya, menunjukkan eksistensi sosial sebagai konteks niscaya bagi pembahasan apa pun mengenai cara individu menentukan dirinya sendiri. </text:span><text:span text:style-name="T1383">Namun, jauh berbeda dengan Hegel, Adorno tidak melihat bahwa eksistensi sosial ini menghasilkan atau menjamin kebebasan. </text:span><text:span text:style-name="T1384">Justru sebaliknya: </text:span><text:span text:style-name="T1385">Adorno melihat masyarakat secara keseluruhan sebagai hal yang </text:span><text:span text:style-name="T1437">menindas.</text:span></text:p>
      <text:p text:style-name="P43"><text:span text:style-name="T1397"><text:tab/>M</text:span>omen somatik <text:span text:style-name="T1397">juga sangat penting bagi Adorno. </text:span><text:span text:style-name="T1398">Kita sudah melihat bahwa sebagian dari </text:span><text:span text:style-name="T616">reductio hominis</text:span><text:span text:style-name="T1398"> Adorno adalah penolakan atas status </text:span><text:span text:style-name="T1399">mandiri subjek, pemikiran, atau rasio </text:span><text:span text:style-name="T1400">dengan mendeskripsikan cara semua hal ini terjadi dalam sejarah spesies manusia. </text:span><text:span text:style-name="T1401">Bagi Adorno, subjek rasional bukan substansi murni yang terpisah dari alam yang dipikirkan olehnya, melainkan </text:span><text:span text:style-name="T1402">bagian dari suatu proses alami yang sedang terjadi di dalam manusia hidup: “</text:span><text:span text:style-name="T1403">Kesadaran adalah fungsi dari subjek yang hidup, konsepnya dibentuk menurut gambar itu. Hal ini tidak dapat </text:span><text:span text:style-name="T1594">diusir</text:span><text:span text:style-name="T1404"> </text:span><text:span text:style-name="T1403">dari artinya sendiri.”</text:span><text:span text:style-name="T1403"><text:note text:id="ftn65" text:note-class="footnote"><text:note-citation>65</text:note-citation><text:note-body><text:p text:style-name="P97"><text:span text:style-name="T1178">Adorno, </text:span><text:span text:style-name="T1179">Negative Dialektik, </text:span><text:span text:style-name="T1239">18</text:span><text:span text:style-name="T1240">4: </text:span><text:span text:style-name="T1208">“</text:span><text:span text:style-name="T1185">Bewu</text:span><text:span text:style-name="T971">ßtsein ist Funktion des lebendigen Subjekts, sein Begriff nach dessen Bild geformt. Das ist aus seinem eginen Sinn nicht zu exorzieren</text:span><text:span text:style-name="T944">”</text:span><text:span text:style-name="T1238">; <text:s/></text:span><text:span text:style-name="T932">bdk. </text:span><text:span text:style-name="T919">Adorno, </text:span><text:span text:style-name="T952">Negative Dialectics</text:span><text:span text:style-name="T919">, </text:span><text:span text:style-name="T934">18</text:span><text:span text:style-name="T935">5</text:span><text:span text:style-name="T933">.</text:span></text:p></text:note-body></text:note></text:span><text:span text:style-name="T1403"> </text:span><text:span text:style-name="T1401">Tujuan Adorno di sini bukan membuang rasionalitas melainkan membongkar mitos </text:span><text:span text:style-name="T1404">kemurnian yang dibuat </text:span><text:span text:style-name="T1401">rasionalitas tentang dirinya sendiri. </text:span><text:span text:style-name="T1405">Subjek tidak berbeda secara substansial dari objek-objeknya, dan tidak dapat dipisahkan dari konteks objek tersebut: “</text:span><text:span text:style-name="T1406">Dia yang kepadanya sesuatu terberi masuk secara a priori dalam ranah yang sama dengan apa yang terberi kepadanya.”</text:span><text:span text:style-name="T1406"><text:note text:id="ftn66" text:note-class="footnote"><text:note-citation>66</text:note-citation><text:note-body><text:p text:style-name="P98"><text:span text:style-name="T1178">Adorno, </text:span><text:span text:style-name="T1179">Negative Dialektik, </text:span><text:span text:style-name="T1241">195</text:span><text:span text:style-name="T1240">: </text:span><text:span text:style-name="T1208">“</text:span><text:span text:style-name="T972">Der, dem etwas gegeben wird, gehört a priori derselben Sphãre an wie das ihm Gegebene</text:span><text:span text:style-name="T944">”</text:span><text:span text:style-name="T1238">; <text:s/></text:span><text:span text:style-name="T932">bdk. </text:span><text:span text:style-name="T919">Adorno, </text:span><text:span text:style-name="T952">Negative Dialectics</text:span><text:span text:style-name="T919">, </text:span><text:span text:style-name="T934">1</text:span><text:span text:style-name="T936">96</text:span><text:span text:style-name="T933">.</text:span></text:p></text:note-body></text:note></text:span><text:span text:style-name="T1406"> Ranah bersama itu bukan yang rohani melainkan yang material. </text:span><text:span text:style-name="T1407">Hal ini dilihat dari fakta bahwa semua pengalaman memiliki </text:span><text:span text:style-name="T1408">momen somatik </text:span><text:span text:style-name="T1443">pada</text:span><text:span text:style-name="T1408"> dasarnya. </text:span><text:span text:style-name="T1598">Adorno menyebut momen somatik sebagai </text:span><text:span text:style-name="T1408">bagian dari kognisi </text:span><text:soft-page-break/><text:span text:style-name="T1408">yang tidak kognitif </text:span><text:span text:style-name="T1599">karena meskipun akhirnya diolah oleh pikiran, momen somatik tidak berasal dari pikiran, tetapi merupakan lapisan pengalaman yang lebih mendasar</text:span><text:span text:style-name="T1408">.</text:span><text:span text:style-name="T1408"><text:note text:id="ftn67" text:note-class="footnote"><text:note-citation>67</text:note-citation><text:note-body><text:p text:style-name="P99"><text:span text:style-name="T1178">Adorno, </text:span><text:span text:style-name="T1179">Negative Dialektik, </text:span><text:span text:style-name="T1239">1</text:span><text:span text:style-name="T1242">93</text:span><text:span text:style-name="T1238">; <text:s/></text:span><text:span text:style-name="T932">bdk. </text:span><text:span text:style-name="T919">Adorno, </text:span><text:span text:style-name="T952">Negative Dialectics</text:span><text:span text:style-name="T919">, </text:span><text:span text:style-name="T934">1</text:span><text:span text:style-name="T937">92</text:span><text:span text:style-name="T933">.</text:span></text:p></text:note-body></text:note></text:span></text:p>
      <text:p text:style-name="P43"><text:tab/><text:span text:style-name="T1409">Momen somatik paling penting bagi Adorno dalam kaitannya dengan </text:span><text:span text:style-name="T1410">penderitaan </text:span><text:span text:style-name="T1431">fisik</text:span><text:span text:style-name="T1410">, </text:span><text:span text:style-name="T1411">karena menurutnya penderitaan mengorientasikan pemikiran kita terhadap perubahan sosial </text:span><text:span text:style-name="T1412">supaya penderitaan dapat ditiadakan. </text:span><text:span text:style-name="T1419">Penderitaan bagi Adorno adalah hal yang langsung dirasakan, </text:span><text:span text:style-name="T1420">berbeda dengan pengalaman yang dimediasi oleh penggunaan konsep. </text:span><text:span text:style-name="T1432">Saat menderita secara fisik, kita langsung tahu bahwa penderitaan itu seharusnya tidak ada. Pengetahuan itu juga menimbulkan solidaritas dengan sesama kita, bahkan “semua yang hidup” [</text:span><text:span text:style-name="T618">jedem Lebenden</text:span><text:span text:style-name="T1432">], supaya masyarakat ditata sedemikian rupa supaya penderitaan itu tidak ada lagi.</text:span><text:span text:style-name="T1432"><text:note text:id="ftn68" text:note-class="footnote"><text:note-citation>68</text:note-citation><text:note-body><text:p text:style-name="P100"><text:span text:style-name="T1178">Adorno, </text:span><text:span text:style-name="T1179">Negative Dialektik, </text:span><text:span text:style-name="T1243">201–2</text:span><text:span text:style-name="T1238">; <text:s/></text:span><text:span text:style-name="T932">bdk. </text:span><text:span text:style-name="T919">Adorno, </text:span><text:span text:style-name="T952">Negative Dialectics</text:span><text:span text:style-name="T919">, </text:span><text:span text:style-name="T938">203–4</text:span><text:span text:style-name="T933">.</text:span></text:p></text:note-body></text:note></text:span><text:span text:style-name="T1432"> </text:span><text:span text:style-name="T1433">Momen somatik ini juga menjadi penting dalam pembahasan Adorno tentang Kant, sebagai “yang ditambahkan” [</text:span><text:span text:style-name="T619">das Hinzutretende</text:span><text:span text:style-name="T1433">].</text:span></text:p>
      <text:p text:style-name="P44"/>
      <text:p text:style-name="P49">3.1.5 Rangkuman menuju Kant</text:p>
      <text:p text:style-name="P45"><text:tab/>Setelah ulasan di bab ini dan bab sebelumnya mengenai pemikiran Adorno secara umum dan proyeknya dalam <text:span text:style-name="T570">Dialektika Negatif</text:span>, kita mampu menyimpulkan untuk sementara seperti apa analisisnya tentang konsep kebebasan dalam pemikiran Kant. <text:span text:style-name="T1421">Pertama-tama, analisis itu merupakan metakritik, </text:span><text:span text:style-name="T1422">yaitu, kritik dari luar maupun dalam </text:span><text:span text:style-name="T1423">yang memahami isi teks Kant </text:span><text:span text:style-name="T1424">sesuai </text:span><text:span text:style-name="T1438">d</text:span><text:span text:style-name="T1424">engan konteks sejarahnya yang dipahami secara garis besar sesuai dengan historiografi Marxis. </text:span><text:span text:style-name="T1425">Metakritik ini juga mempertimbangkan sejarah yang merentang di antara zaman Kant dan zaman Adorno; </text:span><text:span text:style-name="T1426">tujuan utamanya bukan pengontekstualisasian atas Kant dalam zamannya sendiri melainkan demi masa kini Adorno, pertengahan abad ke-20. </text:span><text:span text:style-name="T1438">S</text:span><text:span text:style-name="T1427">atu implikasi </text:span><text:span text:style-name="T1438">penting dari perspektif ini </text:span><text:span text:style-name="T1428">adalah Adorno </text:span><text:span text:style-name="T1429">membaca Kant dari </text:span><text:span text:style-name="T1430">posisi setelah kegagalan filsafat. </text:span><text:span text:style-name="T1439">Asumsi bahwa filsafat telah gagal mewarnai seluruh pembacaannya; Adorno tidak bekerja sebagai peneliti akademik yang ingin merekonstruksi versi paling meyakinkan dari pemikiran Kant, </text:span><text:span text:style-name="T1440">tetapi sebagai pembaca kritis yang mencari tahu letak kesalahannya serta apa yang masih menjanjikan darinya.</text:span></text:p>
      <text:p text:style-name="P45"><text:tab/><text:span text:style-name="T1444">Sebelum </text:span><text:span text:style-name="T1445">melangkah ke analisis itu, perlu terlebih dahulu ada sedikit eksposisi mengenai pemikiran Kant sendiri.</text:span></text:p>
      <text:p text:style-name="P46"/>
      <text:p text:style-name="P206"><text:soft-page-break/><text:span text:style-name="T1244">3.</text:span><text:span text:style-name="T1245">2</text:span><text:span text:style-name="T1244"> </text:span><text:span text:style-name="T1246">Konsep Kebebasan </text:span><text:span text:style-name="T1244">Kant</text:span></text:p>
      <text:p text:style-name="P58"><text:tab/><text:span text:style-name="T718">Bab Kebebasan Adorno merupakan konfrontasi dengan pemikiran Kant. Sama dengan subbab sebelumnya yang menjelaskan aspek-aspek dari proyek </text:span><text:span text:style-name="T671">Dialektika Negatif</text:span><text:span text:style-name="T286"> secara umum yang penting bagi konfrontasi itu, </text:span><text:span text:style-name="T390">begitu ju</text:span><text:span text:style-name="T391">g</text:span><text:span text:style-name="T390">a </text:span><text:span text:style-name="T286">subbab ini akan </text:span><text:span text:style-name="T392">melakukan hal yang sama untuk </text:span><text:span text:style-name="T286">pemikiran Kant. </text:span><text:span text:style-name="T393">Pemaparan di sini bersifat umum dan s</text:span><text:span text:style-name="T394">e</text:span><text:span text:style-name="T393">j</text:span><text:span text:style-name="T394">a</text:span><text:span text:style-name="T393">uh mungkin tidak akan masuk ke dalam perdebatan </text:span><text:span text:style-name="T395">yang terdapat </text:span><text:span text:style-name="T393">di literatur Kantian.</text:span><text:span text:style-name="T393"><text:note text:id="ftn69" text:note-class="footnote"><text:note-citation>69</text:note-citation><text:note-body><text:p text:style-name="P132">Misalnya, Henry E. Allison digunakan sebagai sumber penting tentang pemikiran Kant, tetapi tesis ini tidak membahas atau mengandalkan tafsir “dua aspek” Allison tentang idealisme transendental Kant.</text:p></text:note-body></text:note></text:span><text:span text:style-name="T393"> </text:span><text:span text:style-name="T396">Konsep kebebasan, sebagai penentuan-diri individu, umumnya diakui sebagai </text:span><text:span text:style-name="T395">konsep kunci </text:span><text:span text:style-name="T397">seluruh </text:span><text:span text:style-name="T395">pemikiran Kant,</text:span><text:span text:style-name="T395"><text:note text:id="ftn70" text:note-class="footnote"><text:note-citation>70</text:note-citation><text:note-body><text:p text:style-name="P133">Lih., <text:span text:style-name="T1446">mis.,</text:span> <text:span text:style-name="T1209">Ernst </text:span><text:span text:style-name="T1205">Cassirer, </text:span><text:span text:style-name="T1186">Kant’s Life and Thought, </text:span><text:span text:style-name="T1210">t</text:span><text:span text:style-name="T1209">erj. James Haden </text:span><text:span text:style-name="T1210">(</text:span><text:span text:style-name="T1209">New Haven: Yale University Press, </text:span><text:span text:style-name="T1211">1981</text:span><text:span text:style-name="T1210">),</text:span><text:span text:style-name="T1211"> </text:span>333; <text:span text:style-name="T1447">Henry E.</text:span> Allison,<text:span text:style-name="T570"> </text:span><text:span text:style-name="T621">Kant’s Theory of Freedom</text:span><text:span text:style-name="T72"> (Cambridge: Cambridge University Press, 1990),</text:span><text:span text:style-name="T570"> </text:span>1–2; dan Pinkard , <text:span text:style-name="T622">German Philosophy, </text:span><text:span text:style-name="T1447">43.</text:span></text:p></text:note-body></text:note></text:span><text:span text:style-name="T395"> termasuk oleh Kant sendiri,</text:span><text:span text:style-name="T395"><text:note text:id="ftn71" text:note-class="footnote"><text:note-citation>71</text:note-citation><text:note-body><text:p text:style-name="P134">Kant, <text:span text:style-name="T570">Practical Reason</text:span><text:span text:style-name="T4">, 3.</text:span></text:p></text:note-body></text:note></text:span><text:span text:style-name="T395"> </text:span><text:span text:style-name="T398">sehingga </text:span><text:span text:style-name="T390">konsep tersebut </text:span><text:span text:style-name="T398">tidak dapat dipahami terlepas dari sistem Kant secara keseluruhan; </text:span><text:span text:style-name="T399">karena itu,</text:span><text:span text:style-name="T398"> </text:span><text:span text:style-name="T400">subbab </text:span><text:span text:style-name="T401">ini </text:span><text:span text:style-name="T400">tidak luput dari </text:span><text:span text:style-name="T402">sedikit </text:span><text:span text:style-name="T400">pembahasan mengenai tujuan sistematis Kant secara garis besar.</text:span></text:p>
      <text:p text:style-name="P24"/>
      <text:p text:style-name="P59"><text:span text:style-name="T73">3.</text:span><text:span text:style-name="T4">2.1 Proyek </text:span><text:span text:style-name="T570">Kritik </text:span><text:span text:style-name="T4">Pertama: Pengadilan Akal Budi</text:span></text:p>
      <text:p text:style-name="P58"><text:span text:style-name="T398"><text:tab/></text:span><text:span text:style-name="T403">Filsafat kritis Kant bermula dengan </text:span><text:span text:style-name="T682">Kritik Akal Budi Murni</text:span><text:span text:style-name="T403">, </text:span><text:span text:style-name="T404">juga disebut</text:span><text:span text:style-name="T403"> </text:span><text:span text:style-name="T683">Kritik </text:span><text:span text:style-name="T405">p</text:span><text:span text:style-name="T404">ertama. </text:span><text:span text:style-name="T406">Di karya itu Kant ingin </text:span><text:span text:style-name="T407">menggunakan akal budi untuk </text:span><text:span text:style-name="T406">menetapkan batas wajar penggunaan akal budi </text:span><text:span text:style-name="T405">itu sendiri. </text:span><text:span text:style-name="T408">Sebagai konsekuensi, f</text:span><text:span text:style-name="T409">rasa </text:span><text:span text:style-name="T405">“</text:span><text:span text:style-name="T409">k</text:span><text:span text:style-name="T405">ritik akal budi murni” memiliki makna ganda, karena akal budi berlaku sebagai subjek sekaligus objek kritiknya. Dengan akal budi sebagai objek, </text:span><text:span text:style-name="T684">Kritik </text:span><text:span text:style-name="T405">pertama adalah kritik </text:span><text:span text:style-name="T684">atas</text:span><text:span text:style-name="T405"> akal budi: akal budilah yang dikritik karena </text:span><text:span text:style-name="T408">menurut Kant, </text:span><text:span text:style-name="T405">sejauh ini </text:span><text:span text:style-name="T408">kemampuan tersebut </text:span><text:span text:style-name="T405">digunakan dengan terlalu bebas sehingga jatuh dalam kontradiksi dan spekulasi yang tidak bermanfaat. Sementara itu, dengan akal budi sebagai subjek, kritik ini adalah kritiknya akal budi, karena akal budilah yang melakukannya. Kant telah </text:span><text:span text:style-name="T410">menyelenggarakan pengadilan yang cukup aneh, karena hal yang sama ditempatkan sebagai hakim sekaligus terdakwa.</text:span><text:span text:style-name="T410"><text:note text:id="ftn72" text:note-class="footnote"><text:note-citation>72</text:note-citation><text:note-body><text:p text:style-name="P135">Kant, <text:span text:style-name="T570">Pure Reason, </text:span><text:span text:style-name="T4">Axi–xii. </text:span><text:span text:style-name="T74">Mengenai metafora pengadilan, lih. juga </text:span><text:span text:style-name="T75">Onora O’Neill, </text:span><text:span text:style-name="T623">Constructions of Reason: Explorations of Kant’s Practical Philosophy</text:span><text:span text:style-name="T75"> (Cambridge: Cambridge University Press,1989), 9, 16–20.</text:span></text:p></text:note-body></text:note></text:span></text:p>
      <text:p text:style-name="P70"><text:tab/><text:span text:style-name="T1448">Secara khusus, Kant ingin bertanya </text:span><text:span text:style-name="T1449">mengenai </text:span><text:span text:style-name="T1448">kemungkinan </text:span><text:span text:style-name="T1449">akan </text:span><text:span text:style-name="T1448">suatu ilmu metafisika </text:span><text:span text:style-name="T1449">yang sama kuatnya dan pastinya dengan matematika atau fisika. </text:span><text:span text:style-name="T1450">Metafisika, jika ada, akan merupakan ilmu yang murni </text:span><text:span text:style-name="T624">a priori</text:span><text:span text:style-name="T76"> (tanpa rujukan sama sekali kepada </text:span><text:soft-page-break/><text:span text:style-name="T76">pengalaman) dan hanya menggunakan konsep </text:span><text:span text:style-name="T77">(berbeda dengan </text:span><text:span text:style-name="T78">matematika, yang menggunakan konsep dan intuisi).</text:span><text:span text:style-name="T78"><text:note text:id="ftn73" text:note-class="footnote"><text:note-citation>73</text:note-citation><text:note-body><text:p text:style-name="P143"><text:span text:style-name="T1451">Kant, </text:span><text:span text:style-name="T625">Pure Reason, </text:span>Bx–xiv</text:p></text:note-body></text:note></text:span><text:span text:style-name="T78"> Objek ilmu metafisika </text:span><text:span text:style-name="T79">adalah tiga hal yang, menurut Kant, paling ingin </text:span><text:span text:style-name="T80">dik</text:span><text:span text:style-name="T79">etahui </text:span><text:span text:style-name="T80">oleh manusia</text:span><text:span text:style-name="T79">: </text:span><text:span text:style-name="T81">Tuhan</text:span><text:span text:style-name="T79">, kebebasan, dan keabadian jiwa.</text:span><text:span text:style-name="T79"><text:note text:id="ftn74" text:note-class="footnote"><text:note-citation>74</text:note-citation><text:note-body><text:p text:style-name="P136">Kant, <text:span text:style-name="T570">Pure Reason, </text:span><text:span text:style-name="T82">B</text:span><text:span text:style-name="T1212">395n222.</text:span></text:p></text:note-body></text:note></text:span><text:span text:style-name="T79"> </text:span><text:span text:style-name="T1452">Kant akhirnya</text:span><text:span text:style-name="T1452"><text:note text:id="ftn75" text:note-class="footnote"><text:note-citation>75</text:note-citation><text:note-body><text:p text:style-name="Footnote">“<text:span text:style-name="T1453">Akhirnya” di sini tentu melewatkan </text:span><text:span text:style-name="T1454">argumentasi Kant untuk mendukung kesimpulan tersebut, yang meleset terlalu jauh dari batas tesis ini.</text:span></text:p></text:note-body></text:note></text:span><text:span text:style-name="T1452"> menyimpulkan </text:span><text:span text:style-name="T1455">bahwa metafisika </text:span><text:span text:style-name="T1456">dalam arti itu tidak mungkin; kita tidak dapat mengetahui </text:span><text:span text:style-name="T1457">Tuhan</text:span><text:span text:style-name="T1456">, kebebasan, dan jiwa </text:span><text:span text:style-name="T1458">secara ilmiah, yakni, </text:span><text:span text:style-name="T1456">sebagai objek pengetahuan teoretis, karena </text:span><text:span text:style-name="T1458">mereka </text:span><text:span text:style-name="T1459">transenden, </text:span><text:span text:style-name="T1460">atau dengan kata lain</text:span><text:span text:style-name="T1461">, </text:span><text:span text:style-name="T1458">tidak dapat </text:span><text:span text:style-name="T1462">menjadi objek pengalaman</text:span><text:span text:style-name="T1458">. </text:span><text:span text:style-name="T1463">K</text:span><text:span text:style-name="T1457">ita tidak bisa tahu bahwa Tuhan ada dengan sama pastinya dengan pengetahuan kita bahwa 7 + 5 = 12, </text:span><text:span text:style-name="T1464">dan kita juga tidak bisa mengharapkan perluasan pengetahuan kita melalui pengkajian atas </text:span><text:span text:style-name="T1465">objek-objek</text:span><text:span text:style-name="T1464"> metafisika seperti yang terjadi di ilmu matematika.</text:span><text:span text:style-name="T1457"> </text:span><text:span text:style-name="T1466">Walaupun begitu, ketiganya tetap dapat dipikirkan dan bahkan diandaikan ada saat kita bertindak dalam kehidupan kita masing-masing. </text:span><text:span text:style-name="T1467">Kant dengan masyhur </text:span><text:span text:style-name="T1468">menjelaskan </text:span><text:span text:style-name="T1459">prestasi ini</text:span><text:span text:style-name="T1468"> sebagai “meniadakan </text:span><text:span text:style-name="T626">pengetahuan</text:span><text:span text:style-name="T83"> guna menyediakan ruang untuk </text:span><text:span text:style-name="T626">iman</text:span><text:span text:style-name="T83">.”</text:span><text:span text:style-name="T83"><text:note text:id="ftn76" text:note-class="footnote"><text:note-citation>76</text:note-citation><text:note-body><text:p text:style-name="P144">Kant, <text:span text:style-name="T570">Pure Reason</text:span><text:span text:style-name="T4">, </text:span><text:span text:style-name="T84">Bxxx: “</text:span><text:span text:style-name="T1187">annul </text:span><text:span text:style-name="T1213">knowledge </text:span><text:span text:style-name="T1187">in order to make room for </text:span><text:span text:style-name="T1213">faith.”</text:span></text:p></text:note-body></text:note></text:span></text:p>
      <text:p text:style-name="P70"><text:tab/><text:span text:style-name="T1469">Meskipun Kant merasakan dirinya telah berhasil dalam menetapkan batas wajar penggunaan akal budi sehingga tidak boleh </text:span><text:span text:style-name="T1470">digunakan terlepas dari pengalaman, </text:span><text:span text:style-name="T1471">dia tetap mengakui bahwa ada dorongan dari dalam akal budi sendiri untuk melampaui batas tersebut. </text:span><text:span text:style-name="T1472">Pengakuan ini </text:span><text:span text:style-name="T1473">terdapat di kalimat-kalimat </text:span><text:span text:style-name="T1474">pembuka </text:span><text:span text:style-name="T627">Kritik Akal Budi Murni —</text:span><text:span text:style-name="T85">“</text:span><text:span text:style-name="T86">Akal budi manusia memiliki nasib yang khas terkait satu jenis </text:span><text:span text:style-name="T87">pengetahuannya</text:span><text:span text:style-name="T86">: dia diganggu oleh pertanyaan yang tidak dapat di </text:span><text:span text:style-name="T88">tolak olehnya, karena [pertanyaan tersebut] dilontarkan </text:span><text:span text:style-name="T89">kepadanya </text:span><text:span text:style-name="T88">oleh kodrat akal budi itu sendiri, tetapi yang tidak pula dapat dijawab olehnya, karena [pertanyaan tersebut] melampaui setiap kemampuan akal budi manusia...”</text:span><text:span text:style-name="T85"><text:note text:id="ftn77" text:note-class="footnote"><text:note-citation>77</text:note-citation><text:note-body><text:p text:style-name="P137">Kant, <text:span text:style-name="T570">Pure Reason, </text:span><text:span text:style-name="T4">A</text:span><text:span text:style-name="T85">vi</text:span><text:span text:style-name="T4">i: “</text:span><text:span text:style-name="T628">Human reason has a peculiar fate in one kind of its cognitions: it is troubled by questions that it cannot dismiss, because they are posed to it by the nature of reason itself, but that it it also cannot answer, because they surpass human reason’s every ability</text:span><text:span text:style-name="T90">.”</text:span></text:p></text:note-body></text:note></text:span><text:span text:style-name="T85">—</text:span><text:span text:style-name="T91">meskipun baru dijelaskan kemudian.</text:span><text:span text:style-name="T85"> </text:span><text:span text:style-name="T92">Menurut Kant, </text:span><text:span text:style-name="T93">akal budi memiliki kecenderungan untuk melengkapi pengalaman kita dengan </text:span><text:span text:style-name="T81">berusaha</text:span><text:span text:style-name="T93"> mencapai suatu keseluruhan yang mengandung apa yang kita alami. </text:span><text:span text:style-name="T91">Dengan kata lain, </text:span><text:span text:style-name="T94">ketika kita mengalami hal-hal yang terkondisikan, akal budi kita menuntu</text:span><text:span text:style-name="T95">t</text:span><text:span text:style-name="T94"> agar kita menemukan apa yang tak terkondisikan </text:span><text:span text:style-name="T96">sebagai dasar hal yang terkondisikan itu</text:span><text:span text:style-name="T94">.</text:span><text:span text:style-name="T94"><text:note text:id="ftn78" text:note-class="footnote"><text:note-citation>78</text:note-citation><text:note-body><text:p text:style-name="P138">Kant, <text:span text:style-name="T570">Pure Reason, </text:span><text:span text:style-name="T97">A409/B436.</text:span></text:p></text:note-body></text:note></text:span><text:span text:style-name="T91"> </text:span><text:span text:style-name="T98">Misalnya, </text:span><text:span text:style-name="T99">kita mengakui kausalitas sebagai corak umum pengalaman. Setiap fenomena yang kita alami </text:span><text:soft-page-break/><text:span text:style-name="T99">memiliki sebab, dan begitu juga sebabnya, sehingga kita </text:span><text:span text:style-name="T100">bisa menelusuri rantai sebab-akibat </text:span><text:span text:style-name="T95">ke belakang </text:span><text:span text:style-name="T100">sejauh yang kita inginkan. Dengan menuntut yang tak terkondisikan dalam konteks ini, akal budi ingin melengkapi rantai sebab-akibat, </text:span><text:span text:style-name="T101">misalnya</text:span><text:span text:style-name="T100"> dengan menemukan </text:span><text:span text:style-name="T101">awal mutlak dari rantai tersebut, </text:span><text:span text:style-name="T102">sebab yang tak tersebabkan</text:span><text:span text:style-name="T101">. </text:span><text:span text:style-name="T103">Namun, </text:span><text:span text:style-name="T104">menurut Kant, </text:span><text:span text:style-name="T103">awal mutlak ini tidak dapat dialami, sehingga usaha akal budi untuk mengetahuinya pasti gagal.</text:span><text:span text:style-name="T103"><text:note text:id="ftn79" text:note-class="footnote"><text:note-citation>79</text:note-citation><text:note-body><text:p text:style-name="P139">Kant, <text:span text:style-name="T570">Pure Reason, </text:span><text:span text:style-name="T105">A414–8/B441–6; </text:span><text:span text:style-name="T106">lih. juga Pinkard, </text:span><text:span text:style-name="T629">German Philosophy</text:span><text:span text:style-name="T106">, 41–2.</text:span></text:p></text:note-body></text:note></text:span></text:p>
      <text:p text:style-name="P70"><text:span text:style-name="T103"><text:tab/></text:span><text:span text:style-name="T81">Kegagalan akal budi </text:span><text:span text:style-name="T107">di sini bersifat produktif: dia</text:span><text:span text:style-name="T81"> </text:span><text:span text:style-name="T108">menghasilkan antinomi-antinomi, </text:span><text:span text:style-name="T109">yakni, kontradiksi niscaya antara dua sudut pandang yang sama-sama dapat dibuktikan secara logis. Antinomi </text:span><text:span text:style-name="T110">yang </text:span><text:span text:style-name="T109">paling penting</text:span><text:span text:style-name="T108"> </text:span><text:span text:style-name="T110">bagi Adorno adalah Antinomi Ketiga, yang memperlawankan </text:span><text:span text:style-name="T111">kebebasan d</text:span><text:span text:style-name="T112">eng</text:span><text:span text:style-name="T111">an kausalitas </text:span><text:span text:style-name="T107">alam</text:span><text:span text:style-name="T111">. Namun, sebelum masuk ke Antinomi Ketiga, perlu dibahas terlebih dahulu idealisme transendental Kant yang berperan sangat penting dalam solusi</text:span><text:span text:style-name="T81">nya</text:span><text:span text:style-name="T111"> </text:span><text:span text:style-name="T81">terhadap </text:span><text:span text:style-name="T111">antinomi tersebut.</text:span></text:p>
      <text:p text:style-name="P70"/>
      <text:p text:style-name="P25"><text:span text:style-name="T1475">3.2.</text:span><text:span text:style-name="T1476">2</text:span><text:span text:style-name="T1475"> Idealisme Transendental: Sebuah Sketsa </text:span><text:span text:style-name="T1477">Singkat</text:span></text:p>
      <text:p text:style-name="P25"><text:span text:style-name="T1475"><text:tab/></text:span><text:span text:style-name="T1478">Idealisme </text:span><text:span text:style-name="T1479">transendental adalah doktrin Kant yang merupakan konsekuensi dari Revolusi Kopernikus</text:span><text:span text:style-name="T1480">nya </text:span><text:span text:style-name="T1465">yang menempatkan subjek, bukan objek, pada pusat pengalaman dan pengetahuan</text:span><text:span text:style-name="T1480">.</text:span><text:span text:style-name="T1479"> </text:span><text:span text:style-name="T1481">Doktrin ini</text:span><text:span text:style-name="T1479"> juga dapat dilihat sebagai usaha untuk mendamaikan rasionalisme dengan empirisme. </text:span><text:span text:style-name="T1482">Kita sudah melihat bahwa </text:span><text:span text:style-name="T1483">inti Revolusi Kopernikus Kant </text:span><text:span text:style-name="T1484">adalah </text:span><text:span text:style-name="T1480">peran aktif</text:span><text:span text:style-name="T1484"> subjek </text:span><text:span text:style-name="T1480">dalam mengonstitusikan </text:span><text:span text:style-name="T1484">pengalaman, </text:span><text:span text:style-name="T1480">atau dengan kata lain, </text:span><text:span text:style-name="T1481">kespontanan </text:span><text:span text:style-name="T1485">subjek</text:span><text:span text:style-name="T1484">.</text:span><text:span text:style-name="T1484"><text:note text:id="ftn80" text:note-class="footnote"><text:note-citation>80</text:note-citation><text:note-body><text:p text:style-name="P145">Lih. Pinkard, <text:span text:style-name="T570">German Philosophy</text:span><text:span text:style-name="T4">, 35–6.</text:span></text:p></text:note-body></text:note></text:span><text:span text:style-name="T1484"> </text:span><text:span text:style-name="T1486">D</text:span><text:span text:style-name="T1487">iparafrase dari rumusan </text:span><text:span text:style-name="T1488">Kant, selama ini para filsuf </text:span><text:span text:style-name="T1487">telah </text:span><text:span text:style-name="T1488">berasumsi bahwa pengetahuan harus sesuai dengan objek, </text:span><text:span text:style-name="T1487">sementara Kant ingin menguji asumsi bahwa objek </text:span><text:span text:style-name="T1489">yang</text:span><text:span text:style-name="T1487"> harus sesuai dengan pengetahuan </text:span><text:span text:style-name="T1489">subjek</text:span><text:span text:style-name="T1487">.</text:span><text:span text:style-name="T1487"><text:note text:id="ftn81" text:note-class="footnote"><text:note-citation>81</text:note-citation><text:note-body><text:p text:style-name="P140">Kant, <text:span text:style-name="T570">Pure Reason, </text:span><text:span text:style-name="T113">Bxvi: </text:span><text:span text:style-name="T1214">“</text:span><text:span text:style-name="T1188">Thus far it has been assumed that all our cognition must conform to objects. On that presupposition, however, all our attempts to establish comething about them a priori, by means of ocncepts through which our cognition would be expanded, have come to tnohing. Let us, therefore, try to find out by experiment whether we shall not make better progress in the problems of metaphys</text:span><text:span text:style-name="T1204">i</text:span><text:span text:style-name="T1188">cs if we assume that objects mu</text:span><text:span text:style-name="T1204">s</text:span><text:span text:style-name="T1188">t conform to our cognition</text:span><text:span text:style-name="T1214">”</text:span></text:p></text:note-body></text:note></text:span><text:span text:style-name="T1487"> </text:span><text:span text:style-name="T1485">Jika ternyata asumsi itu bisa menjelaskan apa yang kita alami secara yang lebih baik dan meyakinkan daripada asumsi yang ada sebelumnya, maka sebaiknya asumsi itu diterima sebagai kenyataan, </text:span><text:span text:style-name="T1490">atau setidaknya penjelasan terbaik,</text:span><text:span text:style-name="T1485"> sama seperti Matahari, dan bukan Bumi, akhirnya diterima sebagai pusat Tata Surya. </text:span><text:span text:style-name="T1491">Sesuai dengan asumsi bahwa objek</text:span><text:span text:style-name="T1492">lah</text:span><text:span text:style-name="T1491"> yang disesuaikan dengan cara subjek mengetahuinya,</text:span><text:span text:style-name="T1493"> </text:span><text:span text:style-name="T1494">pengalaman kita </text:span><text:span text:style-name="T1495">sudah </text:span><text:span text:style-name="T1494">tidak </text:span><text:span text:style-name="T1495">dapat dianggap </text:span><text:span text:style-name="T1494">terdiri dari cerminan </text:span><text:span text:style-name="T1496">persis atas apa yang ada di luar sana, tetapi dari </text:span><text:soft-page-break/><text:span text:style-name="T1496">presentasi atau representasi [</text:span><text:span text:style-name="T630">Vorstellung</text:span><text:span text:style-name="T1496">] yang sudah diolah oleh pikiran. </text:span><text:span text:style-name="T1497">Apa yang dapat diketahui, menurut Kant, adalah penampakan [</text:span><text:span text:style-name="T631">Erscheinung</text:span><text:span text:style-name="T1497">], </text:span><text:span text:style-name="T1498">sementara hal sebagaimana adanya pada dirinya sendiri [</text:span><text:span text:style-name="T632">das Ding an sich</text:span><text:span text:style-name="T1498">] tidak dapat diketahui atau pun dialami. </text:span><text:span text:style-name="T1499">Pembedaan </text:span><text:span text:style-name="T1500">antara </text:span><text:span text:style-name="T1486">ranah </text:span><text:span text:style-name="T1500">penampakan </text:span><text:span text:style-name="T1501">dengan </text:span><text:span text:style-name="T1486">ranah </text:span><text:span text:style-name="T633">an sich</text:span><text:span text:style-name="T1500"> adalah inti idealisme transendental.</text:span><text:span text:style-name="T1500"><text:note text:id="ftn82" text:note-class="footnote"><text:note-citation>82</text:note-citation><text:note-body><text:p text:style-name="P141">Kant, <text:span text:style-name="T570">Pure Reason, </text:span><text:span text:style-name="T114">A369.</text:span></text:p></text:note-body></text:note></text:span></text:p>
      <text:p text:style-name="P60"><text:tab/><text:span text:style-name="T724">Idealisme transendental dapat dilihat sebagai upaya Kant untuk menyelamatkan apa yang benar </text:span><text:span text:style-name="T725">dari </text:span><text:span text:style-name="T724">rasionalisme </text:span><text:span text:style-name="T725">maupun </text:span><text:span text:style-name="T724">empirisme sementara </text:span><text:span text:style-name="T725">membuang apa yang keliru </text:span><text:span text:style-name="T724">dari keduanya. </text:span><text:span text:style-name="T726">Dari empirisme, Kant menerima bahwa akal budi tidak dapat bekerja </text:span><text:span text:style-name="T727">secara </text:span><text:span text:style-name="T728">yang berguna </text:span><text:span text:style-name="T726">terlepas dari pengalaman. </text:span><text:span text:style-name="T729">Namun, dia menolak kesimpulan skeptis dari fakta </text:span><text:span text:style-name="T730">tersebut</text:span><text:span text:style-name="T729">, yakni, bahwa </text:span><text:span text:style-name="T730">kita hanya bisa tahu pengalaman kita dan abstraksi dari pengalaman itu, sehingga tidak ada kategori universal yang sah. </text:span><text:span text:style-name="T731">Untuk membantah skeptisisme, </text:span><text:span text:style-name="T732">K</text:span><text:span text:style-name="T731">ant </text:span><text:span text:style-name="T732">meminjam gagasan tentang pengetahuan </text:span><text:span text:style-name="T685">a priori</text:span><text:span text:style-name="T411"> dari kaum rasionalis, tetapi dia juga </text:span><text:span text:style-name="T412">menyadurnya. </text:span><text:span text:style-name="T413">A</text:span><text:span text:style-name="T414">pa yang </text:span><text:span text:style-name="T686">a priori</text:span><text:span text:style-name="T414">, menurut Kant, bukan gagasan bawaan yang ditanamkan oleh Tuhan dalam manusia, sebagaimana dikira kaum rasionalis, melainkan </text:span><text:span text:style-name="T415">struktur </text:span><text:span text:style-name="T414">subjektivitas manusia itu sendiri.</text:span><text:span text:style-name="T414"><text:note text:id="ftn83" text:note-class="footnote"><text:note-citation>83</text:note-citation><text:note-body><text:p text:style-name="P146">Lih. <text:span text:style-name="T1215">Allen W. Wood, </text:span><text:span text:style-name="T1189">Kant’s Ethical Thought</text:span><text:span text:style-name="T1215"> (Cambridge: Cambridge University Press, 1999), </text:span><text:span text:style-name="T1205">59.</text:span></text:p></text:note-body></text:note></text:span><text:span text:style-name="T414"> </text:span><text:span text:style-name="T416">Bagi Kant, “semua yang kita tahu secara </text:span><text:span text:style-name="T687">a priori</text:span><text:span text:style-name="T416"> tentang hal-hal adalah apa yang kita </text:span><text:span text:style-name="T417">sendiri </text:span><text:span text:style-name="T408">t</text:span><text:span text:style-name="T418">aruh di dalamnya.”</text:span><text:span text:style-name="T418"><text:note text:id="ftn84" text:note-class="footnote"><text:note-citation>84</text:note-citation><text:note-body><text:p text:style-name="P142">Kant, <text:span text:style-name="T570">Pure Reason, </text:span><text:span text:style-name="T115">Bxviii: “</text:span><text:span text:style-name="T634">all we cognize a priori about things is what we ourselves put into them</text:span><text:span text:style-name="T115">”; bdk. Cassirer, </text:span><text:span text:style-name="T634">Life and Thought</text:span><text:span text:style-name="T115">, 158.</text:span></text:p></text:note-body></text:note></text:span><text:span text:style-name="T418"> </text:span></text:p>
      <text:p text:style-name="P60"><text:span text:style-name="T418"><text:tab/></text:span><text:span text:style-name="T419">Sebagai contoh, kita bisa melihat cara Kant menanggapi konsepsi Hume tentang kausalitas. </text:span><text:span text:style-name="T420">Hume, </text:span><text:span text:style-name="T421">seorang empiris skeptis,</text:span><text:span text:style-name="T420"> berargumen </text:span><text:span text:style-name="T421">bahwa kita tidak pernah bisa menyimpulkan bahwa kausalitas itu ada, karena kita hanya bisa mengamati bahwa dua peristiwa </text:span><text:span text:style-name="T422">terjadi secara berurutan. Hubungan kausal tidak diindra, sehingga kausalitas hanya merupakan penjelasan kita bagi berbagai urutan peristiwa yang pernah kita saksikan. Kant </text:span><text:span text:style-name="T423">setuju dengan Hume bahwa hubungan kausal tidak dapat diindra, tetapi menurutnya fakta itu tidak berarti bahwa kausalitas tidak dapat dianggap ada. Sebaliknya, Kant</text:span><text:span text:style-name="T422"> mengklaim </text:span><text:span text:style-name="T424">bahwa kausalitas merupakan bagian niscaya dari subjektivitas itu sendiri, </text:span><text:span text:style-name="T425">atau dengan kata lain, merupakan sumbangan subjek kepada pengalaman.</text:span><text:span text:style-name="T414"><text:note text:id="ftn85" text:note-class="footnote"><text:note-citation>85</text:note-citation><text:note-body><text:p text:style-name="P147">Lih. Copleston, <text:span text:style-name="T570">History of Philosophy</text:span><text:span text:style-name="T4">, jil. 4, 16–7, 28–9, </text:span><text:span text:style-name="T116">57–9.</text:span></text:p></text:note-body></text:note></text:span><text:span text:style-name="T414"> </text:span><text:span text:style-name="T426">Karena kausalitas disumbangkan oleh subjek kepada pengalaman, maka prinsip itu bisa berlaku secara universal, tetapi hanya untuk ranah penampakan, tidak untuk ranah </text:span><text:span text:style-name="T688">an sich</text:span><text:span text:style-name="T426">.</text:span></text:p>
      <text:p text:style-name="P60"><text:soft-page-break/><text:span text:style-name="T426"><text:tab/></text:span><text:span text:style-name="T427">Seperti yang kita akan lihat di bagian berikutnya, idealisme transendental memungkinkan Kant untuk menyelesaikan berbagai masalah filosofis, </text:span><text:span text:style-name="T428">tetapi pandangan ini juga memiliki beberapa konsekuensi yang agak sulit diterima, baik bagi </text:span><text:span text:style-name="T429">pembaca di zaman Kant hingga saat ini, </text:span><text:span text:style-name="T430">termasuk pembaca yang sangat bersimpati dengan </text:span><text:span text:style-name="T408">aspek lain dari</text:span><text:span text:style-name="T430"> pemikiran Kant</text:span><text:span text:style-name="T429">.</text:span><text:span text:style-name="T428"><text:note text:id="ftn86" text:note-class="footnote"><text:note-citation>86</text:note-citation><text:note-body><text:p text:style-name="P148"><text:span text:style-name="T1502">Lih. </text:span>Pinkard, <text:span text:style-name="T570">German Philosophy</text:span><text:span text:style-name="T4">, 92; </text:span><text:span text:style-name="T117">Lih. juga </text:span><text:span text:style-name="T118">Henry E. Allison, </text:span><text:span text:style-name="T974">Kant's Transcendental Idealism,</text:span><text:span text:style-name="T945"> </text:span><text:span text:style-name="T946">e</text:span><text:span text:style-name="T945">disi </text:span><text:span text:style-name="T947">d</text:span><text:span text:style-name="T945">iperbaharui dan </text:span><text:span text:style-name="T947">d</text:span><text:span text:style-name="T945">iperbesar </text:span><text:span text:style-name="T947">(</text:span><text:span text:style-name="T945">New Haven: Yale University Press, 2004</text:span><text:span text:style-name="T947">),</text:span><text:span text:style-name="T945"> </text:span><text:span text:style-name="T119">3–4.</text:span></text:p></text:note-body></text:note></text:span><text:span text:style-name="T428"> </text:span><text:span text:style-name="T431">Revolusi Kopernikus Kant dapat dilihat, </text:span><text:span text:style-name="T432">sesuai dengan usulan</text:span><text:span text:style-name="T431"> </text:span><text:span text:style-name="T433">Ernst Cassirer, sebagai pergeseran dari ontologi ke epistemologi.</text:span><text:span text:style-name="T433"><text:note text:id="ftn87" text:note-class="footnote"><text:note-citation>87</text:note-citation><text:note-body><text:p text:style-name="P149">Cassirer, <text:span text:style-name="T570">Life and Thought</text:span><text:span text:style-name="T4">, 144ff. </text:span></text:p></text:note-body></text:note></text:span><text:span text:style-name="T433"> </text:span><text:span text:style-name="T430">Dengan mengikuti Kant, kita sudah tidak bisa membahas struktur realitas begitu saja, tetapi hanya struktur realitas sebagaimana </text:span><text:span text:style-name="T432">dapat diketahui oleh kita</text:span><text:span text:style-name="T430">. Masih ada suatu ranah—ranah </text:span><text:span text:style-name="T689">an sich</text:span><text:span text:style-name="T430">—</text:span><text:span text:style-name="T434">yang tentangnya kita hanya bisa mengatakan bahwa ranah itu ada, tanpa menentukan apa pun tentang isinya. </text:span><text:span text:style-name="T435">Lagi pula</text:span><text:span text:style-name="T436">, berbagai hal yang dianggap oleh orang banyak sebagai corak hakiki realitas, seperti ruang dan waktu, bagi Kant </text:span><text:span text:style-name="T437">merupakan sumbangan subjek, secara khusus sebagai bentuk murni intuisi, dan karena itu tidak berlaku bagi</text:span><text:span text:style-name="T430"> </text:span><text:span text:style-name="T690">Ding</text:span><text:span text:style-name="T691">e</text:span><text:span text:style-name="T690"> an sich</text:span><text:span text:style-name="T437">, hanya bagi penampakan. </text:span><text:span text:style-name="T438">Seperti kita akan lihat di bagian berikutnya, idealisme transendental juga memainkan peran yang krusial bagi cara Kant menunjukkan kemungkinan akan kebebasan manusia.</text:span></text:p>
      <text:p text:style-name="P26"/>
      <text:p text:style-name="P60">3.<text:span text:style-name="T1503">2</text:span>.<text:span text:style-name="T1504">3</text:span> Antinomi Ketiga</text:p>
      <text:p text:style-name="P71"><text:tab/><text:span text:style-name="T1505">Antinomi-antinomi akal budi murni terdapat di Dialektika Transendental, </text:span><text:span text:style-name="T1506">bagian dari </text:span><text:span text:style-name="T635">Kritik</text:span><text:span text:style-name="T120"> pertama yang berurusan dengan penggunaan akal budi secara keliru, yakni, secara terlepas dari pengalaman. </text:span><text:span text:style-name="T121">Secara khusus, antinomi-antinomi ini muncul berkaitan dengan tuntutan </text:span><text:span text:style-name="T122">akal budi untuk mengetahui keseluruhan yang darinya </text:span><text:span text:style-name="T123">objek </text:span><text:span text:style-name="T122">pengalaman kita merupakan sebagian. </text:span><text:span text:style-name="T124">Kant juga menyebut pemikiran kita tentang keseluruhan ini “ide kosmologis.” Prinsip akal budi yang menghasilkan ide kosmologis berbunyi sebagai berikut: “</text:span><text:span text:style-name="T125">Jika yang terkondisikan diberikan, maka </text:span><text:span text:style-name="T126">jumlah semua kondisi dan karena itu apa yang tak terkondisikan secara mutlak (</text:span><text:span text:style-name="T127">yang hanya melaluinya yang terkondisikan mungkin </text:span><text:span text:style-name="T128">[</text:span><text:span text:style-name="T127">ada</text:span><text:span text:style-name="T128">]</text:span><text:span text:style-name="T127">) juga diberikan.”</text:span><text:span text:style-name="T127"><text:note text:id="ftn88" text:note-class="footnote"><text:note-citation>88</text:note-citation><text:note-body><text:p text:style-name="P150">Kant, <text:span text:style-name="T570">Pure Reason</text:span><text:span text:style-name="T4">, A409/B436: “</text:span><text:span text:style-name="T570">If the conditioned is given, then the entire sum of c</text:span><text:span text:style-name="T636">o</text:span><text:span text:style-name="T570">nditions and hence the absolute unconditioned (through which alone the conditioned was possible) is also given.</text:span><text:span text:style-name="T4">”</text:span></text:p></text:note-body></text:note></text:span><text:span text:style-name="T127"> Kita bisa memverifikasi </text:span><text:span text:style-name="T129">berlakunya </text:span><text:span text:style-name="T128">prinsip ini dengan berefleksi tentang pengalaman kita atas ruang: </text:span><text:span text:style-name="T130">dari posisi kita saat ini, kita tinggal membayangkan sebuah garis lurus </text:span><text:span text:style-name="T131">yang terus memanjang ke satu arah. Kita bisa </text:span><text:span text:style-name="T132">membayangkan diri kita sedang </text:span><text:span text:style-name="T131">mengikuti garis itu sehingga keluar dari atmosfer </text:span><text:soft-page-break/><text:span text:style-name="T131">Bumi, Tata Surya, Bima Sakti, dst., </text:span><text:span text:style-name="T133">tetapi sebesar apa pun skala pandangan kita, kita hanya akan mengalami sebagian dari garis itu. </text:span><text:span text:style-name="T134">Akal budi menyumbangkan ide kosmologis tentang keseluruhan </text:span><text:span text:style-name="T135">yang akan mengandung garis itu: atau garis akhirnya menemukan ujung alam semesta, atau garis memanjang tak terbatas, selamanya. </text:span><text:span text:style-name="T136">Menurut Kant, kedua alternatif ini sama-sama tidak dapat dialami, </text:span><text:span text:style-name="T137">dan karena itu tidak dapat dikonfirmasi atau pun dibantah, dan dapat dianggap sebagai hasil akal-akalan [</text:span><text:span text:style-name="T637">vern</text:span><text:span text:style-name="T899">ünfteln</text:span><text:span text:style-name="T834">] saja.</text:span><text:span text:style-name="T136"> </text:span><text:span text:style-name="T137">Masalah tentang b</text:span><text:span text:style-name="T136">atas alam semesta dalam ruang dan waktu merupakan tema Antinomi Pertama dan tidak akan dibahas lebih lanjut, </text:span><text:span text:style-name="T137">tetapi disebut di sini karena </text:span><text:span text:style-name="T138">menunjukkan dengan jelas cara ide kosmologis menghasilkan antinomi. </text:span><text:span text:style-name="T139">Bagi Kant, semua antinomi akal budi murni muncul karena kita menyamakan penampakan dengan</text:span><text:span text:style-name="T638"> das Ding an sich</text:span><text:span text:style-name="T139">, dan dapat diselesaikan dengan </text:span><text:span text:style-name="T129">merujuk</text:span><text:span text:style-name="T139"> idealisme transendental.</text:span><text:span text:style-name="T139"><text:note text:id="ftn89" text:note-class="footnote"><text:note-citation>89</text:note-citation><text:note-body><text:p text:style-name="P151">Kant, <text:span text:style-name="T570">Pure Reason</text:span><text:span text:style-name="T4">, </text:span><text:span text:style-name="T140">A409–22/B435–49; lih. juga Allison, </text:span><text:span text:style-name="T639">Theory of Freedom</text:span><text:span text:style-name="T140">, 13–4.</text:span></text:p></text:note-body></text:note></text:span></text:p>
      <text:p text:style-name="P61"><text:tab/><text:span text:style-name="T733">Setiap antinomi memiliki pola yang sama. Pertama, Kant m</text:span><text:span text:style-name="T734">enyatakan</text:span><text:span text:style-name="T733"> sebuah tesis dan sebuah antitesis, diletakkan bersebelahan. </text:span><text:span text:style-name="T735">Kemudian, baik tesis </text:span><text:span text:style-name="T736">maupun</text:span><text:span text:style-name="T735"> antitesis dibuktikan, dengan berangkat dari asumsi bahwa lawannya benar: tesis bermula dengan asumsi bahwa antitesis benar, dan sebaliknya. </text:span><text:span text:style-name="T737">Masing-masing b</text:span><text:span text:style-name="T735">ukti berjalan </text:span><text:span text:style-name="T738">secara </text:span><text:span text:style-name="T692">argumentum e contrario</text:span><text:span text:style-name="T693"><text:note text:id="ftn90" text:note-class="footnote"><text:note-citation>90</text:note-citation><text:note-body><text:p text:style-name="P152">Theodor W. Adorno, <text:span text:style-name="T570">Problems of Moral Philosophy,</text:span><text:span text:style-name="T4"> ed. Thomas Schr</text:span><text:span text:style-name="T821">ö</text:span><text:span text:style-name="T835">der, terj. Rodney Livingstone (Cambridge: Polity Press, 2000),</text:span><text:span text:style-name="T4"> 33.</text:span></text:p></text:note-body></text:note></text:span><text:span text:style-name="T693"> </text:span><text:span text:style-name="T439">dengan menunjukkan </text:span><text:span text:style-name="T440">bahwa meskipun kita berasumsi, misalnya, bahwa tesis benar, maka penalaran logis dari tesis itu berujung dalam </text:span><text:span text:style-name="T441">kesimpulan</text:span><text:span text:style-name="T440"> </text:span><text:span text:style-name="T441">bahwa </text:span><text:span text:style-name="T440">antitesis </text:span><text:span text:style-name="T441">benar</text:span><text:span text:style-name="T440">, dan begitu </text:span><text:span text:style-name="T408">juga</text:span><text:span text:style-name="T440"> sebaliknya. Tesis dan antitesis saling membatalkan; </text:span><text:span text:style-name="T442">akal budi telah menghasilkan kontradiksi yang tampaknya tak terselesaikan. </text:span><text:span text:style-name="T443">Satu pokok </text:span><text:span text:style-name="T444">lagi yang sangat penting saat menafsirkan antinomi Kant: </text:span><text:span text:style-name="T445">saat mempresentasikan tesis dan antitesis, Kant tidak menggunakan suaranya sendiri, tetapi memainkan peran yang disebut Henry Allison sebagai “persona.”</text:span><text:span text:style-name="T443"><text:note text:id="ftn91" text:note-class="footnote"><text:note-citation>91</text:note-citation><text:note-body><text:p text:style-name="P153">Henry <text:span text:style-name="T1507">E. </text:span>Allison, <text:span text:style-name="T570">Kant’s Conception of Freedom</text:span><text:span text:style-name="T4"> </text:span><text:span text:style-name="T141">(Cambridge: Cambridge University Press, 2020),</text:span><text:span text:style-name="T4"> 244ff.</text:span></text:p></text:note-body></text:note></text:span><text:span text:style-name="T443"> </text:span><text:span text:style-name="T445">Secara khusus, </text:span><text:span text:style-name="T446">Kant berperan sebagai seorang rasionalis dogmati</text:span><text:span text:style-name="T447">s dalam tesis, dan sebagai seorang empiris dogmatis dalam antitesis.</text:span><text:span text:style-name="T445"><text:note text:id="ftn92" text:note-class="footnote"><text:note-citation>92</text:note-citation><text:note-body><text:p text:style-name="P154"><text:span text:style-name="T1508">Kant, </text:span><text:span text:style-name="T640">Pure Reason</text:span><text:span text:style-name="T127">, </text:span>A465–471/B493–499.</text:p></text:note-body></text:note></text:span><text:span text:style-name="T445"> </text:span><text:span text:style-name="T447">Suara Kant sendiri baru muncul kemudian, saat antinomi-antinomi diselesaikan dengan menggunakan idealisme transendental. </text:span><text:span text:style-name="T442">Berikut </text:span><text:span text:style-name="T448">Antinomi Ketiga diuraikan.</text:span><text:span text:style-name="T448"><text:note text:id="ftn93" text:note-class="footnote"><text:note-citation>93</text:note-citation><text:note-body><text:p text:style-name="P155">Antinomi Ketiga, termasuk komentarnya, terdapat di <text:span text:style-name="T1509">Kant, </text:span><text:span text:style-name="T641">Pure Reason, </text:span>A444–<text:span text:style-name="T1510">51</text:span>/B472–<text:span text:style-name="T1510">9; </text:span><text:span text:style-name="T1509">di </text:span><text:span text:style-name="T1510">uraian </text:span><text:span text:style-name="T1509">berikut, rujukan kepada teks Kant hanya dicantumkan untuk kutipan langsung.</text:span></text:p></text:note-body></text:note></text:span></text:p>
      <text:p text:style-name="P61"><text:soft-page-break/><text:span text:style-name="T448"><text:tab/></text:span><text:span text:style-name="T449">Tesis </text:span><text:span text:style-name="T450">Antinomi Ketiga berbunyi sebagai berikut: “Kausalitas menurut hukum-hukum alam bukan satu-satunya kausalitas yang darinya </text:span><text:span text:style-name="T451">semua</text:span><text:span text:style-name="T450"> penampakan dunia dapat diturunkan; </text:span><text:span text:style-name="T452">untuk</text:span><text:span text:style-name="T453"> menjelaskan penampakan tersebut, [adanya] suatu kausalitas melalui kebebasan </text:span><text:span text:style-name="T568">harus</text:span><text:span text:style-name="T453"> diasumsikan.”</text:span><text:span text:style-name="T453"><text:note text:id="ftn94" text:note-class="footnote"><text:note-citation>94</text:note-citation><text:note-body><text:p text:style-name="P156">Kant, <text:span text:style-name="T570">Pure Reason</text:span><text:span text:style-name="T4">, A444/B472: “</text:span><text:span text:style-name="T642">The causality according to laws of nature is not the only causality, from which the appearances of the world can thus one and all be derived. </text:span><text:span text:style-name="T643">In order to explain these appearances, it is necessary to assume also a causality through freedom.</text:span><text:span text:style-name="T642">”</text:span></text:p></text:note-body></text:note></text:span><text:span text:style-name="T453"> Antitesis, </text:span><text:span text:style-name="T451">berlawanan dengan tesis, berbunyi: “Tidak ada kebebasan, tetapi segala hal di dunia terjadi hanya menurut hukum-hukum alam.”</text:span><text:span text:style-name="T451"><text:note text:id="ftn95" text:note-class="footnote"><text:note-citation>95</text:note-citation><text:note-body><text:p text:style-name="P157">Kant, <text:span text:style-name="T570">Pure Reason</text:span><text:span text:style-name="T4">, A44</text:span><text:span text:style-name="T142">5</text:span><text:span text:style-name="T4">/B47</text:span><text:span text:style-name="T142">3</text:span><text:span text:style-name="T4">: “</text:span><text:span text:style-name="T642">There is no freedom, but everything in the world occurs solely according to laws of nature</text:span><text:span text:style-name="T142">.</text:span></text:p></text:note-body></text:note></text:span><text:span text:style-name="T451"> Jadi, konflik </text:span><text:span text:style-name="T454">di Antinomi Ketiga terjadi di antara </text:span><text:span text:style-name="T455">universalitas </text:span><text:span text:style-name="T454">kausalitas alam dengan </text:span><text:span text:style-name="T455">adanya </text:span><text:span text:style-name="T454">kebebasan. Menggunakan bahasa kontemporer, asumsi yang memotivasikan konflik ini </text:span><text:span text:style-name="T456">adalah asumsi </text:span><text:span text:style-name="T694">inkompatibilis</text:span><text:span text:style-name="T456">: jika alam </text:span><text:span text:style-name="T457">bersifat murni deterministik, maka kebebasan tidak ada.</text:span><text:span text:style-name="T457"><text:note text:id="ftn96" text:note-class="footnote"><text:note-citation>96</text:note-citation><text:note-body><text:p text:style-name="P158">Lih. Allison, <text:span text:style-name="T570">Theory of Freedom</text:span><text:span text:style-name="T4">, 1 dan </text:span><text:span text:style-name="T570">passim</text:span><text:span text:style-name="T4">.</text:span></text:p></text:note-body></text:note></text:span></text:p>
      <text:p text:style-name="P61"><text:span text:style-name="T457"><text:tab/></text:span><text:span text:style-name="T458">Bukti untuk tesis berangkat dari asumsi bahwa antitesis benar, yakni, bahwa kausalitas alam adalah satu-satunya jenis kausalitas yang ada. </text:span><text:span text:style-name="T459">Menurut kausalitas alam, setiap hal atau peristiwa yang ada, atau pernah ada,</text:span><text:span text:style-name="T458"> </text:span><text:span text:style-name="T459">disebabkan oleh hal atau peristiwa yang mendahuluinya. </text:span><text:span text:style-name="T460">Artinya, </text:span><text:span text:style-name="T461">seberapa </text:span><text:span text:style-name="T460">jauh ke belakang kita menelusuri rantai sebab-akibat, kita selalu bisa </text:span><text:span text:style-name="T462">melangkah </text:span><text:span text:style-name="T461">lebih jauh: setiap sebab, </text:span><text:span text:style-name="T452">tanpa terkecuali,</text:span><text:span text:style-name="T461"> juga disebabkan. </text:span><text:span text:style-name="T462">Kalau begitu, runtunan kausal tidak pernah selesai, </text:span><text:span text:style-name="T463">dan alam sebagaimana kita mengalaminya tidak pernah dijelaskan dalam arti didasari secara kausal. </text:span><text:span text:style-name="T464">Dengan kata lain, runtunan kausal sendiri tidak pernah dijelaskan </text:span><text:span text:style-name="T465">secara memadai karena penyebabnya tidak bisa ditunjukkan</text:span><text:span text:style-name="T464">. Maka dari itu, harus disimpulkan bahwa ada kespontanan mutlak </text:span><text:span text:style-name="T452">yang tidak disebabkan,</text:span><text:span text:style-name="T464"> </text:span><text:span text:style-name="T452">namun</text:span><text:span text:style-name="T464"> mampu memulai suatu runtunan kausal </text:span><text:span text:style-name="T452">dengan sendirinya</text:span><text:span text:style-name="T464">. </text:span><text:span text:style-name="T466">Kant menamakan kespontanan ini kebebasan transendental.</text:span></text:p>
      <text:p text:style-name="P61"><text:span text:style-name="T466"><text:tab/></text:span><text:span text:style-name="T467">Bukti untuk antitesis, sebaliknya, berangkat dari asumsi bahwa tesis benar, yakni, bahwa kebebasan transendental memang ada.</text:span><text:span text:style-name="T462"> </text:span><text:span text:style-name="T468">Bentuk argumentasinya juga sedikit berbeda dengan </text:span><text:span text:style-name="T469">bukti </text:span><text:span text:style-name="T468">tesis. </text:span><text:span text:style-name="T470">Tesis, seperti sudah kita lihat, menyimpulkan bahwa harus ada kausalitas selain dari kausalitas alam karena </text:span><text:span text:style-name="T471">kausalitas alam mengontradiksikan dirinya sendiri sebagai prinsip tunggal: </text:span><text:span text:style-name="T472">antitesis dianggap kontradiktif secara logis. </text:span><text:span text:style-name="T473">Antitesis, sebaliknya, berargumen bahwa adanya kebebasan transendental </text:span><text:span text:style-name="T474">melanggar kausalitas sebagai kondisi kemungkinan pengalaman.</text:span><text:span text:style-name="T474"><text:note text:id="ftn97" text:note-class="footnote"><text:note-citation>97</text:note-citation><text:note-body><text:p text:style-name="P159">Allison, <text:span text:style-name="T570">Theory of Freedom</text:span><text:span text:style-name="T4">, 20.</text:span></text:p></text:note-body></text:note></text:span><text:span text:style-name="T474"> </text:span><text:span text:style-name="T475">Kausalitas bagi Kant merupakan kategori yang berlaku </text:span><text:span text:style-name="T695">a priori</text:span><text:span text:style-name="T475"> bagi semua pengalaman, </text:span><text:span text:style-name="T476">dan justru </text:span><text:span text:style-name="T477">fakta </text:span><text:span text:style-name="T476">itu yang </text:span><text:soft-page-break/><text:span text:style-name="T476">menjamin keteraturan pengalaman kita akan alam. </text:span><text:span text:style-name="T478">Kebebasan sebagai kapasitas untuk memulai runtunan kausal baru akan merusak keteraturan itu. </text:span><text:span text:style-name="T479">Pengalaman kita akan menjadi hal yang anarkis, sehingga apa pun bisa terjadi </text:span><text:span text:style-name="T480">dengan sendirinya</text:span><text:span text:style-name="T479"> kapan saja, tanpa hubungan dengan apa yang terjadi sebelumnya.</text:span></text:p>
      <text:p text:style-name="P61"><text:span text:style-name="T739"><text:tab/>Komentar </text:span><text:span text:style-name="T740">yang menyusul bukti-bukti</text:span><text:span text:style-name="T741"> mengeksplisitkan suatu ambiguitas </text:span><text:span text:style-name="T742">yang tersirat di buktinya atas keduanya: </text:span><text:span text:style-name="T743">dengan konsep kebebasan transendental, </text:span><text:span text:style-name="T744">Kant sekaligus membahas kebebasan Tuhan </text:span><text:span text:style-name="T745">dalam </text:span><text:span text:style-name="T744">menciptakan alam </text:span><text:span text:style-name="T746">semesta</text:span><text:span text:style-name="T744"> dan kebebasan manusia untuk menentukan dirinya sendiri.</text:span><text:span text:style-name="T744"><text:note text:id="ftn98" text:note-class="footnote"><text:note-citation>98</text:note-citation><text:note-body><text:p text:style-name="P160">Lih. Allison, <text:span text:style-name="T570">Conception of Freedom</text:span><text:span text:style-name="T4">, 243.</text:span></text:p></text:note-body></text:note></text:span><text:span text:style-name="T744"> </text:span><text:span text:style-name="T743">Mengikuti logika tesis, k</text:span><text:span text:style-name="T747">ebebasan transendental yang dibutuhkan untuk mendasari dan menjelaskan runtunan kausal alam hanya perlu digunakan sekali, </text:span><text:span text:style-name="T745">yakni, oleh Tuhan</text:span><text:span text:style-name="T747"> pada </text:span><text:span text:style-name="T745">saat </text:span><text:span text:style-name="T747">penciptaan. </text:span><text:span text:style-name="T743">Penciptaan sebagai penyebab yang tak disebabkan akan memadai sebagai dasar rantai sebab-akibat yang berlaku di seluruh alam semesta.</text:span><text:span text:style-name="T747"> </text:span><text:span text:style-name="T748">Wakil antitesis </text:span><text:span text:style-name="T749">bahkan rela menerima hal ini, karena </text:span><text:span text:style-name="T745">saat </text:span><text:span text:style-name="T749">penciptaan </text:span><text:span text:style-name="T750">akan terletak di luar batas pengalaman dan karena itu tidak mengganggu keteraturan alam yang berjalan </text:span><text:span text:style-name="T746">dengan </text:span><text:span text:style-name="T750">sendiri</text:span><text:span text:style-name="T746">nya</text:span><text:span text:style-name="T750"> setelah </text:span><text:span text:style-name="T745">diciptakan</text:span><text:span text:style-name="T750">. </text:span><text:span text:style-name="T751">Hal y</text:span><text:span text:style-name="T752">ang tidak dapat diterima oleh wakil antitesis adalah anggapan bahwa manusia juga memiliki kebebasan yang sama, </text:span><text:span text:style-name="T753">sehingga kausalitas alam sudah tidak dapat dianggap berlaku </text:span><text:span text:style-name="T754">karena dapat dilanggar kapan saja </text:span><text:span text:style-name="T751">oleh setiap orang</text:span><text:span text:style-name="T753">. </text:span><text:span text:style-name="T740">Namun, justru hal ini yang diafirmasi oleh wakil tesis </text:span><text:span text:style-name="T755">saat dia </text:span><text:span text:style-name="T756">menyebut keputusan untuk </text:span><text:span text:style-name="T755">berdiri dari kursi </text:span><text:span text:style-name="T756">sebagai contoh penggunaan kebebasan transendental</text:span><text:span text:style-name="T755">. </text:span><text:span text:style-name="T757">Menurut wakil tesis, “keputusan dan tindakan” [</text:span><text:span text:style-name="T696">Entschliessung </text:span><text:span text:style-name="T697">und Tat</text:span><text:span text:style-name="T481">]</text:span><text:span text:style-name="T481"><text:note text:id="ftn99" text:note-class="footnote"><text:note-citation>99</text:note-citation><text:note-body><text:p text:style-name="P161"><text:span text:style-name="T1511">Lih. Allison, </text:span><text:span text:style-name="T644">Theory of Freedom</text:span><text:span text:style-name="T143">, </text:span><text:span text:style-name="T4">26.</text:span></text:p></text:note-body></text:note></text:span><text:span text:style-name="T481"> tersebut </text:span><text:span text:style-name="T482">merupakan “suatu permulaan pertama mutlak dari seruntunan penampakan.”</text:span><text:span text:style-name="T482"><text:note text:id="ftn100" text:note-class="footnote"><text:note-citation>100</text:note-citation><text:note-body><text:p text:style-name="P162">Kant, <text:span text:style-name="T570">Pure Reason</text:span><text:span text:style-name="T4">, A450/B478: “</text:span><text:span text:style-name="T570">an absolutely first beginning of a series of appearances</text:span><text:span text:style-name="T4">.”</text:span></text:p></text:note-body></text:note></text:span><text:span text:style-name="T482"> </text:span><text:span text:style-name="T483">Jadi, tesis antinomi ini dengan tegas berkomitmen bahwa setiap manusia memiliki kebebasan transendental, </text:span><text:span text:style-name="T484">dan tesis dan antitesis tampaknya tidak dapat direkonsiliasi.</text:span></text:p>
      <text:p text:style-name="P47"/>
      <text:p text:style-name="P61">3.<text:span text:style-name="T1503">2</text:span>.<text:span text:style-name="T1512">3</text:span> <text:span text:style-name="T1513">Ciri/</text:span><text:span text:style-name="T1514">Watak</text:span> Intelig<text:span text:style-name="T1515">ibel sebagai solusi Antinomi Ketiga</text:span></text:p>
      <text:p text:style-name="P61"><text:tab/><text:span text:style-name="T758">Pertama, perlu dilihat bagaimana Kant mengandalkan idealisme transendental pada umumnya untuk menyelesaikan semua antinomi, sebelum melangkah ke aspek-aspek khusus tentang solusinya untuk antinomi ketiga. </text:span><text:span text:style-name="T759">Solusi bermula dengan analisis Kant atas silogisme yang memicu ide-ide kosmologis: “</text:span><text:span text:style-name="T760">Jika yang terkondisikan diberikan, maka seluruh runtunan dari semua kondisi juga diberikan; objek-objek indrawi diberikan </text:span><text:soft-page-break/><text:span text:style-name="T760">kepada kita sebagai terkondisikan; karena itu, dst.”</text:span><text:span text:style-name="T760"><text:note text:id="ftn101" text:note-class="footnote"><text:note-citation>101</text:note-citation><text:note-body><text:p text:style-name="P163">Kant, <text:span text:style-name="T570">Pure Reason</text:span><text:span text:style-name="T4">, A4</text:span><text:span text:style-name="T144">97</text:span><text:span text:style-name="T4">/B</text:span><text:span text:style-name="T144">525</text:span><text:span text:style-name="T4">: “</text:span><text:span text:style-name="T645">If the conditioned is geven, then the entire series of all its conditions is also given; now objects of the senses are given to us as conditioned; consequently, etc.</text:span><text:span text:style-name="T144">”</text:span></text:p></text:note-body></text:note></text:span><text:span text:style-name="T760"> </text:span><text:span text:style-name="T761">Kant </text:span><text:span text:style-name="T762">membiarkan </text:span><text:span text:style-name="T761">pembacanya menyelesaikan silogisme tersebut, kurang lebih: ‘keseluruhan objek-</text:span><text:span text:style-name="T763">objek</text:span><text:span text:style-name="T761"> indrawi juga diberikan’. </text:span><text:span text:style-name="T764">Silogisme ini keliru menurut Kant karena </text:span><text:span text:style-name="T765">perbedaan cakupan di antara premis mayor dan premis minor. </text:span><text:span text:style-name="T766">Premis mayor </text:span><text:span text:style-name="T767">mengucapkan suatu andaian logis </text:span><text:span text:style-name="T768">yang selalu akan berlaku </text:span><text:span text:style-name="T769">bagi kondisi apa pun yang dibayangkan. </text:span><text:span text:style-name="T770">Kita memikirkan dan menyatukan yang terkondisikan dengan keseluruhannya pada saat yang sama.</text:span><text:span text:style-name="T769"> Premis minor, sebaliknya, </text:span><text:span text:style-name="T771">merujuk objek indrawi, </text:span><text:span text:style-name="T770">dan karena itu, cakupannya lebih terbatas. </text:span><text:span text:style-name="T772">Objek indrawi hanya dapat dikatakan diberikan kepada kita sejauh kita langsung mengalaminya. Adanya runtunan tak terbatas objek indrawi memang tersirat dalam pengalaman kita akan satu objek, tetapi tidak diberikan dalam arti yang sama dengan cara objek pengalaman langsung diberikan.</text:span><text:span text:style-name="T772"><text:note text:id="ftn102" text:note-class="footnote"><text:note-citation>102</text:note-citation><text:note-body><text:p text:style-name="P165"><text:span text:style-name="T1516">Kant, </text:span><text:span text:style-name="T646">Pure Reason</text:span><text:span text:style-name="T145">, </text:span>A498–500/B526–28.</text:p></text:note-body></text:note></text:span></text:p>
      <text:p text:style-name="P61"><text:span text:style-name="T772"><text:tab/></text:span><text:span text:style-name="T773">Kesimpulan dari analisis tersebut adalah ide kosmologis tidak berlaku bagi penampakan, </text:span><text:span text:style-name="T774">dan konflik di antara ide tersebut—misalnya, bahwa alam semesta dapat dianggap terbatas atau tidak terbatas dalam ruang dan waktu—adalah konflik semu.</text:span><text:span text:style-name="T773"> </text:span><text:span text:style-name="T775">Walaupun begitu, </text:span><text:span text:style-name="T776">ide kosmologis menurut Kant bukan ilusi belaka, karena masih memiliki fungsi positif bagi pengetahuan kita, yakni, sebagai prinsip regulatif </text:span><text:span text:style-name="T777">akal budi</text:span><text:span text:style-name="T776">. </text:span><text:span text:style-name="T777">Sebagai prinsip regulatif, ide kosmologis berfungsi sebagai peraturan yang diberlakukan dalam pengalaman: </text:span><text:span text:style-name="T778">bagi penampakan apa pun, selalu mencari kondisi dari penampakan itu, dan begitu pula kondisinya, dst., </text:span><text:span text:style-name="T698">seakan-akan</text:span><text:span text:style-name="T485"> pencarian itu akan berujung dalam suatu keseluruhan kondisi-kondisi. </text:span><text:span text:style-name="T486">Jika hal ini dilakukan dengan kesadaran kritis, kita sekaligus tahu bahwa keseluruhan tersebut bukan suatu yang dapat dicapai, melainkan hanya merupakan praandaian bagi penyelidikan kita.</text:span><text:span text:style-name="T486"><text:note text:id="ftn103" text:note-class="footnote"><text:note-citation>103</text:note-citation><text:note-body><text:p text:style-name="P164">Kant, <text:span text:style-name="T570">Pure Reason</text:span><text:span text:style-name="T4">, </text:span><text:span text:style-name="T146">A508–</text:span><text:span text:style-name="T147">10</text:span><text:span text:style-name="T146">/B536–</text:span><text:span text:style-name="T147">8</text:span><text:span text:style-name="T146">.</text:span></text:p></text:note-body></text:note></text:span></text:p>
      <text:p text:style-name="P62"><text:span text:style-name="T487"><text:tab/>A</text:span><text:span text:style-name="T286">ntinomi Ketiga </text:span><text:span text:style-name="T488">merupakan kontradiksi di antara universalitas kausalitas di alam </text:span><text:span text:style-name="T489">dengan </text:span><text:span text:style-name="T488">adanya kebebasan. </text:span><text:span text:style-name="T490">Alam adalah ranah di mana segala sesuatu hanya </text:span><text:span text:style-name="T491">bisa </text:span><text:span text:style-name="T490">terjadi </text:span><text:span text:style-name="T491">karena disebabkan </text:span><text:span text:style-name="T492">oleh keadaan yang ada sebelumnya</text:span><text:span text:style-name="T491">, sementara </text:span><text:span text:style-name="T492">kebebasan transendental adalah </text:span><text:span text:style-name="T493">kemampuan untuk membuat keadaan yang serba baru, tanpa hubungan niscaya dengan keadaan yang mendahuluinya. </text:span><text:span text:style-name="T494">Kant menyebut kebebasan dalam arti ini sebagai ide transendental </text:span><text:span text:style-name="T495">karena kita bisa memikirkannya tanpa merujuk pengalaman, dan kita tidak mungkin menemukannya di dalam pengalaman. </text:span><text:span text:style-name="T496">Dari situ dapat disimpulkan bahwa akal budi sendiri yang menyumbangkan ide ini, </text:span><text:span text:style-name="T497">dan akal budi </text:span><text:soft-page-break/><text:span text:style-name="T497">mampu melakukan hal ini justru karena keseluruhan kondisi (dalam konteks ini rantai kausal) tidak akan ditemukan dalam pengalaman pula. </text:span><text:span text:style-name="T498">Karena rantai kausal tak pernah selesai, maka akal budi memiliki ‘</text:span><text:span text:style-name="T499">ruang konseptual’ </text:span><text:span text:style-name="T500">untuk menciptakan jenis kausalitasnya sendiri.</text:span><text:span text:style-name="T500"><text:note text:id="ftn104" text:note-class="footnote"><text:note-citation>104</text:note-citation><text:note-body><text:p text:style-name="P166"><text:span text:style-name="T779">Kant, </text:span><text:span text:style-name="T699">Pure Reason</text:span><text:span text:style-name="T482">, </text:span><text:span text:style-name="T501">A</text:span><text:span text:style-name="T1216">53</text:span><text:span text:style-name="T1217">2</text:span><text:span text:style-name="T1216">–</text:span><text:span text:style-name="T1218">3/B560–1; </text:span>Allison menggunakan kiasan ‘ruang konseptual’ ini dengan rujukan sedikit lebih luas di Allison, <text:span text:style-name="T570">Theory of Freedom</text:span><text:span text:style-name="T4">, 11.</text:span></text:p></text:note-body></text:note></text:span></text:p>
      <text:p text:style-name="P62"><text:span text:style-name="T493"><text:tab/></text:span><text:span text:style-name="T502">Adalah sangat penting bagi Kant bahwa tanpa kebebasan transendental sebagaimana dibahas di atas, kebebasan praktis tidak mungkin ada. </text:span><text:span text:style-name="T503">Dengan kebebasan praktis </text:span><text:span text:style-name="T504">Kant memaksudkan apa yang membedakan manusia dari hewan: kemampuan untuk memilih tindakan yang berbeda dengan, atau bahkan bertabrakan dengan, naluri atau nafsu. </text:span><text:span text:style-name="T505">Hewan, menurut Kant, tidak memiliki kemampuan itu, sehingga perilakunya secara niscaya ditentukan oleh nalurinya. </text:span><text:span text:style-name="T506">Dari sini dapat dilihat bahwa bagi Kant, hewan merupakan bagian dari alam, sehingga perilakunya selalu mengikuti hukum alam; hewan tidak memiliki kebebasan. </text:span><text:span text:style-name="T507">Manusia, sebaliknya, memiliki kebebasan—dia mampu bertindak dengan merujuk apa yang</text:span><text:span text:style-name="T700"> </text:span><text:span text:style-name="T701">harus</text:span><text:span text:style-name="T508">, atau lebih tepatnya,</text:span><text:span text:style-name="T700"> seharusnya</text:span><text:span text:style-name="T507"> terjadi. “Seharusnya” [</text:span><text:span text:style-name="T700">Sollen, ought</text:span><text:span text:style-name="T507">]</text:span><text:span text:style-name="T700"> </text:span><text:span text:style-name="T509">adalah hal yang </text:span><text:span text:style-name="T510">serba </text:span><text:span text:style-name="T509">asing bagi alam. Alam di</text:span><text:span text:style-name="T511">atur</text:span><text:span text:style-name="T509"> oleh hukum-hukum </text:span><text:span text:style-name="T512">yang bercirikan universalitas dan keniscayaan: </text:span><text:span text:style-name="T513">hukum alam mendeskripsikan apa yang selalu terjadi, tanpa terkecuali. Suatu seharusnya, sebaliknya, </text:span><text:span text:style-name="T514">menunjukkan</text:span><text:span text:style-name="T513"> </text:span><text:span text:style-name="T514">peristiwa</text:span><text:span text:style-name="T513"> yang belum tentu terjadi, </text:span><text:span text:style-name="T515">sehingga tidak mungkin dihasilkan oleh kausalitas yang sama yang berlaku di alam.</text:span><text:span text:style-name="T515"><text:note text:id="ftn105" text:note-class="footnote"><text:note-citation>105</text:note-citation><text:note-body><text:p text:style-name="P167"><text:span text:style-name="T779">Kant, </text:span><text:span text:style-name="T699">Pure Reason</text:span><text:span text:style-name="T482">, </text:span><text:span text:style-name="T501">A</text:span><text:span text:style-name="T1216">53</text:span><text:span text:style-name="T1219">3</text:span><text:span text:style-name="T1216">–</text:span><text:span text:style-name="T1219">4</text:span><text:span text:style-name="T1218">/B56</text:span><text:span text:style-name="T1219">1</text:span><text:span text:style-name="T1218">–</text:span><text:span text:style-name="T1219">2, </text:span><text:span text:style-name="T1220">A547–8/B575–6, </text:span><text:span text:style-name="T1221">dan A802/B830; </text:span><text:span text:style-name="T1215">lih. juga Wood, </text:span><text:span text:style-name="T1189">Ethical Thought</text:span><text:span text:style-name="T1215">, </text:span><text:span text:style-name="T1222">51–3.</text:span></text:p></text:note-body></text:note></text:span></text:p>
      <text:p text:style-name="P63"><text:span text:style-name="T513"><text:tab/>B</text:span><text:span text:style-name="T286">agi Kant, </text:span><text:span text:style-name="T516">jenis kausalitas kedua ini, yakni, kausalitas dari kebebasan, hanya mungkin ada jika idealisme transendental benar. </text:span><text:span text:style-name="T517">Kausalitas alam berlaku secara universal di ranah penampakan, sehingga jika </text:span><text:span text:style-name="T518">penampakan dan </text:span><text:span text:style-name="T702">Dinge an sich</text:span><text:span text:style-name="T518"> tidak dibedakan, maka tidak ada ruang untuk kausalitas selain dari kausalitas alam: “</text:span><text:span text:style-name="T519">jika penampakan adalah </text:span><text:span text:style-name="T703">Dinge an sich</text:span><text:span text:style-name="T519">, maka kebebasan tak terselamatkan.”</text:span><text:span text:style-name="T519"><text:note text:id="ftn106" text:note-class="footnote"><text:note-citation>106</text:note-citation><text:note-body><text:p text:style-name="P168"><text:span text:style-name="T779">Kant, </text:span><text:span text:style-name="T699">Pure Reason</text:span><text:span text:style-name="T482">, </text:span><text:span text:style-name="T501">A</text:span><text:span text:style-name="T1216">53</text:span><text:span text:style-name="T1223">6/B564: “</text:span><text:span text:style-name="T1190">if appearances are things in themselves, then freedom cannot be saved</text:span><text:span text:style-name="T1224">.”</text:span></text:p></text:note-body></text:note></text:span><text:span text:style-name="T519"> </text:span><text:span text:style-name="T520">Idealisme transendental, s</text:span><text:span text:style-name="T519">ebaliknya, beranggapan bahwa </text:span><text:span text:style-name="T521">masih ada ranah lain, yakni, ranah </text:span><text:span text:style-name="T704">an sich</text:span><text:span text:style-name="T521">. </text:span><text:span text:style-name="T522">Ranah </text:span><text:span text:style-name="T705">an sich</text:span><text:span text:style-name="T522"> dapat dilihat sebagai asal-usul kebebasan, sehingga adanya jenis kausalitas kedua ini tidak bertolak belakang secara logis dengan keuniversalan kausalitas alam di ranah penampakan.</text:span><text:span text:style-name="T522"><text:note text:id="ftn107" text:note-class="footnote"><text:note-citation>107</text:note-citation><text:note-body><text:p text:style-name="P169"><text:span text:style-name="T779">Kant, </text:span><text:span text:style-name="T699">Pure Reason</text:span><text:span text:style-name="T482">, </text:span><text:span text:style-name="T501">A</text:span><text:span text:style-name="T1216">53</text:span><text:span text:style-name="T1225">5–</text:span><text:span text:style-name="T1223">6/B56</text:span><text:span text:style-name="T1225">3–</text:span><text:span text:style-name="T1223">4.</text:span></text:p></text:note-body></text:note></text:span></text:p>
      <text:p text:style-name="P61"><text:soft-page-break/><text:span text:style-name="T523"><text:tab/></text:span><text:span text:style-name="T524">Kant menjelaskan cara dua kausalitas bekerja dalam tindakan manusia dengan merujuk konsep ciri </text:span><text:span text:style-name="T525">atau watak</text:span><text:span text:style-name="T524"> [</text:span><text:span text:style-name="T706">Charakter</text:span><text:span text:style-name="T524">].</text:span><text:span text:style-name="T524"><text:note text:id="ftn108" text:note-class="footnote"><text:note-citation>108</text:note-citation><text:note-body><text:p text:style-name="P171">Istilah ini agak sulit diterjemahkan <text:span text:style-name="T1514">secara konsisten. Saat pertama kali digunakan dan didefinisikan, </text:span><text:span text:style-name="T647">Charakter</text:span><text:span text:style-name="T148"> bersifat abstrak, sebagai “hukum kausalitas,” sehingga masuk akal </text:span><text:span text:style-name="T149">jika </text:span><text:span text:style-name="T148">diindonesiakan sebagai “ciri” </text:span><text:span text:style-name="T150">(A539/B567)</text:span><text:span text:style-name="T148">; namun, di pembahasan Kant </text:span><text:span text:style-name="T151">yang lebih lanjut</text:span><text:span text:style-name="T150"> </text:span><text:span text:style-name="T148">tentan</text:span><text:span text:style-name="T150">g peran</text:span><text:span text:style-name="T151">nya</text:span><text:span text:style-name="T150"> dalam moralitas, </text:span><text:span text:style-name="T648">Charakter</text:span><text:span text:style-name="T150"> dengan jelas merujuk watak seseorang (A554–5/B582–3</text:span><text:span text:style-name="T152">)</text:span><text:span text:style-name="T150">.</text:span></text:p></text:note-body></text:note></text:span><text:span text:style-name="T524"> </text:span><text:span text:style-name="T526">Ciri </text:span><text:span text:style-name="T527">dapat dilihat sebagai jenis kausalitas</text:span><text:span text:style-name="T526">; </text:span><text:span text:style-name="T527">ada dua jenis tersebut, yakni, yang empiris dan yang inteligibel. </text:span><text:span text:style-name="T528">Ciri empiris sesuai dengan penampakan </text:span><text:span text:style-name="T529">da</text:span><text:span text:style-name="T530">n</text:span><text:span text:style-name="T528"> <text:s/>dunia indrawi, sementara ciri inteligibel sesuai dengan yang </text:span><text:span text:style-name="T707">an sich</text:span><text:span text:style-name="T528">. </text:span><text:span text:style-name="T531">Setiap tindakan manusia memiliki </text:span><text:span text:style-name="T532">dua ciri ini sekaligus. </text:span><text:span text:style-name="T533">Dilihat dari ciri empiris, setiap tindakan manusia disebabkan oleh keadaan yang mendahuluinya, sebagaimana layaknya </text:span><text:span text:style-name="T534">semua </text:span><text:span text:style-name="T533">peristiwa alami. </text:span><text:span text:style-name="T535">Dilihat dari ciri </text:span><text:span text:style-name="T534">inteligibel, tindakan itu adalah hasil kebebasan transendental: </text:span><text:span text:style-name="T536">suatu permulaan serba baru yang tidak disebabkan oleh apa pun di dunia indrawi. </text:span><text:span text:style-name="T537">Tidak hanya tindakannya tetapi subjek manusia sendiri juga dianggap berciri ganda seperti ini: ada </text:span><text:span text:style-name="T538">subjek</text:span><text:span text:style-name="T537"> empiris yang tidak bebas karena </text:span><text:span text:style-name="T539">seluruhnya ditentukan oleh kausalitas alam, </text:span><text:span text:style-name="T538">dan subjek inteligibel atau subjek transendental yang bebas.</text:span><text:span text:style-name="T538"><text:note text:id="ftn109" text:note-class="footnote"><text:note-citation>109</text:note-citation><text:note-body><text:p text:style-name="P170"><text:span text:style-name="T779">Kant, </text:span><text:span text:style-name="T699">Pure Reason</text:span><text:span text:style-name="T482">, </text:span><text:span text:style-name="T501">A</text:span><text:span text:style-name="T1216">53</text:span><text:span text:style-name="T1226">8</text:span><text:span text:style-name="T1225">–</text:span><text:span text:style-name="T1226">41</text:span><text:span text:style-name="T1223">/B56</text:span><text:span text:style-name="T1226">6</text:span><text:span text:style-name="T1225">–</text:span><text:span text:style-name="T1226">9; A545/B573.</text:span></text:p></text:note-body></text:note></text:span><text:span text:style-name="T538"> </text:span><text:span text:style-name="T540">Inilah solusi Kant terhadap Antinomi Ketiga yang menunjukkan cara determinisme alam dan kebebasan manusia dapat berlaku pada saat yang sama, dan bahkan dalam tindakan yang sama: “kebebasan dan alam, masing-masing istilah sesuai dengan makna lengkapnya, akan ditemukan dalam tindakan yang sama ... sekaligus dan tanpa konflik apa pun.”</text:span><text:span text:style-name="T540"><text:note text:id="ftn110" text:note-class="footnote"><text:note-citation>110</text:note-citation><text:note-body><text:p text:style-name="P172">Kant, <text:span text:style-name="T570">Pure Reason</text:span><text:span text:style-name="T4">, A541/B569: “</text:span><text:span text:style-name="T1191">freedom and nature, each in the compl</text:span><text:span text:style-name="T1192">e</text:span><text:span text:style-name="T1191">te meaning of its term, would be found in the same actions ... simultaneously and without any conflict.</text:span><text:span text:style-name="T1227">”</text:span></text:p></text:note-body></text:note></text:span><text:span text:style-name="T540"> <text:s/></text:span></text:p>
      <text:p text:style-name="P72"><text:span text:style-name="T4"><text:tab/></text:span><text:span text:style-name="T153">Pengertian Kant akan ciri inteligibel sebagai </text:span><text:span text:style-name="T154">letak</text:span><text:span text:style-name="T153"> kebebasan </text:span><text:span text:style-name="T155">memiliki implikasi yang mendalam bagi pengertiannya akan tanggung jawab moral. </text:span><text:span text:style-name="T156">Karena tindakan bebas subjek dianggap berasal dari </text:span><text:span text:style-name="T157">akal budi di </text:span><text:span text:style-name="T156">ranah </text:span><text:span text:style-name="T649">an sich,</text:span><text:span text:style-name="T156"> maka tindakan itu tak terkondisikan secara empiris. </text:span><text:span text:style-name="T158">Begitu pula</text:span><text:span text:style-name="T156"> </text:span><text:span text:style-name="T157">moralitas tindakan itu: </text:span><text:span text:style-name="T159">tidak ada faktor empiris yang mampu meringankan imoralitas suatu tindakan jahat. </text:span><text:span text:style-name="T160">Kant memberi contoh tentang kebohongan dengan niat merusak. </text:span><text:span text:style-name="T161">Menurut Kant, </text:span><text:span text:style-name="T162">di satu sisi kita bisa menemukan penyebab </text:span><text:span text:style-name="T163">kebohongan itu </text:span><text:span text:style-name="T164">di watak empiris pelaku, baik itu cara dia dibesarkan, </text:span><text:span text:style-name="T165">lingkungan sosialnya, atau pun </text:span><text:span text:style-name="T166">kepribadiannya, </text:span><text:span text:style-name="T167">tetapi </text:span><text:span text:style-name="T168">penjelasan yang hanya </text:span><text:span text:style-name="T169">merujuk faktor empiris tersebut tidak sampai di apa yang kita maksudkan ketika kita mengatakan bahwa seseorang bersalah secara moral. </text:span><text:span text:style-name="T170">Ketika </text:span><text:span text:style-name="T171">kita </text:span><text:span text:style-name="T170">menganggap seseorang bersalah, kata Kant, </text:span><text:span text:style-name="T171">semua faktor empiris itu justru tidak masuk dalam </text:span><text:soft-page-break/><text:span text:style-name="T171">pertimbangan. </text:span><text:span text:style-name="T172">Kita beranggapan bahwa </text:span><text:span text:style-name="T173">orang itu bersalah sebagai pribadi, dan hal ini menyangkut watak inteligibel:</text:span></text:p>
      <text:p text:style-name="P27"/>
      <text:p text:style-name="P73"><text:span text:style-name="T174">[M]</text:span><text:span text:style-name="T173">eskipun kita percaya tindakan itu ditentukan oleh penyebab-penyebab [empiris] ini, kita tetap menyalahkan pelakunya. Kita menyalahkannya tidak karena sikap alaminya yang kurang menguntungkan, tidak karena keadaan yang memengaruhinya—bahkan tidak karena cara dia hidup sebelumnya ... </text:span><text:span text:style-name="T175">kesalahannya ini berdasarkan hukum akal budi; dan akal budi dalam hal ini dianggap sebagai penyebab yang, bagaimanapun semua kondisi empiris tersebut, mampu dan seharusnya menentukan perilaku orang itu secara yang berbeda. Dan kausalitas akal budi tidak sama sekali dianggap sebagai pertepatan semata; sebaliknya, [kausalitas tersebut] dianggap lengkap pada dirinya sendiri, bahkan jika insentif-insentif sensibel tidak sama sekali mendukung kausalitas ini tetapi melawannya. Tindakan </text:span><text:span text:style-name="T176">itu ditetapkan kepada watak inteligibel pelaku; sekarang—pada saat dia berbohong—</text:span><text:span text:style-name="T177">seluruh </text:span><text:span text:style-name="T176">kesalahan menjadi miliknya. Karena itu akal budinya, </text:span><text:span text:style-name="T178">tanpa memedulikan semua kondisi empiris perbuatannya, seluruhnya bebas, dan perbuatannya harus </text:span><text:span text:style-name="T179">secara keseluruhan ditetapkan kepada kelalaian akal budi.</text:span><text:span text:style-name="T179"><text:note text:id="ftn111" text:note-class="footnote"><text:note-citation>111</text:note-citation><text:note-body><text:p text:style-name="P173">Kant,<text:span text:style-name="T570"> Pure Reason</text:span><text:span text:style-name="T4">, A555/B583:</text:span><text:span text:style-name="T570"> </text:span>“<text:span text:style-name="T1193">although we believe the action to be determined by these causes, we nevertheless blame the perpetrator. W</text:span><text:span text:style-name="T1194">e</text:span><text:span text:style-name="T1193"> blame him not because of his unfortunate natural makeup, not because of the circumstances influencing him — indeed, not even because of his previous way of life ... </text:span><text:span text:style-name="T1195">This blame is based on a law of reason; and reaosn is regarded in this blaming as a cause that, regardless of all the mentioned empirical conditions, could and ought to have determin</text:span><text:span text:style-name="T1196">e</text:span><text:span text:style-name="T1195">d the person’s conduct differently And the causality of reason is by no means regarded merely as concurrence; rather, it is regarded as in itself com</text:span><text:span text:style-name="T1197">p</text:span><text:span text:style-name="T1195">lete, even if the sensible incentives were not a</text:span><text:span text:style-name="T1198">t</text:span><text:span text:style-name="T1195"> all for this causality but were even against it. The action is imputed to the agent’s in</text:span><text:span text:style-name="T1197">t</text:span><text:span text:style-name="T1195">elligible character: now — at the instant when he is lying — the guilt is entirely his. Hence his reason, regardless of all empirical conditions of the deed, was wholly free, and to its failure is the deed to be </text:span><text:span text:style-name="T1199">i</text:span><text:span text:style-name="T1195">mputed entirely</text:span><text:span text:style-name="T1228">”</text:span></text:p></text:note-body></text:note></text:span></text:p>
      <text:p text:style-name="P28"/>
      <text:p text:style-name="P74"><text:span text:style-name="T179">D</text:span><text:span text:style-name="T4">ari kutipan di atas, menjadi jelas bahwa kepelakuan moral seorang manusia terletak pada watak inteligibelnya. </text:span><text:span text:style-name="T180">Watak empiris, jika dibiarkan berjalan sendiri, akan seluruhnya ditentukan oleh faktor-faktor empiris, tidak jauh berbeda dengan hewan, dan tanpa kebebasan sama sekali, karena tanpa kemampuan untuk memulai runtunan kausal yang tidak disebabkan oleh keadaan sebelumnya. </text:span><text:span text:style-name="T181">Orang berbuat jahat karena akal budinya terlalu lemah untuk menentukan tindakannya. </text:span><text:span text:style-name="T182">Jika </text:span><text:span text:style-name="T183">watak inteligibel yang akhirnya dapat disalahkan, maka watak itulah, dan bukan watak empiris, yang merupakan diri sejati setiap orang, setidaknya sebagai pelaku moral.</text:span></text:p>
      <text:p text:style-name="P74"><text:span text:style-name="T181"><text:tab/></text:span><text:span text:style-name="T184">Satu pokok terakhir yang penting mengenai kebebasan di </text:span><text:span text:style-name="T650">Kritik </text:span><text:span text:style-name="T184">pertama: </text:span><text:span text:style-name="T185">Kant </text:span><text:span text:style-name="T184">tidak menganggap kebebasan ini dibuktikan ada. Yang penting baginya hanyalah menunjukkan bahwa kebebasan transendental </text:span><text:span text:style-name="T186">tidak bertentangan dengan </text:span><text:span text:style-name="T187">universalitas</text:span><text:span text:style-name="T186"> kausalitas alam, sehingga </text:span><text:span text:style-name="T283">keberadaan akan </text:span><text:span text:style-name="T187">keduanya </text:span><text:span text:style-name="T186">tidak menghasilkan kontradiksi </text:span><text:soft-page-break/><text:span text:style-name="T186">logis.</text:span><text:span text:style-name="T186"><text:note text:id="ftn112" text:note-class="footnote"><text:note-citation>112</text:note-citation><text:note-body><text:p text:style-name="P174">Kant,<text:span text:style-name="T570"> Pure Reason</text:span><text:span text:style-name="T4">, </text:span><text:span text:style-name="T186">A557–8/B585–6.</text:span></text:p></text:note-body></text:note></text:span><text:span text:style-name="T186"> </text:span><text:span text:style-name="T188">Saat Kant kembali membahas kebebasan, di bagian </text:span><text:span text:style-name="T189">Kanon Akal Budi Murni, </text:span><text:span text:style-name="T190">dia mengesampingkan </text:span><text:span text:style-name="T191">kebebasan transendental dengan mengatakan bahwa </text:span><text:span text:style-name="T192">jenis kebebasan itu </text:span><text:span text:style-name="T191">“tetap menjadi masalah,” </text:span><text:span text:style-name="T193">dan hanya berfokus pada kebebasan praktis.</text:span><text:span text:style-name="T191"><text:note text:id="ftn113" text:note-class="footnote"><text:note-citation>113</text:note-citation><text:note-body><text:p text:style-name="P175">Kant,<text:span text:style-name="T570"> Pure Reason</text:span><text:span text:style-name="T4">, </text:span><text:span text:style-name="T194">A803–4/B831–2.</text:span></text:p></text:note-body></text:note></text:span><text:span text:style-name="T191"> </text:span><text:span text:style-name="T195">Namun, jika kita beranggapan bahwa Kant </text:span><text:span text:style-name="T196">berbicara secara konsisten di kedua bagian ini,</text:span><text:span text:style-name="T196"><text:note text:id="ftn114" text:note-class="footnote"><text:note-citation>114</text:note-citation><text:note-body><text:p text:style-name="P176">Banyak pembaca Kant menolak anggapan tersebut; <text:span text:style-name="T1517">menurut </text:span>“<text:span text:style-name="T1517">teori tambal sulam” [</text:span><text:span text:style-name="T651">patchwork theory</text:span><text:span text:style-name="T197">],</text:span><text:span text:style-name="T651"> Kritik</text:span><text:span text:style-name="T197"> pertama dirakit dari berbagai draf, sehingga ada bagian tertentu yang tidak dapat disesuaikan yang satu dengan yang lain. Lih. Allison,</text:span><text:span text:style-name="T651"> Theory of Freedom</text:span><text:span text:style-name="T197">, </text:span><text:span text:style-name="T198">54ff, </text:span><text:span text:style-name="T199">dan </text:span><text:span text:style-name="T652">Conception of Freedom</text:span><text:span text:style-name="T199">, </text:span><text:span text:style-name="T200">234</text:span><text:span text:style-name="T198">.</text:span><text:span text:style-name="T651"> </text:span></text:p></text:note-body></text:note></text:span><text:span text:style-name="T196"> </text:span><text:span text:style-name="T201">maka kebebasan transendental harus diasumsikan di balik setiap pembahasan tentang kebebasan praktis.</text:span><text:span text:style-name="T201"><text:note text:id="ftn115" text:note-class="footnote"><text:note-citation>115</text:note-citation><text:note-body><text:p text:style-name="P177">Lih. Allison, <text:span text:style-name="T570">Conception of Freedom, </text:span>292–3.</text:p></text:note-body></text:note></text:span><text:span text:style-name="T201"> </text:span><text:span text:style-name="T202">Ambiguitas ini—bahwa kebebasan transendental sekaligus dibutuhkan dan tak terbuktikan—tetap ada di pembahasan Kant tentang kebeb</text:span><text:span text:style-name="T182">a</text:span><text:span text:style-name="T202">san di karya-karya filsafat moralnya.</text:span></text:p>
      <text:p text:style-name="P74"><text:span text:style-name="T202"><text:tab/></text:span><text:span text:style-name="T203">Jadi, bagi Kant di </text:span><text:span text:style-name="T653">Kritik </text:span><text:span text:style-name="T203">pertama, kebebasan </text:span><text:span text:style-name="T204">subjek merupakan analog praktis dengan kespontanannya di bidang teoretis: kegiatan-diri yang tidak tergantung dari apa pun di luar dirinya sendiri.</text:span><text:span text:style-name="T204"><text:note text:id="ftn116" text:note-class="footnote"><text:note-citation>116</text:note-citation><text:note-body><text:p text:style-name="P178">Bdk. Pinkard, <text:span text:style-name="T570">German Philosophy</text:span><text:span text:style-name="T4">, 45–7.</text:span></text:p></text:note-body></text:note></text:span><text:span text:style-name="T204"> </text:span><text:span text:style-name="T205">Sama pula dengan kespontanan, kebebasan bukan hal yang didemonstrasikan oleh Kant melainkan diasumsikan. </text:span><text:span text:style-name="T206">Kebebasan ‘terletak’ pada akal budi seseorang: hanya subjek rasional yang bebas, dalam arti mampu menentukan tindakannya sendiri meskipun </text:span><text:span text:style-name="T207">segala faktor empiris, lahir maupun batin, mendorongnya ke arah lain. </text:span><text:span text:style-name="T208">Kemampuan ini bisa ada karena kodrat akal budi yang sama sekali tidak empiris, </text:span><text:span text:style-name="T209">tetapi merupakan dasar </text:span><text:span text:style-name="T654">an sich </text:span><text:span text:style-name="T209">bagi semua tindakan subjek.</text:span></text:p>
      <text:p text:style-name="P61"/>
      <text:p text:style-name="P61">3.<text:span text:style-name="T1503">2</text:span>.<text:span text:style-name="T1512">4</text:span> Kebebasan <text:span text:style-name="T1518">dalam filsafat moral Kant</text:span></text:p>
      <text:p text:style-name="P61"><text:tab/><text:span text:style-name="T780">Subbab ini melihat bagaimana Kant mengembangkan konsepsi kebebasannya dalam karya filsafat moralnya, </text:span><text:span text:style-name="T781">terutama</text:span><text:span text:style-name="T780"> </text:span><text:span text:style-name="T708">Pendasaran Metafisika Moralitas</text:span><text:span text:style-name="T709">, </text:span><text:span text:style-name="T541">tetapi dengan rujukan kepada </text:span><text:span text:style-name="T708">Kritik Akal Budi Praktis</text:span><text:span text:style-name="T542"> atau </text:span><text:span text:style-name="T708">Kritik </text:span><text:span text:style-name="T542">kedua. </text:span><text:span text:style-name="T543">Meskipun terdapat perbedaan, baik di antara dua teks tersebut maupun dengan </text:span><text:span text:style-name="T710">Kritik </text:span><text:span text:style-name="T543">pertama, konsepsi </text:span><text:span text:style-name="T544">umum mengenai kebebasan sebagaimana dipaparkan di bagian sebelumnya tetap berlaku dalam filsafat moral Kant. </text:span><text:span text:style-name="T545">Sekali lagi, fokus pembahasan adalah apa yang penting </text:span><text:span text:style-name="T546">bagi pembacaan Adorno atas pemikiran Kant, khususnya </text:span><text:span text:style-name="T547">anggapan Adorno bahwa </text:span><text:span text:style-name="T546">Kant ‘menyelundupkan’ konsep kausalitas dan hukum ke dalam ranah yang seharusnya bebas dari keduanya.</text:span></text:p>
      <text:p text:style-name="P61"><text:soft-page-break/><text:tab/><text:span text:style-name="T782">Konsep penting yang muncul di </text:span><text:span text:style-name="T711">Pendasaran</text:span><text:span text:style-name="T548"> </text:span><text:span text:style-name="T549">adalah kehendak. </text:span><text:span text:style-name="T550">Kant tidak memberi satu definisi tetap atas kehendak. </text:span><text:span text:style-name="T551">Ada juga sedikit ambiguitas dalam penggunaan istilahnya sejauh Kant </text:span><text:span text:style-name="T552">kadang </text:span><text:span text:style-name="T551">menyebut kehendak sebagai hal yang ditentukan oleh akal budi, tetapi kadang </text:span><text:span text:style-name="T552">juga</text:span><text:span text:style-name="T551"> sebagai hal yang tidak lain dari akal budi itu sendiri.</text:span><text:span text:style-name="T551"><text:note text:id="ftn117" text:note-class="footnote"><text:note-citation>117</text:note-citation><text:note-body><text:p text:style-name="P179">Hal ini terjadi berulang kali dalam <text:span text:style-name="T570">Pendasaran</text:span><text:span text:style-name="T4">; sebagai contoh, lih. Immanuel Kant, </text:span><text:span text:style-name="T570">Groundwork of the Metaphysics of Morals</text:span><text:span text:style-name="T4">, edisi Jerman–Inggris, </text:span><text:span text:style-name="T210">ed. dan </text:span><text:span text:style-name="T4">terj. Mary Gregor, direvisi oleh Jens Timmermann (Cambridge: Cambridge University Press, 2011), </text:span><text:span text:style-name="T211">4:408: “</text:span><text:span text:style-name="T212">kewajiban pada dirinya sendiri ... terletak pada ide akan suatu akal budi yang menentukan kehendak atas dasar yang </text:span><text:span text:style-name="T569">a priori</text:span><text:span text:style-name="T212">”</text:span><text:span text:style-name="T655"> </text:span><text:span text:style-name="T212">(</text:span><text:span text:style-name="T211">“</text:span><text:span text:style-name="T656">Pflicht </text:span><text:span text:style-name="T900">überhaupt ... <text:s/>in der Idee einer den Willen durch Grü</text:span><text:span text:style-name="T901">nde</text:span><text:span text:style-name="T915"> a priori</text:span><text:span text:style-name="T913"> bestimmenden Vernunft liegt</text:span><text:span text:style-name="T211">”</text:span><text:span text:style-name="T212">),</text:span><text:span text:style-name="T211"> dibandingkan dengan 4:412: “</text:span><text:span text:style-name="T212">kehendak tidak lain dari akal budi praktis” (</text:span><text:span text:style-name="T211">“</text:span><text:span text:style-name="T657">so ist der Wille nicht anders, als practische Vernunft</text:span><text:span text:style-name="T212">”).</text:span></text:p></text:note-body></text:note></text:span><text:span text:style-name="T551"> </text:span><text:span text:style-name="T553">Terlepas dari ambiguitas tersebut, kita bisa mengatakan dengan tegas bahwa kehendak merupakan kemampuan, yang dimiliki oleh </text:span><text:span text:style-name="T554">setiap </text:span><text:span text:style-name="T553">makhluk rasional, </text:span><text:span text:style-name="T555">untuk </text:span><text:span text:style-name="T556">bertindak secara yang terlepas dari, dan bahkan berlawanan dengan, apa pun di luar makhluk itu (misalnya ajaran, tekanan sosial, atau objek yang diinginkan) maupun unsur tidak rasional di dalam makhluk itu (</text:span><text:span text:style-name="T557">kecenderungan, keinginan, hasrat, dst.). </text:span><text:span text:style-name="T558">Barangkali pengertian ini diucapkan dengan paling jelas oleh Kant sebagai berikut: “</text:span><text:span text:style-name="T712">K</text:span><text:span text:style-name="T713">ehendak </text:span><text:span text:style-name="T559">adalah jenis kausalitas makhluk hidup sejauh [makhluk tersebut] rasional, dan </text:span><text:span text:style-name="T713">kebebasan </text:span><text:span text:style-name="T559">akan merupakan </text:span><text:span text:style-name="T560">corak kausalitas itu, </text:span><text:span text:style-name="T561">bahwa</text:span><text:span text:style-name="T560"> dia bisa bekerja secara mandiri dari penyebab </text:span><text:span text:style-name="T714">asing</text:span><text:span text:style-name="T560"> yang menentukannya.”</text:span><text:span text:style-name="T560"><text:note text:id="ftn118" text:note-class="footnote"><text:note-citation>118</text:note-citation><text:note-body><text:p text:style-name="P180">Kant, <text:span text:style-name="T658">Groundwork</text:span><text:span text:style-name="T4">, 4:446: “</text:span><text:span text:style-name="T1200">D</text:span><text:span text:style-name="T1201">er </text:span><text:span text:style-name="T1229">Wille </text:span><text:span text:style-name="T1201">ist eine Art von Cau</text:span><text:span text:style-name="T975">ßalität lebender Wesen, so fern sie vernünftig sind, und </text:span><text:span text:style-name="T948">Freyheit </text:span><text:span text:style-name="T975">würde diejenige Eigenschaft dieser Caußalität seyn, da sie unabhä</text:span><text:span text:style-name="T976">ngig von fremden sie </text:span><text:span text:style-name="T949">bestimmenden </text:span><text:span text:style-name="T976">Ursachen wirkend seyn kann</text:span><text:span text:style-name="T949">”</text:span></text:p></text:note-body></text:note></text:span><text:span text:style-name="T560"> </text:span><text:span text:style-name="T561">Kehendak hanya dimiliki </text:span><text:span text:style-name="T562">oleh makhluk rasional karena </text:span><text:span text:style-name="T563">hanya makhluk rasional yang menetapkan tujuan untuk dirinya sendiri;</text:span><text:span text:style-name="T563"><text:note text:id="ftn119" text:note-class="footnote"><text:note-citation>119</text:note-citation><text:note-body><text:p text:style-name="P181">Kant, <text:span text:style-name="T658">Groundwork</text:span><text:span text:style-name="T4">, 4:4</text:span><text:span text:style-name="T213">37.</text:span></text:p></text:note-body></text:note></text:span><text:span text:style-name="T563"> </text:span><text:span text:style-name="T564">makhluk tidak rasional, seperti hewan, </text:span><text:span text:style-name="T565">bisa mengejar tujuan sesuai dengan nalurinya tetapi tidak pernah menetapkan tujuannya atau menyadari akan dirinya sendiri sebagai makhluk yang bertujuan.</text:span><text:span text:style-name="T565"><text:note text:id="ftn120" text:note-class="footnote"><text:note-citation>120</text:note-citation><text:note-body><text:p text:style-name="P182"><text:span text:style-name="T214">Wood, </text:span><text:span text:style-name="T659">Ethical Thought</text:span><text:span text:style-name="T214">, </text:span><text:span text:style-name="T215">51.</text:span></text:p></text:note-body></text:note></text:span><text:span text:style-name="T565"> </text:span><text:span text:style-name="T552">Jika dikaitkan dengan diskusi di </text:span><text:span text:style-name="T715">Kritik</text:span><text:span text:style-name="T552"> pertama </text:span><text:span text:style-name="T566">di atas, maka kehendak tidak lain dari kemampuan itu yang melaluinya watak inteligibel bisa merealisasikan kebebasannya.</text:span></text:p>
      <text:p text:style-name="P61"><text:tab/><text:span text:style-name="T783">Berikut sebuah contoh sederhana untuk menggambarkan cara kerja kehendak.</text:span><text:tab/><text:span text:style-name="T784">Saya sedang </text:span><text:span text:style-name="T785">me</text:span><text:span text:style-name="T784">makan biskuit sambil menonton serial televisi. </text:span><text:span text:style-name="T786">Saya sudah menghabiskan sejumlah biskuit yang wajar, tetapi saya masih ingin lanjut makan </text:span><text:span text:style-name="T787">dan bahkan menghabiskan semua biskuit di bungkus biskuit yang baru </text:span><text:span text:style-name="T788">saja </text:span><text:span text:style-name="T787">saya buka. </text:span><text:span text:style-name="T789">Di satu sisi, s</text:span><text:span text:style-name="T790">aya tahu </text:span><text:span text:style-name="T789">bahwa seharusnya saya tidak menghabiskan biskuit </text:span><text:span text:style-name="T788">itu</text:span><text:span text:style-name="T790">, </text:span><text:span text:style-name="T789">tetapi di sisi lain </text:span><text:span text:style-name="T785">saya terdorong oleh nafsu makan saya untuk melakukan hal itu. </text:span><text:span text:style-name="T788">Apa yang saya akan lakukan?</text:span><text:span text:style-name="T785"> </text:span><text:span text:style-name="T791">Bagi Kant, dilema seperti ini </text:span><text:span text:style-name="T792">hanya bisa dialami oleh makhluk rasional seperti </text:span><text:soft-page-break/><text:span text:style-name="T792">manusia, </text:span><text:span text:style-name="T793">karena </text:span><text:span text:style-name="T794">kehendak </text:span><text:span text:style-name="T795">kita </text:span><text:span text:style-name="T794">tidak selalu </text:span><text:span text:style-name="T795">ditentukan </text:span><text:span text:style-name="T796">sesuai </text:span><text:span text:style-name="T819">dengan </text:span><text:span text:style-name="T796">apa yang </text:span><text:span text:style-name="T797">dianggap </text:span><text:span text:style-name="T796">baik oleh akal budi. </text:span><text:span text:style-name="T798">Seperti sudah kita lihat, tidak ada dilema bagi hewan, yang hanya akan mengikuti nafsunya untuk makan tanpa </text:span><text:span text:style-name="T799">pertimbangan </text:span><text:span text:style-name="T800">lebih lanjut. </text:span><text:span text:style-name="T801">Tidak ada dilema pula bagi</text:span><text:span text:style-name="T802"> makhluk yang kehendaknya selalu ditentukan </text:span><text:span text:style-name="T803">oleh akal budi </text:span><text:span text:style-name="T804">(yang memiliki “kehendak suci”</text:span><text:span text:style-name="T805">)</text:span><text:span text:style-name="T803">,</text:span><text:span text:style-name="T804"><text:note text:id="ftn121" text:note-class="footnote"><text:note-citation>121</text:note-citation><text:note-body><text:p text:style-name="P183">Kant, <text:span text:style-name="T658">Groundwork</text:span><text:span text:style-name="T4">, </text:span><text:span text:style-name="T216">4:4</text:span><text:span text:style-name="T217">14</text:span><text:span text:style-name="T216">.</text:span></text:p></text:note-body></text:note></text:span><text:span text:style-name="T803"> sehingga dia selalu bertindak sesuai dengannya. </text:span><text:span text:style-name="T806">Manusia </text:span><text:span text:style-name="T807">menduduki posisi khusus </text:span><text:span text:style-name="T808">di antara kedua ekstrem tersebut</text:span><text:span text:style-name="T807">: kita </text:span><text:span text:style-name="T806">bisa </text:span><text:span text:style-name="T809">mengenali</text:span><text:span text:style-name="T806"> suatu tindakan </text:span><text:span text:style-name="T809">sebagai </text:span><text:span text:style-name="T807">hal yang </text:span><text:span text:style-name="T806">baik tetapi tidak melakukannya, </text:span><text:span text:style-name="T810">atau sebaliknya, </text:span><text:span text:style-name="T809">mengenali suatu tindakan sebagai tidak baik tetapi tetap melakukannya.</text:span><text:span text:style-name="T809"><text:note text:id="ftn122" text:note-class="footnote"><text:note-citation>122</text:note-citation><text:note-body><text:p text:style-name="P184">Kant, <text:span text:style-name="T658">Groundwork</text:span><text:span text:style-name="T4">, 4:4</text:span><text:span text:style-name="T218">12–3; </text:span><text:span text:style-name="T219">lih. juga Wood, </text:span><text:span text:style-name="T660">Ethical Thought</text:span><text:span text:style-name="T219">, 61.</text:span></text:p></text:note-body></text:note></text:span><text:span text:style-name="T809"> </text:span><text:span text:style-name="T811">Kegagalan moral seperti ini merupakan sisi balik dari kemampuan kita </text:span><text:span text:style-name="T812">untuk bertindak secara yang mandiri dari semua faktor empiris yang mengondisikan tindakan itu, yakni, kebebasan kita. </text:span><text:span text:style-name="T813">Apa pun keputusan saya terkait biskuit, </text:span><text:span text:style-name="T814">keputusan itu bebas, dalam arti </text:span><text:span text:style-name="T815">terserah saya mau mengikuti arahan akal budi atau dorongan </text:span><text:span text:style-name="T816">indrawi</text:span><text:span text:style-name="T815">.</text:span></text:p>
      <text:p text:style-name="P75"><text:tab/><text:span text:style-name="T1519">Akal budi mengomunikasikan arahannya dalam bentuk imperatif atau perintah</text:span><text:tab/>, <text:span text:style-name="T1520">yakni, menggunakan kata harus: misalnya, “Saya harus tidak menghabiskan biskuit ini.” </text:span><text:span text:style-name="T1521">Menurut Kant a</text:span><text:span text:style-name="T1522">da dua jenis imperatif: yang hipotetis dan yang kategoris. </text:span><text:span text:style-name="T1521">Keduanya dapat dijelaskan menggunakan contoh biskuit </text:span><text:span text:style-name="T1523">di atas</text:span><text:span text:style-name="T1521">. </text:span><text:span text:style-name="T1524">Imperatif hipotetis berlaku ketika saya ingin mencapai tujuan tertentu </text:span><text:span text:style-name="T1525">yang bersifat pilihan, </text:span><text:span text:style-name="T1526">dan karena itu hanya mengikat secara kontingen. </text:span><text:span text:style-name="T1527">Misalkan saya sedang diet, imperatif tersebut bisa berbunyi, “Saya harus tidak menghabiskan biskuit ini karena saya tidak ingin badan saya menjadi gemuk.” </text:span><text:span text:style-name="T1528">Seandainya saya tidak peduli tentang berat badan saya, maka perintahnya tidak berlaku. </text:span><text:span text:style-name="T1529">Dengan kata lain, imperatif hipotetis bersifat murni pragmatis.</text:span><text:span text:style-name="T1529"><text:note text:id="ftn123" text:note-class="footnote"><text:note-citation>123</text:note-citation><text:note-body><text:p text:style-name="P185">Kant, <text:span text:style-name="T658">Groundwork</text:span><text:span text:style-name="T4">, 4:4</text:span><text:span text:style-name="T218">1</text:span><text:span text:style-name="T220">3</text:span><text:span text:style-name="T218">–</text:span><text:span text:style-name="T220">4, 420, 441</text:span></text:p></text:note-body></text:note></text:span></text:p>
      <text:p text:style-name="P75"><text:tab/><text:span text:style-name="T1530">Imperatif kategoris, sebaliknya, merupakan perintah moral yang tidak bersyarat </text:span><text:span text:style-name="T1531">dan mengikat secara mutlak</text:span><text:span text:style-name="T1530">.</text:span><text:span text:style-name="T1530"><text:note text:id="ftn124" text:note-class="footnote"><text:note-citation>124</text:note-citation><text:note-body><text:p text:style-name="P186">Kant, <text:span text:style-name="T658">Groundwork</text:span><text:span text:style-name="T4">, 4:4</text:span><text:span text:style-name="T218">1</text:span><text:span text:style-name="T221">6.</text:span></text:p></text:note-body></text:note></text:span><text:span text:style-name="T1530"> </text:span><text:span text:style-name="T1532">Perbedaan </text:span><text:span text:style-name="T1533">ketatnya </text:span><text:span text:style-name="T1534">pengikatan </text:span><text:span text:style-name="T1533">dari imperatif hipotetis disebabkan oleh perbedaan tujuan </text:span><text:span text:style-name="T1535">yang mendasarinya</text:span><text:span text:style-name="T1533">: </text:span><text:span text:style-name="T1535">imperatif hipotetis, seperti sudah kita lihat, didasari oleh tujuan relatif, sementara imperatif kategoris didasari oleh </text:span><text:span text:style-name="T1536">manusia sebagai kodrat rasional, yang menurut Kant memiliki nilai mutlak, </text:span><text:span text:style-name="T1537">atau, dengan kata lain, merupakan tujuan pada dirinya sendiri</text:span><text:span text:style-name="T1536">.</text:span><text:span text:style-name="T1536"><text:note text:id="ftn125" text:note-class="footnote"><text:note-citation>125</text:note-citation><text:note-body><text:p text:style-name="P187">Kant, <text:span text:style-name="T658">Groundwork</text:span><text:span text:style-name="T4">, 4:4</text:span><text:span text:style-name="T222">28</text:span><text:span text:style-name="T218">–</text:span><text:span text:style-name="T222">9.</text:span></text:p></text:note-body></text:note></text:span><text:span text:style-name="T1536"> </text:span><text:span text:style-name="T1538">Dari anggapan inilah lahir salah satu bentuk rumusan imperatif kategoris: “Bertindak sedemikian rupa supaya kamu menggunakan kemanusiaan, baik dalam dirimu sendiri maupun dalam diri set</text:span><text:span text:style-name="T1539">i</text:span><text:span text:style-name="T1538">ap orang </text:span><text:soft-page-break/><text:span text:style-name="T1538">lain, selalu pada saat yang sama sebagai tujuan, tidak hanya sebagai sarana.”</text:span><text:span text:style-name="T1538"><text:note text:id="ftn126" text:note-class="footnote"><text:note-citation>126</text:note-citation><text:note-body><text:p text:style-name="P188">Kant, <text:span text:style-name="T658">Groundwork</text:span><text:span text:style-name="T4">, 4:4</text:span><text:span text:style-name="T222">2</text:span><text:span text:style-name="T223">9: “</text:span><text:span text:style-name="T661">Handle so, da</text:span><text:span text:style-name="T902">ß du die Menschheit, sowol in deiner Person, als in der Person eines jeden andern, jederzeit zugelich als Zweck, niemals bloß als Mittel brauchest.</text:span><text:span text:style-name="T836">”</text:span></text:p></text:note-body></text:note></text:span><text:span text:style-name="T1538"> </text:span><text:span text:style-name="T1540">Berikut rumusan ini dijelaskan </text:span><text:span text:style-name="T1541">menggunakan</text:span><text:span text:style-name="T1540"> contoh biskuit.</text:span></text:p>
      <text:p text:style-name="P75"><text:tab/><text:span text:style-name="T1542">Menghabiskan biskuit </text:span><text:span text:style-name="T1543">dapat ditafsirkan melanggar imperatif kategoris </text:span><text:span text:style-name="T1544">dengan paling mudah jika orang lain </text:span><text:span text:style-name="T1545">ditambahkan </text:span><text:span text:style-name="T1595">dalam</text:span><text:span text:style-name="T1544"> skenarionya: </text:span><text:span text:style-name="T1546">istri saya. </text:span><text:span text:style-name="T1547">Sebagai makhluk rasional, dia dapat menetapkan tujuannya sama seperti saya, dan s</text:span><text:span text:style-name="T1545">ebagai anggota rumah tangga, dia sama-sama berhak untuk memakan biskuit itu dengan saya.</text:span><text:span text:style-name="T1546"> </text:span><text:span text:style-name="T1548">Jika saya menghabiskan biskuit, saya menyangkal kodrat rasional istri saya </text:span><text:span text:style-name="T1549">karena saya tidak </text:span><text:span text:style-name="T1550">menghargai</text:span><text:span text:style-name="T1549"> kemampuan dan kepentingan</text:span><text:span text:style-name="T1550">nya</text:span><text:span text:style-name="T1549"> yang sama dengan saya, </text:span><text:span text:style-name="T1551">seolah-olah hanya tujuan yang saya tetapkan untuk diri saya sendiri yang penting. </text:span><text:span text:style-name="T1552">Nilai mutlaknya sebagai makhluk rasional seakan ditiadakan.</text:span></text:p>
      <text:p text:style-name="P75"><text:tab/><text:span text:style-name="T1553">Kant juga menawarkan setidaknya dua rumusan lain atas imperatif kategoris, </text:span><text:span text:style-name="T1554">meskipun menurutnya ketiga rumusan ini </text:span><text:span text:style-name="T1555">mengucapkan hukum moral yang satu dan sama.</text:span><text:span text:style-name="T1555"><text:note text:id="ftn127" text:note-class="footnote"><text:note-citation>127</text:note-citation><text:note-body><text:p text:style-name="P189">Kant, <text:span text:style-name="T658">Groundwork</text:span><text:span text:style-name="T4">, 4:4</text:span><text:span text:style-name="T224">36</text:span><text:span text:style-name="T223">.</text:span></text:p></text:note-body></text:note></text:span><text:span text:style-name="T1555"> </text:span><text:span text:style-name="T1556">Diskusi atas ketiganya dalam kaitan dengan satu contoh akan memberi gambaran yang cukup lengkap atas dasar-dasar filsafat moral Kant.</text:span><text:span text:style-name="T1555"> </text:span><text:span text:style-name="T1556">Rumusan pertama </text:span><text:span text:style-name="T1557">dan paling terkenal</text:span><text:span text:style-name="T1556"> berbunyi “bertindaklah hanya menurut maksim itu yang melaluinya kamu </text:span><text:span text:style-name="T1558">bisa sekaligus menghendaki bahwa [maksim tersebut</text:span><text:span text:style-name="T1559">]</text:span><text:span text:style-name="T1558"> menjadi hukum universal.”</text:span><text:span text:style-name="T1558"><text:note text:id="ftn128" text:note-class="footnote"><text:note-citation>128</text:note-citation><text:note-body><text:p text:style-name="P190">Kant, <text:span text:style-name="T658">Groundwork</text:span><text:span text:style-name="T4">, 4:4</text:span><text:span text:style-name="T222">2</text:span><text:span text:style-name="T225">1</text:span><text:span text:style-name="T223">: “</text:span><text:span text:style-name="T1202">handle nur nach derjenigen Maxime, durch die du zugleich wollen kannst, da</text:span><text:span text:style-name="T977">ß sie ein allgemein</text:span><text:span text:style-name="T978">e</text:span><text:span text:style-name="T977">s Gesetz werd</text:span><text:span text:style-name="T978">e.</text:span><text:span text:style-name="T977">” </text:span><text:span text:style-name="T950">(teks miring di teks asli). </text:span></text:p></text:note-body></text:note></text:span><text:span text:style-name="T1558"> </text:span><text:span text:style-name="T1560">Maksim </text:span><text:span text:style-name="T1561">adalah prinsip atau dasar subjektif bagi tindakan.</text:span><text:span text:style-name="T1561"><text:note text:id="ftn129" text:note-class="footnote"><text:note-citation>129</text:note-citation><text:note-body><text:p text:style-name="P191">Kant, <text:span text:style-name="T658">Groundwork</text:span><text:span text:style-name="T4">, 4:4</text:span><text:span text:style-name="T226">00; lih. juga Kant, </text:span><text:span text:style-name="T662">Pure Reason</text:span><text:span text:style-name="T226">, A812/B840.</text:span></text:p></text:note-body></text:note></text:span><text:span text:style-name="T1561"> </text:span><text:span text:style-name="T1562">Di contoh biskuit, maksim saya bisa berbunyi “</text:span><text:span text:style-name="T1563">Saya akan menghabiskan </text:span><text:span text:style-name="T1564">c</text:span><text:span text:style-name="T1565">a</text:span><text:span text:style-name="T1564">milan di rumah jika saya menginginkannya, tanpa mempertimbangkan </text:span><text:span text:style-name="T1559">keinginan </text:span><text:span text:style-name="T1564">orang lain.”</text:span><text:span text:style-name="T1564"><text:note text:id="ftn130" text:note-class="footnote"><text:note-citation>130</text:note-citation><text:note-body><text:p text:style-name="P198">Maksim ini bisa dibandingkan dengan yang <text:span text:style-name="T1566">ditawarkan oleh Kant di </text:span><text:span text:style-name="T663">Groundwork</text:span><text:span text:style-name="T227">, 4:422–3.</text:span></text:p></text:note-body></text:note></text:span><text:span text:style-name="T1564"> </text:span><text:span text:style-name="T1567">Supaya tahu apakah maksim ini melanggar imperatif kategoris, kita tinggal </text:span><text:span text:style-name="T1568">menguji </text:span><text:span text:style-name="T1567">apakah saya bisa menghendaki bahwa maksim ini menjadi hukum universal, yakni, berlaku bagi semua makhluk rasional, </text:span><text:span text:style-name="T1568">dan tidak hanya untuk saya sendiri</text:span><text:span text:style-name="T1567">.</text:span></text:p>
      <text:p text:style-name="P75"><text:tab/><text:span text:style-name="T1569">Karena Kant melihat bahwa kehendak tidak lain dari akal budi, maka </text:span><text:span text:style-name="T1570">kriteria</text:span><text:span text:style-name="T1569"> </text:span><text:span text:style-name="T1570">yang menentukan</text:span><text:span text:style-name="T1569"> </text:span><text:span text:style-name="T1570">apakah suatu</text:span><text:span text:style-name="T1569"> dapat dikehendaki </text:span><text:span text:style-name="T1571">atau tidak </text:span><text:span text:style-name="T1570">adalah kontradiksi: </text:span><text:span text:style-name="T1572">kita tidak bisa sekaligus menghendaki bahwa peristiwa tertentu terjadi dan tidak terjadi. Berkaitan dengan itu, kita tidak bisa menghendaki suatu tujuan tanpa juga menghendaki sarananya.</text:span><text:span text:style-name="T1572"><text:note text:id="ftn131" text:note-class="footnote"><text:note-citation>131</text:note-citation><text:note-body><text:p text:style-name="P192">Kant, <text:span text:style-name="T658">Groundwork</text:span><text:span text:style-name="T4">, 4:4</text:span><text:span text:style-name="T228">23; </text:span><text:span text:style-name="T229">Wood, </text:span><text:span text:style-name="T664">Ethical Thought</text:span><text:span text:style-name="T229">, 83–4.</text:span></text:p></text:note-body></text:note></text:span><text:span text:style-name="T1572"> </text:span><text:span text:style-name="T1573">Dari beberapa contoh yang dianalisis oleh Kant di </text:span><text:span text:style-name="T665">Pendasaran, </text:span><text:span text:style-name="T230">terdapat dua pendekatan untuk </text:span><text:span text:style-name="T231">menemukan adanya kontradiksi seperti ini: </text:span><text:span text:style-name="T232">mencari kontradiksi logis </text:span><text:soft-page-break/><text:span text:style-name="T232">dalam upaya untuk menguniversalkan maksim, dan membayangkan seperti apa dunia di mana maksim itu dipraktikkan secara universal. </text:span><text:span text:style-name="T233">Misalnya, saat Kant membahas maksim untuk membuat janji palsu </text:span><text:span text:style-name="T234">guna </text:span><text:span text:style-name="T235">meminjam uang</text:span><text:span text:style-name="T233">, </text:span><text:span text:style-name="T235">Kant mengatakan bahwa universalisasi </text:span><text:span text:style-name="T236">maksim itu akan menjadikan janji </text:span><text:span text:style-name="T284">sebagai </text:span><text:span text:style-name="T236">hal yang mustahil, </text:span><text:span text:style-name="T237">karena </text:span><text:span text:style-name="T236">tak seorang pun akan memercayai janji di d</text:span><text:span text:style-name="T237">unia seperti itu. Janji tanpa kepercayaan bukan janji, melainkan omong kosong.</text:span><text:span text:style-name="T237"><text:note text:id="ftn132" text:note-class="footnote"><text:note-citation>132</text:note-citation><text:note-body><text:p text:style-name="P193">Kant, <text:span text:style-name="T658">Groundwork</text:span><text:span text:style-name="T4">, 4:4</text:span><text:span text:style-name="T228">2</text:span><text:span text:style-name="T238">2; <text:s/></text:span><text:span text:style-name="T229">Wood, </text:span><text:span text:style-name="T664">Ethical Thought</text:span><text:span text:style-name="T229">, 8</text:span><text:span text:style-name="T239">7</text:span><text:span text:style-name="T229">–</text:span><text:span text:style-name="T239">8.</text:span></text:p></text:note-body></text:note></text:span></text:p>
      <text:p text:style-name="P75"><text:tab/><text:span text:style-name="T1574">Contoh biskuit, sebaliknya, tampaknya lolos dari ujian universalisasi ini. </text:span><text:span text:style-name="T1575">Tidak ada kontradiksi </text:span><text:span text:style-name="T1576">kehendak dalam membayangkan dunia di mana setiap orang menghabiskan camilan sesuai seleranya,</text:span><text:span text:style-name="T1575"> asalkan saya menerima bahwa saya sering tidak akan mendapat camilan </text:span><text:span text:style-name="T1577">saat saya menginginkannya, karena sudah dihabiskan terlebih dahulu </text:span><text:span text:style-name="T1565">oleh </text:span><text:span text:style-name="T1577">orang lain</text:span><text:span text:style-name="T1575">. </text:span><text:span text:style-name="T1578">Contoh ini menunjukkan kekurangan pada ujian universalisasi yang diturunkan dari rumusan imperatif kategoris </text:span><text:span text:style-name="T1577">ini</text:span><text:span text:style-name="T1578">: ujian universalisasi, pada dirinya sendiri, membolehkan banyak tindakan yang </text:span><text:span text:style-name="T1579">secara intuitif tampak </text:span><text:span text:style-name="T1578">kurang baik, </text:span><text:span text:style-name="T1579">dan juga melarang banyak tindakan yang tampak netral.</text:span><text:span text:style-name="T1579"><text:note text:id="ftn133" text:note-class="footnote"><text:note-citation>133</text:note-citation><text:note-body><text:p text:style-name="P194"><text:span text:style-name="T229">Wood, </text:span><text:span text:style-name="T664">Ethical Thought</text:span><text:span text:style-name="T229">, </text:span><text:span text:style-name="T240">102–7. </text:span><text:span text:style-name="T241">Salah satu contoh Wood atas maksim netral yang dilarang: “Saya akan membeli mainan kereta api, tetapi tidak pernah akan menjualnya.” </text:span><text:span text:style-name="T242">Maksim ini tidak dapat diuniversalkan karena mainannya tidak dapat dibeli jika tidak ada yang menjualnya, tetapi secara intuitif tidak </text:span><text:span text:style-name="T243">jahat</text:span><text:span text:style-name="T244">.</text:span></text:p></text:note-body></text:note></text:span><text:span text:style-name="T1579"> </text:span><text:span text:style-name="T1580">Aspek</text:span><text:span text:style-name="T1581"> ini </text:span><text:span text:style-name="T1580">dari filsafat moral Kant </text:span><text:span text:style-name="T1581">sudah banyak dikritik, </text:span><text:span text:style-name="T1582">barangkali secara termasyhur oleh Hegel, yang mengatakan bahwa </text:span><text:span text:style-name="T1583">jika non-kontradiksi, atau dengan kata lain identitas dengan dirinya sendiri, </text:span><text:span text:style-name="T1584">menjadi prinsip tertinggi kehendak, maka filsafat moral Kant menjadi murni formal, yakni, </text:span><text:span text:style-name="T1585">sama sekali </text:span><text:span text:style-name="T1584">tanpa isi konkrit.</text:span><text:span text:style-name="T1584"><text:note text:id="ftn134" text:note-class="footnote"><text:note-citation>134</text:note-citation><text:note-body><text:p text:style-name="P199"><text:span text:style-name="T1079">GWF </text:span><text:span text:style-name="T1078">Hegel,</text:span><text:span text:style-name="T1079"> </text:span><text:span text:style-name="T1081">Lectures on the History of Philosophy, 1825–6,</text:span><text:span text:style-name="T1079"> </text:span><text:span text:style-name="T1078">j</text:span><text:span text:style-name="T1079">il. </text:span><text:span text:style-name="T1078">3</text:span><text:span text:style-name="T1079">:</text:span><text:span text:style-name="T1081"> Medieval and Modern Philosophy,</text:span><text:span text:style-name="T1079"> </text:span><text:span text:style-name="T1078">e</text:span><text:span text:style-name="T1079">disi terevisi, </text:span><text:span text:style-name="T1078">e</text:span><text:span text:style-name="T1079">d. Robert F. Brown, </text:span><text:span text:style-name="T1078">t</text:span><text:span text:style-name="T1079">erj. RF Brown dkk. </text:span><text:span text:style-name="T1078">(</text:span><text:span text:style-name="T1080">Oxford: Clarendon Press, 2009</text:span><text:span text:style-name="T1078">), 191</text:span><text:span text:style-name="T1080">.</text:span></text:p></text:note-body></text:note></text:span></text:p>
      <text:p text:style-name="P75"><text:span text:style-name="T1586"><text:tab/>Menurut Allen Wood, </text:span><text:span text:style-name="T1587">fokus yang berlebihan pada </text:span><text:span text:style-name="T1588">universalisasi sebagai ujian moralitas </text:span><text:span text:style-name="T1589">cenderung mendistorsi pemikiran Kant </text:span><text:span text:style-name="T1590">dan melewatkan </text:span><text:span text:style-name="T1591">apa yang disebut olehnya sebagai “pokok moral” [</text:span><text:span text:style-name="T666">the moral point</text:span><text:span text:style-name="T245">] imperatif kategoris, yakni, bahwa </text:span><text:span text:style-name="T246">kita tidak boleh </text:span><text:span text:style-name="T247">mengecualikan </text:span><text:span text:style-name="T246">diri kita sendiri dari aturan atau perilaku </text:span><text:span text:style-name="T247">yang dianggap wajib bagi semua orang lain.</text:span><text:span text:style-name="T247"><text:note text:id="ftn135" text:note-class="footnote"><text:note-citation>135</text:note-citation><text:note-body><text:p text:style-name="P195"><text:span text:style-name="T229">Wood, </text:span><text:span text:style-name="T664">Ethical Thought</text:span><text:span text:style-name="T229">, </text:span><text:span text:style-name="T248">108–9.</text:span></text:p></text:note-body></text:note></text:span><text:span text:style-name="T247"> </text:span><text:span text:style-name="T249">Kant menjelaskan hal ini dengan cukup jelas:</text:span></text:p>
      <text:p text:style-name="P29"/>
      <text:p text:style-name="P76"><text:span text:style-name="T249">S</text:span><text:span text:style-name="T4">ekarang, ketika kita mem</text:span><text:span text:style-name="T250">p</text:span><text:span text:style-name="T4">erhatikan </text:span><text:span text:style-name="T250">diri kita sendiri pada setiap pelanggaran kewajiban, kita menemukan bahwa </text:span><text:span text:style-name="T251">kita </text:span><text:span text:style-name="T250">sebenarnya tidak menghendaki bahwa maksim kita menjadi hukum universal, karena hal itu mustahil bagi kita, <text:s/>tetapi kebalikan dari [maksim itu] tetap menjadi </text:span><text:span text:style-name="T252">hukum pada umumnya; kita hanya </text:span><text:soft-page-break/><text:span text:style-name="T252">mengambil kesempatan, demi kita, atau (kali ini saja) demi keuntungan </text:span><text:span text:style-name="T253">inklinasi kita, </text:span><text:span text:style-name="T254">untuk membuat pengecualian tentangnya.</text:span><text:span text:style-name="T254"><text:note text:id="ftn136" text:note-class="footnote"><text:note-citation>136</text:note-citation><text:note-body><text:p text:style-name="P196">Kant, <text:span text:style-name="T658">Groundwork</text:span><text:span text:style-name="T4">, 4:4</text:span><text:span text:style-name="T228">2</text:span><text:span text:style-name="T255">4</text:span><text:span text:style-name="T238">: “</text:span><text:span text:style-name="T1203">Wenn wir nun auf uns selbst bey jeder </text:span><text:span text:style-name="T979">Übertretung einer Flicht Acht haben, so finden wir, daß wir wirklich nicht wollen, es solle unsere Maxime ein allgemeines Gesetz werden, denn das ist uns unmöglich, sondern das Gegentheil derselben soll vielmehr allgemein ein Gesetz bleiben; nur nehmen wir uns die Freyheit, fü</text:span><text:span text:style-name="T980">r uns</text:span><text:span text:style-name="T951">, </text:span><text:span text:style-name="T980">oder (auch nur für diesesmal) zum Vortheil unserer Neigung, davon eine </text:span><text:span text:style-name="T951">Ausnahme </text:span><text:span text:style-name="T980">zu machen</text:span><text:span text:style-name="T951">.”</text:span></text:p></text:note-body></text:note></text:span></text:p>
      <text:p text:style-name="P30"/>
      <text:p text:style-name="P77"><text:span text:style-name="T254">K</text:span><text:span text:style-name="T4">etika kita mencari untung sendiri dengan </text:span><text:span text:style-name="T256">membuat janji palsu, kita mengandaikan bahwa orang lain menepati dan memercayai janji</text:span><text:span text:style-name="T257">. </text:span><text:span text:style-name="T256">Ketika kita rakus (setidaknya dalam keadaan dengan sumber daya yang terbatas</text:span><text:span text:style-name="T234">)</text:span><text:span text:style-name="T256">, kita mengandaikan bahwa </text:span><text:span text:style-name="T258">orang lain hanya makan dalam jumlah yang wajar. </text:span><text:span text:style-name="T259">Meskipun contoh biskuit </text:span><text:span text:style-name="T260">tidak menghasilkan kontradiksi logis seperti di contoh janji palsu, </text:span><text:span text:style-name="T261">tetap ada kontradiksi moral antara apa yang saya bolehkan untuk diri saya sendiri d</text:span><text:span text:style-name="T234">eng</text:span><text:span text:style-name="T261">an apa yang saya harapkan dari semua orang lain.</text:span></text:p>
      <text:p text:style-name="P77"><text:span text:style-name="T261"><text:tab/></text:span><text:span text:style-name="T262">Dari sinilah kelihatan unsur komunal pemikiran moral Kant </text:span><text:span text:style-name="T263">yang terkadang kurang dapat perhatian. </text:span><text:span text:style-name="T264">Tindakan saya selalu dirujuk kepada suatu komunitas orang yang </text:span><text:span text:style-name="T265">memiliki rasionalitas yang sama dengan saya. Refleksi saya tentang mereka membuka jalan bagi akal budi saya sendiri. </text:span><text:span text:style-name="T266">Imperatif kategoris, dengan membatasi lingkup tindakan saya, sekaligus </text:span><text:span text:style-name="T267">mengonstitusikan suatu asosiasi di antara saya dengan semua makhluk rasional lain yang menaati</text:span><text:span text:style-name="T268">nya. Imperatif kategoris menjadi dasar bagi tata politik yang egaliter.</text:span><text:span text:style-name="T268"><text:note text:id="ftn137" text:note-class="footnote"><text:note-citation>137</text:note-citation><text:note-body><text:p text:style-name="P200">Lih. O’Neill, <text:span text:style-name="T570">Constructions of Reason</text:span><text:span text:style-name="T4">, 24.</text:span></text:p></text:note-body></text:note></text:span><text:span text:style-name="T268"> </text:span><text:span text:style-name="T269">Kant mengeksplisitkan semangat komunal ini saat dia mengajak kita untuk membayangkan diri kita sebagai anggota suatu “kerajaan tujuan-tujuan”, </text:span><text:span text:style-name="T270">tempat setiap anggota dilihat, melalui tindakannya sendiri, membuat aturan yang berlaku bagi semua anggota kerajaan itu.</text:span><text:span text:style-name="T270"><text:note text:id="ftn138" text:note-class="footnote"><text:note-citation>138</text:note-citation><text:note-body><text:p text:style-name="P201">Kant, <text:span text:style-name="T570">Groundwork</text:span><text:span text:style-name="T4">, </text:span><text:span text:style-name="T271">4</text:span><text:span text:style-name="T4">: 431, 439.</text:span></text:p></text:note-body></text:note></text:span><text:span text:style-name="T270"> </text:span><text:span text:style-name="T272">Tindakan dan kehendak anggota kerajaan tujuan bisa harmonis karena setiap anggota mengikuti arahan akal budinya.</text:span></text:p>
      <text:p text:style-name="P77"><text:span text:style-name="T272"><text:tab/></text:span><text:span text:style-name="T273">Akhi</text:span><text:span text:style-name="T274">rnya, perlu dicatat bahwa Kant tidak membuat kemajuan dalam usahanya untuk mendemonstrasikan kenyataan kebebasan, baik dalam </text:span><text:span text:style-name="T667">Pendasaran </text:span><text:span text:style-name="T274">maupun </text:span><text:span text:style-name="T667">Kritik </text:span><text:span text:style-name="T274">kedua. </text:span><text:span text:style-name="T275">Dalam </text:span><text:span text:style-name="T668">Pendasaran, </text:span><text:span text:style-name="T276">Kant melihat bahwa kebebasan dan hukum moral saling menyiratkan: </text:span><text:span text:style-name="T277">kita menganggap diri kita bebas supaya bisa melihat diri kita sebagai terikat oleh hukum moral, dan kita melihat diri kita terikat oleh hukum moral supaya bisa menganggap diri kita bebas. </text:span><text:span text:style-name="T278">Kant pun mengaku bahwa lingkaran itu tidak dapat dipecahkan dalam arti diberi satu dasar mutlak yang darinya salah satu konsep ini </text:span><text:soft-page-break/><text:span text:style-name="T278">diturunkan.</text:span><text:span text:style-name="T277"><text:note text:id="ftn139" text:note-class="footnote"><text:note-citation>139</text:note-citation><text:note-body><text:p text:style-name="P202">Kant, <text:span text:style-name="T570">Groundwork</text:span><text:span text:style-name="T4">, </text:span><text:span text:style-name="T271">4: 450.</text:span></text:p></text:note-body></text:note></text:span><text:span text:style-name="T277"> </text:span><text:span text:style-name="T279">Di </text:span><text:span text:style-name="T669">Kritik</text:span><text:span text:style-name="T279"> kedua, kebebasan </text:span><text:span text:style-name="T285">serta hukum moral</text:span><text:span text:style-name="T279"> berubah menjadi “fakta akal budi,” </text:span><text:span text:style-name="T280">yakni, hal yang kenyataannya diterima begitu saja.</text:span><text:span text:style-name="T280"><text:note text:id="ftn140" text:note-class="footnote"><text:note-citation>140</text:note-citation><text:note-body><text:p text:style-name="P197"><text:span text:style-name="T229">Wood, </text:span><text:span text:style-name="T664">Ethical Thought</text:span><text:span text:style-name="T229">, </text:span><text:span text:style-name="T280">171.</text:span></text:p></text:note-body></text:note></text:span><text:span text:style-name="T280"> </text:span><text:span text:style-name="T281">Jadi, tetap seperti di </text:span><text:span text:style-name="T670">Kritik </text:span><text:span text:style-name="T281">pertama, kita tidak bisa tahu bahwa kita bebas; kita hanya bisa mengandaikannya.</text:span></text:p>
      <text:p text:style-name="P23"/>
      <text:p text:style-name="P50"><text:span text:style-name="T1600">3.3 </text:span>Rangkuman menuju Bab 4</text:p>
      <text:p text:style-name="P51"><text:tab/><text:span text:style-name="T718">Kini kita memiliki konteks yang memadai untuk mendekati “Metakritik Akal Budi Praktis” Adorno di </text:span><text:span text:style-name="T671">Dialektika Negatif</text:span><text:span text:style-name="T718">. </text:span><text:span text:style-name="T817">Dalam </text:span><text:span text:style-name="T716">Dialektika Negatif</text:span><text:span text:style-name="T817">, Adorno mengadakan suatu konfrontasi kritis dengan tradisi filsafat yang menekankan ketidakidentikan, semangat antisistematis, dan ‘materialisme’ dalam arti khas. Kita juga tahu sedikit tentang konsep kebebasan Kant, yakni, sebagai kemandirian akal budi dari segala pengaruh asing dalam menetapkan dirinya sendiri. Kebebasan ini berakar dalam </text:span><text:span text:style-name="T818">ranah </text:span><text:span text:style-name="T717">an sich </text:span><text:span text:style-name="T818">dan karena itu tidak diketahui sebagai objek, tetapi adanya tetap diandaik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language-asian="zxx" style:country-asian="none" style:font-name-complex="FreeSans" style:font-family-complex="Free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2cm" style:type="center"/>
          <style:tab-stop style:position="15.92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2cm" style:distance-after-sep="0.102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4T02:17:44.826671698</meta:creation-date>
    <dc:date>2023-05-07T01:25:10.004183783</dc:date>
    <meta:editing-duration>P16DT7H19M16S</meta:editing-duration>
    <meta:editing-cycles>231</meta:editing-cycles>
    <meta:generator>LibreOffice/7.4.6.2$Linux_X86_64 LibreOffice_project/40$Build-2</meta:generator>
    <meta:document-statistic meta:table-count="0" meta:image-count="0" meta:object-count="0" meta:page-count="35" meta:paragraph-count="233" meta:word-count="12673" meta:character-count="92769" meta:non-whitespace-character-count="80326"/>
  </office:meta>
</office:document-meta>
</file>